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100000027BCE193EC30AA35FBC.png" manifest:media-type="image/png"/>
  <manifest:file-entry manifest:full-path="Pictures/1000020100000391000001C669CF2732DF6A33C1.png" manifest:media-type="image/png"/>
  <manifest:file-entry manifest:full-path="Pictures/100002010000056600000215FF638D2EC952CAEC.png" manifest:media-type="image/png"/>
  <manifest:file-entry manifest:full-path="Pictures/10000201000005360000023103DF935B259F6709.png" manifest:media-type="image/png"/>
  <manifest:file-entry manifest:full-path="Pictures/10000201000002DC0000023AC8547BF71CABED4F.png" manifest:media-type="image/png"/>
  <manifest:file-entry manifest:full-path="Pictures/10000201000001C50000020D07EFCD53D0A1136F.png" manifest:media-type="image/png"/>
  <manifest:file-entry manifest:full-path="Pictures/100002010000055B0000019412549B9DDB630CCB.png" manifest:media-type="image/png"/>
  <manifest:file-entry manifest:full-path="Pictures/1000020100000150000001508C648E64EC82717B.png" manifest:media-type="image/png"/>
  <manifest:file-entry manifest:full-path="Pictures/10000201000002C900000221A4A8ACFD6288605C.png" manifest:media-type="image/png"/>
  <manifest:file-entry manifest:full-path="Pictures/10000201000005EF000002D472FE03D76C1F195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Monaco" svg:font-family="Monaco, Menlo, Consolas, 'courier new', monospace"/>
    <style:font-face style:name="apple-system" svg:font-family="apple-system, BlinkMacSystemFont, 'Segoe UI', Ubuntu, sans-serif, 'Apple Color Emoji', 'Segoe UI Emoji', 'Segoe UI Symbol', 'Noto Color Emoji'"/>
    <style:font-face style:name="inherit" svg:font-family="inherit"/>
    <style:font-face style:name="open sans" svg:font-family="'open sans', sans-serif"/>
    <style:font-face style:name="udemy sans" svg:font-family="'udemy sans', 'sf pro text', apple-system, BlinkMacSystemFont, Roboto, 'segoe ui', Helvetica, Arial, sans-serif, 'apple color emoji', 'segoe ui emoji', 'segoe ui symbol'"/>
    <style:font-face style:name="ui-monospace" svg:font-family="ui-monospace, SFMono-Regular, 'SF Mono', Menlo, Consolas, 'Liberation Mono', monospace"/>
    <style:font-face style:name="JetBrains Mono1" svg:font-family="'JetBrains Mono'" style:font-family-generic="modern"/>
    <style:font-face style:name="F" svg:font-family=""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2" svg:font-family="'JetBrains Mono'" style:font-family-generic="modern" style:font-pitch="variable"/>
    <style:font-face style:name="Liberation Serif1" svg:font-family="'Liberation Serif'" style:font-family-generic="modern" style:font-pitch="variable"/>
    <style:font-face style:name="Lohit Devanagari1" svg:font-family="'Lohit Devanagari'" style:font-family-generic="modern" style:font-pitch="variable"/>
    <style:font-face style:name="Noto Serif CJK SC" svg:font-family="'Noto Serif CJK SC'" style:font-family-generic="modern" style:font-pitch="variable"/>
    <style:font-face style:name="0" svg:font-family="0"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automatic-styles>
    <style:style style:name="P1" style:family="paragraph" style:parent-style-name="Standard">
      <style:text-properties officeooo:paragraph-rsid="0028bc3a"/>
    </style:style>
    <style:style style:name="P2" style:family="paragraph" style:parent-style-name="Standard">
      <style:text-properties style:use-window-font-color="true" style:font-name="JetBrains Mono" fo:font-size="10pt" fo:font-style="normal" style:text-underline-style="solid" style:text-underline-width="auto" style:text-underline-color="font-color" fo:font-weight="normal" officeooo:rsid="004d2392" officeooo:paragraph-rsid="004d2392" style:font-size-asian="10pt" style:font-style-asian="normal" style:font-weight-asian="normal"/>
    </style:style>
    <style:style style:name="P3" style:family="paragraph" style:parent-style-name="Standard">
      <style:text-properties style:use-window-font-color="true" style:font-name="JetBrains Mono" fo:font-size="10pt" fo:font-style="normal" style:text-underline-style="none" fo:font-weight="normal" officeooo:rsid="004d2392" officeooo:paragraph-rsid="004d2392" style:font-size-asian="10pt" style:font-style-asian="normal" style:font-weight-asian="normal"/>
    </style:style>
    <style:style style:name="P4" style:family="paragraph" style:parent-style-name="Standard">
      <style:text-properties style:use-window-font-color="true" style:font-name="JetBrains Mono" fo:font-size="10pt" fo:font-style="normal" style:text-underline-style="none" fo:font-weight="normal" officeooo:rsid="00253fdd" officeooo:paragraph-rsid="00253fdd" style:font-size-asian="10pt" style:font-style-asian="normal" style:font-weight-asian="normal"/>
    </style:style>
    <style:style style:name="P5" style:family="paragraph" style:parent-style-name="Standard">
      <style:text-properties style:use-window-font-color="true" style:font-name="JetBrains Mono" fo:font-size="10pt" fo:font-style="normal" style:text-underline-style="none" fo:font-weight="normal" officeooo:rsid="004925e9" officeooo:paragraph-rsid="004925e9" style:font-size-asian="10pt" style:font-style-asian="normal" style:font-weight-asian="normal"/>
    </style:style>
    <style:style style:name="P6" style:family="paragraph" style:parent-style-name="Standard">
      <style:text-properties style:use-window-font-color="true" style:font-name="JetBrains Mono" fo:font-size="10pt" fo:font-style="normal" style:text-underline-style="none" fo:font-weight="bold" officeooo:rsid="004b1d3d" officeooo:paragraph-rsid="004b1d3d" style:font-size-asian="10pt" style:font-style-asian="normal" style:font-weight-asian="bold" style:font-weight-complex="bold"/>
    </style:style>
    <style:style style:name="P7" style:family="paragraph" style:parent-style-name="Standard">
      <style:text-properties style:use-window-font-color="true" style:font-name="JetBrains Mono" fo:font-size="10pt" fo:font-style="normal" style:text-underline-style="none" fo:font-weight="bold" officeooo:rsid="004925e9" officeooo:paragraph-rsid="004925e9" style:font-size-asian="10pt" style:font-style-asian="normal" style:font-weight-asian="bold" style:font-weight-complex="bold"/>
    </style:style>
    <style:style style:name="P8" style:family="paragraph" style:parent-style-name="Standard">
      <style:text-properties style:use-window-font-color="true" style:font-name="JetBrains Mono" fo:font-size="10pt" fo:font-style="normal" fo:font-weight="normal" officeooo:rsid="0048d86c" officeooo:paragraph-rsid="0048d86c" style:font-size-asian="10pt" style:font-style-asian="normal" style:font-weight-asian="normal"/>
    </style:style>
    <style:style style:name="P9" style:family="paragraph" style:parent-style-name="Standard">
      <style:text-properties style:use-window-font-color="true" style:font-name="JetBrains Mono" fo:font-size="10pt" fo:font-style="normal" fo:font-weight="normal" officeooo:rsid="004925e9" officeooo:paragraph-rsid="0048d86c" style:font-size-asian="10pt" style:font-style-asian="normal" style:font-weight-asian="normal"/>
    </style:style>
    <style:style style:name="P10" style:family="paragraph" style:parent-style-name="Standard">
      <style:text-properties style:use-window-font-color="true" style:font-name="JetBrains Mono" fo:font-size="9pt" fo:font-style="normal" style:text-underline-style="none" fo:font-weight="normal" officeooo:rsid="004ee978" officeooo:paragraph-rsid="004ee978" style:font-size-asian="9pt" style:font-style-asian="normal" style:font-weight-asian="normal" style:font-size-complex="9pt" style:font-weight-complex="normal"/>
    </style:style>
    <style:style style:name="P11" style:family="paragraph" style:parent-style-name="Standard">
      <style:text-properties style:use-window-font-color="true" style:font-name="JetBrains Mono" fo:font-size="9pt" fo:font-style="normal" style:text-underline-style="none" fo:font-weight="normal" officeooo:rsid="004ee978" officeooo:paragraph-rsid="004ee978" style:font-size-asian="9pt" style:font-style-asian="normal" style:font-weight-asian="normal" style:font-size-complex="9pt"/>
    </style:style>
    <style:style style:name="P12" style:family="paragraph" style:parent-style-name="Standard">
      <style:text-properties style:use-window-font-color="true" style:font-name="JetBrains Mono" fo:font-size="9pt" fo:font-style="normal" style:text-underline-style="none" fo:font-weight="normal" officeooo:rsid="004d2392" officeooo:paragraph-rsid="004d2392" style:font-size-asian="9pt" style:font-style-asian="normal" style:font-weight-asian="normal" style:font-size-complex="9pt"/>
    </style:style>
    <style:style style:name="P13" style:family="paragraph" style:parent-style-name="Standard">
      <style:text-properties style:use-window-font-color="true" style:font-name="JetBrains Mono" fo:font-size="9pt" fo:font-style="normal" style:text-underline-style="none" fo:font-weight="normal" officeooo:rsid="00603882" officeooo:paragraph-rsid="00603882" style:font-size-asian="9pt" style:font-style-asian="normal" style:font-weight-asian="normal" style:font-size-complex="9pt" style:font-style-complex="normal"/>
    </style:style>
    <style:style style:name="P14" style:family="paragraph" style:parent-style-name="Standard">
      <style:text-properties style:use-window-font-color="true" style:font-name="JetBrains Mono" fo:font-size="9pt" fo:font-style="normal" style:text-underline-style="none" fo:font-weight="normal" officeooo:rsid="006091f3" officeooo:paragraph-rsid="006091f3" style:font-size-asian="9pt" style:font-style-asian="normal" style:font-weight-asian="normal" style:font-size-complex="9pt" style:font-style-complex="normal"/>
    </style:style>
    <style:style style:name="P15" style:family="paragraph" style:parent-style-name="Standard">
      <style:text-properties style:use-window-font-color="true" style:font-name="JetBrains Mono" fo:font-size="9pt" fo:font-style="normal" style:text-underline-style="solid" style:text-underline-width="auto" style:text-underline-color="font-color" fo:font-weight="normal" officeooo:rsid="004f9aa8" officeooo:paragraph-rsid="004f9aa8" style:font-size-asian="9pt" style:font-style-asian="normal" style:font-weight-asian="normal" style:font-size-complex="9pt"/>
    </style:style>
    <style:style style:name="P16" style:family="paragraph" style:parent-style-name="Standard">
      <style:text-properties style:use-window-font-color="true" style:font-name="JetBrains Mono" fo:font-size="9pt" fo:font-style="normal" style:text-underline-style="solid" style:text-underline-width="auto" style:text-underline-color="font-color" fo:font-weight="normal" officeooo:rsid="0057178c" officeooo:paragraph-rsid="0057178c" style:font-size-asian="9pt" style:font-style-asian="normal" style:font-weight-asian="normal" style:font-size-complex="9pt" style:font-style-complex="normal"/>
    </style:style>
    <style:style style:name="P17" style:family="paragraph" style:parent-style-name="Standard">
      <style:text-properties style:use-window-font-color="true" style:font-name="JetBrains Mono" fo:font-size="9pt" fo:font-style="normal" style:text-underline-style="solid" style:text-underline-width="auto" style:text-underline-color="font-color" fo:font-weight="normal" officeooo:rsid="005a74e9" officeooo:paragraph-rsid="005a74e9" style:font-size-asian="9pt" style:font-style-asian="normal" style:font-weight-asian="normal" style:font-size-complex="9pt" style:font-style-complex="normal"/>
    </style:style>
    <style:style style:name="P18" style:family="paragraph" style:parent-style-name="Standard">
      <style:text-properties style:use-window-font-color="true" style:font-name="JetBrains Mono" fo:font-size="9pt" fo:font-style="normal" style:text-underline-style="solid" style:text-underline-width="auto" style:text-underline-color="font-color" fo:font-weight="normal" officeooo:rsid="005d9efd" officeooo:paragraph-rsid="005d9efd" style:font-size-asian="9pt" style:font-style-asian="normal" style:font-weight-asian="normal" style:font-size-complex="9pt" style:font-style-complex="normal"/>
    </style:style>
    <style:style style:name="P19" style:family="paragraph" style:parent-style-name="Standard">
      <style:text-properties style:use-window-font-color="true" style:font-name="JetBrains Mono" fo:font-size="9pt" fo:font-style="normal" style:text-underline-style="solid" style:text-underline-width="auto" style:text-underline-color="font-color" fo:font-weight="normal" officeooo:rsid="005eba73" officeooo:paragraph-rsid="005eba73" style:font-size-asian="9pt" style:font-style-asian="normal" style:font-weight-asian="normal" style:font-size-complex="9pt" style:font-style-complex="normal"/>
    </style:style>
    <style:style style:name="P20" style:family="paragraph" style:parent-style-name="Standard">
      <style:text-properties style:use-window-font-color="true" style:font-name="JetBrains Mono" fo:font-size="9pt" fo:font-style="normal" style:text-underline-style="solid" style:text-underline-width="auto" style:text-underline-color="font-color" fo:font-weight="normal" officeooo:rsid="00603882" officeooo:paragraph-rsid="00603882" style:font-size-asian="9pt" style:font-style-asian="normal" style:font-weight-asian="normal" style:font-size-complex="9pt" style:font-style-complex="normal"/>
    </style:style>
    <style:style style:name="P21" style:family="paragraph" style:parent-style-name="Standard">
      <style:text-properties style:use-window-font-color="true" style:font-name="JetBrains Mono" fo:font-size="9pt" fo:font-style="italic" style:text-underline-style="none" fo:font-weight="normal" officeooo:rsid="004f9aa8" officeooo:paragraph-rsid="004f9aa8" style:font-size-asian="9pt" style:font-style-asian="italic" style:font-weight-asian="normal" style:font-size-complex="9pt" style:font-style-complex="italic"/>
    </style:style>
    <style:style style:name="P22" style:family="paragraph" style:parent-style-name="Standard">
      <style:text-properties style:use-window-font-color="true" style:font-name="JetBrains Mono" fo:font-size="9pt" fo:font-style="italic" style:text-underline-style="none" fo:font-weight="normal" officeooo:rsid="0050f2fe" officeooo:paragraph-rsid="0050f2fe" style:font-size-asian="9pt" style:font-style-asian="italic" style:font-weight-asian="normal" style:font-size-complex="9pt" style:font-style-complex="italic"/>
    </style:style>
    <style:style style:name="P23" style:family="paragraph" style:parent-style-name="Standard">
      <style:text-properties style:use-window-font-color="true" style:font-name="JetBrains Mono" fo:font-size="9pt" fo:font-style="italic" style:text-underline-style="none" fo:font-weight="normal" officeooo:rsid="0052e784" officeooo:paragraph-rsid="0052e784" style:font-size-asian="9pt" style:font-style-asian="italic" style:font-weight-asian="normal" style:font-size-complex="9pt" style:font-style-complex="italic"/>
    </style:style>
    <style:style style:name="P24" style:family="paragraph" style:parent-style-name="Standard">
      <style:text-properties style:use-window-font-color="true" style:font-name="JetBrains Mono" fo:font-size="9pt" fo:font-style="italic" style:text-underline-style="none" fo:font-weight="normal" officeooo:rsid="00537f4c" officeooo:paragraph-rsid="00537f4c" style:font-size-asian="9pt" style:font-style-asian="italic" style:font-weight-asian="normal" style:font-size-complex="9pt" style:font-style-complex="italic"/>
    </style:style>
    <style:style style:name="P25" style:family="paragraph" style:parent-style-name="Standard">
      <style:text-properties style:use-window-font-color="true" style:font-name="JetBrains Mono" fo:font-size="9pt" fo:font-style="italic" style:text-underline-style="none" fo:font-weight="normal" officeooo:rsid="0057178c" officeooo:paragraph-rsid="0057178c" style:font-size-asian="9pt" style:font-style-asian="italic" style:font-weight-asian="normal" style:font-size-complex="9pt" style:font-style-complex="italic"/>
    </style:style>
    <style:style style:name="P26" style:family="paragraph" style:parent-style-name="Standard">
      <style:text-properties style:use-window-font-color="true" style:font-name="JetBrains Mono" fo:font-size="9pt" fo:font-style="italic" style:text-underline-style="none" fo:font-weight="normal" officeooo:rsid="0057178c" officeooo:paragraph-rsid="005a74e9" style:font-size-asian="9pt" style:font-style-asian="italic" style:font-weight-asian="normal" style:font-size-complex="9pt" style:font-style-complex="italic"/>
    </style:style>
    <style:style style:name="P27" style:family="paragraph" style:parent-style-name="Standard">
      <style:text-properties style:use-window-font-color="true" style:font-name="JetBrains Mono" fo:font-size="9pt" fo:font-style="italic" style:text-underline-style="none" fo:font-weight="normal" officeooo:rsid="0051e1f7" officeooo:paragraph-rsid="0051e1f7" style:font-size-asian="9pt" style:font-style-asian="italic" style:font-weight-asian="normal" style:font-size-complex="9pt" style:font-style-complex="italic"/>
    </style:style>
    <style:style style:name="P28" style:family="paragraph" style:parent-style-name="Standard">
      <style:text-properties style:use-window-font-color="true" style:font-name="JetBrains Mono" fo:font-size="9pt" fo:font-style="italic" style:text-underline-style="none" fo:font-weight="normal" officeooo:rsid="00574815" officeooo:paragraph-rsid="00574815" style:font-size-asian="9pt" style:font-style-asian="italic" style:font-weight-asian="normal" style:font-size-complex="9pt" style:font-style-complex="italic"/>
    </style:style>
    <style:style style:name="P29" style:family="paragraph" style:parent-style-name="Standard">
      <style:text-properties style:use-window-font-color="true" style:font-name="JetBrains Mono" fo:font-size="9pt" fo:font-style="italic" style:text-underline-style="none" fo:font-weight="normal" officeooo:rsid="005a74e9" officeooo:paragraph-rsid="005a74e9" style:font-size-asian="9pt" style:font-style-asian="italic" style:font-weight-asian="normal" style:font-size-complex="9pt" style:font-style-complex="italic"/>
    </style:style>
    <style:style style:name="P30" style:family="paragraph" style:parent-style-name="Standard">
      <style:text-properties style:use-window-font-color="true" style:font-name="JetBrains Mono" fo:font-size="9pt" fo:font-style="italic" style:text-underline-style="none" fo:font-weight="normal" officeooo:rsid="005a9ac5" officeooo:paragraph-rsid="005a9ac5" style:font-size-asian="9pt" style:font-style-asian="italic" style:font-weight-asian="normal" style:font-size-complex="9pt" style:font-style-complex="italic"/>
    </style:style>
    <style:style style:name="P31" style:family="paragraph" style:parent-style-name="Standard">
      <style:text-properties style:use-window-font-color="true" style:font-name="JetBrains Mono" fo:font-size="9pt" fo:font-style="italic" style:text-underline-style="none" fo:font-weight="normal" officeooo:rsid="005d9efd" officeooo:paragraph-rsid="005d9efd" style:font-size-asian="9pt" style:font-style-asian="italic" style:font-weight-asian="normal" style:font-size-complex="9pt" style:font-style-complex="italic"/>
    </style:style>
    <style:style style:name="P32" style:family="paragraph" style:parent-style-name="Standard">
      <style:text-properties style:use-window-font-color="true" style:font-name="JetBrains Mono" fo:font-size="9pt" fo:font-style="italic" style:text-underline-style="none" fo:font-weight="normal" officeooo:rsid="005eba73" officeooo:paragraph-rsid="005eba73" style:font-size-asian="9pt" style:font-style-asian="italic" style:font-weight-asian="normal" style:font-size-complex="9pt" style:font-style-complex="italic"/>
    </style:style>
    <style:style style:name="P33" style:family="paragraph" style:parent-style-name="Standard">
      <style:text-properties style:use-window-font-color="true" style:font-name="JetBrains Mono" fo:font-size="9pt" fo:font-style="italic" style:text-underline-style="none" fo:font-weight="normal" officeooo:rsid="0060281c" officeooo:paragraph-rsid="0060281c" style:font-size-asian="9pt" style:font-style-asian="italic" style:font-weight-asian="normal" style:font-size-complex="9pt" style:font-style-complex="italic"/>
    </style:style>
    <style:style style:name="P34" style:family="paragraph" style:parent-style-name="Standard">
      <style:text-properties style:use-window-font-color="true" style:font-name="JetBrains Mono" fo:font-size="9pt" fo:font-style="italic" style:text-underline-style="none" fo:font-weight="bold" officeooo:rsid="00537f4c" officeooo:paragraph-rsid="0052e784" style:font-size-asian="9pt" style:font-style-asian="italic" style:font-weight-asian="bold" style:font-size-complex="9pt" style:font-style-complex="italic" style:font-weight-complex="bold"/>
    </style:style>
    <style:style style:name="P35" style:family="paragraph" style:parent-style-name="Standard">
      <style:text-properties style:use-window-font-color="true" officeooo:rsid="001f79f9" officeooo:paragraph-rsid="001f79f9"/>
    </style:style>
    <style:style style:name="P36" style:family="paragraph" style:parent-style-name="Standard">
      <style:text-properties style:use-window-font-color="true" officeooo:rsid="0020a595" officeooo:paragraph-rsid="0020a595"/>
    </style:style>
    <style:style style:name="P37" style:family="paragraph" style:parent-style-name="Standard">
      <style:text-properties style:use-window-font-color="true" officeooo:rsid="002481a3" officeooo:paragraph-rsid="002481a3"/>
    </style:style>
    <style:style style:name="P38" style:family="paragraph" style:parent-style-name="Standard">
      <style:text-properties style:use-window-font-color="true" style:text-underline-style="solid" style:text-underline-width="auto" style:text-underline-color="font-color" officeooo:rsid="00253fdd" officeooo:paragraph-rsid="00253fdd"/>
    </style:style>
    <style:style style:name="P39" style:family="paragraph" style:parent-style-name="Standard">
      <style:text-properties style:use-window-font-color="true" style:text-underline-style="solid" style:text-underline-width="auto" style:text-underline-color="font-color" officeooo:rsid="0028bc3a" officeooo:paragraph-rsid="0028bc3a"/>
    </style:style>
    <style:style style:name="P40" style:family="paragraph" style:parent-style-name="Standard">
      <style:text-properties style:use-window-font-color="true" style:text-underline-style="solid" style:text-underline-width="auto" style:text-underline-color="font-color" officeooo:rsid="0029a577" officeooo:paragraph-rsid="0029a577"/>
    </style:style>
    <style:style style:name="P41" style:family="paragraph" style:parent-style-name="Standard">
      <style:text-properties style:use-window-font-color="true" style:text-underline-style="solid" style:text-underline-width="auto" style:text-underline-color="font-color" officeooo:rsid="002a6818" officeooo:paragraph-rsid="002a6818"/>
    </style:style>
    <style:style style:name="P42" style:family="paragraph" style:parent-style-name="Standard">
      <style:text-properties style:use-window-font-color="true" style:text-underline-style="solid" style:text-underline-width="auto" style:text-underline-color="font-color" officeooo:rsid="002cceaa" officeooo:paragraph-rsid="002cceaa"/>
    </style:style>
    <style:style style:name="P43" style:family="paragraph" style:parent-style-name="Standard">
      <style:text-properties style:use-window-font-color="true" style:text-underline-style="solid" style:text-underline-width="auto" style:text-underline-color="font-color" officeooo:rsid="002f6df8" officeooo:paragraph-rsid="002f6df8"/>
    </style:style>
    <style:style style:name="P44" style:family="paragraph" style:parent-style-name="Standard">
      <style:text-properties style:use-window-font-color="true" style:text-underline-style="solid" style:text-underline-width="auto" style:text-underline-color="font-color" officeooo:rsid="003083e3" officeooo:paragraph-rsid="003083e3"/>
    </style:style>
    <style:style style:name="P45" style:family="paragraph" style:parent-style-name="Standard">
      <style:text-properties style:use-window-font-color="true" style:text-underline-style="none" officeooo:rsid="00253fdd" officeooo:paragraph-rsid="00253fdd"/>
    </style:style>
    <style:style style:name="P46" style:family="paragraph" style:parent-style-name="Standard">
      <style:text-properties style:use-window-font-color="true" style:text-underline-style="none" officeooo:rsid="0029a577" officeooo:paragraph-rsid="0029a577"/>
    </style:style>
    <style:style style:name="P47" style:family="paragraph" style:parent-style-name="Standard">
      <style:text-properties style:use-window-font-color="true" style:text-underline-style="none" officeooo:rsid="002a6818" officeooo:paragraph-rsid="002a6818"/>
    </style:style>
    <style:style style:name="P48" style:family="paragraph" style:parent-style-name="Standard">
      <style:text-properties style:use-window-font-color="true" style:text-underline-style="none" officeooo:rsid="002cceaa" officeooo:paragraph-rsid="002cceaa"/>
    </style:style>
    <style:style style:name="P49" style:family="paragraph" style:parent-style-name="Standard">
      <style:text-properties style:use-window-font-color="true" style:text-underline-style="none" officeooo:rsid="002f6df8" officeooo:paragraph-rsid="002f6df8"/>
    </style:style>
    <style:style style:name="P50" style:family="paragraph" style:parent-style-name="Standard">
      <style:text-properties style:use-window-font-color="true" style:text-underline-style="none" officeooo:rsid="002fd717" officeooo:paragraph-rsid="002fd717"/>
    </style:style>
    <style:style style:name="P51" style:family="paragraph" style:parent-style-name="Standard">
      <style:text-properties style:use-window-font-color="true" style:text-underline-style="none" officeooo:rsid="0048d86c" officeooo:paragraph-rsid="0048d86c"/>
    </style:style>
    <style:style style:name="P52" style:family="paragraph" style:parent-style-name="Standard">
      <style:text-properties style:use-window-font-color="true" style:text-underline-style="none" officeooo:rsid="004925e9" officeooo:paragraph-rsid="004925e9"/>
    </style:style>
    <style:style style:name="P53" style:family="paragraph" style:parent-style-name="Standard">
      <style:text-properties style:use-window-font-color="true" officeooo:rsid="00253fdd" officeooo:paragraph-rsid="00253fdd"/>
    </style:style>
    <style:style style:name="P54" style:family="paragraph" style:parent-style-name="Standard">
      <style:text-properties style:use-window-font-color="true" officeooo:rsid="0026e81d" officeooo:paragraph-rsid="0026e81d"/>
    </style:style>
    <style:style style:name="P55" style:family="paragraph" style:parent-style-name="Standard">
      <style:text-properties style:use-window-font-color="true" fo:font-style="italic" style:text-underline-style="none" officeooo:rsid="0028bc3a" officeooo:paragraph-rsid="0028bc3a" style:font-style-asian="italic" style:font-style-complex="italic"/>
    </style:style>
    <style:style style:name="P56" style:family="paragraph" style:parent-style-name="Standard">
      <style:text-properties style:use-window-font-color="true" fo:font-style="italic" style:text-underline-style="none" officeooo:rsid="002a6818" officeooo:paragraph-rsid="002a6818" style:font-style-asian="italic" style:font-style-complex="italic"/>
    </style:style>
    <style:style style:name="P57" style:family="paragraph" style:parent-style-name="Standard">
      <style:text-properties style:use-window-font-color="true" fo:font-style="italic" style:text-underline-style="none" officeooo:rsid="0029a577" officeooo:paragraph-rsid="0029a577" style:font-style-asian="italic" style:font-style-complex="italic"/>
    </style:style>
    <style:style style:name="P58" style:family="paragraph" style:parent-style-name="Standard">
      <style:text-properties style:use-window-font-color="true" fo:font-style="italic" style:text-underline-style="none" officeooo:rsid="003083e3" officeooo:paragraph-rsid="003083e3" style:font-style-asian="italic" style:font-style-complex="italic"/>
    </style:style>
    <style:style style:name="P59" style:family="paragraph" style:parent-style-name="Standard">
      <style:text-properties style:use-window-font-color="true" officeooo:rsid="0028bc3a" officeooo:paragraph-rsid="0028bc3a"/>
    </style:style>
    <style:style style:name="P60" style:family="paragraph" style:parent-style-name="Standard">
      <style:text-properties style:use-window-font-color="true" officeooo:rsid="0029a577" officeooo:paragraph-rsid="0029a577"/>
    </style:style>
    <style:style style:name="P61" style:family="paragraph" style:parent-style-name="Standard">
      <style:text-properties style:use-window-font-color="true" officeooo:paragraph-rsid="002f6df8"/>
    </style:style>
    <style:style style:name="P62" style:family="paragraph" style:parent-style-name="Standard">
      <style:text-properties style:use-window-font-color="true" officeooo:rsid="002fd717" officeooo:paragraph-rsid="002fd717"/>
    </style:style>
    <style:style style:name="P63" style:family="paragraph" style:parent-style-name="Standard">
      <style:text-properties style:use-window-font-color="true" officeooo:paragraph-rsid="003083e3"/>
    </style:style>
    <style:style style:name="P64" style:family="paragraph" style:parent-style-name="Standard">
      <style:text-properties style:use-window-font-color="true" officeooo:rsid="0048d86c" officeooo:paragraph-rsid="0048d86c"/>
    </style:style>
    <style:style style:name="P65" style:family="paragraph" style:parent-style-name="Standard">
      <style:text-properties style:use-window-font-color="true" officeooo:paragraph-rsid="004ee978"/>
    </style:style>
    <style:style style:name="P66" style:family="paragraph" style:parent-style-name="Standard">
      <style:text-properties fo:color="#3465a4" style:font-name="JetBrains Mono" fo:font-size="9pt" fo:font-style="normal" style:text-underline-style="solid" style:text-underline-width="auto" style:text-underline-color="font-color" fo:font-weight="normal" officeooo:rsid="00569c33" officeooo:paragraph-rsid="00569c33" style:font-size-asian="9pt" style:font-style-asian="normal" style:font-weight-asian="normal" style:font-size-complex="9pt"/>
    </style:style>
    <style:style style:name="P67" style:family="paragraph" style:parent-style-name="Standard">
      <style:text-properties fo:color="#3465a4" style:font-name="JetBrains Mono" fo:font-size="9pt" fo:font-style="italic" style:text-underline-style="none" fo:font-weight="normal" officeooo:rsid="00574815" officeooo:paragraph-rsid="00574815" style:font-size-asian="9pt" style:font-style-asian="italic" style:font-weight-asian="normal" style:font-size-complex="9pt" style:font-style-complex="italic"/>
    </style:style>
    <style:style style:name="P68" style:family="paragraph" style:parent-style-name="Standard">
      <style:text-properties fo:font-variant="normal" fo:text-transform="none" style:use-window-font-color="true" style:font-name="ui-monospace" fo:font-size="9pt" fo:letter-spacing="normal" fo:font-style="normal" fo:font-weight="normal" officeooo:paragraph-rsid="003083e3"/>
    </style:style>
    <style:style style:name="P69" style:family="paragraph" style:parent-style-name="Standard">
      <style:text-properties fo:font-variant="normal" fo:text-transform="none" style:use-window-font-color="true" style:font-name="ui-monospace" fo:font-size="9pt" fo:letter-spacing="normal" fo:font-style="normal" fo:font-weight="normal" officeooo:rsid="003126bd" officeooo:paragraph-rsid="003126bd"/>
    </style:style>
    <style:style style:name="P70" style:family="paragraph" style:parent-style-name="Standard">
      <style:text-properties fo:font-variant="normal" fo:text-transform="none" style:use-window-font-color="true" style:font-name="ui-monospace" fo:font-size="9pt" fo:letter-spacing="normal" fo:font-style="normal" style:text-underline-style="solid" style:text-underline-width="auto" style:text-underline-color="font-color" fo:font-weight="normal" officeooo:rsid="0031a739" officeooo:paragraph-rsid="0031a739"/>
    </style:style>
    <style:style style:name="P71" style:family="paragraph" style:parent-style-name="Standard">
      <style:text-properties fo:font-variant="normal" fo:text-transform="none" style:use-window-font-color="true" style:font-name="ui-monospace" fo:font-size="9pt" fo:letter-spacing="normal" fo:font-style="normal" style:text-underline-style="solid" style:text-underline-width="auto" style:text-underline-color="font-color" fo:font-weight="bold" officeooo:rsid="0032a2ad" officeooo:paragraph-rsid="0032a2ad" style:font-weight-asian="bold" style:font-weight-complex="bold"/>
    </style:style>
    <style:style style:name="P72" style:family="paragraph" style:parent-style-name="Standard">
      <style:text-properties fo:font-variant="normal" fo:text-transform="none" style:use-window-font-color="true" style:font-name="ui-monospace" fo:font-size="9pt" fo:letter-spacing="normal" fo:font-style="normal" style:text-underline-style="none" fo:font-weight="normal" officeooo:rsid="0031a739" officeooo:paragraph-rsid="0031a739"/>
    </style:style>
    <style:style style:name="P73" style:family="paragraph" style:parent-style-name="Standard">
      <style:text-properties fo:font-variant="normal" fo:text-transform="none" style:use-window-font-color="true" style:font-name="ui-monospace" fo:font-size="9pt" fo:letter-spacing="normal" fo:font-style="normal" style:text-underline-style="none" fo:font-weight="bold" officeooo:rsid="0031a739" officeooo:paragraph-rsid="0031a739" style:font-weight-asian="bold" style:font-weight-complex="bold"/>
    </style:style>
    <style:style style:name="P74" style:family="paragraph" style:parent-style-name="Standard">
      <style:text-properties fo:font-variant="normal" fo:text-transform="none" style:use-window-font-color="true" style:font-name="ui-monospace" fo:font-size="9pt" fo:letter-spacing="normal" fo:font-style="normal" style:text-underline-style="none" fo:font-weight="bold" officeooo:rsid="0038325a" officeooo:paragraph-rsid="0038325a" style:font-style-asian="normal" style:font-weight-asian="bold" style:font-style-complex="normal" style:font-weight-complex="bold"/>
    </style:style>
    <style:style style:name="P75"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1a739" officeooo:paragraph-rsid="0031a739" style:font-style-asian="italic" style:font-style-complex="italic"/>
    </style:style>
    <style:style style:name="P76"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2a2ad" officeooo:paragraph-rsid="0032a2ad" style:font-style-asian="italic" style:font-weight-asian="normal" style:font-style-complex="italic" style:font-weight-complex="normal"/>
    </style:style>
    <style:style style:name="P77"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45323" officeooo:paragraph-rsid="00345323" style:font-style-asian="italic" style:font-weight-asian="normal" style:font-style-complex="italic" style:font-weight-complex="normal"/>
    </style:style>
    <style:style style:name="P78"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5dfc3" officeooo:paragraph-rsid="0035dfc3" style:font-style-asian="italic" style:font-weight-asian="normal" style:font-style-complex="italic" style:font-weight-complex="normal"/>
    </style:style>
    <style:style style:name="P79"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76604" officeooo:paragraph-rsid="00376604" style:font-style-asian="italic" style:font-weight-asian="normal" style:font-style-complex="italic" style:font-weight-complex="normal"/>
    </style:style>
    <style:style style:name="P80"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8325a" officeooo:paragraph-rsid="0038325a" style:font-style-asian="italic" style:font-weight-asian="normal" style:font-style-complex="italic" style:font-weight-complex="normal"/>
    </style:style>
    <style:style style:name="P81"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99f1a" officeooo:paragraph-rsid="00399f1a" style:font-style-asian="italic" style:font-weight-asian="normal" style:font-style-complex="italic" style:font-weight-complex="normal"/>
    </style:style>
    <style:style style:name="P82"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426b79" officeooo:paragraph-rsid="00426b79" style:font-style-asian="italic" style:font-weight-asian="normal" style:font-style-complex="italic" style:font-weight-complex="normal"/>
    </style:style>
    <style:style style:name="P83"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435f91" officeooo:paragraph-rsid="00435f91" style:font-style-asian="italic" style:font-weight-asian="normal" style:font-style-complex="italic" style:font-weight-complex="normal"/>
    </style:style>
    <style:style style:name="P84"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4600b9" officeooo:paragraph-rsid="004600b9" style:font-style-asian="italic" style:font-weight-asian="normal" style:font-style-complex="italic" style:font-weight-complex="normal"/>
    </style:style>
    <style:style style:name="P85"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478d4a" officeooo:paragraph-rsid="00478d4a" style:font-style-asian="italic" style:font-weight-asian="normal" style:font-style-complex="italic" style:font-weight-complex="normal"/>
    </style:style>
    <style:style style:name="P86" style:family="paragraph" style:parent-style-name="Standard">
      <style:text-properties fo:font-variant="normal" fo:text-transform="none" style:use-window-font-color="true" style:font-name="JetBrains Mono" fo:font-size="10pt" fo:letter-spacing="normal" fo:font-style="normal" style:text-underline-style="none" fo:font-weight="normal" officeooo:rsid="0035dfc3" officeooo:paragraph-rsid="0035dfc3" style:font-size-asian="10pt" style:font-style-asian="normal" style:font-weight-asian="normal" style:font-style-complex="italic" style:font-weight-complex="normal"/>
    </style:style>
    <style:style style:name="P87" style:family="paragraph" style:parent-style-name="Standard">
      <style:text-properties fo:font-variant="normal" fo:text-transform="none" style:use-window-font-color="true" style:font-name="JetBrains Mono" fo:font-size="10pt" fo:letter-spacing="normal" fo:font-style="normal" style:text-underline-style="none" fo:font-weight="normal" officeooo:rsid="00376604" officeooo:paragraph-rsid="00376604" style:font-size-asian="10pt" style:font-style-asian="normal" style:font-weight-asian="normal" style:font-style-complex="italic" style:font-weight-complex="normal"/>
    </style:style>
    <style:style style:name="P88" style:family="paragraph" style:parent-style-name="Standard">
      <style:text-properties fo:font-variant="normal" fo:text-transform="none" style:use-window-font-color="true" style:font-name="JetBrains Mono" fo:font-size="10pt" fo:letter-spacing="normal" fo:font-style="normal" style:text-underline-style="none" fo:font-weight="normal" officeooo:rsid="00399f1a" officeooo:paragraph-rsid="00399f1a" style:font-size-asian="10pt" style:font-style-asian="normal" style:font-weight-asian="normal" style:font-style-complex="italic" style:font-weight-complex="normal"/>
    </style:style>
    <style:style style:name="P89" style:family="paragraph" style:parent-style-name="Standard">
      <style:text-properties officeooo:paragraph-rsid="0057178c"/>
    </style:style>
    <style:style style:name="P90" style:family="paragraph" style:parent-style-name="Standard">
      <style:text-properties fo:color="#000000" style:font-name="JetBrains Mono" fo:font-size="9pt" fo:font-style="italic" style:text-underline-style="none" fo:font-weight="normal" officeooo:rsid="0069f3b8" officeooo:paragraph-rsid="0069f3b8" style:font-size-asian="7.84999990463257pt" style:font-style-asian="italic" style:font-weight-asian="normal" style:font-size-complex="9pt" style:font-style-complex="italic" style:font-weight-complex="normal"/>
    </style:style>
    <style:style style:name="P91" style:family="paragraph" style:parent-style-name="Standard">
      <style:paragraph-properties fo:break-before="page"/>
      <style:text-properties style:use-window-font-color="true" style:font-name="JetBrains Mono" fo:font-size="10pt" fo:font-style="normal" style:text-underline-style="solid" style:text-underline-width="auto" style:text-underline-color="font-color" fo:font-weight="normal" officeooo:rsid="004d2392" officeooo:paragraph-rsid="004d2392" style:font-size-asian="10pt" style:font-style-asian="normal" style:font-weight-asian="normal"/>
    </style:style>
    <style:style style:name="P92" style:family="paragraph" style:parent-style-name="Standard">
      <style:paragraph-properties fo:break-before="page"/>
      <style:text-properties style:use-window-font-color="true" style:font-name="JetBrains Mono" fo:font-size="9pt" fo:font-style="italic" style:text-underline-style="none" fo:font-weight="normal" officeooo:rsid="00537f4c" officeooo:paragraph-rsid="00537f4c" style:font-size-asian="9pt" style:font-style-asian="italic" style:font-weight-asian="normal" style:font-size-complex="9pt" style:font-style-complex="italic"/>
    </style:style>
    <style:style style:name="P93" style:family="paragraph" style:parent-style-name="Standard">
      <style:paragraph-properties fo:break-before="page"/>
      <style:text-properties style:use-window-font-color="true" style:font-name="JetBrains Mono" fo:font-size="9pt" fo:font-style="italic" style:text-underline-style="none" fo:font-weight="normal" officeooo:rsid="0051e1f7" officeooo:paragraph-rsid="0051e1f7" style:font-size-asian="9pt" style:font-style-asian="italic" style:font-weight-asian="normal" style:font-size-complex="9pt" style:font-style-complex="italic"/>
    </style:style>
    <style:style style:name="P94" style:family="paragraph" style:parent-style-name="Standard">
      <style:paragraph-properties fo:break-before="page"/>
      <style:text-properties style:use-window-font-color="true" style:font-name="JetBrains Mono" fo:font-size="9pt" fo:font-style="italic" style:text-underline-style="none" fo:font-weight="normal" officeooo:rsid="0057178c" officeooo:paragraph-rsid="0057178c" style:font-size-asian="9pt" style:font-style-asian="italic" style:font-weight-asian="normal" style:font-size-complex="9pt" style:font-style-complex="italic"/>
    </style:style>
    <style:style style:name="P95" style:family="paragraph" style:parent-style-name="Standard">
      <style:paragraph-properties fo:break-before="page"/>
      <style:text-properties style:use-window-font-color="true" style:font-name="JetBrains Mono" fo:font-size="9pt" fo:font-style="italic" style:text-underline-style="none" fo:font-weight="normal" officeooo:rsid="005eba73" officeooo:paragraph-rsid="005eba73" style:font-size-asian="9pt" style:font-style-asian="italic" style:font-weight-asian="normal" style:font-size-complex="9pt" style:font-style-complex="italic"/>
    </style:style>
    <style:style style:name="P96" style:family="paragraph" style:parent-style-name="Standard">
      <style:paragraph-properties fo:break-before="page"/>
      <style:text-properties style:use-window-font-color="true" style:font-name="JetBrains Mono" fo:font-size="9pt" fo:font-style="normal" style:text-underline-style="solid" style:text-underline-width="auto" style:text-underline-color="font-color" fo:font-weight="normal" officeooo:rsid="004f9aa8" officeooo:paragraph-rsid="004f9aa8" style:font-size-asian="9pt" style:font-style-asian="normal" style:font-weight-asian="normal" style:font-size-complex="9pt"/>
    </style:style>
    <style:style style:name="P97" style:family="paragraph" style:parent-style-name="Standard">
      <style:paragraph-properties fo:break-before="page"/>
      <style:text-properties style:use-window-font-color="true" style:font-name="JetBrains Mono" fo:font-size="9pt" fo:font-style="normal" style:text-underline-style="solid" style:text-underline-width="auto" style:text-underline-color="font-color" fo:font-weight="normal" officeooo:rsid="0057178c" officeooo:paragraph-rsid="0057178c" style:font-size-asian="9pt" style:font-style-asian="normal" style:font-weight-asian="normal" style:font-size-complex="9pt" style:font-style-complex="normal"/>
    </style:style>
    <style:style style:name="P98" style:family="paragraph" style:parent-style-name="Standard">
      <style:paragraph-properties fo:break-before="page"/>
      <style:text-properties style:use-window-font-color="true" style:font-name="JetBrains Mono" fo:font-size="9pt" fo:font-style="normal" style:text-underline-style="solid" style:text-underline-width="auto" style:text-underline-color="font-color" fo:font-weight="normal" officeooo:rsid="005d9efd" officeooo:paragraph-rsid="005d9efd" style:font-size-asian="9pt" style:font-style-asian="normal" style:font-weight-asian="normal" style:font-size-complex="9pt" style:font-style-complex="normal"/>
    </style:style>
    <style:style style:name="P99" style:family="paragraph" style:parent-style-name="Standard">
      <style:paragraph-properties fo:break-before="page"/>
      <style:text-properties style:use-window-font-color="true" style:font-name="JetBrains Mono" fo:font-size="9pt" fo:font-style="normal" style:text-underline-style="solid" style:text-underline-width="auto" style:text-underline-color="font-color" fo:font-weight="normal" officeooo:rsid="00603882" officeooo:paragraph-rsid="00603882" style:font-size-asian="9pt" style:font-style-asian="normal" style:font-weight-asian="normal" style:font-size-complex="9pt" style:font-style-complex="normal"/>
    </style:style>
    <style:style style:name="P100" style:family="paragraph" style:parent-style-name="Standard">
      <style:paragraph-properties fo:break-before="page"/>
      <style:text-properties style:use-window-font-color="true" style:font-name="JetBrains Mono" fo:font-size="9pt" fo:font-style="normal" style:text-underline-style="none" fo:font-weight="normal" officeooo:rsid="00603882" officeooo:paragraph-rsid="00603882" style:font-size-asian="9pt" style:font-style-asian="normal" style:font-weight-asian="normal" style:font-size-complex="9pt" style:font-style-complex="normal"/>
    </style:style>
    <style:style style:name="P101" style:family="paragraph" style:parent-style-name="Standard">
      <style:paragraph-properties fo:break-before="page"/>
      <style:text-properties style:use-window-font-color="true" style:text-underline-style="solid" style:text-underline-width="auto" style:text-underline-color="font-color" officeooo:rsid="0028bc3a" officeooo:paragraph-rsid="0028bc3a"/>
    </style:style>
    <style:style style:name="P102" style:family="paragraph" style:parent-style-name="Standard">
      <style:paragraph-properties fo:break-before="page"/>
      <style:text-properties style:use-window-font-color="true" style:text-underline-style="solid" style:text-underline-width="auto" style:text-underline-color="font-color" officeooo:rsid="002cceaa" officeooo:paragraph-rsid="002cceaa"/>
    </style:style>
    <style:style style:name="P103" style:family="paragraph" style:parent-style-name="Standard">
      <style:paragraph-properties fo:break-before="page"/>
      <style:text-properties style:use-window-font-color="true" style:text-underline-style="solid" style:text-underline-width="auto" style:text-underline-color="font-color" officeooo:rsid="002f6df8" officeooo:paragraph-rsid="002f6df8"/>
    </style:style>
    <style:style style:name="P104" style:family="paragraph" style:parent-style-name="Standard">
      <style:paragraph-properties fo:break-before="page"/>
      <style:text-properties style:use-window-font-color="true" style:text-underline-style="solid" style:text-underline-width="auto" style:text-underline-color="font-color" officeooo:rsid="003083e3" officeooo:paragraph-rsid="003083e3"/>
    </style:style>
    <style:style style:name="P105" style:family="paragraph" style:parent-style-name="Standard">
      <style:paragraph-properties fo:break-before="page"/>
      <style:text-properties style:use-window-font-color="true" officeooo:rsid="0026e81d" officeooo:paragraph-rsid="0026e81d"/>
    </style:style>
    <style:style style:name="P106" style:family="paragraph" style:parent-style-name="Standard">
      <style:paragraph-properties fo:break-before="page"/>
      <style:text-properties fo:font-variant="normal" fo:text-transform="none" style:use-window-font-color="true" style:font-name="ui-monospace" fo:font-size="9pt" fo:letter-spacing="normal" fo:font-style="normal" style:text-underline-style="none" fo:font-weight="bold" officeooo:rsid="0031a739" officeooo:paragraph-rsid="0031a739" style:font-weight-asian="bold" style:font-weight-complex="bold"/>
    </style:style>
    <style:style style:name="P107" style:family="paragraph" style:parent-style-name="Standard">
      <style:paragraph-properties fo:break-before="page"/>
      <style:text-properties fo:font-variant="normal" fo:text-transform="none" style:use-window-font-color="true" style:font-name="ui-monospace" fo:font-size="9pt" fo:letter-spacing="normal" fo:font-style="normal" style:text-underline-style="solid" style:text-underline-width="auto" style:text-underline-color="font-color" fo:font-weight="bold" officeooo:rsid="0032a2ad" officeooo:paragraph-rsid="0032a2ad" style:font-weight-asian="bold" style:font-weight-complex="bold"/>
    </style:style>
    <style:style style:name="P108" style:family="paragraph" style:parent-style-name="Standard">
      <style:paragraph-properties fo:break-before="page"/>
      <style:text-properties fo:font-variant="normal" fo:text-transform="none" style:use-window-font-color="true" style:font-name="ui-monospace" fo:font-size="9pt" fo:letter-spacing="normal" fo:font-style="italic" style:text-underline-style="none" fo:font-weight="normal" officeooo:rsid="0032a2ad" officeooo:paragraph-rsid="0032a2ad" style:font-style-asian="italic" style:font-weight-asian="normal" style:font-style-complex="italic" style:font-weight-complex="normal"/>
    </style:style>
    <style:style style:name="P109" style:family="paragraph" style:parent-style-name="Standard">
      <style:paragraph-properties fo:break-before="page"/>
      <style:text-properties fo:font-variant="normal" fo:text-transform="none" style:use-window-font-color="true" style:font-name="ui-monospace" fo:font-size="9pt" fo:letter-spacing="normal" fo:font-style="italic" style:text-underline-style="solid" style:text-underline-width="auto" style:text-underline-color="font-color" fo:font-weight="normal" officeooo:rsid="00426b79" officeooo:paragraph-rsid="00426b79" style:font-style-asian="italic" style:font-weight-asian="normal" style:font-style-complex="italic" style:font-weight-complex="normal"/>
    </style:style>
    <style:style style:name="P110" style:family="paragraph" style:parent-style-name="Standard">
      <style:paragraph-properties fo:break-before="page"/>
      <style:text-properties fo:font-variant="normal" fo:text-transform="none" style:use-window-font-color="true" style:font-name="JetBrains Mono" fo:font-size="10pt" fo:letter-spacing="normal" fo:font-style="normal" style:text-underline-style="none" fo:font-weight="normal" officeooo:rsid="00376604" officeooo:paragraph-rsid="00376604" style:font-size-asian="10pt" style:font-style-asian="normal" style:font-weight-asian="normal" style:font-style-complex="italic" style:font-weight-complex="normal"/>
    </style:style>
    <style:style style:name="P111" style:family="paragraph" style:parent-style-name="Text_20_body">
      <style:paragraph-properties fo:break-before="page"/>
      <style:text-properties fo:font-size="12pt" style:text-underline-style="solid" style:text-underline-width="auto" style:text-underline-color="font-color" officeooo:rsid="0021172d" officeooo:paragraph-rsid="0060f9db" style:font-size-asian="10.5pt" style:font-size-complex="12pt"/>
    </style:style>
    <style:style style:name="P112" style:family="paragraph" style:parent-style-name="Text_20_body">
      <style:paragraph-properties fo:break-before="page"/>
      <style:text-properties officeooo:paragraph-rsid="0060f9db"/>
    </style:style>
    <style:style style:name="P113" style:family="paragraph" style:parent-style-name="Text_20_body">
      <style:paragraph-properties fo:break-before="page"/>
      <style:text-properties fo:color="#000000" style:font-name="JetBrains Mono" fo:font-size="12pt" fo:font-style="normal" style:text-underline-style="solid" style:text-underline-width="auto" style:text-underline-color="font-color" fo:font-weight="normal" officeooo:rsid="0064183a" officeooo:paragraph-rsid="0064183a" style:font-size-asian="10.5pt" style:font-style-asian="normal" style:font-weight-asian="normal" style:font-size-complex="12pt" style:font-style-complex="normal" style:font-weight-complex="normal"/>
    </style:style>
    <style:style style:name="P114" style:family="paragraph" style:parent-style-name="Text_20_body">
      <style:paragraph-properties fo:break-before="page"/>
      <style:text-properties style:use-window-font-color="true" style:font-name="JetBrains Mono" fo:font-size="12pt" fo:font-style="normal" style:text-underline-style="solid" style:text-underline-width="auto" style:text-underline-color="font-color" fo:font-weight="normal" officeooo:rsid="00665d0e" officeooo:paragraph-rsid="00665d0e" style:font-size-asian="10.5pt" style:font-style-asian="normal" style:font-weight-asian="normal" style:font-size-complex="12pt" style:font-style-complex="normal" style:font-weight-complex="normal"/>
    </style:style>
    <style:style style:name="P115" style:family="paragraph" style:parent-style-name="Text_20_body">
      <style:text-properties style:text-underline-style="solid" style:text-underline-width="auto" style:text-underline-color="font-color" officeooo:rsid="004c31cc" officeooo:paragraph-rsid="004d2392"/>
    </style:style>
    <style:style style:name="P116" style:family="paragraph" style:parent-style-name="Text_20_body">
      <style:text-properties style:use-window-font-color="true" officeooo:paragraph-rsid="0048d86c"/>
    </style:style>
    <style:style style:name="P117" style:family="paragraph" style:parent-style-name="Text_20_body">
      <style:text-properties style:use-window-font-color="true" officeooo:rsid="004c31cc" officeooo:paragraph-rsid="0048d86c"/>
    </style:style>
    <style:style style:name="P118" style:family="paragraph" style:parent-style-name="Text_20_body">
      <style:text-properties style:use-window-font-color="true" style:text-underline-style="solid" style:text-underline-width="auto" style:text-underline-color="font-color" officeooo:rsid="0048d86c" officeooo:paragraph-rsid="0048d86c"/>
    </style:style>
    <style:style style:name="P119" style:family="paragraph" style:parent-style-name="Text_20_body">
      <style:text-properties style:use-window-font-color="true" style:text-underline-style="solid" style:text-underline-width="auto" style:text-underline-color="font-color" officeooo:rsid="004c31cc" officeooo:paragraph-rsid="004d2392"/>
    </style:style>
    <style:style style:name="P120" style:family="paragraph" style:parent-style-name="Text_20_body">
      <style:text-properties style:use-window-font-color="true" officeooo:paragraph-rsid="004d2392"/>
    </style:style>
    <style:style style:name="P121" style:family="paragraph" style:parent-style-name="Text_20_body">
      <style:text-properties style:use-window-font-color="true" style:text-underline-style="none" officeooo:rsid="0048d86c" officeooo:paragraph-rsid="0048d86c"/>
    </style:style>
    <style:style style:name="P122" style:family="paragraph" style:parent-style-name="Text_20_body">
      <style:text-properties style:use-window-font-color="true" style:font-name="JetBrains Mono" fo:font-size="10pt" fo:font-style="normal" fo:font-weight="normal" officeooo:paragraph-rsid="0048d86c" style:font-size-asian="10pt" style:font-style-asian="normal" style:font-weight-asian="normal"/>
    </style:style>
    <style:style style:name="P123" style:family="paragraph" style:parent-style-name="Text_20_body">
      <style:text-properties style:use-window-font-color="true" style:font-name="JetBrains Mono" fo:font-size="10pt" fo:font-style="normal" fo:font-weight="normal" officeooo:rsid="0048d86c" officeooo:paragraph-rsid="0048d86c" style:font-size-asian="10pt" style:font-style-asian="normal" style:font-weight-asian="normal"/>
    </style:style>
    <style:style style:name="P124" style:family="paragraph" style:parent-style-name="Text_20_body">
      <style:text-properties style:use-window-font-color="true" style:font-name="JetBrains Mono" fo:font-size="9pt" fo:font-style="normal" style:text-underline-style="solid" style:text-underline-width="auto" style:text-underline-color="font-color" fo:font-weight="bold" officeooo:rsid="0062eb12" officeooo:paragraph-rsid="0062eb12" style:font-size-asian="9pt" style:font-style-asian="normal" style:font-weight-asian="bold" style:font-size-complex="9pt" style:font-style-complex="normal" style:font-weight-complex="bold"/>
    </style:style>
    <style:style style:name="P125" style:family="paragraph" style:parent-style-name="Text_20_body">
      <style:text-properties style:use-window-font-color="true" style:font-name="JetBrains Mono" fo:font-size="9pt" fo:font-style="italic" style:text-underline-style="none" fo:font-weight="normal" officeooo:rsid="00665d0e" officeooo:paragraph-rsid="00665d0e" style:font-size-asian="7.84999990463257pt" style:font-style-asian="italic" style:font-weight-asian="normal" style:font-size-complex="9pt" style:font-style-complex="italic" style:font-weight-complex="normal"/>
    </style:style>
    <style:style style:name="P126" style:family="paragraph" style:parent-style-name="Text_20_body">
      <style:text-properties style:use-window-font-color="true" style:font-name="JetBrains Mono" fo:font-size="9pt" fo:font-style="italic" style:text-underline-style="none" fo:font-weight="normal" officeooo:rsid="00681570" officeooo:paragraph-rsid="00681570" style:font-size-asian="7.84999990463257pt" style:font-style-asian="italic" style:font-weight-asian="normal" style:font-size-complex="9pt" style:font-style-complex="italic" style:font-weight-complex="normal"/>
    </style:style>
    <style:style style:name="P127" style:family="paragraph" style:parent-style-name="Text_20_body">
      <style:text-properties style:use-window-font-color="true" style:font-name="JetBrains Mono" fo:font-size="9pt" fo:font-style="italic" style:text-underline-style="none" fo:font-weight="bold" officeooo:rsid="00665d0e" officeooo:paragraph-rsid="00665d0e" style:font-size-asian="7.84999990463257pt" style:font-style-asian="italic" style:font-weight-asian="bold" style:font-size-complex="9pt" style:font-style-complex="italic" style:font-weight-complex="bold"/>
    </style:style>
    <style:style style:name="P128" style:family="paragraph" style:parent-style-name="Text_20_body">
      <style:text-properties style:use-window-font-color="true" style:font-name="JetBrains Mono" fo:font-size="12pt" fo:font-style="normal" style:text-underline-style="solid" style:text-underline-width="auto" style:text-underline-color="font-color" fo:font-weight="normal" officeooo:rsid="00665d0e" officeooo:paragraph-rsid="00665d0e" style:font-size-asian="10.5pt" style:font-style-asian="normal" style:font-weight-asian="normal" style:font-size-complex="12pt" style:font-style-complex="normal" style:font-weight-complex="normal"/>
    </style:style>
    <style:style style:name="P129" style:family="paragraph" style:parent-style-name="Text_20_body">
      <style:text-properties fo:font-variant="normal" fo:text-transform="none" style:use-window-font-color="true" style:font-name="udemy sans" fo:font-size="9pt" fo:letter-spacing="normal" fo:font-style="italic" style:text-underline-style="none" fo:font-weight="normal" officeooo:rsid="004925e9" officeooo:paragraph-rsid="004925e9" style:font-size-asian="9pt" style:font-style-asian="italic" style:font-weight-asian="normal" style:font-size-complex="9pt" style:font-style-complex="italic" loext:padding="0cm" loext:border="none"/>
    </style:style>
    <style:style style:name="P130" style:family="paragraph" style:parent-style-name="Text_20_body">
      <style:text-properties fo:font-variant="normal" fo:text-transform="none" style:use-window-font-color="true" style:font-name="udemy sans" fo:font-size="9pt" fo:letter-spacing="normal" fo:font-style="italic" style:text-underline-style="none" fo:font-weight="normal" officeooo:rsid="0057178c" officeooo:paragraph-rsid="0057178c" style:font-size-asian="9pt" style:font-style-asian="italic" style:font-weight-asian="normal" style:font-size-complex="9pt" style:font-style-complex="italic" loext:padding="0cm" loext:border="none"/>
    </style:style>
    <style:style style:name="P131" style:family="paragraph" style:parent-style-name="Text_20_body">
      <style:text-properties fo:font-variant="normal" fo:text-transform="none" style:use-window-font-color="true" style:font-name="udemy sans" fo:font-size="9pt" fo:letter-spacing="normal" fo:font-style="normal" style:text-underline-style="none" fo:font-weight="normal" officeooo:rsid="004d2392" officeooo:paragraph-rsid="004d2392" style:font-size-asian="9pt" style:font-style-asian="normal" style:font-weight-asian="normal" style:font-size-complex="9pt" loext:padding="0cm" loext:border="none"/>
    </style:style>
    <style:style style:name="P132" style:family="paragraph" style:parent-style-name="Text_20_body">
      <style:text-properties fo:font-variant="normal" fo:text-transform="none" fo:color="#2a6099" style:font-name="udemy sans" fo:font-size="8pt" fo:letter-spacing="normal" fo:font-style="italic" style:text-underline-style="none" fo:font-weight="normal" officeooo:rsid="005d9efd" officeooo:paragraph-rsid="005d9efd" style:font-size-asian="8pt" style:font-style-asian="italic" style:font-weight-asian="normal" style:font-size-complex="8pt" style:font-style-complex="italic" loext:padding="0cm" loext:border="none"/>
    </style:style>
    <style:style style:name="P133" style:family="paragraph" style:parent-style-name="Text_20_body">
      <style:text-properties fo:font-variant="normal" fo:text-transform="none" fo:color="#000000" style:font-name="inherit" fo:font-size="12pt" fo:letter-spacing="normal" fo:font-style="normal" fo:font-weight="normal" officeooo:paragraph-rsid="0060f9db" loext:padding="0cm" loext:border="none"/>
    </style:style>
    <style:style style:name="P134" style:family="paragraph" style:parent-style-name="Text_20_body">
      <style:text-properties fo:font-variant="normal" fo:text-transform="none" fo:color="#000000" style:font-name="open sans" fo:font-size="9pt" fo:letter-spacing="normal" fo:font-style="italic" fo:font-weight="normal" officeooo:paragraph-rsid="0060f9db" style:font-size-asian="9pt" style:font-style-asian="italic" style:font-size-complex="9pt" style:font-style-complex="italic"/>
    </style:style>
    <style:style style:name="P135" style:family="paragraph" style:parent-style-name="Text_20_body">
      <style:text-properties fo:font-variant="normal" fo:text-transform="none" fo:color="#000000" style:font-name="open sans" fo:font-size="9pt" fo:letter-spacing="normal" fo:font-style="italic" style:text-underline-style="none" fo:font-weight="normal" officeooo:rsid="0062eb12" officeooo:paragraph-rsid="0062eb12" style:font-size-asian="9pt" style:font-style-asian="italic" style:font-weight-asian="bold" style:font-size-complex="9pt" style:font-style-complex="italic" style:font-weight-complex="bold"/>
    </style:style>
    <style:style style:name="P136" style:family="paragraph" style:parent-style-name="Text_20_body">
      <style:text-properties fo:font-variant="normal" fo:text-transform="none" fo:color="#3465a4" style:font-name="udemy sans" fo:font-size="9pt" fo:letter-spacing="normal" fo:font-style="italic" style:text-underline-style="none" fo:font-weight="normal" officeooo:paragraph-rsid="0060f9db" style:font-size-asian="9pt" style:font-style-asian="italic" style:font-size-complex="9pt" style:font-style-complex="italic" loext:padding="0cm" loext:border="none"/>
    </style:style>
    <style:style style:name="P137" style:family="paragraph" style:parent-style-name="Text_20_body">
      <style:text-properties officeooo:rsid="009528c5" officeooo:paragraph-rsid="0060f9db"/>
    </style:style>
    <style:style style:name="P138" style:family="paragraph" style:parent-style-name="Text_20_body">
      <style:text-properties fo:font-style="italic" officeooo:rsid="00206904" officeooo:paragraph-rsid="0060f9db" style:font-style-asian="italic" style:font-style-complex="italic"/>
    </style:style>
    <style:style style:name="P139" style:family="paragraph" style:parent-style-name="Text_20_body">
      <style:text-properties officeooo:paragraph-rsid="0060f9db"/>
    </style:style>
    <style:style style:name="P140" style:family="paragraph" style:parent-style-name="Text_20_body">
      <style:text-properties fo:color="#2a6099" style:font-name="JetBrains Mono" fo:font-size="9pt" fo:font-style="normal" style:text-underline-style="solid" style:text-underline-width="auto" style:text-underline-color="font-color" fo:font-weight="bold" officeooo:rsid="006127ce" officeooo:paragraph-rsid="0060f9db" style:font-size-asian="9pt" style:font-style-asian="normal" style:font-weight-asian="bold" style:font-size-complex="9pt" style:font-style-complex="normal" style:font-weight-complex="bold"/>
    </style:style>
    <style:style style:name="P141" style:family="paragraph" style:parent-style-name="Text_20_body">
      <style:text-properties fo:color="#2a6099" style:font-name="JetBrains Mono" fo:font-size="9pt" fo:font-style="normal" style:text-underline-style="solid" style:text-underline-width="auto" style:text-underline-color="font-color" fo:font-weight="bold" officeooo:rsid="0062eb12" officeooo:paragraph-rsid="0062eb12" style:font-size-asian="9pt" style:font-style-asian="normal" style:font-weight-asian="bold" style:font-size-complex="9pt" style:font-style-complex="normal" style:font-weight-complex="bold"/>
    </style:style>
    <style:style style:name="P142" style:family="paragraph" style:parent-style-name="Text_20_body">
      <style:text-properties fo:color="#2a6099" style:font-name="JetBrains Mono" fo:font-size="9pt" fo:font-style="italic" style:text-underline-style="none" fo:font-weight="bold" officeooo:rsid="0062eb12" officeooo:paragraph-rsid="0062eb12" style:font-size-asian="9pt" style:font-style-asian="italic" style:font-weight-asian="bold" style:font-size-complex="9pt" style:font-style-complex="italic" style:font-weight-complex="bold"/>
    </style:style>
    <style:style style:name="P143" style:family="paragraph" style:parent-style-name="Text_20_body">
      <style:text-properties fo:color="#000000" style:font-name="JetBrains Mono" fo:font-size="9pt" fo:font-style="normal" style:text-underline-style="none" fo:font-weight="normal" officeooo:rsid="0062eb12" officeooo:paragraph-rsid="0062eb12" style:font-size-asian="9pt" style:font-style-asian="normal" style:font-weight-asian="normal" style:font-size-complex="9pt" style:font-style-complex="normal" style:font-weight-complex="normal"/>
    </style:style>
    <style:style style:name="P144" style:family="paragraph" style:parent-style-name="Text_20_body">
      <style:text-properties fo:color="#000000" style:font-name="JetBrains Mono" fo:font-size="9pt" fo:font-style="normal" style:text-underline-style="none" fo:font-weight="normal" officeooo:rsid="0063d48c" officeooo:paragraph-rsid="0063d48c" style:font-size-asian="9pt" style:font-style-asian="normal" style:font-weight-asian="normal" style:font-size-complex="9pt" style:font-style-complex="normal" style:font-weight-complex="normal"/>
    </style:style>
    <style:style style:name="P145" style:family="paragraph" style:parent-style-name="Text_20_body">
      <style:text-properties fo:color="#000000" style:font-name="JetBrains Mono" fo:font-size="9pt" fo:font-style="italic" style:text-underline-style="none" fo:font-weight="normal" officeooo:rsid="0064183a" officeooo:paragraph-rsid="0064183a" style:font-size-asian="7.84999990463257pt" style:font-style-asian="italic" style:font-weight-asian="normal" style:font-size-complex="9pt" style:font-style-complex="italic" style:font-weight-complex="normal"/>
    </style:style>
    <style:style style:name="P146" style:family="paragraph" style:parent-style-name="Text_20_body">
      <style:text-properties fo:color="#000000" style:font-name="JetBrains Mono" fo:font-size="9pt" fo:font-style="italic" style:text-underline-style="none" fo:font-weight="normal" officeooo:rsid="0064fcdc" officeooo:paragraph-rsid="0064fcdc" style:font-size-asian="7.84999990463257pt" style:font-style-asian="italic" style:font-weight-asian="normal" style:font-size-complex="9pt" style:font-style-complex="italic" style:font-weight-complex="normal"/>
    </style:style>
    <style:style style:name="P147" style:family="paragraph" style:parent-style-name="Text_20_body">
      <style:text-properties fo:color="#000000" style:font-name="JetBrains Mono" fo:font-size="9pt" fo:font-style="italic" style:text-underline-style="none" fo:font-weight="normal" officeooo:rsid="00681570" officeooo:paragraph-rsid="00681570" style:font-size-asian="7.84999990463257pt" style:font-style-asian="italic" style:font-weight-asian="normal" style:font-size-complex="9pt" style:font-style-complex="italic" style:font-weight-complex="normal"/>
    </style:style>
    <style:style style:name="P148" style:family="paragraph" style:parent-style-name="Text_20_body">
      <style:text-properties fo:color="#000000" style:font-name="JetBrains Mono" fo:font-size="9pt" fo:font-style="italic" style:text-underline-style="none" fo:font-weight="normal" officeooo:rsid="0069f3b8" officeooo:paragraph-rsid="0069f3b8" style:font-size-asian="7.84999990463257pt" style:font-style-asian="italic" style:font-weight-asian="normal" style:font-size-complex="9pt" style:font-style-complex="italic" style:font-weight-complex="normal"/>
    </style:style>
    <style:style style:name="P149" style:family="paragraph" style:parent-style-name="Text_20_body">
      <style:text-properties fo:color="#000000" style:font-name="JetBrains Mono" fo:font-size="9pt" fo:font-style="italic" style:text-underline-style="none" fo:font-weight="normal" officeooo:rsid="00665d0e" officeooo:paragraph-rsid="00665d0e" style:font-size-asian="7.84999990463257pt" style:font-style-asian="italic" style:font-weight-asian="normal" style:font-size-complex="9pt" style:font-style-complex="italic" style:font-weight-complex="normal"/>
    </style:style>
    <style:style style:name="P150" style:family="paragraph" style:parent-style-name="Text_20_body">
      <style:text-properties fo:color="#000000" style:font-name="JetBrains Mono" fo:font-size="9pt" fo:font-style="italic" style:text-underline-style="none" fo:font-weight="bold" officeooo:rsid="0064183a" officeooo:paragraph-rsid="0064183a" style:font-size-asian="7.84999990463257pt" style:font-style-asian="italic" style:font-weight-asian="bold" style:font-size-complex="9pt" style:font-style-complex="italic" style:font-weight-complex="bold"/>
    </style:style>
    <style:style style:name="P151" style:family="paragraph" style:parent-style-name="Text_20_body">
      <style:text-properties fo:color="#000000" style:font-name="JetBrains Mono" fo:font-size="12pt" fo:font-style="normal" style:text-underline-style="solid" style:text-underline-width="auto" style:text-underline-color="font-color" fo:font-weight="normal" officeooo:rsid="0064183a" officeooo:paragraph-rsid="0064183a" style:font-size-asian="10.5pt" style:font-style-asian="normal" style:font-weight-asian="normal" style:font-size-complex="12pt" style:font-style-complex="normal" style:font-weight-complex="normal"/>
    </style:style>
    <style:style style:name="P152" style:family="paragraph" style:parent-style-name="Text_20_body">
      <style:text-properties fo:color="#000000" style:font-name="JetBrains Mono" fo:font-size="12pt" fo:font-style="normal" style:text-underline-style="solid" style:text-underline-width="auto" style:text-underline-color="font-color" fo:font-weight="normal" officeooo:rsid="0064fcdc" officeooo:paragraph-rsid="0064fcdc" style:font-size-asian="10.5pt" style:font-style-asian="normal" style:font-weight-asian="normal" style:font-size-complex="12pt" style:font-style-complex="normal" style:font-weight-complex="normal"/>
    </style:style>
    <style:style style:name="P153" style:family="paragraph" style:parent-style-name="Text_20_body">
      <style:text-properties fo:color="#c9211e" style:font-name="JetBrains Mono" fo:font-size="9pt" fo:font-style="italic" style:text-underline-style="none" fo:font-weight="bold" officeooo:rsid="0064183a" officeooo:paragraph-rsid="0064183a" style:font-size-asian="7.84999990463257pt" style:font-style-asian="italic" style:font-weight-asian="bold" style:font-size-complex="9pt" style:font-style-complex="italic" style:font-weight-complex="bold"/>
    </style:style>
    <style:style style:name="P154" style:family="paragraph" style:parent-style-name="Text_20_body">
      <style:text-properties fo:color="#c9211e" style:font-name="JetBrains Mono" fo:font-size="9pt" fo:font-style="italic" style:text-underline-style="none" fo:font-weight="bold" officeooo:rsid="0069f3b8" officeooo:paragraph-rsid="0069f3b8" style:font-size-asian="7.84999990463257pt" style:font-style-asian="italic" style:font-weight-asian="bold" style:font-size-complex="9pt" style:font-style-complex="italic" style:font-weight-complex="bold"/>
    </style:style>
    <style:style style:name="P155" style:family="paragraph" style:parent-style-name="Text_20_body">
      <style:text-properties fo:color="#c9211e" style:font-name="JetBrains Mono" fo:font-size="9pt" fo:font-style="italic" style:text-underline-style="none" fo:font-weight="normal" officeooo:rsid="0064183a" officeooo:paragraph-rsid="0064183a" style:font-size-asian="7.84999990463257pt" style:font-style-asian="italic" style:font-weight-asian="normal" style:font-size-complex="9pt" style:font-style-complex="italic" style:font-weight-complex="normal"/>
    </style:style>
    <style:style style:name="P156" style:family="paragraph" style:parent-style-name="Text_20_body">
      <style:text-properties fo:color="#c9211e" style:font-name="JetBrains Mono" fo:font-size="9pt" fo:font-style="italic" style:text-underline-style="none" fo:font-weight="normal" officeooo:rsid="00681570" officeooo:paragraph-rsid="00681570" style:font-size-asian="7.84999990463257pt" style:font-style-asian="italic" style:font-weight-asian="normal" style:font-size-complex="9pt" style:font-style-complex="italic" style:font-weight-complex="normal"/>
    </style:style>
    <style:style style:name="P157" style:family="paragraph" style:parent-style-name="Text_20_body">
      <style:text-properties fo:color="#c9211e" officeooo:paragraph-rsid="0064183a"/>
    </style:style>
    <style:style style:name="P158" style:family="paragraph" style:parent-style-name="Text_20_body">
      <style:text-properties officeooo:paragraph-rsid="00665d0e"/>
    </style:style>
    <style:style style:name="P159"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style:use-window-font-color="true" style:font-name="udemy sans" fo:font-size="9pt" fo:letter-spacing="normal" fo:font-style="italic" fo:font-weight="normal" style:font-size-asian="9pt" style:font-style-asian="italic" style:font-size-complex="9pt" style:font-style-complex="italic" loext:padding="0cm" loext:border="none"/>
    </style:style>
    <style:style style:name="P160"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style:use-window-font-color="true" style:font-name="udemy sans" fo:font-size="9pt" fo:letter-spacing="normal" fo:font-style="italic" style:text-underline-style="solid" style:text-underline-width="auto" style:text-underline-color="font-color" fo:font-weight="normal" style:font-size-asian="9pt" style:font-style-asian="italic" style:font-size-complex="9pt" style:font-style-complex="italic" loext:padding="0cm" loext:border="none"/>
    </style:style>
    <style:style style:name="P161"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style:use-window-font-color="true" style:font-name="udemy sans" fo:font-size="9pt" fo:letter-spacing="normal" fo:font-style="italic" style:text-underline-style="none" fo:font-weight="normal" style:font-size-asian="9pt" style:font-style-asian="italic" style:font-size-complex="9pt" style:font-style-complex="italic" loext:padding="0cm" loext:border="none"/>
    </style:style>
    <style:style style:name="P162"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style:use-window-font-color="true" style:font-name="udemy sans" fo:font-size="9pt" fo:letter-spacing="normal" fo:font-style="normal" style:text-underline-style="none" fo:font-weight="normal" style:font-size-asian="9pt" style:font-size-complex="9pt" loext:padding="0cm" loext:border="none"/>
    </style:style>
    <style:style style:name="P163"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style:use-window-font-color="true" style:font-name="udemy sans" fo:font-size="15pt" fo:letter-spacing="normal" fo:font-style="normal" fo:font-weight="normal" loext:padding="0cm" loext:border="none"/>
    </style:style>
    <style:style style:name="P164"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fo:color="#2a6099" style:font-name="udemy sans" fo:font-size="8pt" fo:letter-spacing="normal" fo:font-style="italic" style:text-underline-style="none" fo:font-weight="normal" style:font-size-asian="8pt" style:font-style-asian="italic" style:font-size-complex="8pt" style:font-style-complex="italic" loext:padding="0cm" loext:border="none"/>
    </style:style>
    <style:style style:name="P165"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fo:color="#2a6099" style:font-name="udemy sans" fo:font-size="8pt" fo:letter-spacing="normal" fo:font-style="normal" style:text-underline-style="none" fo:font-weight="normal" style:font-size-asian="8pt" style:font-size-complex="8pt" loext:padding="0cm" loext:border="none"/>
    </style:style>
    <style:style style:name="P166"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fo:color="#3465a4" style:font-name="udemy sans" fo:font-size="9pt" fo:letter-spacing="normal" fo:font-style="italic" style:text-underline-style="none" fo:font-weight="normal" officeooo:paragraph-rsid="0060f9db" style:font-size-asian="9pt" style:font-style-asian="italic" style:font-size-complex="9pt" style:font-style-complex="italic" loext:padding="0cm" loext:border="none"/>
    </style:style>
    <style:style style:name="P167"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000000" style:font-name="inherit" fo:font-size="12pt" fo:letter-spacing="normal" fo:font-style="normal" fo:font-weight="normal" officeooo:paragraph-rsid="0060f9db" loext:padding="0cm" loext:border="none"/>
    </style:style>
    <style:style style:name="P168"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style>
    <style:style style:name="P169"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officeooo:paragraph-rsid="0060f9db"/>
    </style:style>
    <style:style style:name="P170" style:family="paragraph" style:parent-style-name="Preformatted_20_Text">
      <style:paragraph-properties fo:margin-left="0cm" fo:margin-right="0cm" fo:margin-top="0cm" fo:margin-bottom="0cm" loext:contextual-spacing="false" fo:line-height="140%" fo:orphans="2" fo:widows="2" fo:text-indent="0cm" style:auto-text-indent="false" fo:padding="0.049cm" fo:border="0.06pt solid #d9d9d9"/>
      <style:text-properties officeooo:paragraph-rsid="0060f9db"/>
    </style:style>
    <style:style style:name="P171" style:family="paragraph" style:parent-style-name="Preformatted_20_Text">
      <style:paragraph-properties fo:margin-top="0cm" fo:margin-bottom="0cm" loext:contextual-spacing="false" fo:line-height="140%" fo:orphans="2" fo:widows="2" fo:padding="0.049cm" fo:border="0.06pt solid #d9d9d9"/>
      <style:text-properties officeooo:paragraph-rsid="0060f9db"/>
    </style:style>
    <style:style style:name="P172" style:family="paragraph" style:parent-style-name="Heading_20_1">
      <style:paragraph-properties fo:break-before="page"/>
      <style:text-properties style:use-window-font-color="true" officeooo:rsid="0048d86c" officeooo:paragraph-rsid="0048d86c"/>
    </style:style>
    <style:style style:name="P173" style:family="paragraph" style:parent-style-name="Heading_20_1">
      <style:paragraph-properties fo:break-before="page"/>
      <style:text-properties officeooo:rsid="009528c5" officeooo:paragraph-rsid="0060f9db"/>
    </style:style>
    <style:style style:name="P174" style:family="paragraph" style:parent-style-name="Standard" style:list-style-name="L1">
      <style:text-properties style:use-window-font-color="true" officeooo:rsid="001f79f9" officeooo:paragraph-rsid="001f79f9"/>
    </style:style>
    <style:style style:name="P175" style:family="paragraph" style:parent-style-name="Standard" style:list-style-name="L2">
      <style:text-properties style:use-window-font-color="true" officeooo:rsid="001f79f9" officeooo:paragraph-rsid="001f79f9"/>
    </style:style>
    <style:style style:name="P176" style:family="paragraph" style:parent-style-name="Standard" style:list-style-name="L2">
      <style:text-properties style:use-window-font-color="true" officeooo:rsid="0020a595" officeooo:paragraph-rsid="0020a595"/>
    </style:style>
    <style:style style:name="P177" style:family="paragraph" style:parent-style-name="Standard" style:list-style-name="L3">
      <style:text-properties style:use-window-font-color="true" officeooo:rsid="0020a595" officeooo:paragraph-rsid="0020a595"/>
    </style:style>
    <style:style style:name="P178" style:family="paragraph" style:parent-style-name="Standard" style:list-style-name="L2">
      <style:text-properties style:use-window-font-color="true" officeooo:rsid="002168f8" officeooo:paragraph-rsid="002168f8"/>
    </style:style>
    <style:style style:name="P179" style:family="paragraph" style:parent-style-name="Standard" style:list-style-name="L2">
      <style:text-properties style:use-window-font-color="true" officeooo:rsid="002435e6" officeooo:paragraph-rsid="002435e6"/>
    </style:style>
    <style:style style:name="P180" style:family="paragraph" style:parent-style-name="Standard" style:list-style-name="L2">
      <style:text-properties style:use-window-font-color="true" officeooo:rsid="0022e927" officeooo:paragraph-rsid="0022e927"/>
    </style:style>
    <style:style style:name="P181" style:family="paragraph" style:parent-style-name="Standard" style:list-style-name="L2">
      <style:text-properties style:use-window-font-color="true" officeooo:rsid="002481a3" officeooo:paragraph-rsid="002481a3"/>
    </style:style>
    <style:style style:name="P182" style:family="paragraph" style:parent-style-name="Standard">
      <style:text-properties style:use-window-font-color="true" officeooo:rsid="002481a3" officeooo:paragraph-rsid="002481a3"/>
    </style:style>
    <style:style style:name="P183" style:family="paragraph" style:parent-style-name="Standard" style:list-style-name="L4">
      <style:text-properties style:use-window-font-color="true" officeooo:rsid="002f6df8" officeooo:paragraph-rsid="002f6df8"/>
    </style:style>
    <style:style style:name="P184" style:family="paragraph" style:parent-style-name="Standard" style:list-style-name="L4">
      <style:text-properties style:use-window-font-color="true" style:text-underline-style="none" officeooo:rsid="002f6df8" officeooo:paragraph-rsid="002f6df8"/>
    </style:style>
    <style:style style:name="P185" style:family="paragraph" style:parent-style-name="Standard" style:list-style-name="L5">
      <style:text-properties style:use-window-font-color="true" style:text-underline-style="none" officeooo:rsid="002fd717" officeooo:paragraph-rsid="002fd717"/>
    </style:style>
    <style:style style:name="P186" style:family="paragraph" style:parent-style-name="Standard" style:list-style-name="L5">
      <style:text-properties style:use-window-font-color="true" officeooo:rsid="002fd717" officeooo:paragraph-rsid="002fd717"/>
    </style:style>
    <style:style style:name="P187" style:family="paragraph" style:parent-style-name="Standard" style:list-style-name="L7">
      <style:text-properties style:use-window-font-color="true" style:font-name="JetBrains Mono" fo:font-size="9pt" fo:font-style="normal" style:text-underline-style="none" fo:font-weight="normal" officeooo:rsid="004ee978" officeooo:paragraph-rsid="004ee978" style:font-size-asian="9pt" style:font-style-asian="normal" style:font-weight-asian="normal" style:font-size-complex="9pt"/>
    </style:style>
    <style:style style:name="P188" style:family="paragraph" style:parent-style-name="Standard" style:list-style-name="L8">
      <style:text-properties style:use-window-font-color="true" style:font-name="JetBrains Mono" fo:font-size="9pt" fo:font-style="normal" style:text-underline-style="none" fo:font-weight="normal" officeooo:rsid="004ee978" officeooo:paragraph-rsid="004ee978" style:font-size-asian="9pt" style:font-style-asian="normal" style:font-weight-asian="normal" style:font-size-complex="9pt" style:font-weight-complex="normal"/>
    </style:style>
    <style:style style:name="P189" style:family="paragraph" style:parent-style-name="Standard" style:list-style-name="L8">
      <style:text-properties style:use-window-font-color="true" style:font-name="JetBrains Mono" fo:font-size="9pt" fo:font-style="normal" style:text-underline-style="none" fo:font-weight="bold" officeooo:rsid="004ee978" officeooo:paragraph-rsid="004ee978" style:font-size-asian="9pt" style:font-style-asian="normal" style:font-weight-asian="bold" style:font-size-complex="9pt" style:font-weight-complex="bold"/>
    </style:style>
    <style:style style:name="P190" style:family="paragraph" style:parent-style-name="Standard" style:list-style-name="L9">
      <style:text-properties style:use-window-font-color="true" style:font-name="JetBrains Mono" fo:font-size="9pt" fo:font-style="italic" style:text-underline-style="none" fo:font-weight="normal" officeooo:rsid="004f9aa8" officeooo:paragraph-rsid="004f9aa8" style:font-size-asian="9pt" style:font-style-asian="italic" style:font-weight-asian="normal" style:font-size-complex="9pt" style:font-style-complex="italic"/>
    </style:style>
    <style:style style:name="P191" style:family="paragraph" style:parent-style-name="Standard" style:list-style-name="L9">
      <style:text-properties style:use-window-font-color="true" style:font-name="JetBrains Mono" fo:font-size="9pt" fo:font-style="italic" style:text-underline-style="none" fo:font-weight="normal" officeooo:rsid="0050f2fe" officeooo:paragraph-rsid="0050f2fe" style:font-size-asian="9pt" style:font-style-asian="italic" style:font-weight-asian="normal" style:font-size-complex="9pt" style:font-style-complex="italic"/>
    </style:style>
    <style:style style:name="P192" style:family="paragraph" style:parent-style-name="Standard" style:list-style-name="L10">
      <style:text-properties style:use-window-font-color="true" style:font-name="JetBrains Mono" fo:font-size="9pt" fo:font-style="italic" style:text-underline-style="none" fo:font-weight="normal" officeooo:rsid="0051e1f7" officeooo:paragraph-rsid="0051e1f7" style:font-size-asian="9pt" style:font-style-asian="italic" style:font-weight-asian="normal" style:font-size-complex="9pt" style:font-style-complex="italic"/>
    </style:style>
    <style:style style:name="P193" style:family="paragraph" style:parent-style-name="Standard" style:list-style-name="L11">
      <style:text-properties style:use-window-font-color="true" style:font-name="JetBrains Mono" fo:font-size="9pt" fo:font-style="italic" style:text-underline-style="none" fo:font-weight="normal" officeooo:rsid="0052e784" officeooo:paragraph-rsid="0052e784" style:font-size-asian="9pt" style:font-style-asian="italic" style:font-weight-asian="normal" style:font-size-complex="9pt" style:font-style-complex="italic"/>
    </style:style>
    <style:style style:name="P194" style:family="paragraph" style:parent-style-name="Standard" style:list-style-name="L12">
      <style:text-properties style:use-window-font-color="true" style:font-name="JetBrains Mono" fo:font-size="9pt" fo:font-style="italic" style:text-underline-style="none" fo:font-weight="normal" officeooo:rsid="005a9ac5" officeooo:paragraph-rsid="005a9ac5" style:font-size-asian="9pt" style:font-style-asian="italic" style:font-weight-asian="normal" style:font-size-complex="9pt" style:font-style-complex="italic"/>
    </style:style>
    <style:style style:name="P195" style:family="paragraph" style:parent-style-name="Standard" style:list-style-name="L13">
      <style:text-properties style:use-window-font-color="true" style:font-name="JetBrains Mono" fo:font-size="9pt" fo:font-style="italic" style:text-underline-style="none" fo:font-weight="normal" officeooo:rsid="005d9efd" officeooo:paragraph-rsid="005d9efd" style:font-size-asian="9pt" style:font-style-asian="italic" style:font-weight-asian="normal" style:font-size-complex="9pt" style:font-style-complex="italic"/>
    </style:style>
    <style:style style:name="P196" style:family="paragraph" style:parent-style-name="Standard" style:list-style-name="L15">
      <style:text-properties style:use-window-font-color="true" style:font-name="JetBrains Mono" fo:font-size="9pt" fo:font-style="italic" style:text-underline-style="none" fo:font-weight="normal" officeooo:rsid="005eba73" officeooo:paragraph-rsid="005eba73" style:font-size-asian="9pt" style:font-style-asian="italic" style:font-weight-asian="normal" style:font-size-complex="9pt" style:font-style-complex="italic"/>
    </style:style>
    <style:style style:name="P197" style:family="paragraph" style:parent-style-name="Standard" style:list-style-name="L16">
      <style:text-properties style:use-window-font-color="true" style:font-name="JetBrains Mono" fo:font-size="9pt" fo:font-style="italic" style:text-underline-style="none" fo:font-weight="normal" officeooo:rsid="005eba73" officeooo:paragraph-rsid="005eba73" style:font-size-asian="9pt" style:font-style-asian="italic" style:font-weight-asian="normal" style:font-size-complex="9pt" style:font-style-complex="italic"/>
    </style:style>
    <style:style style:name="P198" style:family="paragraph" style:parent-style-name="Standard" style:list-style-name="L11">
      <style:text-properties style:use-window-font-color="true" officeooo:paragraph-rsid="0052e784"/>
    </style:style>
    <style:style style:name="P199" style:family="paragraph" style:parent-style-name="Standard" style:list-style-name="L15">
      <style:text-properties style:use-window-font-color="true" officeooo:paragraph-rsid="005eba73"/>
    </style:style>
    <style:style style:name="P200" style:family="paragraph" style:parent-style-name="Standard">
      <style:text-properties style:use-window-font-color="true" style:text-underline-style="solid" style:text-underline-width="auto" style:text-underline-color="font-color" officeooo:rsid="006cf37b" officeooo:paragraph-rsid="006cf37b"/>
    </style:style>
    <style:style style:name="P201" style:family="paragraph" style:parent-style-name="Standard">
      <style:text-properties style:use-window-font-color="true" style:text-underline-style="solid" style:text-underline-width="auto" style:text-underline-color="font-color" officeooo:rsid="006cf37b" officeooo:paragraph-rsid="006f8576"/>
    </style:style>
    <style:style style:name="P202" style:family="paragraph" style:parent-style-name="Standard" style:list-style-name="L2">
      <style:text-properties officeooo:rsid="001f79f9" officeooo:paragraph-rsid="001f79f9"/>
    </style:style>
    <style:style style:name="P203" style:family="paragraph" style:parent-style-name="Standard" style:list-style-name="L6">
      <style:text-properties fo:font-variant="normal" fo:text-transform="none" style:use-window-font-color="true" style:font-name="ui-monospace" fo:font-size="9pt" fo:letter-spacing="normal" fo:font-style="normal" fo:font-weight="normal" officeooo:paragraph-rsid="003083e3"/>
    </style:style>
    <style:style style:name="P204" style:family="paragraph" style:parent-style-name="Standard" style:list-style-name="L6">
      <style:text-properties fo:font-variant="normal" fo:text-transform="none" style:use-window-font-color="true" style:font-name="ui-monospace" fo:font-size="9pt" fo:letter-spacing="normal" fo:font-style="normal" fo:font-weight="normal" officeooo:rsid="003126bd" officeooo:paragraph-rsid="003126bd"/>
    </style:style>
    <style:style style:name="P205" style:family="paragraph" style:parent-style-name="Standard" style:list-style-name="L12">
      <style:text-properties officeooo:paragraph-rsid="005a9ac5"/>
    </style:style>
    <style:style style:name="P206" style:family="paragraph" style:parent-style-name="Standard" style:list-style-name="L12">
      <style:text-properties fo:color="#a9b7c6" style:font-name="JetBrains Mono" fo:font-size="10pt" fo:font-style="normal" fo:font-weight="normal" officeooo:rsid="005a9ac5" officeooo:paragraph-rsid="005a9ac5" style:font-size-asian="10pt" style:font-style-asian="normal" style:font-weight-asian="normal"/>
    </style:style>
    <style:style style:name="P207" style:family="paragraph" style:parent-style-name="Standard">
      <style:text-properties fo:color="#c9211e" style:font-name="JetBrains Mono" fo:font-size="10pt" fo:font-style="normal" style:text-underline-style="none" fo:font-weight="bold" officeooo:rsid="0069f3b8" officeooo:paragraph-rsid="0069f3b8" style:font-size-asian="10pt" style:font-style-asian="normal" style:font-weight-asian="bold" style:font-size-complex="9pt" style:font-style-complex="italic" style:font-weight-complex="bold"/>
    </style:style>
    <style:style style:name="P208" style:family="paragraph" style:parent-style-name="Standard">
      <style:text-properties officeooo:paragraph-rsid="006cf37b"/>
    </style:style>
    <style:style style:name="P209" style:family="paragraph" style:parent-style-name="Standard">
      <style:text-properties officeooo:paragraph-rsid="006e5200"/>
    </style:style>
    <style:style style:name="P210" style:family="paragraph" style:parent-style-name="Standard">
      <style:text-properties officeooo:rsid="006f8576" officeooo:paragraph-rsid="006f8576"/>
    </style:style>
    <style:style style:name="P211" style:family="paragraph" style:parent-style-name="Standard">
      <style:text-properties fo:color="#000000" officeooo:rsid="006f8576" officeooo:paragraph-rsid="006f8576"/>
    </style:style>
    <style:style style:name="P212" style:family="paragraph" style:parent-style-name="Standard">
      <style:text-properties fo:color="#000000" officeooo:rsid="007062aa" officeooo:paragraph-rsid="007062aa"/>
    </style:style>
    <style:style style:name="P213" style:family="paragraph" style:parent-style-name="Standard">
      <style:text-properties officeooo:paragraph-rsid="006f8576"/>
    </style:style>
    <style:style style:name="P214" style:family="paragraph" style:parent-style-name="Standard" style:list-style-name="L5">
      <style:paragraph-properties fo:break-before="page"/>
      <style:text-properties style:use-window-font-color="true" style:text-underline-style="none" officeooo:rsid="002fd717" officeooo:paragraph-rsid="002fd717"/>
    </style:style>
    <style:style style:name="P215" style:family="paragraph" style:parent-style-name="Standard" style:list-style-name="L10">
      <style:paragraph-properties fo:break-before="page"/>
      <style:text-properties style:use-window-font-color="true" style:font-name="JetBrains Mono" fo:font-size="9pt" fo:font-style="italic" style:text-underline-style="none" fo:font-weight="normal" officeooo:rsid="0051e1f7" officeooo:paragraph-rsid="0051e1f7" style:font-size-asian="9pt" style:font-style-asian="italic" style:font-weight-asian="normal" style:font-size-complex="9pt" style:font-style-complex="italic"/>
    </style:style>
    <style:style style:name="P216" style:family="paragraph" style:parent-style-name="Standard">
      <style:paragraph-properties fo:break-before="page"/>
      <style:text-properties style:use-window-font-color="true" style:text-underline-style="solid" style:text-underline-width="auto" style:text-underline-color="font-color" officeooo:rsid="006cf37b" officeooo:paragraph-rsid="006f8576"/>
    </style:style>
    <style:style style:name="P217" style:family="paragraph" style:parent-style-name="Standard">
      <style:paragraph-properties fo:break-before="page"/>
      <style:text-properties officeooo:paragraph-rsid="00253fdd"/>
    </style:style>
    <style:style style:name="P218" style:family="paragraph" style:parent-style-name="Text_20_body" style:list-style-name="L13">
      <style:text-properties fo:font-variant="normal" fo:text-transform="none" fo:color="#2a6099" style:font-name="udemy sans" fo:font-size="8pt" fo:letter-spacing="normal" fo:font-style="normal" style:text-underline-style="none" fo:font-weight="normal" officeooo:rsid="005d9efd" officeooo:paragraph-rsid="005d9efd" style:font-size-asian="8pt" style:font-style-asian="italic" style:font-weight-asian="normal" style:font-size-complex="8pt" style:font-style-complex="italic" loext:padding="0cm" loext:border="none"/>
    </style:style>
    <style:style style:name="P219" style:family="paragraph" style:parent-style-name="Text_20_body" style:list-style-name="L17">
      <style:text-properties officeooo:paragraph-rsid="0060f9db"/>
    </style:style>
    <style:style style:name="P220" style:family="paragraph" style:parent-style-name="Text_20_body" style:list-style-name="L18">
      <style:text-properties officeooo:paragraph-rsid="0060f9db"/>
    </style:style>
    <style:style style:name="P221" style:family="paragraph" style:parent-style-name="Text_20_body" style:list-style-name="L20">
      <style:text-properties fo:color="#000000" style:font-name="JetBrains Mono" fo:font-size="9pt" fo:font-style="normal" style:text-underline-style="none" fo:font-weight="normal" officeooo:rsid="0062eb12" officeooo:paragraph-rsid="0062eb12" style:font-size-asian="9pt" style:font-style-asian="normal" style:font-weight-asian="normal" style:font-size-complex="9pt" style:font-style-complex="normal" style:font-weight-complex="normal"/>
    </style:style>
    <style:style style:name="P222" style:family="paragraph" style:parent-style-name="Text_20_body" style:list-style-name="L21">
      <style:text-properties fo:color="#000000" style:font-name="JetBrains Mono" fo:font-size="9pt" fo:font-style="normal" style:text-underline-style="none" fo:font-weight="normal" officeooo:rsid="0063d48c" officeooo:paragraph-rsid="0063d48c" style:font-size-asian="9pt" style:font-style-asian="normal" style:font-weight-asian="normal" style:font-size-complex="9pt" style:font-style-complex="normal" style:font-weight-complex="normal"/>
    </style:style>
    <style:style style:name="P223" style:family="paragraph" style:parent-style-name="Text_20_body" style:list-style-name="L22">
      <style:text-properties fo:color="#000000" style:font-name="JetBrains Mono" fo:font-size="9pt" fo:font-style="italic" style:text-underline-style="none" fo:font-weight="normal" officeooo:rsid="00665d0e" officeooo:paragraph-rsid="00665d0e" style:font-size-asian="7.84999990463257pt" style:font-style-asian="italic" style:font-weight-asian="normal" style:font-size-complex="9pt" style:font-style-complex="italic" style:font-weight-complex="normal"/>
    </style:style>
    <style:style style:name="P224" style:family="paragraph" style:parent-style-name="Text_20_body" style:list-style-name="L22">
      <style:text-properties style:use-window-font-color="true" style:font-name="JetBrains Mono" fo:font-size="9pt" fo:font-style="italic" style:text-underline-style="none" fo:font-weight="normal" officeooo:rsid="00665d0e" officeooo:paragraph-rsid="00665d0e" style:font-size-asian="7.84999990463257pt" style:font-style-asian="italic" style:font-weight-asian="normal" style:font-size-complex="9pt" style:font-style-complex="italic" style:font-weight-complex="normal"/>
    </style:style>
    <style:style style:name="P225" style:family="paragraph" style:parent-style-name="Text_20_body" style:list-style-name="L22">
      <style:text-properties fo:font-style="italic" fo:font-weight="normal" officeooo:rsid="00665d0e" officeooo:paragraph-rsid="00665d0e" style:font-style-asian="italic" style:font-weight-asian="normal" style:font-style-complex="italic" style:font-weight-complex="normal"/>
    </style:style>
    <style:style style:name="P226" style:family="paragraph" style:parent-style-name="Text_20_body" style:list-style-name="L23">
      <style:text-properties fo:color="#c9211e" style:font-name="JetBrains Mono" fo:font-size="9pt" fo:font-style="italic" style:text-underline-style="none" fo:font-weight="normal" officeooo:rsid="00681570" officeooo:paragraph-rsid="00681570" style:font-size-asian="7.84999990463257pt" style:font-style-asian="italic" style:font-weight-asian="normal" style:font-size-complex="9pt" style:font-style-complex="italic" style:font-weight-complex="normal"/>
    </style:style>
    <style:style style:name="P227" style:family="paragraph" style:parent-style-name="Text_20_body">
      <style:text-properties officeooo:paragraph-rsid="0069f3b8"/>
    </style:style>
    <style:style style:name="P228" style:family="paragraph" style:parent-style-name="Text_20_body" style:list-style-name="L14">
      <style:paragraph-properties fo:margin-top="0cm" fo:margin-bottom="0cm" loext:contextual-spacing="false" fo:orphans="60" fo:widows="2" fo:padding="0cm" fo:border="none"/>
      <style:text-properties fo:font-variant="normal" fo:text-transform="none" fo:color="#2a6099" style:font-name="udemy sans" fo:font-size="8pt" fo:letter-spacing="normal" fo:font-style="normal" style:text-underline-style="none" fo:font-weight="normal" officeooo:rsid="005d9efd" officeooo:paragraph-rsid="005d9efd" style:font-size-asian="8pt" style:font-size-complex="8pt" loext:padding="0cm" loext:border="none"/>
    </style:style>
    <style:style style:name="P229" style:family="paragraph" style:parent-style-name="Text_20_body" style:list-style-name="L19">
      <style:paragraph-properties fo:margin-left="0cm" fo:margin-right="0cm" fo:margin-top="0cm" fo:margin-bottom="0cm" loext:contextual-spacing="false" fo:line-height="160%" fo:orphans="2" fo:widows="2" fo:text-indent="0cm" style:auto-text-indent="false" fo:padding="0cm" fo:border="none"/>
      <style:text-properties officeooo:paragraph-rsid="0060f9db"/>
    </style:style>
    <style:style style:name="P230" style:family="paragraph" style:parent-style-name="Text_20_body" style:list-style-name="L21">
      <style:paragraph-properties fo:break-before="page"/>
      <style:text-properties fo:color="#000000" style:font-name="JetBrains Mono" fo:font-size="9pt" fo:font-style="normal" style:text-underline-style="none" fo:font-weight="normal" officeooo:rsid="0063d48c" officeooo:paragraph-rsid="0063d48c" style:font-size-asian="9pt" style:font-style-asian="normal" style:font-weight-asian="normal" style:font-size-complex="9pt" style:font-style-complex="normal" style:font-weight-complex="normal"/>
    </style:style>
    <style:style style:name="P231" style:family="paragraph" style:parent-style-name="Text_20_body" style:list-style-name="L23">
      <style:paragraph-properties fo:break-before="page"/>
      <style:text-properties fo:color="#000000" style:font-name="JetBrains Mono" fo:font-size="9pt" fo:font-style="italic" style:text-underline-style="none" fo:font-weight="normal" officeooo:rsid="00681570" officeooo:paragraph-rsid="00681570" style:font-size-asian="7.84999990463257pt" style:font-style-asian="italic" style:font-weight-asian="normal" style:font-size-complex="9pt" style:font-style-complex="italic" style:font-weight-complex="normal"/>
    </style:style>
    <style:style style:name="P232" style:family="paragraph">
      <style:paragraph-properties style:text-autospace="none"/>
      <style:text-properties style:font-name="F" fo:font-size="12pt"/>
    </style:style>
    <style:style style:name="P233" style:family="paragraph">
      <loext:graphic-properties draw:fill="none" draw:fill-color="#ffffff"/>
    </style:style>
    <style:style style:name="P234" style:family="paragraph">
      <style:paragraph-properties style:text-autospace="none"/>
    </style:style>
    <style:style style:name="P235" style:family="paragraph">
      <loext:graphic-properties draw:fill="none" draw:fill-color="#ffffff"/>
      <style:paragraph-properties style:writing-mode="lr-tb"/>
    </style:style>
    <style:style style:name="P236" style:family="paragraph">
      <loext:graphic-properties draw:fill="none" draw:fill-color="#ffffff"/>
      <style:paragraph-properties style:text-autospace="none" style:writing-mode="lr-tb"/>
      <style:text-properties fo:font-size="12pt"/>
    </style:style>
    <style:style style:name="P237" style:family="paragraph">
      <loext:graphic-properties draw:fill="none" draw:fill-color="#ffffff"/>
      <style:paragraph-properties style:text-autospace="none" style:writing-mode="lr-tb"/>
      <style:text-properties fo:color="#000000" fo:font-size="12pt"/>
    </style:style>
    <style:style style:name="P238" style:family="paragraph">
      <loext:graphic-properties draw:fill="none" draw:fill-color="#ffffff"/>
      <style:paragraph-properties style:writing-mode="lr-tb"/>
      <style:text-properties style:use-window-font-color="true"/>
    </style:style>
    <style:style style:name="P239" style:family="paragraph">
      <loext:graphic-properties draw:fill="none" draw:fill-color="#ffffff"/>
      <style:paragraph-properties style:writing-mode="lr-tb"/>
      <style:text-properties fo:color="#000000"/>
    </style:style>
    <style:style style:name="T1" style:family="text">
      <style:text-properties officeooo:rsid="0020a595"/>
    </style:style>
    <style:style style:name="T2" style:family="text">
      <style:text-properties officeooo:rsid="0026e81d"/>
    </style:style>
    <style:style style:name="T3" style:family="text">
      <style:text-properties fo:font-style="italic" style:text-underline-style="none" style:font-style-asian="italic" style:font-style-complex="italic"/>
    </style:style>
    <style:style style:name="T4" style:family="text">
      <style:text-properties fo:font-style="italic" style:text-underline-style="none" officeooo:rsid="0029a577" style:font-style-asian="italic" style:font-style-complex="italic"/>
    </style:style>
    <style:style style:name="T5" style:family="text">
      <style:text-properties fo:font-style="italic" style:text-underline-style="none" officeooo:rsid="003083e3" style:font-style-asian="italic" style:font-style-complex="italic"/>
    </style:style>
    <style:style style:name="T6" style:family="text">
      <style:text-properties style:text-underline-style="none"/>
    </style:style>
    <style:style style:name="T7" style:family="text">
      <style:text-properties style:text-underline-style="none" officeooo:rsid="002f6df8"/>
    </style:style>
    <style:style style:name="T8" style:family="text">
      <style:text-properties style:text-underline-style="none" officeooo:rsid="0048d86c"/>
    </style:style>
    <style:style style:name="T9" style:family="text">
      <style:text-properties style:text-underline-style="none" officeooo:rsid="00721200"/>
    </style:style>
    <style:style style:name="T10" style:family="text">
      <style:text-properties fo:font-variant="normal" fo:text-transform="none" style:font-name="ui-monospace" fo:font-size="9pt" fo:letter-spacing="normal" fo:font-style="normal" fo:font-weight="normal"/>
    </style:style>
    <style:style style:name="T11" style:family="text">
      <style:text-properties fo:font-variant="normal" fo:text-transform="none" style:font-name="ui-monospace" fo:font-size="9pt" fo:letter-spacing="normal" fo:font-style="normal" fo:font-weight="normal" officeooo:rsid="0064183a"/>
    </style:style>
    <style:style style:name="T12" style:family="text">
      <style:text-properties fo:font-variant="normal" fo:text-transform="none" fo:color="#086dc3" style:text-line-through-style="none" style:text-line-through-type="none" style:font-name="inherit" fo:font-size="12pt" fo:letter-spacing="normal" fo:font-style="normal" style:text-underline-style="none" fo:font-weight="normal" style:text-blinking="false" loext:padding="0cm" loext:border="none"/>
    </style:style>
    <style:style style:name="T13" style:family="text">
      <style:text-properties fo:font-variant="normal" fo:text-transform="none" fo:color="#000000" style:font-name="inherit" fo:font-size="12pt" fo:letter-spacing="normal" fo:font-style="normal" fo:font-weight="normal" loext:padding="0cm" loext:border="none"/>
    </style:style>
    <style:style style:name="T14" style:family="text">
      <style:text-properties fo:font-variant="normal" fo:text-transform="none" fo:color="#000000" style:font-name="inherit" fo:font-size="12pt" fo:letter-spacing="normal" fo:font-style="normal" fo:font-weight="normal" officeooo:rsid="0020e7b6" loext:padding="0cm" loext:border="none"/>
    </style:style>
    <style:style style:name="T15" style:family="text">
      <style:text-properties fo:font-variant="normal" fo:text-transform="none" fo:color="#000000" style:font-name="inherit" fo:font-size="12pt" fo:letter-spacing="normal" fo:font-style="normal" style:text-underline-style="solid" style:text-underline-width="auto" style:text-underline-color="font-color" fo:font-weight="normal" officeooo:rsid="0020e7b6" loext:padding="0cm" loext:border="none"/>
    </style:style>
    <style:style style:name="T16" style:family="text">
      <style:text-properties fo:font-variant="normal" fo:text-transform="none" fo:color="#000000" style:font-name="inherit" fo:letter-spacing="normal" fo:font-style="italic" style:text-underline-style="none" fo:font-weight="normal" style:font-style-asian="italic" style:font-style-complex="italic" loext:padding="0cm" loext:border="none"/>
    </style:style>
    <style:style style:name="T17" style:family="text">
      <style:text-properties fo:font-variant="normal" fo:text-transform="none" fo:color="#000000" style:font-name="inherit" fo:font-size="9pt" fo:letter-spacing="normal" fo:font-style="italic" style:text-underline-style="none" fo:font-weight="normal" style:font-size-asian="9pt" style:font-style-asian="italic" style:font-size-complex="9pt" style:font-style-complex="italic" loext:padding="0cm" loext:border="none"/>
    </style:style>
    <style:style style:name="T18" style:family="text">
      <style:text-properties fo:font-variant="normal" fo:text-transform="none" fo:color="#000000" style:font-name="Monaco" fo:font-size="9.75pt" fo:letter-spacing="normal" fo:font-style="normal" fo:font-weight="normal" loext:padding="0cm" loext:border="none"/>
    </style:style>
    <style:style style:name="T19" style:family="text">
      <style:text-properties fo:font-variant="normal" fo:text-transform="none" fo:color="#000000" style:font-name="Monaco" fo:letter-spacing="normal" fo:font-style="italic" style:text-underline-style="none" fo:font-weight="normal" style:font-style-asian="italic" style:font-style-complex="italic" loext:padding="0cm" loext:border="none"/>
    </style:style>
    <style:style style:name="T20" style:family="text">
      <style:text-properties fo:font-variant="normal" fo:text-transform="none" fo:color="#000000" style:font-name="Monaco" fo:font-size="9pt" fo:letter-spacing="normal" fo:font-style="italic" style:text-underline-style="none" fo:font-weight="normal" style:font-size-asian="9pt" style:font-style-asian="italic" style:font-size-complex="9pt" style:font-style-complex="italic" loext:padding="0cm" loext:border="none"/>
    </style:style>
    <style:style style:name="T21" style:family="text">
      <style:text-properties fo:font-variant="normal" fo:text-transform="none" fo:color="#333333" style:font-name="Monaco" fo:font-size="12pt" fo:letter-spacing="normal" fo:font-style="normal" fo:font-weight="bold" fo:background-color="#f8f8f8" loext:char-shading-value="0" loext:padding="0cm" loext:border="none"/>
    </style:style>
    <style:style style:name="T22" style:family="text">
      <style:text-properties fo:font-variant="normal" fo:text-transform="none" fo:color="#222222" style:font-name="Monaco" fo:font-size="12pt" fo:letter-spacing="normal" fo:font-style="normal" fo:font-weight="normal" fo:background-color="#f8f8f8" loext:char-shading-value="0" loext:padding="0cm" loext:border="none"/>
    </style:style>
    <style:style style:name="T23" style:family="text">
      <style:text-properties fo:font-variant="normal" fo:text-transform="none" fo:color="#222222" fo:letter-spacing="normal" fo:background-color="#f8f8f8" loext:char-shading-value="0" loext:padding="0cm" loext:border="none"/>
    </style:style>
    <style:style style:name="T24" style:family="text">
      <style:text-properties fo:font-variant="normal" fo:text-transform="none" fo:color="#999999" style:font-name="Monaco" fo:font-size="12pt" fo:letter-spacing="normal" fo:font-style="normal" fo:font-weight="bold" fo:background-color="#f8f8f8" loext:char-shading-value="0" loext:padding="0cm" loext:border="none"/>
    </style:style>
    <style:style style:name="T25" style:family="text">
      <style:text-properties fo:font-variant="normal" fo:text-transform="none" fo:color="#445588" style:font-name="Monaco" fo:font-size="12pt" fo:letter-spacing="normal" fo:font-style="normal" fo:font-weight="bold" fo:background-color="#f8f8f8" loext:char-shading-value="0" loext:padding="0cm" loext:border="none"/>
    </style:style>
    <style:style style:name="T26" style:family="text">
      <style:text-properties fo:font-variant="normal" fo:text-transform="none" fo:color="#999988" style:font-name="Monaco" fo:font-size="12pt" fo:letter-spacing="normal" fo:font-style="italic" fo:font-weight="normal" fo:background-color="#f8f8f8" loext:char-shading-value="0" loext:padding="0cm" loext:border="none"/>
    </style:style>
    <style:style style:name="T27" style:family="text">
      <style:text-properties fo:font-variant="normal" fo:text-transform="none" fo:color="#3465a4" style:font-name="inherit" fo:font-size="12pt" fo:letter-spacing="normal" fo:font-style="normal" style:text-underline-style="solid" style:text-underline-width="auto" style:text-underline-color="font-color" fo:font-weight="normal" officeooo:rsid="001ef4fd" loext:padding="0cm" loext:border="none"/>
    </style:style>
    <style:style style:name="T28" style:family="text">
      <style:text-properties fo:font-variant="normal" fo:text-transform="none" fo:color="#2a6099" style:font-name="apple-system" fo:font-size="9pt" fo:letter-spacing="normal" fo:font-style="normal" style:text-underline-style="solid" style:text-underline-width="auto" style:text-underline-color="font-color" fo:font-weight="normal" officeooo:rsid="00721200" style:font-size-asian="9pt" style:font-style-asian="italic" style:font-weight-asian="normal" style:font-size-complex="9pt" style:font-style-complex="italic" style:font-weight-complex="normal"/>
    </style:style>
    <style:style style:name="T29" style:family="text">
      <style:text-properties fo:font-variant="normal" fo:text-transform="none" fo:color="#2a6099" style:font-name="apple-system" fo:font-size="9pt" fo:letter-spacing="normal" fo:font-style="normal" fo:font-weight="normal" officeooo:rsid="00721200" style:font-size-asian="9pt" style:font-style-asian="italic" style:font-weight-asian="normal" style:font-size-complex="9pt" style:font-style-complex="italic" style:font-weight-complex="normal"/>
    </style:style>
    <style:style style:name="T30" style:family="text">
      <style:text-properties fo:font-variant="normal" fo:text-transform="none" fo:color="#2a6099" style:font-name="apple-system" fo:font-size="9pt" fo:letter-spacing="normal" fo:font-style="normal" style:text-underline-style="none" fo:font-weight="normal" officeooo:rsid="006cf37b" style:font-size-asian="9pt" style:font-size-complex="9pt"/>
    </style:style>
    <style:style style:name="T31" style:family="text">
      <style:text-properties fo:font-variant="normal" fo:text-transform="none" fo:color="#2a6099" style:font-name="apple-system" fo:font-size="9pt" fo:letter-spacing="normal" fo:font-style="normal" style:text-underline-style="none" fo:font-weight="normal" officeooo:rsid="006e5200" style:font-size-asian="9pt" style:font-size-complex="9pt"/>
    </style:style>
    <style:style style:name="T32" style:family="text">
      <style:text-properties fo:font-variant="normal" fo:text-transform="none" fo:color="#2a6099" style:font-name="apple-system" fo:font-size="9pt" fo:letter-spacing="normal" fo:font-style="normal" style:text-underline-style="none" fo:font-weight="normal" style:font-size-asian="9pt" style:font-style-asian="italic" style:font-weight-asian="normal" style:font-size-complex="9pt" style:font-style-complex="italic" style:font-weight-complex="normal"/>
    </style:style>
    <style:style style:name="T33" style:family="text">
      <style:text-properties fo:font-variant="normal" fo:text-transform="none" fo:color="#2a6099" style:font-name="apple-system" fo:font-size="9pt" fo:letter-spacing="normal" fo:font-style="normal" style:text-underline-style="none" fo:font-weight="normal" officeooo:rsid="006e5200" style:font-size-asian="9pt" style:font-style-asian="italic" style:font-weight-asian="normal" style:font-size-complex="9pt" style:font-style-complex="italic" style:font-weight-complex="normal"/>
    </style:style>
    <style:style style:name="T34" style:family="text">
      <style:text-properties fo:font-variant="normal" fo:text-transform="none" fo:color="#2a6099" style:font-name="apple-system" fo:font-size="9pt" fo:letter-spacing="normal" fo:font-style="normal" style:text-underline-style="none" fo:font-weight="normal" officeooo:rsid="00721200" style:font-size-asian="9pt" style:font-style-asian="italic" style:font-weight-asian="normal" style:font-size-complex="9pt" style:font-style-complex="italic" style:font-weight-complex="normal"/>
    </style:style>
    <style:style style:name="T35" style:family="text">
      <style:text-properties fo:font-variant="normal" fo:text-transform="none" fo:color="#1e252c" style:font-name="apple-system" fo:font-size="9pt" fo:letter-spacing="normal" fo:font-style="normal" style:text-underline-style="none" fo:font-weight="normal" officeooo:rsid="006cf37b" style:font-size-asian="9pt" style:font-size-complex="9pt"/>
    </style:style>
    <style:style style:name="T36" style:family="text">
      <style:text-properties fo:font-variant="normal" fo:text-transform="none" fo:color="#289ce1" style:font-name="apple-system" fo:font-size="9pt" fo:letter-spacing="normal" fo:font-style="normal" style:text-underline-style="none" fo:font-weight="normal" officeooo:rsid="006cf37b" fo:background-color="#ffffff" loext:char-shading-value="0" style:font-size-asian="9pt" style:font-size-complex="9pt"/>
    </style:style>
    <style:style style:name="T37" style:family="text">
      <style:text-properties fo:font-variant="normal" fo:text-transform="none" style:font-name="apple-system" fo:font-size="9pt" fo:letter-spacing="normal" fo:font-style="normal" style:text-underline-style="none" fo:font-weight="normal" style:font-size-asian="9pt" style:font-size-complex="9pt"/>
    </style:style>
    <style:style style:name="T38" style:family="text">
      <style:text-properties fo:font-variant="normal" fo:text-transform="none" style:font-name="apple-system" fo:font-size="9pt" fo:letter-spacing="normal" fo:font-style="normal" style:text-underline-style="none" fo:font-weight="normal" officeooo:rsid="006e5200" style:font-size-asian="9pt" style:font-size-complex="9pt"/>
    </style:style>
    <style:style style:name="T39" style:family="text">
      <style:text-properties fo:font-variant="normal" fo:text-transform="none" style:font-name="apple-system" fo:font-size="9pt" fo:letter-spacing="normal" fo:font-style="normal" style:text-underline-style="none" fo:font-weight="normal" style:font-size-asian="9pt" style:font-style-asian="italic" style:font-weight-asian="normal" style:font-size-complex="9pt" style:font-style-complex="italic" style:font-weight-complex="normal"/>
    </style:style>
    <style:style style:name="T40" style:family="text">
      <style:text-properties fo:font-variant="normal" fo:text-transform="none" style:font-name="apple-system" fo:font-size="9pt" fo:letter-spacing="normal" fo:font-style="normal" style:text-underline-style="none" fo:font-weight="normal" officeooo:rsid="006e5200" style:font-size-asian="9pt" style:font-style-asian="italic" style:font-weight-asian="normal" style:font-size-complex="9pt" style:font-style-complex="italic" style:font-weight-complex="normal"/>
    </style:style>
    <style:style style:name="T41" style:family="text">
      <style:text-properties officeooo:rsid="003cc727"/>
    </style:style>
    <style:style style:name="T42" style:family="text">
      <style:text-properties officeooo:rsid="003e526f"/>
    </style:style>
    <style:style style:name="T43" style:family="text">
      <style:text-properties style:font-name="JetBrains Mono" fo:font-size="10pt" fo:font-style="normal" fo:font-weight="normal" style:font-size-asian="10pt" style:font-style-asian="normal" style:font-weight-asian="normal"/>
    </style:style>
    <style:style style:name="T44" style:family="text">
      <style:text-properties style:font-name="JetBrains Mono" fo:font-size="10pt" fo:font-style="normal" fo:font-weight="normal" officeooo:rsid="004925e9" style:font-size-asian="10pt" style:font-style-asian="normal" style:font-weight-asian="normal"/>
    </style:style>
    <style:style style:name="T45" style:family="text">
      <style:text-properties style:font-name="JetBrains Mono" fo:font-size="10pt" fo:font-style="normal" fo:font-weight="normal" officeooo:rsid="0048d86c" style:font-size-asian="10pt" style:font-style-asian="normal" style:font-weight-asian="normal"/>
    </style:style>
    <style:style style:name="T46" style:family="text">
      <style:text-properties style:font-name="JetBrains Mono" fo:font-size="10pt" fo:font-style="normal" fo:font-weight="normal" officeooo:rsid="005eba73" style:font-size-asian="10pt" style:font-style-asian="normal" style:font-weight-asian="normal"/>
    </style:style>
    <style:style style:name="T47" style:family="text">
      <style:text-properties style:font-name="JetBrains Mono" fo:font-size="10pt" fo:font-style="normal" style:text-underline-style="none" fo:font-weight="normal" officeooo:rsid="002f6df8" style:font-size-asian="10pt" style:font-style-asian="normal" style:font-weight-asian="normal"/>
    </style:style>
    <style:style style:name="T48" style:family="text">
      <style:text-properties style:font-name="JetBrains Mono" fo:font-size="10pt" fo:font-style="normal" style:font-size-asian="10pt" style:font-style-asian="normal"/>
    </style:style>
    <style:style style:name="T49" style:family="text">
      <style:text-properties style:font-name="JetBrains Mono" fo:font-size="10pt" fo:font-style="normal" fo:font-weight="bold" style:font-size-asian="10pt" style:font-style-asian="normal" style:font-weight-asian="bold" style:font-weight-complex="bold"/>
    </style:style>
    <style:style style:name="T50" style:family="text">
      <style:text-properties style:font-name="JetBrains Mono" fo:font-size="10pt" style:font-size-asian="10pt"/>
    </style:style>
    <style:style style:name="T51" style:family="text">
      <style:text-properties style:font-name="JetBrains Mono" fo:font-size="9pt" fo:font-style="italic" style:text-underline-style="none" fo:font-weight="normal" style:font-size-asian="9pt" style:font-style-asian="italic" style:font-weight-asian="normal" style:font-size-complex="9pt" style:font-style-complex="italic"/>
    </style:style>
    <style:style style:name="T52" style:family="text">
      <style:text-properties style:font-name="JetBrains Mono" fo:font-size="9pt" fo:font-style="italic" style:text-underline-style="none" fo:font-weight="normal" officeooo:rsid="0052e784" style:font-size-asian="9pt" style:font-style-asian="italic" style:font-weight-asian="normal" style:font-size-complex="9pt" style:font-style-complex="italic"/>
    </style:style>
    <style:style style:name="T53" style:family="text">
      <style:text-properties style:font-name="JetBrains Mono" fo:font-size="9pt" fo:font-style="italic" style:text-underline-style="none" fo:font-weight="normal" officeooo:rsid="005eba73" style:font-size-asian="9pt" style:font-style-asian="italic" style:font-weight-asian="normal" style:font-size-complex="9pt" style:font-style-complex="italic"/>
    </style:style>
    <style:style style:name="T54" style:family="text">
      <style:text-properties style:font-name="JetBrains Mono" fo:font-size="9pt" fo:font-style="italic" style:text-underline-style="none" fo:font-weight="bold" officeooo:rsid="0064183a" style:font-size-asian="7.84999990463257pt" style:font-style-asian="italic" style:font-weight-asian="bold" style:font-size-complex="9pt" style:font-style-complex="italic" style:font-weight-complex="bold"/>
    </style:style>
    <style:style style:name="T55" style:family="text">
      <style:text-properties style:font-name="JetBrains Mono" fo:font-size="9pt" fo:font-style="normal" style:text-underline-style="none" fo:font-weight="normal" officeooo:rsid="004ee978" style:font-size-asian="9pt" style:font-style-asian="normal" style:font-weight-asian="normal" style:font-size-complex="9pt" style:font-weight-complex="normal"/>
    </style:style>
    <style:style style:name="T56" style:family="text">
      <style:text-properties officeooo:rsid="004925e9"/>
    </style:style>
    <style:style style:name="T57" style:family="text">
      <style:text-properties officeooo:rsid="004c31cc"/>
    </style:style>
    <style:style style:name="T58" style:family="text">
      <style:text-properties fo:color="#2a6099"/>
    </style:style>
    <style:style style:name="T59" style:family="text">
      <style:text-properties fo:color="#2a6099" style:font-name="JetBrains Mono" fo:font-size="9pt" fo:font-style="italic" style:text-underline-style="solid" style:text-underline-width="auto" style:text-underline-color="font-color" fo:font-weight="normal" officeooo:rsid="00574815" style:font-size-asian="9pt" style:font-style-asian="italic" style:font-weight-asian="normal" style:font-size-complex="9pt" style:font-style-complex="italic"/>
    </style:style>
    <style:style style:name="T60" style:family="text">
      <style:text-properties fo:color="#2a6099" style:font-name="JetBrains Mono" fo:font-size="9pt" fo:font-style="italic" style:text-underline-style="solid" style:text-underline-width="auto" style:text-underline-color="font-color" fo:font-weight="normal" officeooo:rsid="006bbae9" style:font-size-asian="7.84999990463257pt" style:font-style-asian="italic" style:font-weight-asian="normal" style:font-size-complex="9pt" style:font-style-complex="italic" style:font-weight-complex="normal"/>
    </style:style>
    <style:style style:name="T61" style:family="text">
      <style:text-properties fo:color="#2a6099" style:font-name="JetBrains Mono" fo:font-size="9pt" fo:font-style="normal" style:text-underline-style="solid" style:text-underline-width="auto" style:text-underline-color="font-color" fo:font-weight="bold" officeooo:rsid="006127ce" style:font-size-asian="9pt" style:font-style-asian="normal" style:font-weight-asian="bold" style:font-size-complex="9pt" style:font-style-complex="normal" style:font-weight-complex="bold"/>
    </style:style>
    <style:style style:name="T62" style:family="text">
      <style:text-properties fo:color="#2a6099" style:text-underline-style="solid" style:text-underline-width="auto" style:text-underline-color="font-color" officeooo:rsid="006cf37b"/>
    </style:style>
    <style:style style:name="T63" style:family="text">
      <style:text-properties fo:color="#2a6099" style:text-underline-style="solid" style:text-underline-width="auto" style:text-underline-color="font-color" officeooo:rsid="00721200"/>
    </style:style>
    <style:style style:name="T64" style:family="text">
      <style:text-properties fo:color="#2a6099" fo:font-size="9pt" style:text-underline-style="none" officeooo:rsid="006cf37b" style:font-size-asian="9pt" style:font-size-complex="9pt"/>
    </style:style>
    <style:style style:name="T65" style:family="text">
      <style:text-properties fo:color="#2a6099" style:text-underline-style="none" officeooo:rsid="00721200"/>
    </style:style>
    <style:style style:name="T66" style:family="text">
      <style:text-properties fo:color="#2a6099" officeooo:rsid="00721200"/>
    </style:style>
    <style:style style:name="T67" style:family="text">
      <style:text-properties style:use-window-font-color="true"/>
    </style:style>
    <style:style style:name="T68" style:family="text">
      <style:text-properties style:use-window-font-color="true" fo:font-style="italic" style:text-underline-style="none" officeooo:rsid="0028bc3a" style:font-style-asian="italic" style:font-style-complex="italic"/>
    </style:style>
    <style:style style:name="T69" style:family="text">
      <style:text-properties style:use-window-font-color="true" fo:font-style="italic" style:text-underline-style="none" officeooo:rsid="003b5cd9" style:font-style-asian="italic" style:font-style-complex="italic"/>
    </style:style>
    <style:style style:name="T70" style:family="text">
      <style:text-properties style:use-window-font-color="true" style:font-name="JetBrains Mono" fo:font-size="9pt" fo:font-style="italic" style:text-underline-style="none" fo:font-weight="normal" officeooo:rsid="005a9ac5" style:font-size-asian="9pt" style:font-style-asian="italic" style:font-weight-asian="normal" style:font-size-complex="9pt" style:font-style-complex="italic"/>
    </style:style>
    <style:style style:name="T71" style:family="text">
      <style:text-properties style:use-window-font-color="true" style:font-name="JetBrains Mono" fo:font-size="9pt" style:text-underline-style="none" style:font-size-asian="7.84999990463257pt" style:font-size-complex="9pt"/>
    </style:style>
    <style:style style:name="T72" style:family="text">
      <style:text-properties style:use-window-font-color="true" style:text-underline-style="solid" style:text-underline-width="auto" style:text-underline-color="font-color" officeooo:rsid="00253fdd"/>
    </style:style>
    <style:style style:name="T73" style:family="text">
      <style:text-properties style:use-window-font-color="true" style:text-underline-style="solid" style:text-underline-width="auto" style:text-underline-color="font-color" officeooo:rsid="00721200"/>
    </style:style>
    <style:style style:name="T74" style:family="text">
      <style:text-properties style:use-window-font-color="true" officeooo:rsid="00721200"/>
    </style:style>
    <style:style style:name="T75" style:family="text">
      <style:text-properties style:use-window-font-color="true" style:text-underline-style="none" officeooo:rsid="00721200"/>
    </style:style>
    <style:style style:name="T76" style:family="text">
      <style:text-properties fo:font-size="9pt" fo:font-style="italic" style:font-size-asian="9pt" style:font-style-asian="italic" style:font-size-complex="9pt" style:font-style-complex="italic"/>
    </style:style>
    <style:style style:name="T77" style:family="text">
      <style:text-properties style:font-name="Liberation Serif" fo:font-size="12pt" fo:font-style="normal" fo:font-weight="normal" style:font-size-asian="12pt" style:font-style-asian="normal" style:font-weight-asian="normal"/>
    </style:style>
    <style:style style:name="T78" style:family="text">
      <style:text-properties fo:font-style="normal" style:text-underline-style="solid" style:text-underline-width="auto" style:text-underline-color="font-color" officeooo:rsid="005a74e9" style:font-style-asian="normal" style:font-style-complex="normal"/>
    </style:style>
    <style:style style:name="T79" style:family="text">
      <style:text-properties fo:color="#cc7832" style:font-name="JetBrains Mono" fo:font-size="10pt" fo:font-style="normal" fo:font-weight="normal" style:font-size-asian="10pt" style:font-style-asian="normal" style:font-weight-asian="normal"/>
    </style:style>
    <style:style style:name="T80" style:family="text">
      <style:text-properties fo:color="#cc7832" fo:font-size="10pt" fo:font-style="normal" style:font-size-asian="10pt" style:font-style-asian="normal"/>
    </style:style>
    <style:style style:name="T81" style:family="text">
      <style:text-properties fo:color="#808080" fo:font-size="10pt" fo:font-style="normal" style:font-size-asian="10pt" style:font-style-asian="normal"/>
    </style:style>
    <style:style style:name="T82" style:family="text">
      <style:text-properties fo:color="#6a8759" style:font-name="JetBrains Mono" fo:font-size="10pt" fo:font-style="normal" fo:font-weight="normal" style:font-size-asian="10pt" style:font-style-asian="normal" style:font-weight-asian="normal"/>
    </style:style>
    <style:style style:name="T83" style:family="text">
      <style:text-properties fo:color="#6a8759" fo:font-size="10pt" fo:font-style="normal" style:font-size-asian="10pt" style:font-style-asian="normal"/>
    </style:style>
    <style:style style:name="T84" style:family="text">
      <style:text-properties fo:color="#a9b7c6" fo:font-size="10pt" fo:font-style="normal" style:font-size-asian="10pt" style:font-style-asian="normal"/>
    </style:style>
    <style:style style:name="T85" style:family="text">
      <style:text-properties fo:color="#a9b7c6" style:font-name="JetBrains Mono" fo:font-size="10pt" fo:font-style="normal" fo:font-weight="normal" style:font-size-asian="10pt" style:font-style-asian="normal" style:font-weight-asian="normal"/>
    </style:style>
    <style:style style:name="T86" style:family="text">
      <style:text-properties fo:color="#a9b7c6" style:font-name="JetBrains Mono" fo:font-size="10pt" fo:font-style="normal" fo:font-weight="normal" officeooo:rsid="005a9ac5" style:font-size-asian="10pt" style:font-style-asian="normal" style:font-weight-asian="normal"/>
    </style:style>
    <style:style style:name="T87" style:family="text">
      <style:text-properties fo:color="#bbb529" style:font-name="JetBrains Mono" fo:font-size="10pt" fo:font-style="normal" fo:font-weight="normal" style:font-size-asian="10pt" style:font-style-asian="normal" style:font-weight-asian="normal"/>
    </style:style>
    <style:style style:name="T88" style:family="text">
      <style:text-properties fo:color="#bbb529" style:font-name="JetBrains Mono" fo:font-size="10pt" fo:font-style="normal" fo:font-weight="normal" officeooo:rsid="005a9ac5" style:font-size-asian="10pt" style:font-style-asian="normal" style:font-weight-asian="normal"/>
    </style:style>
    <style:style style:name="T89" style:family="text">
      <style:text-properties fo:color="#bbb529" fo:font-size="10pt" fo:font-style="normal" style:font-size-asian="10pt" style:font-style-asian="normal"/>
    </style:style>
    <style:style style:name="T90" style:family="text">
      <style:text-properties fo:color="#ffc66d" style:font-name="JetBrains Mono" fo:font-size="10pt" fo:font-style="normal" fo:font-weight="normal" style:font-size-asian="10pt" style:font-style-asian="normal" style:font-weight-asian="normal"/>
    </style:style>
    <style:style style:name="T91" style:family="text">
      <style:text-properties style:font-name="0" fo:font-size="10pt" style:font-size-asian="10pt"/>
    </style:style>
    <style:style style:name="T92" style:family="text">
      <style:text-properties officeooo:rsid="001ef4fd"/>
    </style:style>
    <style:style style:name="T93" style:family="text">
      <style:text-properties officeooo:rsid="006127ce"/>
    </style:style>
    <style:style style:name="T94" style:family="text">
      <style:text-properties officeooo:rsid="0063d48c"/>
    </style:style>
    <style:style style:name="T95" style:family="text">
      <style:text-properties fo:color="#000000" style:font-name="JetBrains Mono" fo:font-size="9pt" style:text-underline-style="none" style:font-size-asian="7.84999990463257pt" style:font-size-complex="9pt"/>
    </style:style>
    <style:style style:name="T96" style:family="text">
      <style:text-properties fo:color="#c9211e" style:font-name="JetBrains Mono" fo:font-size="9pt" style:text-underline-style="none" style:font-size-asian="7.84999990463257pt" style:font-size-complex="9pt"/>
    </style:style>
    <style:style style:name="T97" style:family="text">
      <style:text-properties fo:color="#cc7832" style:font-name="JetBrains Mono1" fo:font-size="10pt" style:font-name-asian="JetBrains Mono1" style:font-size-asian="10pt" style:font-name-complex="JetBrains Mono1" style:font-size-complex="10pt"/>
    </style:style>
    <style:style style:name="T98" style:family="text">
      <style:text-properties fo:color="#a9b7c6" style:font-name="JetBrains Mono1" fo:font-size="10pt" style:font-name-asian="JetBrains Mono1" style:font-size-asian="10pt" style:font-name-complex="JetBrains Mono1" style:font-size-complex="10pt"/>
    </style:style>
    <style:style style:name="T99" style:family="text">
      <style:text-properties fo:color="#808080" style:font-name="JetBrains Mono1" fo:font-size="10pt" style:font-name-asian="JetBrains Mono1" style:font-size-asian="10pt" style:font-name-complex="JetBrains Mono1" style:font-size-complex="10pt"/>
    </style:style>
    <style:style style:name="T100" style:family="text">
      <style:text-properties fo:color="#6a8759" style:font-name="JetBrains Mono1" fo:font-size="10pt" style:font-name-asian="JetBrains Mono1" style:font-size-asian="10pt" style:font-name-complex="JetBrains Mono1" style:font-size-complex="10pt"/>
    </style:style>
    <style:style style:name="T101" style:family="text">
      <style:text-properties fo:color="#bbb529" style:font-name="JetBrains Mono1" fo:font-size="10pt" style:font-name-asian="JetBrains Mono1" style:font-size-asian="10pt" style:font-name-complex="JetBrains Mono1" style:font-size-complex="10pt"/>
    </style:style>
    <style:style style:name="T102" style:family="text">
      <style:text-properties fo:color="#ffc66d" style:font-name="JetBrains Mono1" fo:font-size="10pt" style:font-name-asian="JetBrains Mono1" style:font-size-asian="10pt" style:font-name-complex="JetBrains Mono1" style:font-size-complex="10pt"/>
    </style:style>
    <style:style style:name="T103" style:family="text">
      <style:text-properties fo:color="#9876aa" style:font-name="JetBrains Mono1" fo:font-size="10pt" fo:font-style="italic" style:font-name-asian="JetBrains Mono1" style:font-size-asian="10pt" style:font-style-asian="italic" style:font-name-complex="JetBrains Mono1" style:font-size-complex="10pt" style:font-style-complex="italic"/>
    </style:style>
    <style:style style:name="T104" style:family="text">
      <style:text-properties fo:color="#e8bf6a" style:font-name="JetBrains Mono1" fo:font-size="10pt" style:font-name-asian="JetBrains Mono1" style:font-size-asian="10pt" style:font-name-complex="JetBrains Mono1" style:font-size-complex="10pt"/>
    </style:style>
    <style:style style:name="T105" style:family="text">
      <style:text-properties fo:color="#bababa" style:font-name="JetBrains Mono1" fo:font-size="10pt" style:font-name-asian="JetBrains Mono1" style:font-size-asian="10pt" style:font-name-complex="JetBrains Mono1" style:font-size-complex="10pt"/>
    </style:style>
    <style:style style:name="T106" style:family="text">
      <style:text-properties fo:color="#9876aa" style:font-name="JetBrains Mono1" fo:font-size="10pt" style:font-name-asian="JetBrains Mono1" style:font-size-asian="10pt" style:font-name-complex="JetBrains Mono1" style:font-size-complex="10pt"/>
    </style:style>
    <style:style style:name="T107" style:family="text">
      <style:text-properties fo:color="#000000" style:font-name="JetBrains Mono1" fo:font-size="10pt" style:font-name-asian="JetBrains Mono1" style:font-size-asian="10pt" style:font-name-complex="JetBrains Mono1" style:font-size-complex="10pt"/>
    </style:style>
    <style:style style:name="T108" style:family="text">
      <style:text-properties style:use-window-font-color="true" style:font-name="JetBrains Mono1" fo:font-size="10pt" style:font-name-asian="JetBrains Mono1" style:font-size-asian="10pt" style:font-name-complex="JetBrains Mono1" style:font-size-complex="10pt"/>
    </style:style>
    <style:style style:name="T109" style:family="text">
      <style:text-properties style:use-window-font-color="true" style:font-name="JetBrains Mono1" fo:font-size="10pt" fo:font-style="italic" style:font-name-asian="JetBrains Mono1" style:font-size-asian="10pt" style:font-style-asian="italic" style:font-name-complex="JetBrains Mono1" style:font-size-complex="10pt" style:font-style-complex="italic"/>
    </style:style>
    <style:style style:name="T110" style:family="text">
      <style:text-properties fo:color="#000000" style:font-name="JetBrains Mono1" fo:font-size="10pt" fo:font-style="italic" style:font-name-asian="JetBrains Mono1" style:font-size-asian="10pt" style:font-style-asian="italic" style:font-name-complex="JetBrains Mono1" style:font-size-complex="10pt" style:font-style-complex="italic"/>
    </style:style>
    <style:style style:name="T111" style:family="text">
      <style:text-properties fo:color="#c9211e"/>
    </style:style>
    <style:style style:name="T112" style:family="text">
      <style:text-properties fo:color="#a9b7c6" style:font-name="JetBrains Mono1" fo:font-size="10pt" fo:font-style="italic" style:font-name-asian="JetBrains Mono1" style:font-size-asian="10pt" style:font-style-asian="italic" style:font-name-complex="JetBrains Mono1" style:font-size-complex="10pt" style:font-style-complex="italic"/>
    </style:style>
    <style:style style:name="T113" style:family="text">
      <style:text-properties fo:color="#a9b7c6" fo:font-size="10pt" style:font-size-asian="10pt"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804cm" fo:text-indent="-0.635cm" fo:margin-left="1.8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39cm" fo:text-indent="-0.635cm" fo:margin-left="2.4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74cm" fo:text-indent="-0.635cm" fo:margin-left="3.0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09cm" fo:text-indent="-0.635cm" fo:margin-left="3.7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44cm" fo:text-indent="-0.635cm" fo:margin-left="4.3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79cm" fo:text-indent="-0.635cm" fo:margin-left="4.9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14cm" fo:text-indent="-0.635cm" fo:margin-left="5.6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49cm" fo:text-indent="-0.635cm" fo:margin-left="6.2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84cm" fo:text-indent="-0.635cm" fo:margin-left="6.8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19cm" fo:text-indent="-0.635cm" fo:margin-left="7.519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306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2" style:family="graphic">
      <style:graphic-properties draw:stroke="none" svg:stroke-color="#000000" draw:fill="none" draw:fill-color="#ffffff" fo:min-height="3.205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3" style:family="graphic">
      <style:graphic-properties draw:stroke="none" svg:stroke-color="#000000" draw:fill="none" draw:fill-color="#ffffff" fo:min-height="4.1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3.88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3.11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3.32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70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2.36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3.93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9.84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8.22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6.9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3.6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1.85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4.059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23.08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10.9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svg:stroke-color="#000000" draw:fill="none" draw:fill-color="#ffffff" fo:min-height="6.08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5.93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12.74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4.86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2.51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2.01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5.17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7.79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7.30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7.56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4.8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5.844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7.39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fo:min-height="3.26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fo:min-height="3.51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3.82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none" draw:fill-color="#ffffff" fo:min-height="5.3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none" draw:fill-color="#ffffff" fo:min-height="5.7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none" draw:fill-color="#ffffff" fo:min-height="6.0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none" draw:fill-color="#ffffff" fo:min-height="6.1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stroke="none" svg:stroke-color="#000000" draw:fill="none" draw:fill-color="#ffffff" fo:min-height="8.3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stroke="none" svg:stroke-color="#000000" draw:fill="none" draw:fill-color="#ffffff" fo:min-height="21.3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stroke="none" svg:stroke-color="#000000" draw:fill="none" draw:fill-color="#ffffff" fo:min-height="8.2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draw:stroke="none" svg:stroke-color="#000000" draw:fill="none" draw:fill-color="#ffffff" fo:min-height="4.1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draw:stroke="none" svg:stroke-color="#000000" draw:fill="none" draw:fill-color="#ffffff" fo:min-height="2.7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3" style:family="graphic">
      <style:graphic-properties draw:stroke="none" svg:stroke-color="#000000" draw:fill="none" draw:fill-color="#ffffff" fo:min-height="11.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4" style:family="graphic">
      <style:graphic-properties draw:stroke="none" svg:stroke-color="#000000" draw:fill="none" draw:fill-color="#ffffff" fo:min-height="9.4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5" style:family="graphic">
      <style:graphic-properties draw:stroke="none" svg:stroke-color="#000000" draw:fill="none" draw:fill-color="#ffffff" fo:min-height="10.2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6" style:family="graphic">
      <style:graphic-properties draw:stroke="none" svg:stroke-color="#000000" draw:fill="none" draw:fill-color="#ffffff" fo:min-height="4.9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7" style:family="graphic">
      <style:graphic-properties draw:stroke="none" svg:stroke-color="#000000" draw:fill="none" draw:fill-color="#ffffff" fo:min-height="5.1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8" style:family="graphic">
      <style:graphic-properties draw:stroke="none" svg:stroke-color="#000000" draw:fill="none" draw:fill-color="#ffffff" fo:min-height="8.6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9" style:family="graphic">
      <style:graphic-properties draw:stroke="none" svg:stroke-color="#000000" draw:fill="none" draw:fill-color="#ffffff" fo:min-height="6.1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0" style:family="graphic">
      <style:graphic-properties draw:stroke="none" svg:stroke-color="#000000" draw:fill="none" draw:fill-color="#ffffff" fo:min-height="11.1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1" style:family="graphic">
      <style:graphic-properties draw:stroke="none" svg:stroke-color="#000000" draw:fill="none" draw:fill-color="#ffffff" fo:min-height="11.5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2" style:family="graphic">
      <style:graphic-properties draw:stroke="none" svg:stroke-color="#000000" draw:fill="none" draw:fill-color="#ffffff" fo:min-height="5.8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3" style:family="graphic">
      <style:graphic-properties draw:stroke="none" svg:stroke-color="#000000" draw:fill="none" draw:fill-color="#ffffff" fo:min-height="9.6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4" style:family="graphic">
      <style:graphic-properties draw:stroke="none" svg:stroke-color="#000000" draw:fill="none" draw:fill-color="#ffffff" fo:min-height="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5" style:family="graphic">
      <style:graphic-properties draw:stroke="none" svg:stroke-color="#000000" draw:fill="none" draw:fill-color="#ffffff" fo:min-height="10.6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6" style:family="graphic">
      <style:graphic-properties draw:stroke="none" svg:stroke-color="#000000" draw:fill="none" draw:fill-color="#ffffff" fo:min-height="8.7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7" style:family="graphic">
      <style:graphic-properties draw:stroke="none" svg:stroke-color="#000000" draw:fill="none" draw:fill-color="#ffffff" fo:min-height="5.3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8" style:family="graphic">
      <style:graphic-properties draw:stroke="none" svg:stroke-color="#000000" draw:fill="none" draw:fill-color="#ffffff" fo:min-height="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9" style:family="graphic">
      <style:graphic-properties draw:stroke="none" svg:stroke-color="#000000" draw:fill="none" draw:fill-color="#ffffff" fo:min-height="7.1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604691948" text:style-name="L1">
        <text:list-item>
          <text:p text:style-name="P174">What I did</text:p>
        </text:list-item>
      </text:list>
      <text:p text:style-name="P35"/>
      <text:list xml:id="list404359104" text:style-name="L2">
        <text:list-item>
          <text:p text:style-name="P175">Forked repostitory start from Spring guru. (Could create own with only a READMe.md)</text:p>
        </text:list-item>
        <text:list-item>
          <text:p text:style-name="P175">open IntelliJ → file→ new project → from version control → from workDirectory\sfg-di (created new directory sfg-di)</text:p>
        </text:list-item>
        <text:list-item>
          <text:p text:style-name="P202"><text:span text:style-name="T67">created spring boot initiual project from </text:span><text:a xlink:type="simple" xlink:href="https://start.spring.io/" text:style-name="Internet_20_link" text:visited-style-name="Visited_20_Internet_20_Link">https://start.spring.io/</text:a></text:p>
        </text:list-item>
        <text:list-item>
          <text:p text:style-name="P175"><draw:frame draw:style-name="fr7" draw:name="Image1" text:anchor-type="char" svg:width="16.365cm" svg:height="7.8cm" draw:z-index="0"><draw:image xlink:href="Pictures/10000201000005EF000002D472FE03D76C1F195C.png" xlink:type="simple" xlink:show="embed" xlink:actuate="onLoad" loext:mime-type="image/png"/></draw:frame><text:s/>No Dependencies added</text:p>
        </text:list-item>
        <text:list-item>
          <text:p text:style-name="P176">add and commit work to master branch</text:p>
          <text:p text:style-name="P176"><text:s text:c="16"/>git add .</text:p>
          <text:p text:style-name="P176"><text:tab/> <text:s text:c="3"/>git comit -m "add spring depency project"</text:p>
        </text:list-item>
        <text:list-item>
          <text:p text:style-name="P176">create new branch add-spring-project</text:p>
        </text:list-item>
      </text:list>
      <text:p text:style-name="P36"><text:tab/><text:tab/>git switch -c add-spring-project</text:p>
      <text:list xml:id="list3465408129" text:style-name="L3">
        <text:list-header>
          <text:p text:style-name="P177"/>
        </text:list-header>
      </text:list>
      <text:p text:style-name="P36"><text:s text:c="11"/></text:p>
      <text:list xml:id="list101846758545406" text:continue-list="list404359104" text:style-name="L2">
        <text:list-item>
          <text:p text:style-name="P175">extract the contends and drag and dop the files to the pr<text:span text:style-name="T1">o</text:span>ject directory</text:p>
          <text:p text:style-name="P176"/>
        </text:list-item>
        <text:list-item>
          <text:p text:style-name="P178">open pom, right click in text área and select “add as maven project”</text:p>
        </text:list-item>
        <text:list-item>
          <text:p text:style-name="P179">set up the JDK in file→ project structure</text:p>
        </text:list-item>
        <text:list-item>
          <text:p text:style-name="P180">run “verify” on the project</text:p>
        </text:list-item>
        <text:list-item>
          <text:p text:style-name="P181">Add and commit work to branch and push to gitHub</text:p>
        </text:list-item>
      </text:list>
      <text:p text:style-name="P37"><text:s text:c="14"/>git commit -am "add spring project"</text:p>
      <text:p text:style-name="P37"><text:s text:c="14"/>git push add-spring-project</text:p>
      <text:p text:style-name="P37"/>
      <text:p text:style-name="P37"/>
      <text:p text:style-name="P37"/>
      <text:p text:style-name="P217"><text:span text:style-name="T72">Lesson 32 The Spring Context</text:span></text:p>
      <text:p text:style-name="P38"/>
      <text:p text:style-name="P45">Here one makes use of the Spring <text:s/>context.</text:p>
      <text:p text:style-name="P45">It give one components (Objects – Spring Beans) that one uses.</text:p>
      <text:p text:style-name="P45">We ask the Spring context, our application, for a reference to those objects.</text:p>
      <text:p text:style-name="P45">Here we will create a Spring controller and then ask the context for a reference to this</text:p>
      <text:p text:style-name="P45">Spring managed Object (Spring Bean)</text:p>
      <text:p text:style-name="P45"/>
      <text:p text:style-name="P4"><draw:frame text:anchor-type="paragraph" draw:z-index="1" draw:name="Shape1" draw:style-name="gr59" draw:text-style-name="P235" svg:width="11.792cm" svg:height="7.129cm" svg:x="0.496cm" svg:y="0.328cm"><draw:text-box><text:p text:style-name="P234"><text:span text:style-name="T97">package </text:span><text:span text:style-name="T98">guru.springframework.sfgdi.controllers</text:span><text:span text:style-name="T97">;</text:span><text:span text:style-name="T97"><text:line-break/></text:span><text:span text:style-name="T97"><text:line-break/></text:span><text:span text:style-name="T97">import </text:span><text:span text:style-name="T98">org.springframework.stereotype.</text:span><text:span text:style-name="T101">Controller</text:span><text:span text:style-name="T97">;</text:span><text:span text:style-name="T97"><text:line-break/></text:span><text:span text:style-name="T97"><text:line-break/></text:span><text:span text:style-name="T99">// add as Spring managed controller</text:span><text:span text:style-name="T99"><text:line-break/></text:span><text:span text:style-name="T101">@Controller</text:span><text:span text:style-name="T101"><text:line-break/></text:span><text:span text:style-name="T97">public class </text:span><text:span text:style-name="T98">MyController {</text:span><text:span text:style-name="T98"><text:line-break/></text:span><text:span text:style-name="T98"><text:line-break/></text:span><text:span text:style-name="T98"> <text:s text:c="3"/></text:span><text:span text:style-name="T97">public </text:span><text:span text:style-name="T98">String </text:span><text:span text:style-name="T102">sayHello</text:span><text:span text:style-name="T98">(){</text:span><text:span text:style-name="T98"><text:line-break/></text:span><text:span text:style-name="T98"> <text:s text:c="7"/>System.</text:span><text:span text:style-name="T103">out</text:span><text:span text:style-name="T98">.println(</text:span><text:span text:style-name="T100">"Hello world!!"</text:span><text:span text:style-name="T98">)</text:span><text:span text:style-name="T97">;</text:span><text:span text:style-name="T97"><text:line-break/></text:span><text:span text:style-name="T97"> <text:s text:c="7"/>return </text:span><text:span text:style-name="T100">"Hi folks!!!"</text:span><text:span text:style-name="T97">;</text:span><text:span text:style-name="T97"><text:line-break/></text:span><text:span text:style-name="T97"> <text:s text:c="3"/></text:span><text:span text:style-name="T98">}</text:span><text:span text:style-name="T98"><text:line-break/></text:span><text:span text:style-name="T98">}</text:span></text:p></draw:text-box></draw:frame></text:p>
      <text:p text:style-name="P45"/>
      <text:p text:style-name="P45"/>
      <text:p text:style-name="P45"/>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 text:c="4"/><text:span text:style-name="T2">In The application main class</text:span></text:p>
      <text:p text:style-name="P53"><draw:frame text:anchor-type="paragraph" draw:z-index="2" draw:name="Shape2" draw:style-name="gr37" draw:text-style-name="P235" svg:width="17.777cm" svg:height="6.167cm" svg:x="0.661cm" svg:y="0.413cm"><draw:text-box><text:p text:style-name="P234"><text:span text:style-name="T97">public static void </text:span><text:span text:style-name="T102">main</text:span><text:span text:style-name="T98">(String[] args) {</text:span><text:span text:style-name="T98"><text:line-break/></text:span><text:span text:style-name="T98"><text:line-break/></text:span><text:span text:style-name="T98"><text:tab/></text:span><text:span text:style-name="T99">//SpringApplication.run(SfgDiApplication.class, args);</text:span><text:span text:style-name="T99"><text:line-break/></text:span><text:span text:style-name="T99"><text:tab/></text:span><text:span text:style-name="T99">// return a context from the application</text:span><text:span text:style-name="T99"><text:line-break/></text:span><text:span text:style-name="T99"><text:tab/></text:span><text:span text:style-name="T98">ApplicationContext ctx = </text:span><text:span text:style-name="T98">SpringApplication.</text:span><text:span text:style-name="T112">run</text:span><text:span text:style-name="T98">(SfgDiApplication.</text:span><text:span text:style-name="T97">class, </text:span><text:span text:style-name="T98">args)</text:span><text:span text:style-name="T97">;</text:span><text:span text:style-name="T97"><text:line-break/></text:span><text:span text:style-name="T97"> <text:s text:c="3"/></text:span><text:span text:style-name="T99">/*</text:span><text:span text:style-name="T99"><text:line-break/></text:span><text:span text:style-name="T99"> <text:s text:c="6"/>return a reference to the controller from the context</text:span><text:span text:style-name="T99"><text:line-break/></text:span><text:span text:style-name="T99"> <text:s text:c="6"/>by default the name is the same, but starts with lowercase</text:span><text:span text:style-name="T99"><text:line-break/></text:span><text:span text:style-name="T99"> <text:s text:c="6"/>Must cast as it's an Object type returned</text:span><text:span text:style-name="T99"><text:line-break/></text:span><text:span text:style-name="T99"> <text:s text:c="4"/>*/</text:span><text:span text:style-name="T99"><text:line-break/></text:span><text:span text:style-name="T99"><text:tab/></text:span><text:span text:style-name="T98">MyController myController = </text:span><text:span text:style-name="T98">(MyController)ctx.getBean(</text:span><text:span text:style-name="T100">"myController"</text:span><text:span text:style-name="T98">)</text:span><text:span text:style-name="T97">;</text:span><text:span text:style-name="T97"><text:line-break/></text:span><text:span text:style-name="T97"><text:line-break/></text:span><text:span text:style-name="T97"><text:tab/></text:span><text:span text:style-name="T98">String greeting = myController.sayHello()</text:span><text:span text:style-name="T97">;</text:span><text:span text:style-name="T97"><text:line-break/></text:span><text:span text:style-name="T97"><text:tab/></text:span><text:span text:style-name="T98">System.</text:span><text:span text:style-name="T103">out</text:span><text:span text:style-name="T98">.println(greeting)</text:span><text:span text:style-name="T97">;</text:span><text:span text:style-name="T97"><text:line-break/></text:span><text:span text:style-name="T98">}</text:span></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 text:c="3"/></text:p>
      <text:p text:style-name="P54">outputs</text:p>
      <text:p text:style-name="P54"><draw:frame text:anchor-type="paragraph" draw:z-index="3" draw:name="Shape3" draw:style-name="gr58" draw:text-style-name="P235" svg:width="5.028cm" svg:height="1.654cm" svg:x="-0.116cm" svg:y="0.363cm"><draw:text-box><text:p>Hello world!!</text:p><text:p>Hi folks!!!</text:p></draw:text-box></draw:frame><text:s/></text:p>
      <text:p text:style-name="P54"/>
      <text:p text:style-name="P54"/>
      <text:p text:style-name="P54"/>
      <text:p text:style-name="P54"/>
      <text:p text:style-name="P54"/>
      <text:p text:style-name="P101">Lesson 34 Dependency Injection without Spring</text:p>
      <text:p text:style-name="P39"/>
      <text:p text:style-name="P55">see the pdf at /Courses/UdemyCourses/SpringFramework5_Beginner_to_Guru/Section3_DependencyInjectionWithSpring/BasicsOfDepInjectionS5.pdf on this topic as well.</text:p>
      <text:p text:style-name="P55"/>
      <text:p text:style-name="P55">• DI can be done with Concrete Classes or with Interfaces</text:p>
      <text:p text:style-name="P55">• Generally DI with Concrete Classes should be avoided</text:p>
      <text:p text:style-name="P55">• DI via Interfaces is highly preferred</text:p>
      <text:p text:style-name="P55">• Allows runtime to decide implementation to inject</text:p>
      <text:p text:style-name="P1"><text:span text:style-name="T68">• Follows Interface Segregation Principle of SOLID →</text:span><text:span text:style-name="T69"> </text:span><text:a xlink:type="simple" xlink:href="https://youtu.be/M6rwl_AZPJg" text:style-name="Internet_20_link" text:visited-style-name="Visited_20_Internet_20_Link"><text:span text:style-name="T67"><text:s/>Master Interface Segregation Principle ISP</text:span></text:a></text:p>
      <text:p text:style-name="P55">• Also, makes your code more testable - mocking becomes trivial</text:p>
      <text:p text:style-name="P55"/>
      <text:p text:style-name="P59"><text:span text:style-name="T3">Here He s</text:span><text:span text:style-name="T4">h</text:span><text:span text:style-name="T3">ows three different ways of dependency injection, and the prefered meth</text:span><text:span text:style-name="T4">o</text:span><text:span text:style-name="T3">d in via a constructor.</text:span></text:p>
      <text:p text:style-name="P55"/>
      <text:p text:style-name="P55"/>
      <text:p text:style-name="P59"><text:span text:style-name="T43">package guru.springframework.sfgdi.services;</text:span><text:line-break/><text:line-break/><text:span text:style-name="T43">public interface GreetingService {</text:span><text:line-break/><text:line-break/><text:span text:style-name="T43"> <text:s text:c="3"/>String sayGreeting();</text:span><text:line-break/><text:span text:style-name="T43">}</text:span></text:p>
      <text:p text:style-name="P59"/>
      <text:p text:style-name="P59"/>
      <text:p text:style-name="P59"><text:span text:style-name="T43">package guru.springframework.sfgdi.services;</text:span><text:line-break/><text:line-break/><text:span text:style-name="T43">public class GreetingServiceImpl implements GreetingService{</text:span><text:line-break/><text:span text:style-name="T43"> <text:s text:c="3"/>@Override</text:span><text:line-break/><text:span text:style-name="T43"> <text:s text:c="3"/>public String sayGreeting() {</text:span><text:line-break/><text:span text:style-name="T43"> <text:s text:c="7"/>return "Hello world";</text:span><text:line-break/><text:span text:style-name="T43"> <text:s text:c="3"/>}</text:span><text:line-break/><text:span text:style-name="T43">}</text:span><text:line-break/></text:p>
      <text:p text:style-name="P59"/>
      <text:p text:style-name="P40">Dependency injection via properties</text:p>
      <text:p text:style-name="P40"/>
      <text:p text:style-name="P46">• By class properties - least preferred</text:p>
      <text:p text:style-name="P46">• Can be public or private properties</text:p>
      <text:p text:style-name="P46">• Using private properties is EVIL</text:p>
      <text:p text:style-name="P46">• Spring can use reflection to set private properties</text:p>
      <text:p text:style-name="P46">• “Works” but is slow &amp; makes testing difficult</text:p>
      <text:p text:style-name="P46"/>
      <text:p text:style-name="P46"><draw:frame text:anchor-type="paragraph" draw:z-index="4" draw:name="Shape4" draw:style-name="gr57" draw:text-style-name="P235" svg:width="11.56cm" svg:height="5.345cm" svg:x="-0.083cm" svg:y="0.159cm"><draw:text-box><text:p text:style-name="P234"><text:span text:style-name="T97">package </text:span><text:span text:style-name="T98">guru.springframework.sfgdi.controllers</text:span><text:span text:style-name="T97">;</text:span><text:span text:style-name="T97"><text:line-break/></text:span><text:span text:style-name="T97"><text:line-break/></text:span><text:span text:style-name="T97">import </text:span><text:span text:style-name="T98">guru.springframework.sfgdi.services.GreetingService</text:span><text:span text:style-name="T97">;</text:span><text:span text:style-name="T97"><text:line-break/></text:span><text:span text:style-name="T97"><text:line-break/></text:span><text:span text:style-name="T97">public class </text:span><text:span text:style-name="T98">PropertyInjectionController {</text:span><text:span text:style-name="T98"><text:line-break/></text:span><text:span text:style-name="T98"><text:line-break/></text:span><text:span text:style-name="T98"> <text:s text:c="3"/></text:span><text:span text:style-name="T97">public </text:span><text:span text:style-name="T98">GreetingService </text:span><text:span text:style-name="T106">greetingService</text:span><text:span text:style-name="T97">;</text:span><text:span text:style-name="T97"><text:line-break/></text:span><text:span text:style-name="T97"><text:line-break/></text:span><text:span text:style-name="T97"> <text:s text:c="3"/>public </text:span><text:span text:style-name="T98">String </text:span><text:span text:style-name="T102">getGreeting</text:span><text:span text:style-name="T98">(){</text:span><text:span text:style-name="T98"><text:line-break/></text:span><text:span text:style-name="T98"> <text:s text:c="6"/></text:span><text:span text:style-name="T97">return </text:span><text:span text:style-name="T106">greetingService</text:span><text:span text:style-name="T98">.sayGreeting()</text:span><text:span text:style-name="T97">;</text:span><text:span text:style-name="T97"><text:line-break/></text:span><text:span text:style-name="T97"> <text:s text:c="3"/></text:span><text:span text:style-name="T98">}</text:span><text:span text:style-name="T98"><text:line-break/></text:span><text:span text:style-name="T98">}</text:span><text:span text:style-name="T98"><text:line-break/></text:span><text:span text:style-name="T98"/></text:p></draw:text-box></draw:frame></text:p>
      <text:p text:style-name="P46"/>
      <text:p text:style-name="P46"/>
      <text:p text:style-name="P46"/>
      <text:p text:style-name="P46"/>
      <text:p text:style-name="P46"/>
      <text:p text:style-name="P46"/>
      <text:p text:style-name="P46"/>
      <text:p text:style-name="P46"/>
      <text:p text:style-name="P46"/>
      <text:p text:style-name="P46"/>
      <text:p text:style-name="P47"><text:soft-page-break/></text:p>
      <text:p text:style-name="P47"/>
      <text:p text:style-name="P47"/>
      <text:p text:style-name="P46"><draw:frame text:anchor-type="paragraph" draw:z-index="5" draw:name="Shape5" draw:style-name="gr45" draw:text-style-name="P235" svg:width="13.644cm" svg:height="10.277cm" svg:x="-0.101cm" svg:y="0.286cm"><draw:text-box><text:p text:style-name="P234"><text:span text:style-name="T97">package </text:span><text:span text:style-name="T98">guru.springframework.sfgdi.controllers</text:span><text:span text:style-name="T97">;</text:span><text:span text:style-name="T97"><text:line-break/></text:span><text:span text:style-name="T97"><text:line-break/></text:span><text:span text:style-name="T97">import </text:span><text:span text:style-name="T98">guru.springframework.sfgdi.services.GreetingServiceImpl</text:span><text:span text:style-name="T97">;</text:span><text:span text:style-name="T97"><text:line-break/></text:span><text:span text:style-name="T97">import </text:span><text:span text:style-name="T98">org.junit.jupiter.api.</text:span><text:span text:style-name="T101">BeforeEach</text:span><text:span text:style-name="T97">;</text:span><text:span text:style-name="T97"><text:line-break/></text:span><text:span text:style-name="T97">import </text:span><text:span text:style-name="T98">org.junit.jupiter.api.</text:span><text:span text:style-name="T101">Test</text:span><text:span text:style-name="T97">;</text:span><text:span text:style-name="T97"><text:line-break/></text:span><text:span text:style-name="T97"><text:line-break/></text:span><text:span text:style-name="T97">import static </text:span><text:span text:style-name="T98">org.junit.jupiter.api.Assertions.*</text:span><text:span text:style-name="T97">;</text:span><text:span text:style-name="T97"><text:line-break/></text:span><text:span text:style-name="T97"><text:line-break/></text:span><text:span text:style-name="T97">class </text:span><text:span text:style-name="T98">PropertyInjectionControllerTest {</text:span><text:span text:style-name="T98"><text:line-break/></text:span><text:span text:style-name="T98"> <text:s text:c="3"/>PropertyInjectionController </text:span><text:span text:style-name="T106">controller</text:span><text:span text:style-name="T97">;</text:span><text:span text:style-name="T97"><text:line-break/></text:span><text:span text:style-name="T97"> <text:s text:c="3"/></text:span><text:span text:style-name="T101">@BeforeEach</text:span><text:span text:style-name="T101"><text:line-break/></text:span><text:span text:style-name="T101"> <text:s text:c="3"/></text:span><text:span text:style-name="T97">void </text:span><text:span text:style-name="T102">setUp</text:span><text:span text:style-name="T98">() {</text:span><text:span text:style-name="T98"><text:line-break/></text:span><text:span text:style-name="T98"> <text:s text:c="7"/></text:span><text:span text:style-name="T99">// here we mimic what the Spring Framework would do</text:span><text:span text:style-name="T99"><text:line-break/></text:span><text:span text:style-name="T99"> <text:s text:c="7"/></text:span><text:span text:style-name="T106">controller </text:span><text:span text:style-name="T98">= </text:span><text:span text:style-name="T97">new </text:span><text:span text:style-name="T98">PropertyInjectionController()</text:span><text:span text:style-name="T97">;</text:span><text:span text:style-name="T99">// return a </text:span><text:span text:style-name="T99">controller</text:span><text:span text:style-name="T99"><text:line-break/></text:span><text:span text:style-name="T99"> <text:s text:c="7"/>// controller uses the service</text:span><text:span text:style-name="T99"><text:line-break/></text:span><text:span text:style-name="T99"> <text:s text:c="7"/></text:span><text:span text:style-name="T106">controller</text:span><text:span text:style-name="T98">.</text:span><text:span text:style-name="T106">greetingService </text:span><text:span text:style-name="T98">= </text:span><text:span text:style-name="T97">new </text:span><text:span text:style-name="T98">GreetingServiceImpl()</text:span><text:span text:style-name="T97">;</text:span><text:span text:style-name="T99">// </text:span><text:span text:style-name="T99">return a service</text:span><text:span text:style-name="T99"><text:line-break/></text:span><text:span text:style-name="T99"> <text:s text:c="3"/></text:span><text:span text:style-name="T98">}</text:span><text:span text:style-name="T98"><text:line-break/></text:span><text:span text:style-name="T98"><text:line-break/></text:span><text:span text:style-name="T98"> <text:s text:c="3"/></text:span><text:span text:style-name="T101">@Test</text:span><text:span text:style-name="T101"><text:line-break/></text:span><text:span text:style-name="T101"> <text:s text:c="3"/></text:span><text:span text:style-name="T97">void </text:span><text:span text:style-name="T102">getGreeting</text:span><text:span text:style-name="T98">() {</text:span><text:span text:style-name="T98"><text:line-break/></text:span><text:span text:style-name="T98"> <text:s text:c="7"/>System.</text:span><text:span text:style-name="T103">out</text:span><text:span text:style-name="T98">.println(</text:span><text:span text:style-name="T106">controller</text:span><text:span text:style-name="T98">.getGreeting())</text:span><text:span text:style-name="T97">;</text:span><text:span text:style-name="T97"><text:line-break/></text:span><text:span text:style-name="T97"><text:line-break/></text:span><text:span text:style-name="T97"> <text:s text:c="3"/></text:span><text:span text:style-name="T98">}</text:span><text:span text:style-name="T98"><text:line-break/></text:span><text:span text:style-name="T98">}</text:span></text:p></draw:text-box></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1">Setter Based Dependency Injection</text:p>
      <text:p text:style-name="P41"/>
      <text:p text:style-name="P56">• By Setters - Area of much debate</text:p>
      <text:p text:style-name="P56"/>
      <text:p text:style-name="P56"><draw:frame text:anchor-type="paragraph" draw:z-index="6" draw:name="Shape6" draw:style-name="gr56" draw:text-style-name="P236" svg:width="16.901cm" svg:height="8.797cm" svg:x="0.512cm" svg:y="0.051cm"><draw:text-box><text:p text:style-name="P234"><text:span text:style-name="T113"><text:line-break/></text:span><text:span text:style-name="T97">import </text:span><text:span text:style-name="T98">guru.springframework.sfgdi.services.GreetingService</text:span><text:span text:style-name="T97">;</text:span><text:span text:style-name="T97"><text:line-break/></text:span><text:span text:style-name="T97"><text:line-break/></text:span><text:span text:style-name="T97">public class </text:span><text:span text:style-name="T98">SetterInjectedController {</text:span><text:span text:style-name="T98"><text:line-break/></text:span><text:span text:style-name="T98"><text:line-break/></text:span><text:span text:style-name="T98"> <text:s text:c="3"/></text:span><text:span text:style-name="T97">private </text:span><text:span text:style-name="T98">GreetingService </text:span><text:span text:style-name="T106">greetingService</text:span><text:span text:style-name="T97">;</text:span><text:span text:style-name="T97"><text:line-break/></text:span><text:span text:style-name="T97"><text:line-break/></text:span><text:span text:style-name="T97"> <text:s text:c="3"/>public void </text:span><text:span text:style-name="T102">setGreetingService</text:span><text:span text:style-name="T98">(GreetingService </text:span><text:span text:style-name="T98">greetingService) {</text:span><text:span text:style-name="T98"><text:line-break/></text:span><text:span text:style-name="T98"> <text:s text:c="7"/></text:span><text:span text:style-name="T97">this</text:span><text:span text:style-name="T98">.</text:span><text:span text:style-name="T106">greetingService </text:span><text:span text:style-name="T98">= greetingService</text:span><text:span text:style-name="T97">;</text:span><text:span text:style-name="T97"><text:line-break/></text:span><text:span text:style-name="T97"> <text:s text:c="3"/></text:span><text:span text:style-name="T98">}</text:span><text:span text:style-name="T98"><text:line-break/></text:span><text:span text:style-name="T98"><text:line-break/></text:span><text:span text:style-name="T98"> <text:s text:c="3"/></text:span><text:span text:style-name="T97">public </text:span><text:span text:style-name="T98">String </text:span><text:span text:style-name="T102">getGreeting</text:span><text:span text:style-name="T98">(){</text:span><text:span text:style-name="T98"><text:line-break/></text:span><text:span text:style-name="T98"> <text:s text:c="7"/></text:span><text:span text:style-name="T97">return </text:span><text:span text:style-name="T106">greetingService</text:span><text:span text:style-name="T98">.sayGreeting()</text:span><text:span text:style-name="T97">;</text:span><text:span text:style-name="T97"><text:line-break/></text:span><text:span text:style-name="T97"> <text:s text:c="3"/></text:span><text:span text:style-name="T98">}</text:span><text:span text:style-name="T98"><text:line-break/></text:span><text:span text:style-name="T98"><text:line-break/></text:span><text:span text:style-name="T98"><text:line-break/></text:span><text:span text:style-name="T98">}</text:span></text:p></draw:text-box></draw:frame></text:p>
      <text:p text:style-name="P46"/>
      <text:p text:style-name="P60"/>
      <text:p text:style-name="P59"/>
      <text:p text:style-name="P59"/>
      <text:p text:style-name="P59"/>
      <text:p text:style-name="P59"/>
      <text:p text:style-name="P57"/>
      <text:p text:style-name="P59"/>
      <text:p text:style-name="P54"/>
      <text:p text:style-name="P54"/>
      <text:p text:style-name="P54"/>
      <text:p text:style-name="P54"/>
      <text:p text:style-name="P54"/>
      <text:p text:style-name="P54"/>
      <text:p text:style-name="P54"/>
      <text:p text:style-name="P54"/>
      <text:p text:style-name="P54"/>
      <text:p text:style-name="P54"/>
      <text:p text:style-name="P105"><draw:frame text:anchor-type="paragraph" draw:z-index="7" draw:name="Shape7" draw:style-name="gr55" draw:text-style-name="P236" svg:width="15.414cm" svg:height="10.685cm" svg:x="-0.282cm" svg:y="0.353cm"><draw:text-box><text:p text:style-name="P234"><text:span text:style-name="T97">package </text:span><text:span text:style-name="T98">guru.springframework.sfgdi.controllers</text:span><text:span text:style-name="T97">;</text:span><text:span text:style-name="T97"><text:line-break/></text:span><text:span text:style-name="T97"><text:line-break/></text:span><text:span text:style-name="T97">import </text:span><text:span text:style-name="T98">guru.springframework.sfgdi.services.GreetingServiceImpl</text:span><text:span text:style-name="T97">;</text:span><text:span text:style-name="T97"><text:line-break/></text:span><text:span text:style-name="T97">import </text:span><text:span text:style-name="T98">org.junit.jupiter.api.</text:span><text:span text:style-name="T101">BeforeEach</text:span><text:span text:style-name="T97">;</text:span><text:span text:style-name="T97"><text:line-break/></text:span><text:span text:style-name="T97">import </text:span><text:span text:style-name="T98">org.junit.jupiter.api.</text:span><text:span text:style-name="T101">Test</text:span><text:span text:style-name="T97">;</text:span><text:span text:style-name="T97"><text:line-break/></text:span><text:span text:style-name="T97"><text:line-break/></text:span><text:span text:style-name="T97">import static </text:span><text:span text:style-name="T98">org.junit.jupiter.api.Assertions.*</text:span><text:span text:style-name="T97">;</text:span><text:span text:style-name="T97"><text:line-break/></text:span><text:span text:style-name="T97"><text:line-break/></text:span><text:span text:style-name="T97">class </text:span><text:span text:style-name="T98">SetterInjectedControllerTest {</text:span><text:span text:style-name="T98"><text:line-break/></text:span><text:span text:style-name="T98"> <text:s text:c="3"/>SetterInjectedController </text:span><text:span text:style-name="T106">controller</text:span><text:span text:style-name="T97">;</text:span><text:span text:style-name="T97"><text:line-break/></text:span><text:span text:style-name="T97"> <text:s text:c="3"/></text:span><text:span text:style-name="T101">@BeforeEach</text:span><text:span text:style-name="T101"><text:line-break/></text:span><text:span text:style-name="T101"> <text:s text:c="3"/></text:span><text:span text:style-name="T97">void </text:span><text:span text:style-name="T102">setUp</text:span><text:span text:style-name="T98">() {</text:span><text:span text:style-name="T98"><text:line-break/></text:span><text:span text:style-name="T98"> <text:s text:c="7"/></text:span><text:span text:style-name="T99">// Mimic what the Spring framework would do</text:span><text:span text:style-name="T99"><text:line-break/></text:span><text:span text:style-name="T99"> <text:s text:c="7"/>// using the setter to inject dependencies</text:span><text:span text:style-name="T99"><text:line-break/></text:span><text:span text:style-name="T99"> <text:s text:c="7"/></text:span><text:span text:style-name="T106">controller </text:span><text:span text:style-name="T98">= </text:span><text:span text:style-name="T97">new </text:span><text:span text:style-name="T98">SetterInjectedController()</text:span><text:span text:style-name="T97">;</text:span><text:span text:style-name="T97"><text:line-break/></text:span><text:span text:style-name="T97"> <text:s text:c="7"/></text:span><text:span text:style-name="T106">controller</text:span><text:span text:style-name="T98">.setGreetingService(</text:span><text:span text:style-name="T97">new </text:span><text:span text:style-name="T98">GreetingServiceImpl())</text:span><text:span text:style-name="T97">;</text:span><text:span text:style-name="T97"><text:line-break/></text:span><text:span text:style-name="T97"> <text:s text:c="3"/></text:span><text:span text:style-name="T98">}</text:span><text:span text:style-name="T98"><text:line-break/></text:span><text:span text:style-name="T98"><text:line-break/></text:span><text:span text:style-name="T98"> <text:s text:c="3"/></text:span><text:span text:style-name="T101">@Test</text:span><text:span text:style-name="T101"><text:line-break/></text:span><text:span text:style-name="T101"> <text:s text:c="3"/></text:span><text:span text:style-name="T97">void </text:span><text:span text:style-name="T102">getGreeting</text:span><text:span text:style-name="T98">() {</text:span><text:span text:style-name="T98"><text:line-break/></text:span><text:span text:style-name="T98"> <text:s text:c="6"/>System.</text:span><text:span text:style-name="T103">out</text:span><text:span text:style-name="T98">.println(</text:span><text:span text:style-name="T106">controller</text:span><text:span text:style-name="T98">.getGreeting())</text:span><text:span text:style-name="T97">;</text:span><text:span text:style-name="T97"><text:line-break/></text:span><text:span text:style-name="T97"> <text:s text:c="3"/></text:span><text:span text:style-name="T98">}</text:span><text:span text:style-name="T98"><text:line-break/></text:span><text:span text:style-name="T98">}</text:span></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42"/>
      <text:p text:style-name="P102"/>
      <text:p text:style-name="P42">Dependency Injection via Constructor</text:p>
      <text:p text:style-name="P42"/>
      <text:p text:style-name="P48">• Favor using Constructor Injection over Setter Injection</text:p>
      <text:p text:style-name="P48">• Use final properties for injected components</text:p>
      <text:p text:style-name="P48">• Declare property private final and initialize in the constructor</text:p>
      <text:p text:style-name="P48">• Whenever practical, code to an interface</text:p>
      <text:p text:style-name="P54"/>
      <text:p text:style-name="P54"><draw:frame text:anchor-type="paragraph" draw:z-index="8" draw:name="Shape8" draw:style-name="gr54" draw:text-style-name="P235" svg:width="13.329cm" svg:height="7.4cm" svg:x="0.016cm" svg:y="0.356cm"><draw:text-box><text:p text:style-name="P234"><text:span text:style-name="T97">package </text:span><text:span text:style-name="T98">guru.springframework.sfgdi.controllers</text:span><text:span text:style-name="T97">;</text:span><text:span text:style-name="T97"><text:line-break/></text:span><text:span text:style-name="T97"><text:line-break/></text:span><text:span text:style-name="T97">import </text:span><text:span text:style-name="T98">guru.springframework.sfgdi.services.GreetingService</text:span><text:span text:style-name="T97">;</text:span><text:span text:style-name="T97"><text:line-break/></text:span><text:span text:style-name="T97"><text:line-break/></text:span><text:span text:style-name="T97">public class </text:span><text:span text:style-name="T98">ConstructorInjectedController {</text:span><text:span text:style-name="T98"><text:line-break/></text:span><text:span text:style-name="T98"><text:line-break/></text:span><text:span text:style-name="T98"> <text:s text:c="3"/></text:span><text:span text:style-name="T97">private final </text:span><text:span text:style-name="T98">GreetingService </text:span><text:span text:style-name="T106">greetingService</text:span><text:span text:style-name="T97">;</text:span><text:span text:style-name="T97"><text:line-break/></text:span><text:span text:style-name="T97"><text:line-break/></text:span><text:span text:style-name="T97"> <text:s text:c="3"/>public </text:span><text:span text:style-name="T102">ConstructorInjectedController</text:span><text:span text:style-name="T98">(GreetingService </text:span><text:span text:style-name="T98">greetingService) {</text:span><text:span text:style-name="T98"><text:line-break/></text:span><text:span text:style-name="T98"> <text:s text:c="7"/></text:span><text:span text:style-name="T97">this</text:span><text:span text:style-name="T98">.</text:span><text:span text:style-name="T106">greetingService </text:span><text:span text:style-name="T98">= greetingService</text:span><text:span text:style-name="T97">;</text:span><text:span text:style-name="T97"><text:line-break/></text:span><text:span text:style-name="T97"> <text:s text:c="3"/></text:span><text:span text:style-name="T98">}</text:span><text:span text:style-name="T98"><text:line-break/></text:span><text:span text:style-name="T98"><text:line-break/></text:span><text:span text:style-name="T98"> <text:s text:c="3"/></text:span><text:span text:style-name="T97">public </text:span><text:span text:style-name="T98">String </text:span><text:span text:style-name="T102">getGreeting</text:span><text:span text:style-name="T98">(){</text:span><text:span text:style-name="T98"><text:line-break/></text:span><text:span text:style-name="T98"> <text:s text:c="7"/></text:span><text:span text:style-name="T97">return </text:span><text:span text:style-name="T106">greetingService</text:span><text:span text:style-name="T98">.sayGreeting()</text:span><text:span text:style-name="T97">;</text:span><text:span text:style-name="T97"><text:line-break/></text:span><text:span text:style-name="T97"> <text:s text:c="3"/></text:span><text:span text:style-name="T98">}</text:span><text:span text:style-name="T98"><text:line-break/></text:span><text:span text:style-name="T98"><text:line-break/></text:span><text:span text:style-name="T98">}</text:span><text:span text:style-name="T98"><text:line-break/></text:span><text:span text:style-name="T98"/></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text:anchor-type="paragraph" draw:z-index="9" draw:name="Shape9" draw:style-name="gr53" draw:text-style-name="P235" svg:width="16.207cm" svg:height="9.658cm" svg:x="-0.316cm" svg:y="0.471cm"><draw:text-box><text:p text:style-name="P234"><text:span text:style-name="T97">package </text:span><text:span text:style-name="T98">guru.springframework.sfgdi.controllers</text:span><text:span text:style-name="T97">;</text:span><text:span text:style-name="T97"><text:line-break/></text:span><text:span text:style-name="T97"><text:line-break/></text:span><text:span text:style-name="T97">import </text:span><text:span text:style-name="T98">guru.springframework.sfgdi.services.GreetingServiceImpl</text:span><text:span text:style-name="T97">;</text:span><text:span text:style-name="T97"><text:line-break/></text:span><text:span text:style-name="T97">import </text:span><text:span text:style-name="T98">org.junit.jupiter.api.</text:span><text:span text:style-name="T101">BeforeEach</text:span><text:span text:style-name="T97">;</text:span><text:span text:style-name="T97"><text:line-break/></text:span><text:span text:style-name="T97">import </text:span><text:span text:style-name="T98">org.junit.jupiter.api.</text:span><text:span text:style-name="T101">Test</text:span><text:span text:style-name="T97">;</text:span><text:span text:style-name="T97"><text:line-break/></text:span><text:span text:style-name="T97"><text:line-break/></text:span><text:span text:style-name="T97">import static </text:span><text:span text:style-name="T98">org.junit.jupiter.api.Assertions.*</text:span><text:span text:style-name="T97">;</text:span><text:span text:style-name="T97"><text:line-break/></text:span><text:span text:style-name="T97"><text:line-break/></text:span><text:span text:style-name="T97">class </text:span><text:span text:style-name="T98">ConstructorInjectedControllerTest {</text:span><text:span text:style-name="T98"><text:line-break/></text:span><text:span text:style-name="T98"> <text:s text:c="2"/>ConstructorInjectedController </text:span><text:span text:style-name="T106">controller</text:span><text:span text:style-name="T97">;</text:span><text:span text:style-name="T97"><text:line-break/></text:span><text:span text:style-name="T97"> <text:s text:c="3"/></text:span><text:span text:style-name="T101">@BeforeEach</text:span><text:span text:style-name="T101"><text:line-break/></text:span><text:span text:style-name="T101"> <text:s text:c="3"/></text:span><text:span text:style-name="T97">void </text:span><text:span text:style-name="T102">setUp</text:span><text:span text:style-name="T98">() {</text:span><text:span text:style-name="T98"><text:line-break/></text:span><text:span text:style-name="T98"> <text:s text:c="7"/></text:span><text:span text:style-name="T99">// Preferred method Constructor injection</text:span><text:span text:style-name="T99"><text:line-break/></text:span><text:span text:style-name="T99"> <text:s text:c="7"/></text:span><text:span text:style-name="T106">controller </text:span><text:span text:style-name="T98">= </text:span><text:span text:style-name="T97">new </text:span><text:span text:style-name="T98">ConstructorInjectedController(</text:span><text:span text:style-name="T97">new </text:span><text:span text:style-name="T98">GreetingServiceImpl())</text:span><text:span text:style-name="T97">;</text:span><text:span text:style-name="T97"><text:line-break/></text:span><text:span text:style-name="T97"><text:line-break/></text:span><text:span text:style-name="T97"> <text:s text:c="3"/></text:span><text:span text:style-name="T98">}</text:span><text:span text:style-name="T98"><text:line-break/></text:span><text:span text:style-name="T98"><text:line-break/></text:span><text:span text:style-name="T98"> <text:s text:c="3"/></text:span><text:span text:style-name="T101">@Test</text:span><text:span text:style-name="T101"><text:line-break/></text:span><text:span text:style-name="T101"> <text:s text:c="3"/></text:span><text:span text:style-name="T97">void </text:span><text:span text:style-name="T102">getGreeting</text:span><text:span text:style-name="T98">() {</text:span><text:span text:style-name="T98"><text:line-break/></text:span><text:span text:style-name="T98"> <text:s text:c="7"/>System.</text:span><text:span text:style-name="T103">out</text:span><text:span text:style-name="T98">.println(</text:span><text:span text:style-name="T106">controller</text:span><text:span text:style-name="T98">.getGreeting())</text:span><text:span text:style-name="T97">;</text:span><text:span text:style-name="T97"><text:line-break/></text:span><text:span text:style-name="T97"> <text:s text:c="3"/></text:span><text:span text:style-name="T98">}</text:span><text:span text:style-name="T98"><text:line-break/></text:span><text:span text:style-name="T98">}</text:span></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03">Lesson 35 – Dependency Injection using Spring Framework</text:p>
      <text:p text:style-name="P43"/>
      <text:p text:style-name="P49">Here we use the @Annotations to tell Spring that the following are </text:p>
      <text:p text:style-name="P49">Spring manageed components</text:p>
      <text:p text:style-name="P49"/>
      <text:p text:style-name="P49">the @Controller s<text:span text:style-name="T41">o</text:span> That is a Spring managed controller</text:p>
      <text:p text:style-name="P49">Also if its not a Constructor Injected Dependency, the @Autowire is required</text:p>
      <text:p text:style-name="P49"/>
      <text:p text:style-name="P49"><draw:frame text:anchor-type="paragraph" draw:z-index="10" draw:name="Shape10" draw:style-name="gr39" draw:text-style-name="P235" svg:width="17.744cm" svg:height="21.374cm" svg:x="-0.083cm" svg:y="1.309cm"><draw:text-box><text:p text:style-name="P234"><text:span text:style-name="T97">package </text:span><text:span text:style-name="T98">guru.springframework.sfgdi</text:span><text:span text:style-name="T97">;</text:span><text:span text:style-name="T97"><text:line-break/></text:span><text:span text:style-name="T97"><text:line-break/></text:span><text:span text:style-name="T97">import </text:span><text:span text:style-name="T98">guru.springframework.sfgdi.controllers.ConstructorInjectedCon</text:span><text:span text:style-name="T98">troller</text:span><text:span text:style-name="T97">;</text:span><text:span text:style-name="T97"><text:line-break/></text:span><text:span text:style-name="T97">import </text:span><text:span text:style-name="T98">guru.springframework.sfgdi.controllers.MyController</text:span><text:span text:style-name="T97">;</text:span><text:span text:style-name="T97"><text:line-break/></text:span><text:span text:style-name="T97">import </text:span><text:span text:style-name="T98">guru.springframework.sfgdi.controllers.SetterInjectedController</text:span><text:span text:style-name="T97">;</text:span><text:span text:style-name="T97"><text:line-break/></text:span><text:span text:style-name="T97">import </text:span><text:span text:style-name="T98">guru.springframework.sfgdi.controllers.PropertyInjectionContro</text:span><text:span text:style-name="T98">ller</text:span><text:span text:style-name="T97">;</text:span><text:span text:style-name="T97"><text:line-break/></text:span><text:span text:style-name="T97">import </text:span><text:span text:style-name="T98">org.springframework.boot.SpringApplication</text:span><text:span text:style-name="T97">;</text:span><text:span text:style-name="T97"><text:line-break/></text:span><text:span text:style-name="T97">import </text:span><text:span text:style-name="T98">org.springframework.boot.autoconfigure.</text:span><text:span text:style-name="T101">SpringBootApplication</text:span><text:span text:style-name="T97">;</text:span><text:span text:style-name="T97"><text:line-break/></text:span><text:span text:style-name="T97">import </text:span><text:span text:style-name="T98">org.springframework.context.ApplicationContext</text:span><text:span text:style-name="T97">;</text:span><text:span text:style-name="T97"><text:line-break/></text:span><text:span text:style-name="T97"><text:line-break/></text:span><text:span text:style-name="T101">@SpringBootApplication</text:span><text:span text:style-name="T101"><text:line-break/></text:span><text:span text:style-name="T97">public class </text:span><text:span text:style-name="T98">SfgDiApplication {</text:span><text:span text:style-name="T98"><text:line-break/></text:span><text:span text:style-name="T98"><text:line-break/></text:span><text:span text:style-name="T98"><text:tab/></text:span><text:span text:style-name="T97">public static void </text:span><text:span text:style-name="T102">main</text:span><text:span text:style-name="T98">(String[] args) {</text:span><text:span text:style-name="T98"><text:line-break/></text:span><text:span text:style-name="T98"><text:line-break/></text:span><text:span text:style-name="T98"><text:tab/></text:span><text:span text:style-name="T98"><text:tab/></text:span><text:span text:style-name="T99">//SpringApplication.run(SfgDiApplication.class, </text:span><text:span text:style-name="T99">args);</text:span><text:span text:style-name="T99"><text:line-break/></text:span><text:span text:style-name="T99"><text:tab/></text:span><text:span text:style-name="T99"><text:tab/></text:span><text:span text:style-name="T99">// return a context from the application</text:span><text:span text:style-name="T99"><text:line-break/></text:span><text:span text:style-name="T99"><text:tab/></text:span><text:span text:style-name="T99"><text:tab/></text:span><text:span text:style-name="T98">ApplicationContext ctx = </text:span><text:span text:style-name="T98">SpringApplication.</text:span><text:span text:style-name="T112">run</text:span><text:span text:style-name="T98">(SfgDiApplication.</text:span><text:span text:style-name="T97">class, </text:span><text:span text:style-name="T98">args)</text:span><text:span text:style-name="T97">;</text:span><text:span text:style-name="T97"><text:line-break/></text:span><text:span text:style-name="T97"><text:tab/></text:span><text:span text:style-name="T97"> <text:s text:c="3"/></text:span><text:span text:style-name="T99">/*</text:span><text:span text:style-name="T99"><text:line-break/></text:span><text:span text:style-name="T99"><text:tab/></text:span><text:span text:style-name="T99"> <text:s text:c="6"/>return a reference to the controller from the </text:span><text:span text:style-name="T99">context</text:span><text:span text:style-name="T99"><text:line-break/></text:span><text:span text:style-name="T99"><text:tab/></text:span><text:span text:style-name="T99"> <text:s text:c="6"/>by default the name is the same, bu starts with </text:span><text:span text:style-name="T99">lowercase</text:span><text:span text:style-name="T99"><text:line-break/></text:span><text:span text:style-name="T99"><text:tab/></text:span><text:span text:style-name="T99"> <text:s text:c="6"/>Must cast as it's an Object type returned</text:span><text:span text:style-name="T99"><text:line-break/></text:span><text:span text:style-name="T99"><text:tab/></text:span><text:span text:style-name="T99"> <text:s text:c="4"/>*/</text:span><text:span text:style-name="T99"><text:line-break/></text:span><text:span text:style-name="T99"><text:tab/></text:span><text:span text:style-name="T99"><text:tab/></text:span><text:span text:style-name="T98">MyController myController = </text:span><text:span text:style-name="T98">(MyController)ctx.getBean(</text:span><text:span text:style-name="T100">"myController"</text:span><text:span text:style-name="T98">)</text:span><text:span text:style-name="T97">;</text:span><text:span text:style-name="T97"><text:line-break/></text:span><text:span text:style-name="T97"><text:line-break/></text:span><text:span text:style-name="T97"><text:tab/></text:span><text:span text:style-name="T97"><text:tab/></text:span><text:span text:style-name="T98">String greeting = myController.sayHello()</text:span><text:span text:style-name="T97">;</text:span><text:span text:style-name="T97"><text:line-break/></text:span><text:span text:style-name="T97"><text:tab/></text:span><text:span text:style-name="T97"><text:tab/></text:span><text:span text:style-name="T98">System.</text:span><text:span text:style-name="T103">out</text:span><text:span text:style-name="T98">.println(greeting)</text:span><text:span text:style-name="T97">;</text:span><text:span text:style-name="T97"><text:line-break/></text:span><text:span text:style-name="T97"><text:line-break/></text:span><text:span text:style-name="T97"><text:tab/></text:span><text:span text:style-name="T97"><text:tab/></text:span><text:span text:style-name="T99">/*</text:span><text:span text:style-name="T99"><text:line-break/></text:span><text:span text:style-name="T99"><text:tab/></text:span><text:span text:style-name="T99"><text:tab/></text:span><text:span text:style-name="T99"> <text:s/>example of Spring managed dependency </text:span><text:span text:style-name="T99">injections</text:span><text:span text:style-name="T99"><text:line-break/></text:span><text:span text:style-name="T99"><text:tab/></text:span><text:span text:style-name="T99"><text:tab/></text:span><text:span text:style-name="T99"> <text:s/>One needs to add the tags in the Controllers </text:span><text:span text:style-name="T99">and Service classes/interfaces</text:span><text:span text:style-name="T99"><text:line-break/></text:span><text:span text:style-name="T99"><text:line-break/></text:span><text:span text:style-name="T99"><text:tab/></text:span><text:span text:style-name="T99"><text:tab/></text:span><text:span text:style-name="T99"> */</text:span><text:span text:style-name="T99"><text:line-break/></text:span><text:span text:style-name="T99"><text:line-break/></text:span><text:span text:style-name="T99"><text:tab/></text:span><text:span text:style-name="T99"><text:tab/></text:span><text:span text:style-name="T98">System.</text:span><text:span text:style-name="T103">out</text:span><text:span text:style-name="T98">.println(</text:span><text:span text:style-name="T100">"------ Property"</text:span><text:span text:style-name="T98">)</text:span><text:span text:style-name="T97">;</text:span><text:span text:style-name="T97"><text:line-break/></text:span><text:span text:style-name="T97"><text:tab/></text:span><text:span text:style-name="T97"><text:tab/></text:span><text:span text:style-name="T98">PropertyInjectionController </text:span><text:span text:style-name="T98">propertyInjectionController = (PropertyInjectionController) </text:span><text:span text:style-name="T98">ctx.getBean(</text:span><text:span text:style-name="T100">"propertyInjectionController"</text:span><text:span text:style-name="T98">)</text:span><text:span text:style-name="T97">;</text:span><text:span text:style-name="T97"><text:line-break/></text:span><text:span text:style-name="T97"><text:tab/></text:span><text:span text:style-name="T97"><text:tab/></text:span><text:span text:style-name="T98">System.</text:span><text:span text:style-name="T103">out</text:span><text:span text:style-name="T98">.println(propertyInjectionController.getGreeting())</text:span><text:span text:style-name="T97">;</text:span><text:span text:style-name="T97"><text:line-break/></text:span><text:span text:style-name="T97"><text:line-break/></text:span><text:span text:style-name="T97"><text:tab/></text:span><text:span text:style-name="T97"><text:tab/></text:span><text:span text:style-name="T98">System.</text:span><text:span text:style-name="T103">out</text:span><text:span text:style-name="T98">.println(</text:span><text:span text:style-name="T100">"--------- Setter"</text:span><text:span text:style-name="T98">)</text:span><text:span text:style-name="T97">;</text:span><text:span text:style-name="T97"><text:line-break/></text:span><text:span text:style-name="T97"><text:tab/></text:span><text:span text:style-name="T97"><text:tab/></text:span><text:span text:style-name="T98">SetterInjectedController setterInjectedController </text:span><text:span text:style-name="T98">= (SetterInjectedController) </text:span><text:span text:style-name="T98">ctx.getBean(</text:span><text:span text:style-name="T100">"setterInjectedController"</text:span><text:span text:style-name="T98">)</text:span><text:span text:style-name="T97">;</text:span><text:span text:style-name="T97"><text:line-break/></text:span><text:span text:style-name="T97"><text:tab/></text:span><text:span text:style-name="T97"><text:tab/></text:span><text:span text:style-name="T98">System.</text:span><text:span text:style-name="T103">out</text:span><text:span text:style-name="T98">.println(setterInjectedController.getGreeting())</text:span><text:span text:style-name="T97">;</text:span><text:span text:style-name="T97"><text:line-break/></text:span><text:span text:style-name="T97"><text:line-break/></text:span><text:span text:style-name="T97"><text:tab/></text:span><text:span text:style-name="T97"><text:tab/></text:span><text:span text:style-name="T98">System.</text:span><text:span text:style-name="T103">out</text:span><text:span text:style-name="T98">.println(</text:span><text:span text:style-name="T100">"-------- Constructor" </text:span><text:span text:style-name="T98">)</text:span><text:span text:style-name="T97">;</text:span><text:span text:style-name="T97"><text:line-break/></text:span><text:span text:style-name="T97"><text:tab/></text:span><text:span text:style-name="T97"><text:tab/></text:span><text:span text:style-name="T98">ConstructorInjectedController </text:span><text:span text:style-name="T98">constructorInjectedController = (ConstructorInjectedController) </text:span><text:span text:style-name="T98">ctx.getBean(</text:span><text:span text:style-name="T100">"constructorInjectedController"</text:span><text:span text:style-name="T98">)</text:span><text:span text:style-name="T97">;</text:span><text:span text:style-name="T97"><text:line-break/></text:span><text:span text:style-name="T97"><text:tab/></text:span><text:span text:style-name="T97"><text:tab/></text:span><text:span text:style-name="T98">System.</text:span><text:span text:style-name="T103">out</text:span><text:span text:style-name="T98">.println(constructorInjectedController.getGreeting())</text:span><text:span text:style-name="T97">;</text:span><text:span text:style-name="T97"><text:line-break/></text:span><text:span text:style-name="T97"><text:tab/></text:span><text:span text:style-name="T98">}</text:span><text:span text:style-name="T98"><text:line-break/></text:span><text:span text:style-name="T98"><text:line-break/></text:span><text:span text:style-name="T98">}</text:span><text:span text:style-name="T98"><text:line-break/></text:span><text:span text:style-name="T98"/></text:p></draw:text-box></draw:frame>The @Service tells Spring that its a Spring managed Service</text:p>
      <text:list xml:id="list3752876552" text:style-name="L4">
        <text:list-item>
          <text:p text:style-name="P183"><text:span text:style-name="T7">A</text:span><text:span text:style-name="T6">pplication main class</text:span></text:p>
        </text:list-item>
      </text:list>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list xml:id="list101846448767147" text:continue-numbering="true" text:style-name="L4">
        <text:list-item>
          <text:p text:style-name="P184"><text:soft-page-break/>Service Interface</text:p>
        </text:list-item>
      </text:list>
      <text:p text:style-name="P49"/>
      <text:p text:style-name="P49"/>
      <text:p text:style-name="P49"/>
      <text:p text:style-name="P49"><draw:frame text:anchor-type="paragraph" draw:z-index="11" draw:name="Shape11" draw:style-name="gr52" draw:text-style-name="P235" svg:width="14.95cm" svg:height="5.887cm" svg:x="0.314cm" svg:y="0.025cm"><draw:text-box><text:p text:style-name="P234"><text:span text:style-name="T97">package </text:span><text:span text:style-name="T98">guru.springframework.sfgdi.services</text:span><text:span text:style-name="T97">;</text:span><text:span text:style-name="T97"><text:line-break/></text:span><text:span text:style-name="T97"><text:line-break/></text:span><text:span text:style-name="T97">import </text:span><text:span text:style-name="T98">org.springframework.stereotype.</text:span><text:span text:style-name="T101">Service</text:span><text:span text:style-name="T97">;</text:span><text:span text:style-name="T97"><text:line-break/></text:span><text:span text:style-name="T97"><text:line-break/></text:span><text:span text:style-name="T97"><text:line-break/></text:span><text:span text:style-name="T97">public interface </text:span><text:span text:style-name="T98">GreetingService {</text:span><text:span text:style-name="T98"><text:line-break/></text:span><text:span text:style-name="T98"><text:line-break/></text:span><text:span text:style-name="T98"> <text:s text:c="3"/>String </text:span><text:span text:style-name="T102">sayGreeting</text:span><text:span text:style-name="T98">()</text:span><text:span text:style-name="T97">;</text:span><text:span text:style-name="T97"><text:line-break/></text:span><text:span text:style-name="T98">}</text:span><text:span text:style-name="T98"><text:line-break/></text:span><text:span text:style-name="T98"/></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61"><text:span text:style-name="T47">package </text:span><text:span text:style-name="T43">guru.springframework.sfgdi.services;</text:span><text:line-break/><text:line-break/><text:span text:style-name="T43">import org.springframework.stereotype.Service;</text:span><text:line-break/><text:line-break/><text:span text:style-name="T43">/*</text:span><text:line-break/><text:span text:style-name="T43">Spring managed service</text:span><text:line-break/><text:span text:style-name="T43">Indicates that an annotated class is a "Service",</text:span><text:line-break/><text:span text:style-name="T43">originally defined by Domain-Driven Design (Evans, 2003)</text:span><text:line-break/><text:span text:style-name="T43">as "an operation offered as an interface that stands alone</text:span><text:line-break/><text:span text:style-name="T43">in the model, with no encapsulated state."</text:span><text:line-break/><text:span text:style-name="T43"> */</text:span><text:line-break/><text:span text:style-name="T43">@Service</text:span><text:line-break/><text:span text:style-name="T43">public class GreetingServiceImpl implements GreetingService{</text:span><text:line-break/><text:span text:style-name="T43"> <text:s text:c="3"/>@Override</text:span><text:line-break/><text:span text:style-name="T43"> <text:s text:c="3"/>public String sayGreeting() {</text:span><text:line-break/><text:span text:style-name="T43"> <text:s text:c="7"/>return "Hello world";</text:span><text:line-break/><text:span text:style-name="T43"> <text:s text:c="3"/>}</text:span><text:line-break/><text:span text:style-name="T43">}</text:span><text:line-break/></text:p>
      <text:p text:style-name="P49"/>
      <text:p text:style-name="P49"/>
      <text:list xml:id="list2319181699" text:style-name="L5">
        <text:list-item>
          <text:p text:style-name="P186"><text:span text:style-name="T7">P</text:span><text:span text:style-name="T6">roperty Injected Controller</text:span></text:p>
        </text:list-item>
      </text:list>
      <text:p text:style-name="P50"/>
      <text:p text:style-name="P50"><draw:frame text:anchor-type="paragraph" draw:z-index="12" draw:name="Shape12" draw:style-name="gr48" draw:text-style-name="P235" svg:width="15.049cm" svg:height="8.633cm" svg:x="0.379cm" svg:y="0.016cm"><draw:text-box><text:p text:style-name="P234"><text:span text:style-name="T97">package </text:span><text:span text:style-name="T98">guru.springframework.sfgdi.controllers</text:span><text:span text:style-name="T97">;</text:span><text:span text:style-name="T97"><text:line-break/></text:span><text:span text:style-name="T97"><text:line-break/></text:span><text:span text:style-name="T97">import </text:span><text:span text:style-name="T98">guru.springframework.sfgdi.services.GreetingService</text:span><text:span text:style-name="T97">;</text:span><text:span text:style-name="T97"><text:line-break/></text:span><text:span text:style-name="T97">import </text:span><text:span text:style-name="T98">org.springframework.beans.factory.annotation.</text:span><text:span text:style-name="T101">Autowired</text:span><text:span text:style-name="T97">;</text:span><text:span text:style-name="T97"><text:line-break/></text:span><text:span text:style-name="T97">import </text:span><text:span text:style-name="T98">org.springframework.stereotype.</text:span><text:span text:style-name="T101">Controller</text:span><text:span text:style-name="T97">;</text:span><text:span text:style-name="T97"><text:line-break/></text:span><text:span text:style-name="T97"><text:line-break/></text:span><text:span text:style-name="T101">@Controller </text:span><text:span text:style-name="T99">// Spring managed controller</text:span><text:span text:style-name="T99"><text:line-break/></text:span><text:span text:style-name="T97">public class </text:span><text:span text:style-name="T98">PropertyInjectionController {</text:span><text:span text:style-name="T98"><text:line-break/></text:span><text:span text:style-name="T98"> <text:s text:c="2"/></text:span><text:span text:style-name="T99">/* Marks a constructor, field, setter method, or config method </text:span><text:span text:style-name="T99">as</text:span><text:span text:style-name="T99"><text:line-break/></text:span><text:span text:style-name="T99"> <text:s text:c="2"/>to be autowired by Spring's dependency injection facilities.</text:span><text:span text:style-name="T99"><text:line-break/></text:span><text:span text:style-name="T99"> <text:s text:c="3"/>*/</text:span><text:span text:style-name="T99"><text:line-break/></text:span><text:span text:style-name="T99"> <text:s text:c="3"/></text:span><text:span text:style-name="T101">@Autowired</text:span><text:span text:style-name="T101"><text:line-break/></text:span><text:span text:style-name="T101"> <text:s text:c="3"/></text:span><text:span text:style-name="T97">public </text:span><text:span text:style-name="T98">GreetingService </text:span><text:span text:style-name="T106">greetingService</text:span><text:span text:style-name="T97">;</text:span><text:span text:style-name="T97"><text:line-break/></text:span><text:span text:style-name="T97"><text:line-break/></text:span><text:span text:style-name="T97"><text:line-break/></text:span><text:span text:style-name="T97"><text:line-break/></text:span><text:span text:style-name="T97"> <text:s text:c="3"/>public </text:span><text:span text:style-name="T98">String </text:span><text:span text:style-name="T102">getGreeting</text:span><text:span text:style-name="T98">(){</text:span><text:span text:style-name="T98"><text:line-break/></text:span><text:span text:style-name="T98"> <text:s text:c="6"/></text:span><text:span text:style-name="T97">return </text:span><text:span text:style-name="T106">greetingService</text:span><text:span text:style-name="T98">.sayGreeting()</text:span><text:span text:style-name="T97">;</text:span><text:span text:style-name="T97"><text:line-break/></text:span><text:span text:style-name="T97"> <text:s text:c="3"/></text:span><text:span text:style-name="T98">}</text:span><text:span text:style-name="T98"><text:line-break/></text:span><text:span text:style-name="T98">}</text:span><text:span text:style-name="T98"><text:line-break/></text:span><text:span text:style-name="T98"/></text:p></draw:text-box></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list xml:id="list101846853500202" text:continue-numbering="true" text:style-name="L5">
        <text:list-item>
          <text:p text:style-name="P185">Setter Injected Controller</text:p>
        </text:list-item>
      </text:list>
      <text:p text:style-name="P50"/>
      <text:p text:style-name="P50"><draw:frame text:anchor-type="paragraph" draw:z-index="13" draw:name="Shape13" draw:style-name="gr51" draw:text-style-name="P235" svg:width="17.546cm" svg:height="11.51cm" svg:x="0.462cm" svg:y="0.385cm"><draw:text-box><text:p text:style-name="P234"><text:span text:style-name="T97">package </text:span><text:span text:style-name="T98">guru.springframework.sfgdi.controllers</text:span><text:span text:style-name="T97">;</text:span><text:span text:style-name="T97"><text:line-break/></text:span><text:span text:style-name="T97"><text:line-break/></text:span><text:span text:style-name="T97">import </text:span><text:span text:style-name="T98">guru.springframework.sfgdi.services.GreetingService</text:span><text:span text:style-name="T97">;</text:span><text:span text:style-name="T97"><text:line-break/></text:span><text:span text:style-name="T97">import </text:span><text:span text:style-name="T98">org.springframework.beans.factory.annotation.</text:span><text:span text:style-name="T101">Autowired</text:span><text:span text:style-name="T97">;</text:span><text:span text:style-name="T97"><text:line-break/></text:span><text:span text:style-name="T97">import </text:span><text:span text:style-name="T98">org.springframework.stereotype.</text:span><text:span text:style-name="T101">Controller</text:span><text:span text:style-name="T97">;</text:span><text:span text:style-name="T97"><text:line-break/></text:span><text:span text:style-name="T97"><text:line-break/></text:span><text:span text:style-name="T101">@Controller <text:s/></text:span><text:span text:style-name="T99">// Spring managed controller</text:span><text:span text:style-name="T99"><text:line-break/></text:span><text:span text:style-name="T97">public class </text:span><text:span text:style-name="T98">SetterInjectedController {</text:span><text:span text:style-name="T98"><text:line-break/></text:span><text:span text:style-name="T98"><text:line-break/></text:span><text:span text:style-name="T98"> <text:s text:c="3"/></text:span><text:span text:style-name="T97">private </text:span><text:span text:style-name="T98">GreetingService </text:span><text:span text:style-name="T106">greetingService</text:span><text:span text:style-name="T97">;</text:span><text:span text:style-name="T97"><text:line-break/></text:span><text:span text:style-name="T97"><text:line-break/></text:span><text:span text:style-name="T97"> <text:s text:c="3"/></text:span><text:span text:style-name="T99">/*</text:span><text:span text:style-name="T99"><text:line-break/></text:span><text:span text:style-name="T99"> <text:s text:c="3"/>Marks a constructor, field, setter method, or config method </text:span><text:span text:style-name="T99">as to be</text:span><text:span text:style-name="T99"><text:line-break/></text:span><text:span text:style-name="T99"> <text:s text:c="3"/>autowired by Spring's dependency injection facilities.</text:span><text:span text:style-name="T99"><text:line-break/></text:span><text:span text:style-name="T99"> <text:s text:c="3"/>*/</text:span><text:span text:style-name="T99"><text:line-break/></text:span><text:span text:style-name="T99"><text:line-break/></text:span><text:span text:style-name="T99"> <text:s text:c="2"/></text:span><text:span text:style-name="T101">@Autowired</text:span><text:span text:style-name="T101"><text:line-break/></text:span><text:span text:style-name="T101"> <text:s text:c="3"/></text:span><text:span text:style-name="T97">public void </text:span><text:span text:style-name="T102">setGreetingService</text:span><text:span text:style-name="T98">(GreetingService </text:span><text:span text:style-name="T98">greetingService) {</text:span><text:span text:style-name="T98"><text:line-break/></text:span><text:span text:style-name="T98"> <text:s text:c="7"/></text:span><text:span text:style-name="T97">this</text:span><text:span text:style-name="T98">.</text:span><text:span text:style-name="T106">greetingService </text:span><text:span text:style-name="T98">= greetingService</text:span><text:span text:style-name="T97">;</text:span><text:span text:style-name="T97"><text:line-break/></text:span><text:span text:style-name="T97"> <text:s text:c="3"/></text:span><text:span text:style-name="T98">}</text:span><text:span text:style-name="T98"><text:line-break/></text:span><text:span text:style-name="T98"><text:line-break/></text:span><text:span text:style-name="T98"> <text:s text:c="3"/></text:span><text:span text:style-name="T97">public </text:span><text:span text:style-name="T98">String </text:span><text:span text:style-name="T102">getGreeting</text:span><text:span text:style-name="T98">(){</text:span><text:span text:style-name="T98"><text:line-break/></text:span><text:span text:style-name="T98"> <text:s text:c="7"/></text:span><text:span text:style-name="T97">return </text:span><text:span text:style-name="T106">greetingService</text:span><text:span text:style-name="T98">.sayGreeting()</text:span><text:span text:style-name="T97">;</text:span><text:span text:style-name="T97"><text:line-break/></text:span><text:span text:style-name="T97"> <text:s text:c="3"/></text:span><text:span text:style-name="T98">}</text:span><text:span text:style-name="T98"><text:line-break/></text:span><text:span text:style-name="T98"><text:line-break/></text:span><text:span text:style-name="T98"><text:line-break/></text:span><text:span text:style-name="T98">}</text:span><text:span text:style-name="T98"><text:line-break/></text:span><text:span text:style-name="T98"/></text:p></draw:text-box></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list xml:id="list101847449528870" text:continue-numbering="true" text:style-name="L5">
        <text:list-item>
          <text:p text:style-name="P214">Contructor Injected Controller</text:p>
        </text:list-item>
      </text:list>
      <text:p text:style-name="P50"/>
      <text:p text:style-name="P50"><draw:frame text:anchor-type="paragraph" draw:z-index="14" draw:name="Shape14" draw:style-name="gr50" draw:text-style-name="P235" svg:width="16.387cm" svg:height="11.113cm" svg:x="0.711cm" svg:y="0.459cm"><draw:text-box><text:p text:style-name="P234"><text:span text:style-name="T97">package </text:span><text:span text:style-name="T98">guru.springframework.sfgdi.controllers</text:span><text:span text:style-name="T97">;</text:span><text:span text:style-name="T97"><text:line-break/></text:span><text:span text:style-name="T97"><text:line-break/></text:span><text:span text:style-name="T97">import </text:span><text:span text:style-name="T98">guru.springframework.sfgdi.services.GreetingService</text:span><text:span text:style-name="T97">;</text:span><text:span text:style-name="T97"><text:line-break/></text:span><text:span text:style-name="T97">import </text:span><text:span text:style-name="T98">org.springframework.beans.factory.annotation.</text:span><text:span text:style-name="T101">Autowired</text:span><text:span text:style-name="T97">;</text:span><text:span text:style-name="T97"><text:line-break/></text:span><text:span text:style-name="T97">import </text:span><text:span text:style-name="T98">org.springframework.stereotype.</text:span><text:span text:style-name="T101">Controller</text:span><text:span text:style-name="T97">;</text:span><text:span text:style-name="T97"><text:line-break/></text:span><text:span text:style-name="T97"><text:line-break/></text:span><text:span text:style-name="T101">@Controller </text:span><text:span text:style-name="T99">// Spring managed controller</text:span><text:span text:style-name="T99"><text:line-break/></text:span><text:span text:style-name="T97">public class </text:span><text:span text:style-name="T98">ConstructorInjectedController {</text:span><text:span text:style-name="T98"><text:line-break/></text:span><text:span text:style-name="T98"><text:line-break/></text:span><text:span text:style-name="T98"> <text:s text:c="3"/></text:span><text:span text:style-name="T97">private final </text:span><text:span text:style-name="T98">GreetingService </text:span><text:span text:style-name="T106">greetingService</text:span><text:span text:style-name="T97">;</text:span><text:span text:style-name="T97"><text:line-break/></text:span><text:span text:style-name="T97"><text:line-break/></text:span><text:span text:style-name="T97"> <text:s text:c="3"/></text:span><text:span text:style-name="T99">//@Autowired // this is optional using constructor injected </text:span><text:span text:style-name="T99">dependency</text:span><text:span text:style-name="T99"><text:line-break/></text:span><text:span text:style-name="T99"><text:line-break/></text:span><text:span text:style-name="T99"> <text:s text:c="3"/></text:span><text:span text:style-name="T97">public </text:span><text:span text:style-name="T102">ConstructorInjectedController</text:span><text:span text:style-name="T98">(GreetingService </text:span><text:span text:style-name="T98">greetingService) {</text:span><text:span text:style-name="T98"><text:line-break/></text:span><text:span text:style-name="T98"> <text:s text:c="7"/></text:span><text:span text:style-name="T97">this</text:span><text:span text:style-name="T98">.</text:span><text:span text:style-name="T106">greetingService </text:span><text:span text:style-name="T98">= greetingService</text:span><text:span text:style-name="T97">;</text:span><text:span text:style-name="T97"><text:line-break/></text:span><text:span text:style-name="T97"> <text:s text:c="3"/></text:span><text:span text:style-name="T98">}</text:span><text:span text:style-name="T98"><text:line-break/></text:span><text:span text:style-name="T98"><text:line-break/></text:span><text:span text:style-name="T98"> <text:s text:c="3"/></text:span><text:span text:style-name="T97">public </text:span><text:span text:style-name="T98">String </text:span><text:span text:style-name="T102">getGreeting</text:span><text:span text:style-name="T98">(){</text:span><text:span text:style-name="T98"><text:line-break/></text:span><text:span text:style-name="T98"> <text:s text:c="7"/></text:span><text:span text:style-name="T97">return </text:span><text:span text:style-name="T106">greetingService</text:span><text:span text:style-name="T98">.sayGreeting()</text:span><text:span text:style-name="T97">;</text:span><text:span text:style-name="T97"><text:line-break/></text:span><text:span text:style-name="T97"> <text:s text:c="3"/></text:span><text:span text:style-name="T98">}</text:span><text:span text:style-name="T98"><text:line-break/></text:span><text:span text:style-name="T98"><text:line-break/></text:span><text:span text:style-name="T98">}</text:span><text:span text:style-name="T98"><text:line-break/></text:span><text:span text:style-name="T98"/></text:p></draw:text-box></draw:frame></text:p>
      <text:p text:style-name="P50"/>
      <text:list xml:id="list101846535679618" text:continue-numbering="true" text:style-name="L5">
        <text:list-header>
          <text:p text:style-name="P185"/>
        </text:list-header>
      </text:list>
      <text:p text:style-name="P62"><text:line-break/></text:p>
      <text:p text:style-name="P50"/>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104">Lesson 36 – Using Qualifiers</text:p>
      <text:p text:style-name="P44"/>
      <text:p text:style-name="P58">We use the @Qualifier to tell Spring which servive to call for a specific Controller.</text:p>
      <text:p text:style-name="P58"/>
      <text:p text:style-name="P58">In this example we refactor the existing service “GreetingServiceImpl” to </text:p>
      <text:p text:style-name="P58">“<text:bookmark-start text:name="__DdeLink__1735_3942512879"/>ConstructorGreetingService<text:bookmark-end text:name="__DdeLink__1735_3942512879"/>” and add two more, “<text:bookmark-start text:name="__DdeLink__1737_3942512879"/>PropertyInjectedGreetingService<text:bookmark-end text:name="__DdeLink__1737_3942512879"/>” and ‘<text:bookmark-start text:name="__DdeLink__1739_3942512879"/>SetterInjectedGreetingService<text:bookmark-end text:name="__DdeLink__1739_3942512879"/>”</text:p>
      <text:p text:style-name="P58"/>
      <text:p text:style-name="P58">We also change the sayGreeting() method to return Hello World – XXX” name constructor”</text:p>
      <text:p text:style-name="P58"/>
      <text:p text:style-name="P63"><text:span text:style-name="T5">In the Controllers we add the qualitiers </text:span><text:span text:style-name="T10">@Qualifier("constructorGreetingService")</text:span></text:p>
      <text:p text:style-name="P68"/>
      <text:list xml:id="list3534716667" text:style-name="L6">
        <text:list-header>
          <text:p text:style-name="P203"/>
        </text:list-header>
        <text:list-item>
          <text:p text:style-name="P204">The Services</text:p>
          <text:p text:style-name="P204"/>
        </text:list-item>
      </text:list>
      <text:p text:style-name="P69"><draw:frame text:anchor-type="paragraph" draw:z-index="15" draw:name="Shape15" draw:style-name="gr49" draw:text-style-name="P235" svg:width="15.578cm" svg:height="6.185cm" svg:x="0.28cm" svg:y="0.362cm"><draw:text-box><text:p text:style-name="P234"><text:span text:style-name="T97">package </text:span><text:span text:style-name="T98">guru.springframework.sfgdi.services</text:span><text:span text:style-name="T97">;</text:span><text:span text:style-name="T97"><text:line-break/></text:span><text:span text:style-name="T97"><text:line-break/></text:span><text:span text:style-name="T97">import </text:span><text:span text:style-name="T98">org.springframework.stereotype.</text:span><text:span text:style-name="T101">Service</text:span><text:span text:style-name="T97">;</text:span><text:span text:style-name="T97"><text:line-break/></text:span><text:span text:style-name="T97"><text:line-break/></text:span><text:span text:style-name="T97"><text:line-break/></text:span><text:span text:style-name="T97">public interface </text:span><text:span text:style-name="T98">GreetingService {</text:span><text:span text:style-name="T98"><text:line-break/></text:span><text:span text:style-name="T98"><text:line-break/></text:span><text:span text:style-name="T98"> <text:s text:c="3"/>String </text:span><text:span text:style-name="T102">sayGreeting</text:span><text:span text:style-name="T98">()</text:span><text:span text:style-name="T97">;</text:span><text:span text:style-name="T97"><text:line-break/></text:span><text:span text:style-name="T98">}</text:span><text:span text:style-name="T98"><text:line-break/></text:span><text:span text:style-name="T98"/></text:p></draw:text-box></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draw:frame text:anchor-type="paragraph" draw:z-index="16" draw:name="Shape16" draw:style-name="gr48" draw:text-style-name="P235" svg:width="17.811cm" svg:height="8.633cm" svg:x="-0.116cm" svg:y="0.187cm"><draw:text-box><text:p text:style-name="P234"><text:span text:style-name="T97">package </text:span><text:span text:style-name="T98">guru.springframework.sfgdi.services</text:span><text:span text:style-name="T97">;</text:span><text:span text:style-name="T97"><text:line-break/></text:span><text:span text:style-name="T97"><text:line-break/></text:span><text:span text:style-name="T97">import </text:span><text:span text:style-name="T98">org.springframework.stereotype.</text:span><text:span text:style-name="T101">Service</text:span><text:span text:style-name="T97">;</text:span><text:span text:style-name="T97"><text:line-break/></text:span><text:span text:style-name="T97"><text:line-break/></text:span><text:span text:style-name="T99">/*</text:span><text:span text:style-name="T99"><text:line-break/></text:span><text:span text:style-name="T99">Spring managed service</text:span><text:span text:style-name="T99"><text:line-break/></text:span><text:span text:style-name="T99">Indicates that an annotated class is a "Service",</text:span><text:span text:style-name="T99"><text:line-break/></text:span><text:span text:style-name="T99">originally defined by Domain-Driven Design (Evans, 2003)</text:span><text:span text:style-name="T99"><text:line-break/></text:span><text:span text:style-name="T99">as "an operation offered as an interface that stands alone</text:span><text:span text:style-name="T99"><text:line-break/></text:span><text:span text:style-name="T99">in the model, with no encapsulated state."</text:span><text:span text:style-name="T99"><text:line-break/></text:span><text:span text:style-name="T99"> */</text:span><text:span text:style-name="T99"><text:line-break/></text:span><text:span text:style-name="T101">@Service</text:span><text:span text:style-name="T101"><text:line-break/></text:span><text:span text:style-name="T97">public class </text:span><text:span text:style-name="T98">ConstructorGreetingService </text:span><text:span text:style-name="T97">implements </text:span><text:span text:style-name="T98">GreetingService{</text:span><text:span text:style-name="T98"><text:line-break/></text:span><text:span text:style-name="T98"> <text:s text:c="3"/></text:span><text:span text:style-name="T101">@Override</text:span><text:span text:style-name="T101"><text:line-break/></text:span><text:span text:style-name="T101"> <text:s text:c="3"/></text:span><text:span text:style-name="T97">public </text:span><text:span text:style-name="T98">String </text:span><text:span text:style-name="T102">sayGreeting</text:span><text:span text:style-name="T98">() {</text:span><text:span text:style-name="T98"><text:line-break/></text:span><text:span text:style-name="T98"> <text:s text:c="7"/></text:span><text:span text:style-name="T97">return </text:span><text:span text:style-name="T100">"Hello world - constructor"</text:span><text:span text:style-name="T97">;</text:span><text:span text:style-name="T97"><text:line-break/></text:span><text:span text:style-name="T97"> <text:s text:c="3"/></text:span><text:span text:style-name="T98">}</text:span><text:span text:style-name="T98"><text:line-break/></text:span><text:span text:style-name="T98">}</text:span><text:span text:style-name="T98"><text:line-break/></text:span><text:span text:style-name="T98"/></text:p></draw:text-box></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draw:frame text:anchor-type="paragraph" draw:z-index="17" draw:name="Shape17" draw:style-name="gr47" draw:text-style-name="P236" svg:width="16.405cm" svg:height="5.109cm" svg:x="-0.448cm" svg:y="1.182cm"><draw:text-box><text:p text:style-name="P234"><text:span text:style-name="T97">package </text:span><text:span text:style-name="T98">guru.springframework.sfgdi.services</text:span><text:span text:style-name="T97">;</text:span><text:span text:style-name="T97"><text:line-break/></text:span><text:span text:style-name="T97"><text:line-break/></text:span><text:span text:style-name="T97">import </text:span><text:span text:style-name="T98">org.springframework.stereotype.</text:span><text:span text:style-name="T101">Service</text:span><text:span text:style-name="T97">;</text:span><text:span text:style-name="T97"><text:line-break/></text:span><text:span text:style-name="T97"><text:line-break/></text:span><text:span text:style-name="T101">@Service</text:span><text:span text:style-name="T101"><text:line-break/></text:span><text:span text:style-name="T97">public class </text:span><text:span text:style-name="T98">PropertyInjectedGreetingService </text:span><text:span text:style-name="T97">implements </text:span><text:span text:style-name="T98">GreetingService {</text:span><text:span text:style-name="T98"><text:line-break/></text:span><text:span text:style-name="T98"> <text:s text:c="3"/></text:span><text:span text:style-name="T101">@Override</text:span><text:span text:style-name="T101"><text:line-break/></text:span><text:span text:style-name="T101"> <text:s text:c="3"/></text:span><text:span text:style-name="T97">public </text:span><text:span text:style-name="T98">String </text:span><text:span text:style-name="T102">sayGreeting</text:span><text:span text:style-name="T98">() {</text:span><text:span text:style-name="T98"><text:line-break/></text:span><text:span text:style-name="T98"> <text:s text:c="7"/></text:span><text:span text:style-name="T97">return </text:span><text:span text:style-name="T100">"Hello world - property"</text:span><text:span text:style-name="T97">;</text:span><text:span text:style-name="T97"><text:line-break/></text:span><text:span text:style-name="T97"> <text:s text:c="3"/></text:span><text:span text:style-name="T98">}</text:span><text:span text:style-name="T98"><text:line-break/></text:span><text:span text:style-name="T98">}</text:span><text:span text:style-name="T98"><text:line-break/></text:span><text:span text:style-name="T98"/></text:p></draw:text-box></draw:frame><text:soft-page-break/></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list xml:id="list101847174779978" text:continue-numbering="true" text:style-name="L6">
        <text:list-item>
          <text:p text:style-name="P204">The Controllers</text:p>
        </text:list-item>
      </text:list>
      <text:p text:style-name="P69"/>
      <text:p text:style-name="P69"><draw:frame text:anchor-type="paragraph" draw:z-index="19" draw:name="Shape19" draw:style-name="gr45" draw:text-style-name="P235" svg:width="16.987cm" svg:height="10.277cm" svg:x="-0.019cm" svg:y="0.081cm"><draw:text-box><text:p text:style-name="P234"><text:span text:style-name="T97">package </text:span><text:span text:style-name="T98">guru.springframework.sfgdi.controllers</text:span><text:span text:style-name="T97">;</text:span><text:span text:style-name="T97"><text:line-break/></text:span><text:span text:style-name="T97"><text:line-break/></text:span><text:span text:style-name="T97">import </text:span><text:span text:style-name="T98">guru.springframework.sfgdi.services.GreetingService</text:span><text:span text:style-name="T97">;</text:span><text:span text:style-name="T97"><text:line-break/></text:span><text:span text:style-name="T97">import </text:span><text:span text:style-name="T98">org.springframework.beans.factory.annotation.</text:span><text:span text:style-name="T101">Autowired</text:span><text:span text:style-name="T97">;</text:span><text:span text:style-name="T97"><text:line-break/></text:span><text:span text:style-name="T97">import </text:span><text:span text:style-name="T98">org.springframework.beans.factory.annotation.</text:span><text:span text:style-name="T101">Qualifier</text:span><text:span text:style-name="T97">;</text:span><text:span text:style-name="T97"><text:line-break/></text:span><text:span text:style-name="T97">import </text:span><text:span text:style-name="T98">org.springframework.stereotype.</text:span><text:span text:style-name="T101">Controller</text:span><text:span text:style-name="T97">;</text:span><text:span text:style-name="T97"><text:line-break/></text:span><text:span text:style-name="T97"><text:line-break/></text:span><text:span text:style-name="T101">@Controller </text:span><text:span text:style-name="T99">// Spring managed controller</text:span><text:span text:style-name="T99"><text:line-break/></text:span><text:span text:style-name="T97">public class </text:span><text:span text:style-name="T98">ConstructorInjectedController {</text:span><text:span text:style-name="T98"><text:line-break/></text:span><text:span text:style-name="T98"><text:line-break/></text:span><text:span text:style-name="T98"> <text:s text:c="3"/></text:span><text:span text:style-name="T97">private final </text:span><text:span text:style-name="T98">GreetingService </text:span><text:span text:style-name="T106">greetingService</text:span><text:span text:style-name="T97">;</text:span><text:span text:style-name="T97"><text:line-break/></text:span><text:span text:style-name="T97"><text:line-break/></text:span><text:span text:style-name="T97"> <text:s text:c="3"/></text:span><text:span text:style-name="T99">//@Autowired // this is optional using constructor injected </text:span><text:span text:style-name="T99">dependency</text:span><text:span text:style-name="T99"><text:line-break/></text:span><text:span text:style-name="T99"><text:line-break/></text:span><text:span text:style-name="T99"> <text:s text:c="3"/></text:span><text:span text:style-name="T97">public </text:span><text:span text:style-name="T102">ConstructorInjectedController</text:span><text:span text:style-name="T98">(</text:span><text:span text:style-name="T101">@Qualifier</text:span><text:span text:style-name="T98">(</text:span><text:span text:style-name="T100">"constructorGreetingS</text:span><text:span text:style-name="T100">ervice"</text:span><text:span text:style-name="T98">) GreetingService greetingService) {</text:span><text:span text:style-name="T98"><text:line-break/></text:span><text:span text:style-name="T98"> <text:s text:c="7"/></text:span><text:span text:style-name="T97">this</text:span><text:span text:style-name="T98">.</text:span><text:span text:style-name="T106">greetingService </text:span><text:span text:style-name="T98">= greetingService</text:span><text:span text:style-name="T97">;</text:span><text:span text:style-name="T97"><text:line-break/></text:span><text:span text:style-name="T97"> <text:s text:c="3"/></text:span><text:span text:style-name="T98">}</text:span><text:span text:style-name="T98"><text:line-break/></text:span><text:span text:style-name="T98"><text:line-break/></text:span><text:span text:style-name="T98"> <text:s text:c="3"/></text:span><text:span text:style-name="T97">public </text:span><text:span text:style-name="T98">String </text:span><text:span text:style-name="T102">getGreeting</text:span><text:span text:style-name="T98">(){</text:span><text:span text:style-name="T98"><text:line-break/></text:span><text:span text:style-name="T98"> <text:s text:c="7"/></text:span><text:span text:style-name="T97">return </text:span><text:span text:style-name="T106">greetingService</text:span><text:span text:style-name="T98">.sayGreeting()</text:span><text:span text:style-name="T97">;</text:span><text:span text:style-name="T97"><text:line-break/></text:span><text:span text:style-name="T97"> <text:s text:c="3"/></text:span><text:span text:style-name="T98">}</text:span><text:span text:style-name="T98"><text:line-break/></text:span><text:span text:style-name="T98"><text:line-break/></text:span><text:span text:style-name="T98">}</text:span><text:span text:style-name="T98"><text:line-break/></text:span><text:span text:style-name="T98"/></text:p></draw:text-box></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p text:style-name="P69"/>
      <text:p text:style-name="P69"/>
      <text:p text:style-name="P69"><draw:frame text:anchor-type="paragraph" draw:z-index="20" draw:name="Shape20" draw:style-name="gr44" draw:text-style-name="P235" svg:width="18.31cm" svg:height="9.455cm" svg:x="-0.416cm" svg:y="0.032cm"><draw:text-box><text:p text:style-name="P234"><text:span text:style-name="T97">package </text:span><text:span text:style-name="T98">guru.springframework.sfgdi.controllers</text:span><text:span text:style-name="T97">;</text:span><text:span text:style-name="T97"><text:line-break/></text:span><text:span text:style-name="T97"><text:line-break/></text:span><text:span text:style-name="T97">import </text:span><text:span text:style-name="T98">guru.springframework.sfgdi.services.GreetingService</text:span><text:span text:style-name="T97">;</text:span><text:span text:style-name="T97"><text:line-break/></text:span><text:span text:style-name="T97">import </text:span><text:span text:style-name="T98">org.springframework.beans.factory.annotation.</text:span><text:span text:style-name="T101">Autowired</text:span><text:span text:style-name="T97">;</text:span><text:span text:style-name="T97"><text:line-break/></text:span><text:span text:style-name="T97">import </text:span><text:span text:style-name="T98">org.springframework.beans.factory.annotation.</text:span><text:span text:style-name="T101">Qualifier</text:span><text:span text:style-name="T97">;</text:span><text:span text:style-name="T97"><text:line-break/></text:span><text:span text:style-name="T97">import </text:span><text:span text:style-name="T98">org.springframework.stereotype.</text:span><text:span text:style-name="T101">Controller</text:span><text:span text:style-name="T97">;</text:span><text:span text:style-name="T97"><text:line-break/></text:span><text:span text:style-name="T97"><text:line-break/></text:span><text:span text:style-name="T101">@Controller </text:span><text:span text:style-name="T99">// Spring managed controller</text:span><text:span text:style-name="T99"><text:line-break/></text:span><text:span text:style-name="T97">public class </text:span><text:span text:style-name="T98">PropertyInjectionController {</text:span><text:span text:style-name="T98"><text:line-break/></text:span><text:span text:style-name="T98"> <text:s text:c="2"/></text:span><text:span text:style-name="T99">/* Marks a constructor, field, setter method, or config method </text:span><text:span text:style-name="T99">as</text:span><text:span text:style-name="T99"><text:line-break/></text:span><text:span text:style-name="T99"> <text:s text:c="2"/>to be autowired by Spring's dependency injection facilities.</text:span><text:span text:style-name="T99"><text:line-break/></text:span><text:span text:style-name="T99"> <text:s text:c="3"/>*/</text:span><text:span text:style-name="T99"><text:line-break/></text:span><text:span text:style-name="T99"> <text:s text:c="3"/></text:span><text:span text:style-name="T101">@Qualifier</text:span><text:span text:style-name="T98">(</text:span><text:span text:style-name="T100">"propertyInjectedGreetingService"</text:span><text:span text:style-name="T98">)</text:span><text:span text:style-name="T98"><text:line-break/></text:span><text:span text:style-name="T98"> <text:s text:c="3"/></text:span><text:span text:style-name="T101">@Autowired</text:span><text:span text:style-name="T101"><text:line-break/></text:span><text:span text:style-name="T101"> <text:s text:c="3"/></text:span><text:span text:style-name="T97">public </text:span><text:span text:style-name="T98">GreetingService </text:span><text:span text:style-name="T106">greetingService</text:span><text:span text:style-name="T97">;</text:span><text:span text:style-name="T97"><text:line-break/></text:span><text:span text:style-name="T97"><text:line-break/></text:span><text:span text:style-name="T97"><text:line-break/></text:span><text:span text:style-name="T97"><text:line-break/></text:span><text:span text:style-name="T97"> <text:s text:c="3"/>public </text:span><text:span text:style-name="T98">String </text:span><text:span text:style-name="T102">getGreeting</text:span><text:span text:style-name="T98">(){</text:span><text:span text:style-name="T98"><text:line-break/></text:span><text:span text:style-name="T98"> <text:s text:c="6"/></text:span><text:span text:style-name="T97">return </text:span><text:span text:style-name="T106">greetingService</text:span><text:span text:style-name="T98">.sayGreeting()</text:span><text:span text:style-name="T97">;</text:span><text:span text:style-name="T97"><text:line-break/></text:span><text:span text:style-name="T97"> <text:s text:c="3"/></text:span><text:span text:style-name="T98">}</text:span><text:span text:style-name="T98"><text:line-break/></text:span><text:span text:style-name="T98">}</text:span><text:span text:style-name="T98"><text:line-break/></text:span><text:span text:style-name="T98"/></text:p></draw:text-box></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draw:frame text:anchor-type="paragraph" draw:z-index="21" draw:name="Shape21" draw:style-name="gr43" draw:text-style-name="P235" svg:width="18.68cm" svg:height="11.921cm" svg:x="-0.549cm" svg:y="0.005cm"><draw:text-box><text:p text:style-name="P234"><text:span text:style-name="T97">package </text:span><text:span text:style-name="T98">guru.springframework.sfgdi.controllers</text:span><text:span text:style-name="T97">;</text:span><text:span text:style-name="T97"><text:line-break/></text:span><text:span text:style-name="T97"><text:line-break/></text:span><text:span text:style-name="T97">import </text:span><text:span text:style-name="T98">guru.springframework.sfgdi.services.GreetingService</text:span><text:span text:style-name="T97">;</text:span><text:span text:style-name="T97"><text:line-break/></text:span><text:span text:style-name="T97">import </text:span><text:span text:style-name="T98">org.springframework.beans.factory.annotation.</text:span><text:span text:style-name="T101">Autowired</text:span><text:span text:style-name="T97">;</text:span><text:span text:style-name="T97"><text:line-break/></text:span><text:span text:style-name="T97">import </text:span><text:span text:style-name="T98">org.springframework.beans.factory.annotation.</text:span><text:span text:style-name="T101">Qualifier</text:span><text:span text:style-name="T97">;</text:span><text:span text:style-name="T97"><text:line-break/></text:span><text:span text:style-name="T97">import </text:span><text:span text:style-name="T98">org.springframework.stereotype.</text:span><text:span text:style-name="T101">Controller</text:span><text:span text:style-name="T97">;</text:span><text:span text:style-name="T97"><text:line-break/></text:span><text:span text:style-name="T97"><text:line-break/></text:span><text:span text:style-name="T101">@Controller <text:s/></text:span><text:span text:style-name="T99">// Spring managed controller</text:span><text:span text:style-name="T99"><text:line-break/></text:span><text:span text:style-name="T97">public class </text:span><text:span text:style-name="T98">SetterInjectedController {</text:span><text:span text:style-name="T98"><text:line-break/></text:span><text:span text:style-name="T98"><text:line-break/></text:span><text:span text:style-name="T98"> <text:s text:c="3"/></text:span><text:span text:style-name="T97">private </text:span><text:span text:style-name="T98">GreetingService </text:span><text:span text:style-name="T106">greetingService</text:span><text:span text:style-name="T97">;</text:span><text:span text:style-name="T97"><text:line-break/></text:span><text:span text:style-name="T97"><text:line-break/></text:span><text:span text:style-name="T97"> <text:s text:c="3"/></text:span><text:span text:style-name="T99">/*</text:span><text:span text:style-name="T99"><text:line-break/></text:span><text:span text:style-name="T99"> <text:s text:c="3"/>Marks a constructor, field, setter method, or config method </text:span><text:span text:style-name="T99">as to be</text:span><text:span text:style-name="T99"><text:line-break/></text:span><text:span text:style-name="T99"> <text:s text:c="3"/>autowired by Spring's dependency injection facilities.</text:span><text:span text:style-name="T99"><text:line-break/></text:span><text:span text:style-name="T99"> <text:s text:c="3"/>*/</text:span><text:span text:style-name="T99"><text:line-break/></text:span><text:span text:style-name="T99"> <text:s/></text:span><text:span text:style-name="T101">@Qualifier</text:span><text:span text:style-name="T98">(</text:span><text:span text:style-name="T100">"setterInjectedGreetingService"</text:span><text:span text:style-name="T98">)</text:span><text:span text:style-name="T98"><text:line-break/></text:span><text:span text:style-name="T98"> <text:s text:c="2"/></text:span><text:span text:style-name="T101">@Autowired</text:span><text:span text:style-name="T101"><text:line-break/></text:span><text:span text:style-name="T101"> <text:s text:c="3"/></text:span><text:span text:style-name="T97">public void </text:span><text:span text:style-name="T102">setGreetingService</text:span><text:span text:style-name="T98">(GreetingService </text:span><text:span text:style-name="T98">greetingService) {</text:span><text:span text:style-name="T98"><text:line-break/></text:span><text:span text:style-name="T98"> <text:s text:c="7"/></text:span><text:span text:style-name="T97">this</text:span><text:span text:style-name="T98">.</text:span><text:span text:style-name="T106">greetingService </text:span><text:span text:style-name="T98">= greetingService</text:span><text:span text:style-name="T97">;</text:span><text:span text:style-name="T97"><text:line-break/></text:span><text:span text:style-name="T97"> <text:s text:c="3"/></text:span><text:span text:style-name="T98">}</text:span><text:span text:style-name="T98"><text:line-break/></text:span><text:span text:style-name="T98"><text:line-break/></text:span><text:span text:style-name="T98"> <text:s text:c="3"/></text:span><text:span text:style-name="T97">public </text:span><text:span text:style-name="T98">String </text:span><text:span text:style-name="T102">getGreeting</text:span><text:span text:style-name="T98">(){</text:span><text:span text:style-name="T98"><text:line-break/></text:span><text:span text:style-name="T98"> <text:s text:c="7"/></text:span><text:span text:style-name="T97">return </text:span><text:span text:style-name="T106">greetingService</text:span><text:span text:style-name="T98">.sayGreeting()</text:span><text:span text:style-name="T97">;</text:span><text:span text:style-name="T97"><text:line-break/></text:span><text:span text:style-name="T97"> <text:s text:c="3"/></text:span><text:span text:style-name="T98">}</text:span><text:span text:style-name="T98"><text:line-break/></text:span><text:span text:style-name="T98"><text:line-break/></text:span><text:span text:style-name="T98"><text:line-break/></text:span><text:span text:style-name="T98">}</text:span><text:span text:style-name="T98"><text:line-break/></text:span><text:span text:style-name="T98"/></text:p></draw:text-box></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p text:style-name="P69"/>
      <text:p text:style-name="P69"/>
      <text:p text:style-name="P69"/>
      <text:p text:style-name="P69"><draw:frame text:anchor-type="paragraph" draw:z-index="18" draw:name="Shape18" draw:style-name="gr46" draw:text-style-name="P236" svg:width="17.017cm" svg:height="4.945cm" svg:x="-0.448cm" svg:y="0.058cm"><draw:text-box><text:p text:style-name="P234"><text:span text:style-name="T97">package </text:span><text:span text:style-name="T98">guru.springframework.sfgdi.services</text:span><text:span text:style-name="T97">;</text:span><text:span text:style-name="T97"><text:line-break/></text:span><text:span text:style-name="T97"><text:line-break/></text:span><text:span text:style-name="T97">import </text:span><text:span text:style-name="T98">org.springframework.stereotype.</text:span><text:span text:style-name="T101">Service</text:span><text:span text:style-name="T97">;</text:span><text:span text:style-name="T97"><text:line-break/></text:span><text:span text:style-name="T97"><text:line-break/></text:span><text:span text:style-name="T101">@Service</text:span><text:span text:style-name="T101"><text:line-break/></text:span><text:span text:style-name="T97">public class </text:span><text:span text:style-name="T98">SetterInjectedGreetingService </text:span><text:span text:style-name="T97">implements </text:span><text:span text:style-name="T98">GreetingService{</text:span><text:span text:style-name="T98"><text:line-break/></text:span><text:span text:style-name="T98"> <text:s text:c="3"/></text:span><text:span text:style-name="T101">@Override</text:span><text:span text:style-name="T101"><text:line-break/></text:span><text:span text:style-name="T101"> <text:s text:c="3"/></text:span><text:span text:style-name="T97">public </text:span><text:span text:style-name="T98">String </text:span><text:span text:style-name="T102">sayGreeting</text:span><text:span text:style-name="T98">() {</text:span><text:span text:style-name="T98"><text:line-break/></text:span><text:span text:style-name="T98"> <text:s text:c="7"/></text:span><text:span text:style-name="T97">return </text:span><text:span text:style-name="T100">"Hello world - Setter"</text:span><text:span text:style-name="T97">;</text:span><text:span text:style-name="T97"><text:line-break/></text:span><text:span text:style-name="T97"> <text:s text:c="3"/></text:span><text:span text:style-name="T98">}</text:span><text:span text:style-name="T98"><text:line-break/></text:span><text:span text:style-name="T98">}</text:span><text:span text:style-name="T98"><text:line-break/></text:span><text:span text:style-name="T98"/></text:p></draw:text-box></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0">Lesson 37 Primary Beans</text:p>
      <text:p text:style-name="P70"/>
      <text:p text:style-name="P72">If you ommit the @Qualifier tag and use the @Primary tag, it will tell</text:p>
      <text:p text:style-name="P72">the Framework to usew this Service as a Primary bean when it </text:p>
      <text:p text:style-name="P72">needs to call one among many.</text:p>
      <text:p text:style-name="P72"/>
      <text:p text:style-name="P72"/>
      <text:p text:style-name="P72"><draw:frame text:anchor-type="paragraph" draw:z-index="22" draw:name="Shape22" draw:style-name="gr42" draw:text-style-name="P235" svg:width="16.207cm" svg:height="2.73cm" svg:x="-0.067cm" svg:y="0.086cm"><draw:text-box><text:p text:style-name="P234"><text:span text:style-name="T101">@Primary</text:span><text:span text:style-name="T101"><text:line-break/></text:span><text:span text:style-name="T101">@Service</text:span><text:span text:style-name="T101"><text:line-break/></text:span><text:span text:style-name="T97">public class </text:span><text:span text:style-name="T98">PrimaryGreetingService </text:span><text:span text:style-name="T97">implements </text:span><text:span text:style-name="T98">GreetingService{</text:span></text:p></draw:text-box></draw:frame></text:p>
      <text:p text:style-name="P72"/>
      <text:p text:style-name="P72"/>
      <text:p text:style-name="P72"/>
      <text:p text:style-name="P72"/>
      <text:p text:style-name="P72"/>
      <text:p text:style-name="P72"/>
      <text:p text:style-name="P72"/>
      <text:p text:style-name="P72"/>
      <text:p text:style-name="P75">Code below of example</text:p>
      <text:p text:style-name="P72"/>
      <text:p text:style-name="P72"><draw:frame text:anchor-type="paragraph" draw:z-index="23" draw:name="Shape23" draw:style-name="gr41" draw:text-style-name="P236" svg:width="12.9cm" svg:height="4.112cm" svg:x="0.065cm" svg:y="0.321cm"><draw:text-box><text:p text:style-name="P234"><text:span text:style-name="T97">package </text:span><text:span text:style-name="T98">guru.springframework.sfgdi.services</text:span><text:span text:style-name="T97">;</text:span><text:span text:style-name="T97"><text:line-break/></text:span><text:span text:style-name="T97"><text:line-break/></text:span><text:span text:style-name="T97">import </text:span><text:span text:style-name="T98">org.springframework.stereotype.</text:span><text:span text:style-name="T101">Service</text:span><text:span text:style-name="T97">;</text:span><text:span text:style-name="T97"><text:line-break/></text:span><text:span text:style-name="T97"><text:line-break/></text:span><text:span text:style-name="T97"><text:line-break/></text:span><text:span text:style-name="T97">public interface </text:span><text:span text:style-name="T98">GreetingService {</text:span><text:span text:style-name="T98"><text:line-break/></text:span><text:span text:style-name="T98"><text:line-break/></text:span><text:span text:style-name="T98"> <text:s text:c="3"/>String </text:span><text:span text:style-name="T102">sayGreeting</text:span><text:span text:style-name="T98">()</text:span><text:span text:style-name="T97">;</text:span><text:span text:style-name="T97"><text:line-break/></text:span><text:span text:style-name="T98">}</text:span><text:span text:style-name="T98"><text:line-break/></text:span><text:span text:style-name="T98"/></text:p></draw:text-box></draw:frame></text:p>
      <text:p text:style-name="P72"/>
      <text:p text:style-name="P72"/>
      <text:p text:style-name="P72"/>
      <text:p text:style-name="P72"/>
      <text:p text:style-name="P72"/>
      <text:p text:style-name="P72"/>
      <text:p text:style-name="P72"/>
      <text:p text:style-name="P72"/>
      <text:p text:style-name="P72"/>
      <text:p text:style-name="P72"/>
      <text:p text:style-name="P72"><draw:frame text:anchor-type="paragraph" draw:z-index="24" draw:name="Shape24" draw:style-name="gr40" draw:text-style-name="P235" svg:width="17.084cm" svg:height="8.222cm" svg:x="-0.15cm" svg:y="0.347cm"><draw:text-box><text:p text:style-name="P234"><text:span text:style-name="T97">package </text:span><text:span text:style-name="T98">guru.springframework.sfgdi.services</text:span><text:span text:style-name="T97">;</text:span><text:span text:style-name="T97"><text:line-break/></text:span><text:span text:style-name="T97"><text:line-break/></text:span><text:span text:style-name="T97">import </text:span><text:span text:style-name="T98">org.springframework.context.annotation.</text:span><text:span text:style-name="T101">Primary</text:span><text:span text:style-name="T97">;</text:span><text:span text:style-name="T97"><text:line-break/></text:span><text:span text:style-name="T97">import </text:span><text:span text:style-name="T98">org.springframework.stereotype.</text:span><text:span text:style-name="T101">Service</text:span><text:span text:style-name="T97">;</text:span><text:span text:style-name="T97"><text:line-break/></text:span><text:span text:style-name="T97"><text:line-break/></text:span><text:span text:style-name="T99">/*</text:span><text:span text:style-name="T99"><text:line-break/></text:span><text:span text:style-name="T99">Indicates that a bean should be given preference when </text:span><text:span text:style-name="T99">multiple candidates</text:span><text:span text:style-name="T99"><text:line-break/></text:span><text:span text:style-name="T99">are qualified to autowire a single-valued dependency.</text:span><text:span text:style-name="T99"><text:line-break/></text:span><text:span text:style-name="T99">If exactly one 'primary' bean exists among the candidates,</text:span><text:span text:style-name="T99"><text:line-break/></text:span><text:span text:style-name="T99">it will be the autowired value.</text:span><text:span text:style-name="T99"><text:line-break/></text:span><text:span text:style-name="T99"> */</text:span><text:span text:style-name="T99"><text:line-break/></text:span><text:span text:style-name="T101">@Primary</text:span><text:span text:style-name="T101"><text:line-break/></text:span><text:span text:style-name="T101">@Service</text:span><text:span text:style-name="T101"><text:line-break/></text:span><text:span text:style-name="T97">public class </text:span><text:span text:style-name="T98">PrimaryGreetingService </text:span><text:span text:style-name="T97">implements </text:span><text:span text:style-name="T98">GreetingService{</text:span><text:span text:style-name="T98"><text:line-break/></text:span><text:span text:style-name="T98"> <text:s text:c="3"/></text:span><text:span text:style-name="T101">@Override</text:span><text:span text:style-name="T101"><text:line-break/></text:span><text:span text:style-name="T101"> <text:s text:c="3"/></text:span><text:span text:style-name="T97">public </text:span><text:span text:style-name="T98">String </text:span><text:span text:style-name="T102">sayGreeting</text:span><text:span text:style-name="T98">() {</text:span><text:span text:style-name="T98"><text:line-break/></text:span><text:span text:style-name="T98"> <text:s text:c="7"/></text:span><text:span text:style-name="T97">return </text:span><text:span text:style-name="T100">"Hello world from Primary Bean"</text:span><text:span text:style-name="T97">;</text:span><text:span text:style-name="T97"><text:line-break/></text:span><text:span text:style-name="T97"> <text:s text:c="3"/></text:span><text:span text:style-name="T98">}</text:span><text:span text:style-name="T98"><text:line-break/></text:span><text:span text:style-name="T98">}</text:span><text:span text:style-name="T98"><text:line-break/></text:span><text:span text:style-name="T98"/></text:p></draw:text-box></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72"/>
      <text:p text:style-name="P72"/>
      <text:p text:style-name="P72"/>
      <text:p text:style-name="P73">*Note below Controller has no @Qualifier só it will use the Primary bean service</text:p>
      <text:p text:style-name="P73"/>
      <text:p text:style-name="P73"><draw:frame text:anchor-type="paragraph" draw:z-index="25" draw:name="Shape25" draw:style-name="gr40" draw:text-style-name="P235" svg:width="17.347cm" svg:height="8.222cm" svg:x="0.231cm" svg:y="0.132cm"><draw:text-box><text:p text:style-name="P234"><text:span text:style-name="T97">package </text:span><text:span text:style-name="T98">guru.springframework.sfgdi.controllers</text:span><text:span text:style-name="T97">;</text:span><text:span text:style-name="T97"><text:line-break/></text:span><text:span text:style-name="T97"><text:line-break/></text:span><text:span text:style-name="T97">import </text:span><text:span text:style-name="T98">guru.springframework.sfgdi.services.GreetingService</text:span><text:span text:style-name="T97">;</text:span><text:span text:style-name="T97"><text:line-break/></text:span><text:span text:style-name="T97">import </text:span><text:span text:style-name="T98">org.springframework.stereotype.</text:span><text:span text:style-name="T101">Controller</text:span><text:span text:style-name="T97">;</text:span><text:span text:style-name="T97"><text:line-break/></text:span><text:span text:style-name="T97"><text:line-break/></text:span><text:span text:style-name="T99">// add as Spring managed controller</text:span><text:span text:style-name="T99"><text:line-break/></text:span><text:span text:style-name="T101">@Controller</text:span><text:span text:style-name="T101"><text:line-break/></text:span><text:span text:style-name="T97">public class </text:span><text:span text:style-name="T98">MyController {</text:span><text:span text:style-name="T98"><text:line-break/></text:span><text:span text:style-name="T98"> <text:s/></text:span><text:span text:style-name="T97">private final </text:span><text:span text:style-name="T98">GreetingService </text:span><text:span text:style-name="T106">greetingService</text:span><text:span text:style-name="T97">;</text:span><text:span text:style-name="T97"><text:line-break/></text:span><text:span text:style-name="T97"><text:line-break/></text:span><text:span text:style-name="T97"> <text:s text:c="3"/>public </text:span><text:span text:style-name="T102">MyController</text:span><text:span text:style-name="T98">(GreetingService greetingService) {</text:span><text:span text:style-name="T98"><text:line-break/></text:span><text:span text:style-name="T98"> <text:s text:c="7"/></text:span><text:span text:style-name="T97">this</text:span><text:span text:style-name="T98">.</text:span><text:span text:style-name="T106">greetingService </text:span><text:span text:style-name="T98">= greetingService</text:span><text:span text:style-name="T97">;</text:span><text:span text:style-name="T97"><text:line-break/></text:span><text:span text:style-name="T97"> <text:s text:c="3"/></text:span><text:span text:style-name="T98">}</text:span><text:span text:style-name="T98"><text:line-break/></text:span><text:span text:style-name="T98"><text:line-break/></text:span><text:span text:style-name="T98"> <text:s text:c="3"/></text:span><text:span text:style-name="T97">public </text:span><text:span text:style-name="T98">String </text:span><text:span text:style-name="T102">sayHello</text:span><text:span text:style-name="T98">(){</text:span><text:span text:style-name="T98"><text:line-break/></text:span><text:span text:style-name="T98"><text:line-break/></text:span><text:span text:style-name="T98"> <text:s text:c="7"/></text:span><text:span text:style-name="T97">return </text:span><text:span text:style-name="T106">greetingService</text:span><text:span text:style-name="T98">.sayGreeting()</text:span><text:span text:style-name="T97">;</text:span><text:span text:style-name="T97"><text:line-break/></text:span><text:span text:style-name="T97"> <text:s text:c="3"/></text:span><text:span text:style-name="T98">}</text:span><text:span text:style-name="T98"><text:line-break/></text:span><text:span text:style-name="T98">}</text:span><text:span text:style-name="T98"><text:line-break/></text:span><text:span text:style-name="T98"/></text:p></draw:text-box></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106"/>
      <text:p text:style-name="P73"/>
      <text:p text:style-name="P73"><draw:frame text:anchor-type="paragraph" draw:z-index="26" draw:name="Shape26" draw:style-name="gr39" draw:text-style-name="P235" svg:width="18.474cm" svg:height="21.374cm" svg:x="0.153cm" svg:y="0.302cm"><draw:text-box><text:p text:style-name="P234"><text:span text:style-name="T97">package </text:span><text:span text:style-name="T98">guru.springframework.sfgdi</text:span><text:span text:style-name="T97">;</text:span><text:span text:style-name="T97"><text:line-break/></text:span><text:span text:style-name="T97"><text:line-break/></text:span><text:span text:style-name="T97">import </text:span><text:span text:style-name="T98">guru.springframework.sfgdi.controllers.ConstructorInjectedCon</text:span><text:span text:style-name="T98">troller</text:span><text:span text:style-name="T97">;</text:span><text:span text:style-name="T97"><text:line-break/></text:span><text:span text:style-name="T97">import </text:span><text:span text:style-name="T98">guru.springframework.sfgdi.controllers.MyController</text:span><text:span text:style-name="T97">;</text:span><text:span text:style-name="T97"><text:line-break/></text:span><text:span text:style-name="T97">import </text:span><text:span text:style-name="T98">guru.springframework.sfgdi.controllers.SetterInjectedController</text:span><text:span text:style-name="T97">;</text:span><text:span text:style-name="T97"><text:line-break/></text:span><text:span text:style-name="T97">import </text:span><text:span text:style-name="T98">guru.springframework.sfgdi.controllers.PropertyInjectionContro</text:span><text:span text:style-name="T98">ller</text:span><text:span text:style-name="T97">;</text:span><text:span text:style-name="T97"><text:line-break/></text:span><text:span text:style-name="T97">import </text:span><text:span text:style-name="T98">org.springframework.boot.SpringApplication</text:span><text:span text:style-name="T97">;</text:span><text:span text:style-name="T97"><text:line-break/></text:span><text:span text:style-name="T97">import </text:span><text:span text:style-name="T98">org.springframework.boot.autoconfigure.</text:span><text:span text:style-name="T101">SpringBootApplication</text:span><text:span text:style-name="T97">;</text:span><text:span text:style-name="T97"><text:line-break/></text:span><text:span text:style-name="T97">import </text:span><text:span text:style-name="T98">org.springframework.context.ApplicationContext</text:span><text:span text:style-name="T97">;</text:span><text:span text:style-name="T97"><text:line-break/></text:span><text:span text:style-name="T97"><text:line-break/></text:span><text:span text:style-name="T101">@SpringBootApplication</text:span><text:span text:style-name="T101"><text:line-break/></text:span><text:span text:style-name="T97">public class </text:span><text:span text:style-name="T98">SfgDiApplication {</text:span><text:span text:style-name="T98"><text:line-break/></text:span><text:span text:style-name="T98"><text:line-break/></text:span><text:span text:style-name="T98"><text:tab/></text:span><text:span text:style-name="T97">public static void </text:span><text:span text:style-name="T102">main</text:span><text:span text:style-name="T98">(String[] args) {</text:span><text:span text:style-name="T98"><text:line-break/></text:span><text:span text:style-name="T98"><text:line-break/></text:span><text:span text:style-name="T98"><text:tab/></text:span><text:span text:style-name="T98"><text:tab/></text:span><text:span text:style-name="T99">//SpringApplication.run(SfgDiApplication.class, </text:span><text:span text:style-name="T99">args);</text:span><text:span text:style-name="T99"><text:line-break/></text:span><text:span text:style-name="T99"><text:tab/></text:span><text:span text:style-name="T99"><text:tab/></text:span><text:span text:style-name="T99">// return a context from the application</text:span><text:span text:style-name="T99"><text:line-break/></text:span><text:span text:style-name="T99"><text:tab/></text:span><text:span text:style-name="T99"><text:tab/></text:span><text:span text:style-name="T98">ApplicationContext ctx = </text:span><text:span text:style-name="T98">SpringApplication.</text:span><text:span text:style-name="T112">run</text:span><text:span text:style-name="T98">(SfgDiApplication.</text:span><text:span text:style-name="T97">class, </text:span><text:span text:style-name="T98">args)</text:span><text:span text:style-name="T97">;</text:span><text:span text:style-name="T97"><text:line-break/></text:span><text:span text:style-name="T97"><text:tab/></text:span><text:span text:style-name="T97"> <text:s text:c="3"/></text:span><text:span text:style-name="T99">/*</text:span><text:span text:style-name="T99"><text:line-break/></text:span><text:span text:style-name="T99"><text:tab/></text:span><text:span text:style-name="T99"> <text:s text:c="6"/>return a reference to the controller from the </text:span><text:span text:style-name="T99">context</text:span><text:span text:style-name="T99"><text:line-break/></text:span><text:span text:style-name="T99"><text:tab/></text:span><text:span text:style-name="T99"> <text:s text:c="6"/>by default the name is the same, bu starts with </text:span><text:span text:style-name="T99">lowercase</text:span><text:span text:style-name="T99"><text:line-break/></text:span><text:span text:style-name="T99"><text:tab/></text:span><text:span text:style-name="T99"> <text:s text:c="6"/>Must cast as it's an Object type returned</text:span><text:span text:style-name="T99"><text:line-break/></text:span><text:span text:style-name="T99"><text:tab/></text:span><text:span text:style-name="T99"> <text:s text:c="4"/>*/</text:span><text:span text:style-name="T99"><text:line-break/></text:span><text:span text:style-name="T99"><text:tab/></text:span><text:span text:style-name="T99"><text:tab/></text:span><text:span text:style-name="T98">MyController myController = </text:span><text:span text:style-name="T98">(MyController)ctx.getBean(</text:span><text:span text:style-name="T100">"myController"</text:span><text:span text:style-name="T98">)</text:span><text:span text:style-name="T97">;</text:span><text:span text:style-name="T97"><text:line-break/></text:span><text:span text:style-name="T97"><text:line-break/></text:span><text:span text:style-name="T97"><text:tab/></text:span><text:span text:style-name="T97"><text:tab/></text:span><text:span text:style-name="T98">System.</text:span><text:span text:style-name="T103">out</text:span><text:span text:style-name="T98">.println(</text:span><text:span text:style-name="T100">"------ Primary Bean"</text:span><text:span text:style-name="T98">)</text:span><text:span text:style-name="T97">;</text:span><text:span text:style-name="T97"><text:line-break/></text:span><text:span text:style-name="T97"><text:tab/></text:span><text:span text:style-name="T97"><text:tab/></text:span><text:span text:style-name="T98">System.</text:span><text:span text:style-name="T103">out</text:span><text:span text:style-name="T98">.println(myController.sayHello())</text:span><text:span text:style-name="T97">;</text:span><text:span text:style-name="T97"><text:line-break/></text:span><text:span text:style-name="T97"><text:line-break/></text:span><text:span text:style-name="T97"><text:tab/></text:span><text:span text:style-name="T97"><text:tab/></text:span><text:span text:style-name="T99">/*</text:span><text:span text:style-name="T99"><text:line-break/></text:span><text:span text:style-name="T99"><text:tab/></text:span><text:span text:style-name="T99"><text:tab/></text:span><text:span text:style-name="T99"> <text:s/>example of Spring managed dependency </text:span><text:span text:style-name="T99">injections</text:span><text:span text:style-name="T99"><text:line-break/></text:span><text:span text:style-name="T99"><text:tab/></text:span><text:span text:style-name="T99"><text:tab/></text:span><text:span text:style-name="T99"> <text:s/>One needs to add the tags in the Controllers </text:span><text:span text:style-name="T99">and Service classes/interfaces</text:span><text:span text:style-name="T99"><text:line-break/></text:span><text:span text:style-name="T99"><text:line-break/></text:span><text:span text:style-name="T99"><text:tab/></text:span><text:span text:style-name="T99"><text:tab/></text:span><text:span text:style-name="T99"> */</text:span><text:span text:style-name="T99"><text:line-break/></text:span><text:span text:style-name="T99"><text:line-break/></text:span><text:span text:style-name="T99"><text:tab/></text:span><text:span text:style-name="T99"><text:tab/></text:span><text:span text:style-name="T98">System.</text:span><text:span text:style-name="T103">out</text:span><text:span text:style-name="T98">.println(</text:span><text:span text:style-name="T100">"------ Property"</text:span><text:span text:style-name="T98">)</text:span><text:span text:style-name="T97">;</text:span><text:span text:style-name="T97"><text:line-break/></text:span><text:span text:style-name="T97"><text:tab/></text:span><text:span text:style-name="T97"><text:tab/></text:span><text:span text:style-name="T98">PropertyInjectionController </text:span><text:span text:style-name="T98">propertyInjectionController = (PropertyInjectionController) </text:span><text:span text:style-name="T98">ctx.getBean(</text:span><text:span text:style-name="T100">"propertyInjectionController"</text:span><text:span text:style-name="T98">)</text:span><text:span text:style-name="T97">;</text:span><text:span text:style-name="T97"><text:line-break/></text:span><text:span text:style-name="T97"><text:tab/></text:span><text:span text:style-name="T97"><text:tab/></text:span><text:span text:style-name="T98">System.</text:span><text:span text:style-name="T103">out</text:span><text:span text:style-name="T98">.println(propertyInjectionController.getGreeting())</text:span><text:span text:style-name="T97">;</text:span><text:span text:style-name="T97"><text:line-break/></text:span><text:span text:style-name="T97"><text:line-break/></text:span><text:span text:style-name="T97"><text:tab/></text:span><text:span text:style-name="T97"><text:tab/></text:span><text:span text:style-name="T98">System.</text:span><text:span text:style-name="T103">out</text:span><text:span text:style-name="T98">.println(</text:span><text:span text:style-name="T100">"--------- Setter"</text:span><text:span text:style-name="T98">)</text:span><text:span text:style-name="T97">;</text:span><text:span text:style-name="T97"><text:line-break/></text:span><text:span text:style-name="T97"><text:tab/></text:span><text:span text:style-name="T97"><text:tab/></text:span><text:span text:style-name="T98">SetterInjectedController setterInjectedController </text:span><text:span text:style-name="T98">= (SetterInjectedController) </text:span><text:span text:style-name="T98">ctx.getBean(</text:span><text:span text:style-name="T100">"setterInjectedController"</text:span><text:span text:style-name="T98">)</text:span><text:span text:style-name="T97">;</text:span><text:span text:style-name="T97"><text:line-break/></text:span><text:span text:style-name="T97"><text:tab/></text:span><text:span text:style-name="T97"><text:tab/></text:span><text:span text:style-name="T98">System.</text:span><text:span text:style-name="T103">out</text:span><text:span text:style-name="T98">.println(setterInjectedController.getGreeting())</text:span><text:span text:style-name="T97">;</text:span><text:span text:style-name="T97"><text:line-break/></text:span><text:span text:style-name="T97"><text:line-break/></text:span><text:span text:style-name="T97"><text:tab/></text:span><text:span text:style-name="T97"><text:tab/></text:span><text:span text:style-name="T98">System.</text:span><text:span text:style-name="T103">out</text:span><text:span text:style-name="T98">.println(</text:span><text:span text:style-name="T100">"-------- Constructor" </text:span><text:span text:style-name="T98">)</text:span><text:span text:style-name="T97">;</text:span><text:span text:style-name="T97"><text:line-break/></text:span><text:span text:style-name="T97"><text:tab/></text:span><text:span text:style-name="T97"><text:tab/></text:span><text:span text:style-name="T98">ConstructorInjectedController </text:span><text:span text:style-name="T98">constructorInjectedController = (ConstructorInjectedController) </text:span><text:span text:style-name="T98">ctx.getBean(</text:span><text:span text:style-name="T100">"constructorInjectedController"</text:span><text:span text:style-name="T98">)</text:span><text:span text:style-name="T97">;</text:span><text:span text:style-name="T97"><text:line-break/></text:span><text:span text:style-name="T97"><text:tab/></text:span><text:span text:style-name="T97"><text:tab/></text:span><text:span text:style-name="T98">System.</text:span><text:span text:style-name="T103">out</text:span><text:span text:style-name="T98">.println(constructorInjectedController.getGreeting())</text:span><text:span text:style-name="T97">;</text:span><text:span text:style-name="T97"><text:line-break/></text:span><text:span text:style-name="T97"><text:tab/></text:span><text:span text:style-name="T98">}</text:span><text:span text:style-name="T98"><text:line-break/></text:span><text:span text:style-name="T98"><text:line-break/></text:span><text:span text:style-name="T98">}</text:span><text:span text:style-name="T98"><text:line-break/></text:span><text:span text:style-name="T98"/></text:p></draw:text-box></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107">Spring Profiles- Lesson 38</text:p>
      <text:p text:style-name="P71"/>
      <text:p text:style-name="P76">It allows one to have beans in your configu<text:span text:style-name="T42">ra</text:span>tion that will take on different characteristics.</text:p>
      <text:p text:style-name="P76"/>
      <text:p text:style-name="P76">Example.</text:p>
      <text:p text:style-name="P76">You could be running H2 database in your development environment</text:p>
      <text:p text:style-name="P76">and MySQL in your production environment.</text:p>
      <text:p text:style-name="P76"/>
      <text:p text:style-name="P76">You are controlling the SQL beans with a specific profile.</text:p>
      <text:p text:style-name="P76">It’s one of the most commonly used features of dependency injection in the Spring Framework.</text:p>
      <text:p text:style-name="P76">Profiles allow you to control your Spring application in different runtime environments.</text:p>
      <text:p text:style-name="P76">It allows your Spring application to behave differently by using Inversion of Control.</text:p>
      <text:p text:style-name="P76"/>
      <text:p text:style-name="P76">Inversion of Control</text:p>
      <text:p text:style-name="P76">• Inversion of Control - aka IoC</text:p>
      <text:p text:style-name="P76">• Is a technique to allow dependencies to be injected at runtime</text:p>
      <text:p text:style-name="P76">• Dependencies are not predetermined</text:p>
      <text:p text:style-name="P76">• Allows the framework to compose the application by controlling which implementation is</text:p>
      <text:p text:style-name="P76">injected</text:p>
      <text:p text:style-name="P76">• Example - H2 in memory data source or MySQL data source</text:p>
      <text:p text:style-name="P76"/>
      <text:p text:style-name="P76"/>
      <text:p text:style-name="P77">Your Spring Application will act acording to the active Profile. (Set in Applications properties File)</text:p>
      <text:p text:style-name="P77"/>
      <text:p text:style-name="P77"/>
      <text:p text:style-name="P78">Application.properties</text:p>
      <text:p text:style-name="P78"/>
      <text:p text:style-name="P86">spring.profiles.active=PT</text:p>
      <text:p text:style-name="P86"/>
      <text:p text:style-name="P86">in the Service classes</text:p>
      <text:p text:style-name="P86"/>
      <text:p text:style-name="P78"><text:span text:style-name="T48">@Profile("ES")</text:span><text:line-break/><text:span text:style-name="T48">@Service("I18nService")</text:span><text:line-break/><text:span text:style-name="T48">public class I18nSpanishGreetingService implements GreetingService{</text:span></text:p>
      <text:p text:style-name="P86"/>
      <text:p text:style-name="P86"/>
      <text:p text:style-name="P86">in the Controller</text:p>
      <text:p text:style-name="P86"/>
      <text:p text:style-name="P78"><text:span text:style-name="T48">@Controller</text:span><text:line-break/><text:span text:style-name="T48">public class I18nController {</text:span><text:line-break/><text:line-break/><text:span text:style-name="T48"> <text:s text:c="3"/>private final GreetingService greetingService;</text:span><text:line-break/><text:line-break/><text:span text:style-name="T48"> <text:s text:c="3"/>public I18nController(@Qualifier("I18nService") GreetingService greetingService) {</text:span><text:line-break/><text:span text:style-name="T48"> <text:s text:c="7"/>this.greetingService = greetingService;</text:span><text:line-break/><text:span text:style-name="T48"> <text:s text:c="3"/>}</text:span></text:p>
      <text:p text:style-name="P86"/>
      <text:p text:style-name="P87">In the Main method</text:p>
      <text:p text:style-name="P87"/>
      <text:p text:style-name="P79"><text:span text:style-name="T48">public static void main(String[] args) {</text:span><text:line-break/><text:line-break/><text:span text:style-name="T48"><text:tab/>//SpringApplication.run(SfgDiApplication.class, args);</text:span><text:line-break/><text:span text:style-name="T48"><text:tab/>// return a context from the application</text:span><text:line-break/><text:span text:style-name="T48"><text:tab/>ApplicationContext ctx = SpringApplication.</text:span><text:span text:style-name="T50">run</text:span><text:span text:style-name="T48">(SfgDiApplication.class, args);</text:span><text:line-break/><text:line-break/><text:span text:style-name="T48"><text:tab/>I18nController i18nController= (I18nController) ctx.getBean("i18nController");</text:span><text:line-break/><text:span text:style-name="T48"><text:tab/>System.</text:span><text:span text:style-name="T50">out</text:span><text:span text:style-name="T48">.println(i18nController.sayHello());</text:span></text:p>
      <text:p text:style-name="P87"/>
      <text:p text:style-name="P110"/>
      <text:p text:style-name="P79"/>
      <text:p text:style-name="P79"/>
      <text:p text:style-name="P79"/>
      <text:p text:style-name="P87"/>
      <text:p text:style-name="P86"/>
      <text:p text:style-name="P86"/>
      <text:p text:style-name="P78"/>
      <text:p text:style-name="P78"/>
      <text:p text:style-name="P78"/>
      <text:p text:style-name="P78"><draw:frame text:anchor-type="paragraph" draw:z-index="27" draw:name="Shape27" draw:style-name="gr38" draw:text-style-name="P236" svg:width="16.382cm" svg:height="8.395cm" svg:x="-0.183cm" svg:y="0.085cm"><draw:text-box><text:p text:style-name="P234"><text:span text:style-name="T97">package </text:span><text:span text:style-name="T98">guru.springframework.sfgdi.controllers</text:span><text:span text:style-name="T97">;</text:span><text:span text:style-name="T97"><text:line-break/></text:span><text:span text:style-name="T97"><text:line-break/></text:span><text:span text:style-name="T97">import </text:span><text:span text:style-name="T98">guru.springframework.sfgdi.services.GreetingService</text:span><text:span text:style-name="T97">;</text:span><text:span text:style-name="T97"><text:line-break/></text:span><text:span text:style-name="T97">import </text:span><text:span text:style-name="T98">org.springframework.beans.factory.annotation.</text:span><text:span text:style-name="T101">Qualifier</text:span><text:span text:style-name="T97">;</text:span><text:span text:style-name="T97"><text:line-break/></text:span><text:span text:style-name="T97">import </text:span><text:span text:style-name="T98">org.springframework.stereotype.</text:span><text:span text:style-name="T101">Controller</text:span><text:span text:style-name="T97">;</text:span><text:span text:style-name="T97"><text:line-break/></text:span><text:span text:style-name="T97"><text:line-break/></text:span><text:span text:style-name="T101">@Controller</text:span><text:span text:style-name="T101"><text:line-break/></text:span><text:span text:style-name="T97">public class </text:span><text:span text:style-name="T98">I18nController {</text:span><text:span text:style-name="T98"><text:line-break/></text:span><text:span text:style-name="T98"><text:line-break/></text:span><text:span text:style-name="T98"> <text:s text:c="3"/></text:span><text:span text:style-name="T97">private final </text:span><text:span text:style-name="T98">GreetingService </text:span><text:span text:style-name="T106">greetingService</text:span><text:span text:style-name="T97">;</text:span><text:span text:style-name="T97"><text:line-break/></text:span><text:span text:style-name="T97"><text:line-break/></text:span><text:span text:style-name="T97"> <text:s text:c="3"/>public </text:span><text:span text:style-name="T102">I18nController</text:span><text:span text:style-name="T98">(</text:span><text:span text:style-name="T101">@Qualifier</text:span><text:span text:style-name="T98">(</text:span><text:span text:style-name="T100">"I18nService"</text:span><text:span text:style-name="T98">) </text:span><text:span text:style-name="T98">GreetingService greetingService) {</text:span><text:span text:style-name="T98"><text:line-break/></text:span><text:span text:style-name="T98"> <text:s text:c="7"/></text:span><text:span text:style-name="T97">this</text:span><text:span text:style-name="T98">.</text:span><text:span text:style-name="T106">greetingService </text:span><text:span text:style-name="T98">= greetingService</text:span><text:span text:style-name="T97">;</text:span><text:span text:style-name="T97"><text:line-break/></text:span><text:span text:style-name="T97"> <text:s text:c="3"/></text:span><text:span text:style-name="T98">}</text:span><text:span text:style-name="T98"><text:line-break/></text:span><text:span text:style-name="T98"><text:line-break/></text:span><text:span text:style-name="T98"> <text:s text:c="3"/></text:span><text:span text:style-name="T97">public </text:span><text:span text:style-name="T98">String </text:span><text:span text:style-name="T102">sayHello</text:span><text:span text:style-name="T98">(){</text:span><text:span text:style-name="T98"><text:line-break/></text:span><text:span text:style-name="T98"> <text:s text:c="7"/></text:span><text:span text:style-name="T97">return </text:span><text:span text:style-name="T106">greetingService</text:span><text:span text:style-name="T98">.sayGreeting()</text:span><text:span text:style-name="T97">;</text:span><text:span text:style-name="T97"><text:line-break/></text:span><text:span text:style-name="T97"> <text:s text:c="3"/></text:span><text:span text:style-name="T98">}</text:span><text:span text:style-name="T98"><text:line-break/></text:span><text:span text:style-name="T98">}</text:span><text:span text:style-name="T98"><text:line-break/></text:span><text:span text:style-name="T98"/></text:p></draw:text-box></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text:p>
      <text:p text:style-name="P76"/>
      <text:p text:style-name="P76"/>
      <text:p text:style-name="P76"/>
      <text:p text:style-name="P76"/>
      <text:p text:style-name="P76"/>
      <text:p text:style-name="P76"/>
      <text:p text:style-name="P76"/>
      <text:p text:style-name="P76"><draw:frame text:anchor-type="paragraph" draw:z-index="28" draw:name="Shape28" draw:style-name="gr37" draw:text-style-name="P236" svg:width="18.978cm" svg:height="6.167cm" svg:x="-1.314cm" svg:y="0.305cm"><draw:text-box><text:p text:style-name="P234"><text:span text:style-name="T97">package </text:span><text:span text:style-name="T98">guru.springframework.sfgdi.services</text:span><text:span text:style-name="T97">;</text:span><text:span text:style-name="T97"><text:line-break/></text:span><text:span text:style-name="T97"><text:line-break/></text:span><text:span text:style-name="T97">import </text:span><text:span text:style-name="T98">org.springframework.context.annotation.</text:span><text:span text:style-name="T101">Profile</text:span><text:span text:style-name="T97">;</text:span><text:span text:style-name="T97"><text:line-break/></text:span><text:span text:style-name="T97">import </text:span><text:span text:style-name="T98">org.springframework.stereotype.</text:span><text:span text:style-name="T101">Service</text:span><text:span text:style-name="T97">;</text:span><text:span text:style-name="T97"><text:line-break/></text:span><text:span text:style-name="T97"><text:line-break/></text:span><text:span text:style-name="T101">@Profile</text:span><text:span text:style-name="T98">(</text:span><text:span text:style-name="T100">"EN"</text:span><text:span text:style-name="T98">)</text:span><text:span text:style-name="T98"><text:line-break/></text:span><text:span text:style-name="T101">@Service</text:span><text:span text:style-name="T98">(</text:span><text:span text:style-name="T100">"I18nService"</text:span><text:span text:style-name="T98">)</text:span><text:span text:style-name="T98"><text:line-break/></text:span><text:span text:style-name="T97">public class </text:span><text:span text:style-name="T98">I18NEnglishGreetingService </text:span><text:span text:style-name="T97">implements </text:span><text:span text:style-name="T98">GreetingService{</text:span><text:span text:style-name="T98"><text:line-break/></text:span><text:span text:style-name="T98"> <text:s text:c="3"/></text:span><text:span text:style-name="T101">@Override</text:span><text:span text:style-name="T101"><text:line-break/></text:span><text:span text:style-name="T101"> <text:s text:c="3"/></text:span><text:span text:style-name="T97">public </text:span><text:span text:style-name="T98">String </text:span><text:span text:style-name="T102">sayGreeting</text:span><text:span text:style-name="T98">() {</text:span><text:span text:style-name="T98"><text:line-break/></text:span><text:span text:style-name="T98"> <text:s text:c="7"/></text:span><text:span text:style-name="T97">return </text:span><text:span text:style-name="T100">"Hello world"</text:span><text:span text:style-name="T97">;</text:span><text:span text:style-name="T97"><text:line-break/></text:span><text:span text:style-name="T97"> <text:s text:c="3"/></text:span><text:span text:style-name="T98">}</text:span><text:span text:style-name="T98"><text:line-break/></text:span><text:span text:style-name="T98">}</text:span><text:span text:style-name="T98"><text:line-break/></text:span><text:span text:style-name="T98"/></text:p><text:p text:style-name="P234"><text:span text:style-name="T98"/></text:p></draw:text-box></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draw:frame text:anchor-type="paragraph" draw:z-index="29" draw:name="Shape29" draw:style-name="gr36" draw:text-style-name="P236" svg:width="16.982cm" svg:height="6.014cm" svg:x="-0.808cm" svg:y="2.909cm"><draw:text-box><text:p text:style-name="P234"><text:span text:style-name="T97">package </text:span><text:span text:style-name="T98">guru.springframework.sfgdi.services</text:span><text:span text:style-name="T97">;</text:span><text:span text:style-name="T97"><text:line-break/></text:span><text:span text:style-name="T97"><text:line-break/></text:span><text:span text:style-name="T97">import </text:span><text:span text:style-name="T98">org.springframework.context.annotation.</text:span><text:span text:style-name="T101">Profile</text:span><text:span text:style-name="T97">;</text:span><text:span text:style-name="T97"><text:line-break/></text:span><text:span text:style-name="T97">import </text:span><text:span text:style-name="T98">org.springframework.stereotype.</text:span><text:span text:style-name="T101">Service</text:span><text:span text:style-name="T97">;</text:span><text:span text:style-name="T97"><text:line-break/></text:span><text:span text:style-name="T97"><text:line-break/></text:span><text:span text:style-name="T101">@Profile</text:span><text:span text:style-name="T98">(</text:span><text:span text:style-name="T100">"PT"</text:span><text:span text:style-name="T98">)</text:span><text:span text:style-name="T98"><text:line-break/></text:span><text:span text:style-name="T101">@Service</text:span><text:span text:style-name="T98">(</text:span><text:span text:style-name="T100">"I18nService"</text:span><text:span text:style-name="T98">)</text:span><text:span text:style-name="T98"><text:line-break/></text:span><text:span text:style-name="T97">public class </text:span><text:span text:style-name="T98">I18nPortugueseGreetingService </text:span><text:span text:style-name="T97">implements </text:span><text:span text:style-name="T98">GreetingService{</text:span><text:span text:style-name="T98"><text:line-break/></text:span><text:span text:style-name="T98"> <text:s text:c="3"/></text:span><text:span text:style-name="T101">@Override</text:span><text:span text:style-name="T101"><text:line-break/></text:span><text:span text:style-name="T101"> <text:s text:c="3"/></text:span><text:span text:style-name="T97">public </text:span><text:span text:style-name="T98">String </text:span><text:span text:style-name="T102">sayGreeting</text:span><text:span text:style-name="T98">() {</text:span><text:span text:style-name="T98"><text:line-break/></text:span><text:span text:style-name="T98"> <text:s text:c="7"/></text:span><text:span text:style-name="T97">return </text:span><text:span text:style-name="T100">"Olá Mundo"</text:span><text:span text:style-name="T97">;</text:span><text:span text:style-name="T97"><text:line-break/></text:span><text:span text:style-name="T97"> <text:s text:c="3"/></text:span><text:span text:style-name="T98">}</text:span><text:span text:style-name="T98"><text:line-break/></text:span><text:span text:style-name="T98">}</text:span><text:span text:style-name="T98"><text:line-break/></text:span><text:span text:style-name="T98"/></text:p></draw:text-box></draw:frame></text:p>
      <text:p text:style-name="P108"/>
      <text:p text:style-name="P76"/>
      <text:p text:style-name="P76"/>
      <text:p text:style-name="P76"/>
      <text:p text:style-name="P76"/>
      <text:p text:style-name="P76"/>
      <text:p text:style-name="P76"/>
      <text:p text:style-name="P76"/>
      <text:p text:style-name="P76"><draw:frame text:anchor-type="paragraph" draw:z-index="30" draw:name="Shape30" draw:style-name="gr35" draw:text-style-name="P236" svg:width="17.439cm" svg:height="5.756cm" svg:x="-1.362cm" svg:y="0.016cm"><draw:text-box><text:p text:style-name="P234"><text:span text:style-name="T97">package </text:span><text:span text:style-name="T98">guru.springframework.sfgdi.services</text:span><text:span text:style-name="T97">;</text:span><text:span text:style-name="T97"><text:line-break/></text:span><text:span text:style-name="T97"><text:line-break/></text:span><text:span text:style-name="T97">import </text:span><text:span text:style-name="T98">org.springframework.context.annotation.</text:span><text:span text:style-name="T101">Profile</text:span><text:span text:style-name="T97">;</text:span><text:span text:style-name="T97"><text:line-break/></text:span><text:span text:style-name="T97">import </text:span><text:span text:style-name="T98">org.springframework.stereotype.</text:span><text:span text:style-name="T101">Service</text:span><text:span text:style-name="T97">;</text:span><text:span text:style-name="T97"><text:line-break/></text:span><text:span text:style-name="T97"><text:line-break/></text:span><text:span text:style-name="T101">@Profile</text:span><text:span text:style-name="T98">(</text:span><text:span text:style-name="T100">"ES"</text:span><text:span text:style-name="T98">)</text:span><text:span text:style-name="T98"><text:line-break/></text:span><text:span text:style-name="T101">@Service</text:span><text:span text:style-name="T98">(</text:span><text:span text:style-name="T100">"I18nService"</text:span><text:span text:style-name="T98">)</text:span><text:span text:style-name="T98"><text:line-break/></text:span><text:span text:style-name="T97">public class </text:span><text:span text:style-name="T98">I18nSpanishGreetingService </text:span><text:span text:style-name="T97">implements </text:span><text:span text:style-name="T98">GreetingService{</text:span><text:span text:style-name="T98"><text:line-break/></text:span><text:span text:style-name="T98"> <text:s text:c="3"/></text:span><text:span text:style-name="T101">@Override</text:span><text:span text:style-name="T101"><text:line-break/></text:span><text:span text:style-name="T101"> <text:s text:c="3"/></text:span><text:span text:style-name="T97">public </text:span><text:span text:style-name="T98">String </text:span><text:span text:style-name="T102">sayGreeting</text:span><text:span text:style-name="T98">() {</text:span><text:span text:style-name="T98"><text:line-break/></text:span><text:span text:style-name="T98"> <text:s text:c="7"/></text:span><text:span text:style-name="T97">return </text:span><text:span text:style-name="T100">"Hola Mundo"</text:span><text:span text:style-name="T97">;</text:span><text:span text:style-name="T97"><text:line-break/></text:span><text:span text:style-name="T97"> <text:s text:c="3"/></text:span><text:span text:style-name="T98">}</text:span><text:span text:style-name="T98"><text:line-break/></text:span><text:span text:style-name="T98">}</text:span><text:span text:style-name="T98"><text:line-break/></text:span><text:span text:style-name="T98"/></text:p></draw:text-box></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4">You can set a default Profile, só that if its not specified</text:p>
      <text:p text:style-name="P74">in the applications property , then that one will be used</text:p>
      <text:p text:style-name="P74"/>
      <text:p text:style-name="P74"/>
      <text:p text:style-name="P80">below I set the Portuguese Service class as default</text:p>
      <text:p text:style-name="P80"/>
      <text:p text:style-name="P80"><text:span text:style-name="T48">@Profile({"PT","default"})</text:span><text:line-break/><text:span text:style-name="T48">@Service("I18nService")</text:span><text:line-break/><text:span text:style-name="T48">public class I18nPortugueseGreetingService implements GreetingService{</text:span></text:p>
      <text:p text:style-name="P80"/>
      <text:p text:style-name="P80"/>
      <text:p text:style-name="P81">And I commement out the properties entry</text:p>
      <text:p text:style-name="P81"/>
      <text:p text:style-name="P88">#spring.profiles.active=EN</text:p>
      <text:p text:style-name="P81"/>
      <text:p text:style-name="P81"/>
      <text:p text:style-name="P81">outpts</text:p>
      <text:p text:style-name="P81"/>
      <text:p text:style-name="P81">Olá Mundo</text:p>
      <text:p text:style-name="P81">------ Primary Bean</text:p>
      <text:p text:style-name="P81">Hello world from Primary Bean</text:p>
      <text:p text:style-name="P81">…</text:p>
      <text:p text:style-name="P81"/>
      <text:p text:style-name="P81"/>
      <text:p text:style-name="P109">Assignment 4 -Dependency injection</text:p>
      <text:p text:style-name="P82"/>
      <text:p text:style-name="P82">I made a mess of the working directory by pulling in the assignment instead of fetching and checking out.</text:p>
      <text:p text:style-name="P82"/>
      <text:p text:style-name="P82">So I re-did it by </text:p>
      <text:p text:style-name="P82"/>
      <text:p text:style-name="P82">Resetting to prev ious commit</text:p>
      <text:p text:style-name="P82">deleteing the branch</text:p>
      <text:p text:style-name="P82">and now using the fect command instead</text:p>
      <text:p text:style-name="P82"/>
      <text:p text:style-name="P82">&gt; git log –oneline</text:p>
      <text:p text:style-name="P82">&gt;git reset --hard d43e825 → to my previous work</text:p>
      <text:p text:style-name="P82">&gt;git switch default-profile → moved to previous branch and checked that all worked</text:p>
      <text:p text:style-name="P82">&gt; git branch -d di-assignment → deleted the assignment branch</text:p>
      <text:p text:style-name="P82"/>
      <text:p text:style-name="P83">Now I started over</text:p>
      <text:p text:style-name="P83">===============</text:p>
      <text:p text:style-name="P83"/>
      <text:p text:style-name="P83"/>
      <text:p text:style-name="P84">&gt;git chechout upstream/di.assignment</text:p>
      <text:p text:style-name="P84"/>
      <text:p text:style-name="P84">*****</text:p>
      <text:p text:style-name="P84">You are in 'detached HEAD' state. You can look around, make experimental</text:p>
      <text:p text:style-name="P84">changes and commit them, and you can discard any commits you make in this</text:p>
      <text:p text:style-name="P84">state without impacting any branches by switching back to a branch.</text:p>
      <text:p text:style-name="P84"/>
      <text:p text:style-name="P84">If you want to create a new branch to retain commits you create, you may</text:p>
      <text:p text:style-name="P84">do so (now or later) by using -c with the switch command. Example:</text:p>
      <text:p text:style-name="P84"/>
      <text:p text:style-name="P84"><text:s text:c="2"/>git switch -c &lt;new-branch-name&gt;</text:p>
      <text:p text:style-name="P84"/>
      <text:p text:style-name="P84">Or undo this operation with:</text:p>
      <text:p text:style-name="P84"/>
      <text:p text:style-name="P84"><text:s text:c="2"/>git switch -</text:p>
      <text:p text:style-name="P84"/>
      <text:p text:style-name="P83">****</text:p>
      <text:p text:style-name="P83"/>
      <text:p text:style-name="P84">Fix project create new local branch and add and commit and push branch to my repro</text:p>
      <text:p text:style-name="P84"/>
      <text:p text:style-name="P85">&gt; git fetch upstream di-assignment</text:p>
      <text:p text:style-name="P85">&gt;git branch -r</text:p>
      <text:p text:style-name="P85">…</text:p>
      <text:p text:style-name="P85">origin/spring-di</text:p>
      <text:p text:style-name="P85"><text:s text:c="2"/>origin/using-qualifiers</text:p>
      <text:p text:style-name="P85"><text:s text:c="2"/>upstream/di-assignment</text:p>
      <text:p text:style-name="P85"/>
      <text:p text:style-name="P85">&gt; it checkout upstream/di-assignment</text:p>
      <text:p text:style-name="P85"/>
      <text:p text:style-name="P85">Now I worked on and fixed the project</text:p>
      <text:p text:style-name="P85"/>
      <text:p text:style-name="P85">PS I dont merge as I don’t want to to change my other files / branches</text:p>
      <text:p text:style-name="P85"/>
      <text:p text:style-name="P85">&gt; git switch -c di-assignment</text:p>
      <text:p text:style-name="P85"/>
      <text:p text:style-name="P85">&gt; git add .</text:p>
      <text:p text:style-name="P85"/>
      <text:p text:style-name="P85">&gt;git status</text:p>
      <text:p text:style-name="P85"/>
      <text:p text:style-name="P85">***********</text:p>
      <text:p text:style-name="P85">On branch di-assignment</text:p>
      <text:p text:style-name="P85">Changes to be committed:</text:p>
      <text:p text:style-name="P85"><text:s text:c="2"/>(use "git restore --staged &lt;file&gt;..." to unstage)</text:p>
      <text:p text:style-name="P85"><text:s text:c="8"/>new file: <text:s text:c="2"/>.~lock.WhatIDid.odt#</text:p>
      <text:p text:style-name="P85"><text:s text:c="8"/>new file: <text:s text:c="2"/>WhatIDid.odt</text:p>
      <text:p text:style-name="P85"><text:s text:c="8"/>modified: <text:s text:c="2"/>pom.xml</text:p>
      <text:p text:style-name="P85"><text:s text:c="8"/>modified: <text:s text:c="2"/>src/main/java/guru/springframework/sfgdi/controllers/PetController.java</text:p>
      <text:p text:style-name="P85"><text:s text:c="8"/>modified: <text:s text:c="2"/>src/main/java/guru/springframework/sfgdi/services/CatPetService.java</text:p>
      <text:p text:style-name="P85"><text:s text:c="8"/>modified: <text:s text:c="2"/>src/main/java/guru/springframework/sfgdi/services/DogPetService.java</text:p>
      <text:p text:style-name="P85"><text:s text:c="8"/>modified: <text:s text:c="2"/>src/main/resources/application.properties</text:p>
      <text:p text:style-name="P85"><text:soft-page-break/>&gt; git push origin di-assignment</text:p>
      <text:p text:style-name="P85"/>
      <text:p text:style-name="P85"/>
      <text:p text:style-name="P84"/>
      <text:p text:style-name="P84"/>
      <text:p text:style-name="P84"/>
      <text:p text:style-name="P84"/>
      <text:p text:style-name="P83"/>
      <text:p text:style-name="P82"/>
      <text:p text:style-name="P82"/>
      <text:h text:style-name="P172" text:outline-level="1">Section 5 Spring Fram<text:span text:style-name="T57">e</text:span>work Configuration</text:h>
      <text:p text:style-name="P116"/>
      <text:p text:style-name="P117"/>
      <text:p text:style-name="P118">Lesson 72 Component Scan</text:p>
      <text:p text:style-name="P118"/>
      <text:p text:style-name="P120">• Annotation Based Configuration - Annotations introduced in Java 5</text:p>
      <text:p text:style-name="P120">• Introduced in Spring Framework 3</text:p>
      <text:p text:style-name="P120">• Spring beans found via ‘Component Scans’</text:p>
      <text:p text:style-name="P120">• A scan of packages for annotated components</text:p>
      <text:p text:style-name="P120">• Spring Beans are found via class level annotations</text:p>
      <text:p text:style-name="P120">• @Controller, @Service, @Component, @Repository</text:p>
      <text:p text:style-name="P120"/>
      <text:p text:style-name="P115"><text:span text:style-name="T67">see </text:span><text:a xlink:type="simple" xlink:href="../../../../Section5_SpringFrameworkConfiguratoion/SpringConfigOptionsV2.pdf" text:style-name="Internet_20_link" text:visited-style-name="Visited_20_Internet_20_Link">notes</text:a></text:p>
      <text:p text:style-name="P119"/>
      <text:p text:style-name="P119"/>
      <text:p text:style-name="P121">At times you may need to use a ja<text:span text:style-name="T56">r</text:span> etc that is not under the directory structure of your main method class. Such as you need to import another jar file etc</text:p>
      <text:p text:style-name="P116"><text:span text:style-name="T8">In such a case one uses the </text:span><text:span text:style-name="T43">@ComponentScan(basePackages = {"</text:span><text:span text:style-name="T45">current package</text:span><text:span text:style-name="T43">", "</text:span><text:span text:style-name="T45">other package</text:span><text:span text:style-name="T43">", “</text:span><text:span text:style-name="T45">other package</text:span><text:span text:style-name="T43">})</text:span></text:p>
      <text:p text:style-name="P122"/>
      <text:p text:style-name="P123">As an example I’ll create a new branchfrom di-assignment (note defferes from John’s as my Pet classes are not in my ‘life-cyle-demo’ asd I checked out the previous work on assignement só it did not merge.</text:p>
      <text:p text:style-name="P123">Now I move the Pet service to a new packeage and refacctor it.</text:p>
      <text:p text:style-name="P8">com.springframework.pets</text:p>
      <text:p text:style-name="P64"><text:span text:style-name="T43"><text:tab/></text:span><text:span text:style-name="T44">PetService.java</text:span></text:p>
      <text:p text:style-name="P64"><text:span text:style-name="T43"><text:tab/></text:span><text:span text:style-name="T44">CatPetService.java</text:span></text:p>
      <text:p text:style-name="P9"><text:tab/>DogPetServive.java</text:p>
      <text:p text:style-name="P9"/>
      <text:p text:style-name="P9"><text:s text:c="23"/></text:p>
      <text:p text:style-name="P9"/>
      <text:p text:style-name="P8"/>
      <text:p text:style-name="P8"><draw:frame draw:style-name="fr3" draw:name="Frame1" text:anchor-type="char" svg:x="0.704cm" svg:y="0.102cm" svg:width="8.89cm" draw:z-index="31"><draw:text-box fo:min-height="8.89cm"><text:p text:style-name="Figure"><draw:frame draw:style-name="fr6" draw:name="Image2" text:anchor-type="paragraph" svg:width="8.89cm" style:rel-width="100%" svg:height="8.89cm" style:rel-height="scale" draw:z-index="32"><draw:image xlink:href="Pictures/1000020100000150000001508C648E64EC82717B.png" xlink:type="simple" xlink:show="embed" xlink:actuate="onLoad" loext:mime-type="image/png"/></draw:frame>Figure <text:sequence text:ref-name="refFigure0" text:name="Figure" text:formula="ooow:Figure+1" style:num-format="1">1</text:sequence>: packages</text:p></draw:text-box></draw:frame><text:s text:c="3"/></text:p>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1"/>
      <text:p text:style-name="P51"/>
      <text:p text:style-name="P51"/>
      <text:p text:style-name="P52">As you will note that there are two packages</text:p>
      <text:p text:style-name="P52"/>
      <text:p text:style-name="P5">com.springframework.pets <text:s/>(main apllication starts here)</text:p>
      <text:p text:style-name="P5">com.springframework.pets</text:p>
      <text:p text:style-name="P5"/>
      <text:p text:style-name="P5"/>
      <text:p text:style-name="P5">By default Spring framework scans all packages and sub-packages that are uner the application main method class and load the Spring Beans into the Spring Framework context.</text:p>
      <text:p text:style-name="P5"/>
      <text:p text:style-name="P5">As a result when I try and run the app I get the following error.</text:p>
      <text:p text:style-name="P52"><text:s text:c="152"/></text:p>
      <text:p text:style-name="P52"/>
      <text:p text:style-name="P52"><text:s/></text:p>
      <text:p text:style-name="P52"/>
      <text:p text:style-name="P52"/>
      <text:p text:style-name="P52"><draw:frame draw:style-name="fr2" draw:name="Frame2" text:anchor-type="char" svg:width="17cm" draw:z-index="33"><draw:text-box fo:min-height="5.009cm"><text:p text:style-name="Figure"><draw:frame draw:style-name="fr6" draw:name="Image3" text:anchor-type="paragraph" svg:width="17cm" style:rel-width="100%" svg:height="5.009cm" style:rel-height="scale" draw:z-index="34"><draw:image xlink:href="Pictures/100002010000055B0000019412549B9DDB630CCB.png" xlink:type="simple" xlink:show="embed" xlink:actuate="onLoad" loext:mime-type="image/png"/></draw:frame>Figure <text:sequence text:ref-name="refFigure1" text:name="Figure" text:formula="ooow:Figure+1" style:num-format="1">2</text:sequence>: error screen</text:p></draw:text-box></draw:frame><text:s text:c="2"/></text:p>
      <text:p text:style-name="P52"/>
      <text:p text:style-name="P52">Now I need to tell Spring-Boot where the packages are that it need to scan for.</text:p>
      <text:p text:style-name="P52">This is done in the Main methods application using <text:span text:style-name="T43">@ComponentScan(basePackages = {"</text:span><text:span text:style-name="T45">current package</text:span><text:span text:style-name="T43">", "</text:span><text:span text:style-name="T45">other package</text:span><text:span text:style-name="T43">", “</text:span><text:span text:style-name="T45">other package</text:span><text:span text:style-name="T43">})</text:span></text:p>
      <text:p text:style-name="P5"/>
      <text:p text:style-name="P5"><text:s text:c="16"/></text:p>
      <text:p text:style-name="P5"><draw:frame draw:style-name="fr1" draw:name="Frame3" text:anchor-type="paragraph" svg:x="0.064cm" svg:y="0.012cm" svg:width="14.053cm" draw:z-index="35"><draw:text-box fo:min-height="6.205cm"><text:p text:style-name="Drawing"><draw:frame text:anchor-type="paragraph" draw:z-index="36" draw:name="Shape31" draw:style-name="gr34" draw:text-style-name="P237" svg:width="13.567cm" svg:height="5.345cm" svg:x="0.242cm" svg:y="0cm"><draw:text-box><text:p text:style-name="P234"><text:span text:style-name="T107">@ComponentScan(basePackages = </text:span><text:span text:style-name="T107">{"guru.springframework.sfgdi", "com.springframework.pets"})</text:span><text:span text:style-name="T107"><text:line-break/></text:span><text:span text:style-name="T107">@SpringBootApplication</text:span><text:span text:style-name="T107"><text:line-break/></text:span><text:span text:style-name="T107">public class SfgDiApplication {</text:span></text:p><text:p text:style-name="P234"><text:span text:style-name="T107"/></text:p><text:p text:style-name="P234"><text:span text:style-name="T107"/></text:p><text:p text:style-name="P234"><text:span text:style-name="T107">public static void main(String[] args) {</text:span></text:p><text:p text:style-name="P234"><text:span text:style-name="T107"/></text:p><text:p text:style-name="P234"><text:span text:style-name="T107">}</text:span></text:p><text:p text:style-name="P234"><text:span text:style-name="T107"/></text:p><text:p text:style-name="P234"><text:span text:style-name="T107">}</text:span><text:span text:style-name="T107"><text:line-break/></text:span><text:span text:style-name="T107"/></text:p><text:p text:style-name="P234"><text:span text:style-name="T107"/></text:p></draw:text-box></draw:frame>Drawing <text:sequence text:ref-name="refDrawing0" text:name="Drawing" text:formula="ooow:Drawing+1" style:num-format="1">1</text:sequence>: Configurating Component Scan</text:p></draw:text-box></draw:frame><text:s/></text:p>
      <text:p text:style-name="P5"/>
      <text:p text:style-name="P5"/>
      <text:p text:style-name="P5"/>
      <text:p text:style-name="P5"/>
      <text:p text:style-name="P5"/>
      <text:p text:style-name="P5"/>
      <text:p text:style-name="P5"/>
      <text:p text:style-name="P6"><text:soft-page-break/></text:p>
      <text:p text:style-name="P6">Now when I run all is ok</text:p>
      <text:p text:style-name="P7"><draw:frame draw:style-name="fr3" draw:name="Frame4" text:anchor-type="char" svg:x="0.229cm" svg:y="0.21cm" svg:width="6.652cm" draw:z-index="37"><draw:text-box fo:min-height="7.708cm"><text:p text:style-name="Figure"><draw:frame draw:style-name="fr6" draw:name="Image4" text:anchor-type="paragraph" svg:width="6.652cm" style:rel-width="100%" svg:height="7.708cm" style:rel-height="scale" draw:z-index="38"><draw:image xlink:href="Pictures/10000201000001C50000020D07EFCD53D0A1136F.png" xlink:type="simple" xlink:show="embed" xlink:actuate="onLoad" loext:mime-type="image/png"/></draw:frame>Figure <text:sequence text:ref-name="refFigure2" text:name="Figure" text:formula="ooow:Figure+1" style:num-format="1">3</text:sequence>: output</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29">Now, one criticism of that approach is, to do that component scan, Spring on startup is doing reflection</text:p>
      <text:p text:style-name="P159">and going through the classes utilizing Java reflection utils to inspect the classes.</text:p>
      <text:p text:style-name="P160">Now, traditionally, reflections got a bad rep of being very slow.</text:p>
      <text:p text:style-name="P159">Here we only have a few classes, not a bad performance impact at all.</text:p>
      <text:p text:style-name="P159">And I also want to iterate that that performance impact only happens on application startup.</text:p>
      <text:p text:style-name="P159">Now, if you had hundreds or thousands of Spring components, hopefully not thousands, that that seems</text:p>
      <text:p text:style-name="P159">like an application ripe for refactoring to me.</text:p>
      <text:p text:style-name="P163"><text:span text:style-name="T76">But larger applications</text:span>.</text:p>
      <text:p text:style-name="P5"/>
      <text:p text:style-name="P91">Lesson 73 Java Configuration Example</text:p>
      <text:p text:style-name="P2"/>
      <text:p text:style-name="P3">• Java Based Configuration</text:p>
      <text:p text:style-name="P3">• Introduced in Spring Framework 3.0</text:p>
      <text:p text:style-name="P3">• Uses Java classes to define Spring Beans</text:p>
      <text:p text:style-name="P3">• Configuration classes are defined with @Configuration annotation</text:p>
      <text:p text:style-name="P3">• Methods returning Spring Beans declared with @Bean annotation</text:p>
      <text:p text:style-name="P2"/>
      <text:p text:style-name="P2"/>
      <text:p text:style-name="P2"/>
      <text:p text:style-name="P131">What we're going to do is refactor from using the Spring stereotype annotations, which depended on</text:p>
      <text:p text:style-name="P162">that component scan to a Java based configuration.</text:p>
      <text:p text:style-name="P162">So that's why I'm going to do is refactor a few of these to use Java configuration rather than the component</text:p>
      <text:p text:style-name="P162">scan and reflection on startup</text:p>
      <text:p text:style-name="P12"/>
      <text:p text:style-name="P12"/>
      <text:list xml:id="list2419796303" text:style-name="L7">
        <text:list-item>
          <text:p text:style-name="P187">Remove @Service anottaions from our services classes</text:p>
        </text:list-item>
      </text:list>
      <text:p text:style-name="P11"/>
      <text:p text:style-name="P11"><draw:frame draw:style-name="fr1" draw:name="Frame5" text:anchor-type="paragraph" svg:x="0.797cm" svg:y="0.45cm" svg:width="10.836cm" draw:z-index="39"><draw:text-box fo:min-height="3.826cm"><text:p text:style-name="Drawing"><draw:frame text:anchor-type="paragraph" draw:z-index="40" draw:name="Shape32" draw:style-name="gr33" draw:text-style-name="P235" svg:width="10.835cm" svg:height="3.825cm" svg:x="0cm" svg:y="0cm"><draw:text-box><text:p text:style-name="P234"><text:span text:style-name="T97">public class </text:span><text:span text:style-name="T98">ConstructorGreetingService </text:span><text:span text:style-name="T97">implements </text:span><text:span text:style-name="T98">GreetingService {</text:span><text:span text:style-name="T98"><text:line-break/></text:span><text:span text:style-name="T98"> <text:s text:c="3"/></text:span><text:span text:style-name="T101">@Override</text:span><text:span text:style-name="T101"><text:line-break/></text:span><text:span text:style-name="T101"> <text:s text:c="3"/></text:span><text:span text:style-name="T97">public </text:span><text:span text:style-name="T98">String </text:span><text:span text:style-name="T102">sayGreeting</text:span><text:span text:style-name="T98">() {</text:span><text:span text:style-name="T98"><text:line-break/></text:span><text:span text:style-name="T98"> <text:s text:c="7"/></text:span><text:span text:style-name="T97">return </text:span><text:span text:style-name="T100">"Hello World - Constructor"</text:span><text:span text:style-name="T97">;</text:span><text:span text:style-name="T97"><text:line-break/></text:span><text:span text:style-name="T97"> <text:s text:c="3"/></text:span><text:span text:style-name="T98">}</text:span><text:span text:style-name="T98"><text:line-break/></text:span><text:span text:style-name="T98">}</text:span><text:span text:style-name="T98"><text:line-break/></text:span><text:span text:style-name="T98"/></text:p></draw:text-box></draw:frame>Drawing <text:sequence text:ref-name="refDrawing1" text:name="Drawing" text:formula="ooow:Drawing+1" style:num-format="1">2</text:sequence>: guru.springframework.sfgdi.services.ConstructorGreetingSerrvice.java</text:p></draw:text-box></draw:frame><text:s text:c="3"/></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Frame6" text:anchor-type="paragraph" svg:x="0.651cm" svg:y="0.058cm" svg:width="11.467cm" draw:z-index="41"><draw:text-box fo:min-height="3.514cm"><text:p text:style-name="Drawing"><draw:frame text:anchor-type="paragraph" draw:z-index="42" draw:name="Shape33" draw:style-name="gr32" draw:text-style-name="P236" svg:width="11.466cm" svg:height="3.513cm" svg:x="0cm" svg:y="0cm"><draw:text-box><text:p text:style-name="P234"><text:span text:style-name="T97">public class </text:span><text:span text:style-name="T98">PropertyInjectedGreetingService </text:span><text:span text:style-name="T97">implements </text:span><text:span text:style-name="T98">GreetingService {</text:span><text:span text:style-name="T98"><text:line-break/></text:span><text:span text:style-name="T98"> <text:s text:c="3"/></text:span><text:span text:style-name="T101">@Override</text:span><text:span text:style-name="T101"><text:line-break/></text:span><text:span text:style-name="T101"> <text:s text:c="3"/></text:span><text:span text:style-name="T97">public </text:span><text:span text:style-name="T98">String </text:span><text:span text:style-name="T102">sayGreeting</text:span><text:span text:style-name="T98">() {</text:span><text:span text:style-name="T98"><text:line-break/></text:span><text:span text:style-name="T98"> <text:s text:c="7"/></text:span><text:span text:style-name="T97">return </text:span><text:span text:style-name="T100">"Hello World - Property"</text:span><text:span text:style-name="T97">;</text:span><text:span text:style-name="T97"><text:line-break/></text:span><text:span text:style-name="T97"> <text:s text:c="3"/></text:span><text:span text:style-name="T98">}</text:span><text:span text:style-name="T98"><text:line-break/></text:span><text:span text:style-name="T98">}</text:span><text:span text:style-name="T98"><text:line-break/></text:span><text:span text:style-name="T98"/></text:p></draw:text-box></draw:frame>Drawing <text:sequence text:ref-name="refDrawing2" text:name="Drawing" text:formula="ooow:Drawing+1" style:num-format="1">3</text:sequence>: guru.springframework.sfgdi.services.PropertyInjectedGreetingService.java</text:p></draw:text-box></draw:frame><text:s text:c="2"/></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Frame7" text:anchor-type="paragraph" svg:x="0.813cm" svg:y="0.189cm" svg:width="11.599cm" draw:z-index="43"><draw:text-box fo:min-height="3.265cm"><text:p text:style-name="Drawing"><draw:frame text:anchor-type="paragraph" draw:z-index="44" draw:name="Shape34" draw:style-name="gr31" draw:text-style-name="P236" svg:width="11.598cm" svg:height="3.264cm" svg:x="0cm" svg:y="0cm"><draw:text-box><text:p text:style-name="P234"><text:span text:style-name="T97">public class </text:span><text:span text:style-name="T98">SetterInjectedGreetingService </text:span><text:span text:style-name="T97">implements </text:span><text:span text:style-name="T98">GreetingService{</text:span><text:span text:style-name="T98"><text:line-break/></text:span><text:span text:style-name="T98"> <text:s text:c="3"/></text:span><text:span text:style-name="T101">@Override</text:span><text:span text:style-name="T101"><text:line-break/></text:span><text:span text:style-name="T101"> <text:s text:c="3"/></text:span><text:span text:style-name="T97">public </text:span><text:span text:style-name="T98">String </text:span><text:span text:style-name="T102">sayGreeting</text:span><text:span text:style-name="T98">() {</text:span><text:span text:style-name="T98"><text:line-break/></text:span><text:span text:style-name="T98"> <text:s text:c="7"/></text:span><text:span text:style-name="T97">return </text:span><text:span text:style-name="T100">"Hello World - Setter"</text:span><text:span text:style-name="T97">;</text:span><text:span text:style-name="T97"><text:line-break/></text:span><text:span text:style-name="T97"> <text:s text:c="3"/></text:span><text:span text:style-name="T98">}</text:span><text:span text:style-name="T98"><text:line-break/></text:span><text:span text:style-name="T98">}</text:span></text:p></draw:text-box></draw:frame>Drawing <text:sequence text:ref-name="refDrawing3" text:name="Drawing" text:formula="ooow:Drawing+1" style:num-format="1">4</text:sequence>: guru.springframework.sfgdi.services.SetterInjectedGreetingService.java</text:p></draw:text-box></draw:frame></text:p>
      <text:p text:style-name="P11"><text:s/><text:lin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list xml:id="list1594388943" text:style-name="L8">
        <text:list-item>
          <text:p text:style-name="P189">Add the Java Based Cofiguration Class</text:p>
          <text:list>
            <text:list-item>
              <text:p text:style-name="P188">here I create a new package to put the Jva cofiguration file(s) in one place</text:p>
            </text:list-item>
          </text:list>
        </text:list-item>
      </text:list>
      <text:p text:style-name="P65"><text:span text:style-name="T55"><text:tab/><text:tab/></text:span><text:span text:style-name="T49">guru.springframework.sfgdi.config</text:span></text:p>
      <text:p text:style-name="P10"/>
      <text:p text:style-name="P10"/>
      <text:p text:style-name="P10"><draw:frame draw:style-name="fr1" draw:name="Frame8" text:anchor-type="paragraph" svg:x="0.725cm" svg:y="0.076cm" svg:width="13.347cm" draw:z-index="45"><draw:text-box fo:min-height="7.394cm"><text:p text:style-name="Drawing"><draw:frame text:anchor-type="paragraph" draw:z-index="46" draw:name="Shape35" draw:style-name="gr30" draw:text-style-name="P235" svg:width="13.346cm" svg:height="7.393cm" svg:x="0cm" svg:y="0cm"><draw:text-box><text:p text:style-name="P234"><text:span text:style-name="T97">public class </text:span><text:span text:style-name="T98">GreeingServiceConfig {</text:span><text:span text:style-name="T98"><text:line-break/></text:span><text:span text:style-name="T98"><text:line-break/></text:span><text:span text:style-name="T98"> <text:s text:c="3"/></text:span><text:span text:style-name="T101">@Bean</text:span><text:span text:style-name="T101"><text:line-break/></text:span><text:span text:style-name="T101"> <text:s text:c="3"/></text:span><text:span text:style-name="T98">ConstructorGreetingService </text:span><text:span text:style-name="T102">constructorGreetingService</text:span><text:span text:style-name="T98">(){</text:span><text:span text:style-name="T98"><text:line-break/></text:span><text:span text:style-name="T98"> <text:s text:c="7"/></text:span><text:span text:style-name="T97">return new </text:span><text:span text:style-name="T98">ConstructorGreetingService()</text:span><text:span text:style-name="T97">;</text:span><text:span text:style-name="T97"><text:line-break/></text:span><text:span text:style-name="T97"> <text:s text:c="3"/></text:span><text:span text:style-name="T98">}</text:span><text:span text:style-name="T98"><text:line-break/></text:span><text:span text:style-name="T98"><text:line-break/></text:span><text:span text:style-name="T98"> <text:s text:c="3"/></text:span><text:span text:style-name="T101">@Bean</text:span><text:span text:style-name="T101"><text:line-break/></text:span><text:span text:style-name="T101"> <text:s text:c="3"/></text:span><text:span text:style-name="T98">PropertyInjectedGreetingService </text:span><text:span text:style-name="T102">propertyInjectedGreetingService</text:span><text:span text:style-name="T98">(){</text:span><text:span text:style-name="T98"><text:line-break/></text:span><text:span text:style-name="T98"> <text:s text:c="7"/></text:span><text:span text:style-name="T97">return new </text:span><text:span text:style-name="T98">PropertyInjectedGreetingService()</text:span><text:span text:style-name="T97">;</text:span><text:span text:style-name="T97"><text:line-break/></text:span><text:span text:style-name="T97"> <text:s text:c="3"/></text:span><text:span text:style-name="T98">}</text:span><text:span text:style-name="T98"><text:line-break/></text:span><text:span text:style-name="T98"><text:line-break/></text:span><text:span text:style-name="T98"> <text:s text:c="3"/></text:span><text:span text:style-name="T101">@Bean</text:span><text:span text:style-name="T101"><text:line-break/></text:span><text:span text:style-name="T101"> <text:s text:c="3"/></text:span><text:span text:style-name="T98">SetterInjectedGreetingService </text:span><text:span text:style-name="T102">setterInjectedGreetingService</text:span><text:span text:style-name="T98">(){</text:span><text:span text:style-name="T98"><text:line-break/></text:span><text:span text:style-name="T98"> <text:s text:c="7"/></text:span><text:span text:style-name="T97">return new </text:span><text:span text:style-name="T98">SetterInjectedGreetingService()</text:span><text:span text:style-name="T97">;</text:span><text:span text:style-name="T97"><text:line-break/></text:span><text:span text:style-name="T97"> <text:s text:c="3"/></text:span><text:span text:style-name="T98">}</text:span><text:span text:style-name="T98"><text:line-break/></text:span><text:span text:style-name="T98">}</text:span></text:p></draw:text-box></draw:frame>Drawing <text:sequence text:ref-name="refDrawing4" text:name="Drawing" text:formula="ooow:Drawing+1" style:num-format="1">5</text:sequence>: guru.springframework.sfgdi.config.GreeingServiceConfig .java</text:p></draw:text-box></draw:frame></text:p>
      <text:p text:style-name="P11"/>
      <text:p text:style-name="P11"/>
      <text:p text:style-name="P11"/>
      <text:p text:style-name="P11"/>
      <text:p text:style-name="P11"/>
      <text:p text:style-name="P11"/>
      <text:p text:style-name="P11"/>
      <text:p text:style-name="P11"><text:s text:c="2"/></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96">Lesson 74 – Primary Bean Profiles</text:p>
      <text:p text:style-name="P15"/>
      <text:p text:style-name="P66"><text:a xlink:type="simple" xlink:href="https://github.com/roloje777/sfg-di/tree/primary-profile" text:style-name="Internet_20_link" text:visited-style-name="Visited_20_Internet_20_Link"><text:span text:style-name="T67">branch primary-profile</text:span></text:a></text:p>
      <text:p text:style-name="P15"/>
      <text:p text:style-name="P21">Here we are going to change the Componant scan based ”Profiles” na “Primary “ bean of the “language services” to Java Based profiles.</text:p>
      <text:p text:style-name="P21"/>
      <text:list xml:id="list2959010284" text:style-name="L9">
        <text:list-item>
          <text:p text:style-name="P190">Changing the Primary Bean service</text:p>
          <text:list>
            <text:list-item>
              <text:p text:style-name="P190">remove the lines in red</text:p>
            </text:list-item>
          </text:list>
        </text:list-item>
      </text:list>
      <text:p text:style-name="P21"><draw:frame draw:style-name="fr1" draw:name="Frame9" text:anchor-type="paragraph" svg:x="0.651cm" svg:y="0.45cm" svg:width="9.968cm" draw:z-index="47"><draw:text-box fo:min-height="5.846cm"><text:p text:style-name="Drawing"><draw:frame text:anchor-type="paragraph" draw:z-index="48" draw:name="Shape36" draw:style-name="gr29" draw:text-style-name="P235" svg:width="9.967cm" svg:height="5.845cm" svg:x="0cm" svg:y="0.337cm"><draw:text-box><text:p>package guru.springframework.sfgdi.services;</text:p><text:p/><text:p><text:span text:style-name="T111">import org.springframework.context.annotation.Primary;</text:span></text:p><text:p><text:span text:style-name="T111">import org.springframework.stereotype.Service;</text:span></text:p><text:p/><text:p>/**</text:p><text:p><text:s/>* Created by jt on 12/27/19.</text:p><text:p><text:s/>*/</text:p><text:p><text:span text:style-name="T111"/></text:p><text:p><text:span text:style-name="T111"><text:s/></text:span><text:span text:style-name="T111">@Service </text:span></text:p><text:p>public class PrimaryGreetingService implements GreetingService {</text:p></draw:text-box></draw:frame><text:s/></text:p><text:p text:style-name="Drawing"/><text:p text:style-name="Text">Text <text:sequence text:ref-name="refText0" text:name="Text" text:formula="ooow:Text+1" style:num-format="1">1</text:sequence>: guru.springframework.sfgdi.services.PrimaryGreetingService.java</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101846888452366" text:continue-numbering="true" text:style-name="L9">
        <text:list-item>
          <text:list>
            <text:list-item>
              <text:p text:style-name="P191">Add the following to the Java based config file</text:p>
              <text:p text:style-name="P191">in blue text</text:p>
            </text:list-item>
          </text:list>
        </text:list-item>
      </text:list>
      <text:p text:style-name="P22"><draw:frame draw:style-name="fr1" draw:name="Frame10" text:anchor-type="paragraph" svg:x="0.504cm" svg:y="0.778cm" svg:width="8.438cm" draw:z-index="49"><draw:text-box fo:min-height="4.872cm"><text:p text:style-name="Drawing"><draw:frame text:anchor-type="paragraph" draw:z-index="50" draw:name="Shape37" draw:style-name="gr28" draw:text-style-name="P235" svg:width="8.437cm" svg:height="4.871cm" svg:x="0cm" svg:y="0cm"><draw:text-box><text:p>public class GreetingServiceConfig {</text:p><text:p/><text:p>..</text:p><text:p><text:s/><text:span text:style-name="T58">@Primary</text:span></text:p><text:p><text:span text:style-name="T58"><text:s/></text:span><text:span text:style-name="T58">@Bean</text:span></text:p><text:p><text:s text:c="4"/>PrimaryGreetingService primaryGreetingService(){</text:p><text:p><text:s text:c="8"/>return new PrimaryGreetingService();</text:p><text:p><text:s text:c="4"/>}</text:p><text:p>..</text:p></draw:text-box></draw:frame>Drawing <text:sequence text:ref-name="refDrawing5" text:name="Drawing" text:formula="ooow:Drawing+1" style:num-format="1">6</text:sequence>: guru.springframework.sfgdi.config.GreetingServiceConfig.java</text:p></draw:text-box></draw:frame></text:p>
      <text:p text:style-name="P22"><text:s text:c="10"/></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188162399" text:style-name="L10">
        <text:list-item>
          <text:p text:style-name="P215">Changing the “Profile” bean service</text:p>
          <text:list>
            <text:list-item>
              <text:p text:style-name="P192">delete lines in the red</text:p>
            </text:list-item>
          </text:list>
        </text:list-item>
      </text:list>
      <text:p text:style-name="P27"/>
      <text:p text:style-name="P27"><draw:frame draw:style-name="fr1" draw:name="Frame11" text:anchor-type="paragraph" svg:x="1.122cm" svg:y="0.307cm" svg:width="11.275cm" draw:z-index="51"><draw:text-box fo:min-height="7.571cm"><text:p text:style-name="Drawing"><draw:frame text:anchor-type="paragraph" draw:z-index="52" draw:name="Shape38" draw:style-name="gr27" draw:text-style-name="P235" svg:width="11.274cm" svg:height="7.57cm" svg:x="0cm" svg:y="0cm"><draw:text-box><text:p>package guru.springframework.sfgdi.services;</text:p><text:p/><text:p><text:span text:style-name="T111">import org.springframework.context.annotation.Profile;</text:span></text:p><text:p><text:span text:style-name="T111">import org.springframework.stereotype.Service;</text:span></text:p><text:p/><text:p>/**</text:p><text:p><text:s/>* Created by jt on 12/27/19.</text:p><text:p><text:s/>*/</text:p><text:p><text:span text:style-name="T111">@Profile("EN")</text:span></text:p><text:p><text:span text:style-name="T111">@Service("i18nService")</text:span></text:p><text:p>public class I18nEnglishGreetingService implements GreetingService {</text:p><text:p><text:s text:c="4"/>@Override</text:p><text:p><text:s text:c="4"/>public String sayGreeting() {</text:p></draw:text-box></draw:frame>Drawing <text:sequence text:ref-name="refDrawing6" text:name="Drawing" text:formula="ooow:Drawing+1" style:num-format="1">7</text:sequence>: guru.springframework.sfgdi.services.I18nEnglishGreetingService.java</text:p></draw:text-box></draw:frame><text:s text:c="2"/></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Frame12" text:anchor-type="paragraph" svg:x="0.857cm" svg:y="0.279cm" svg:width="11.451cm" draw:z-index="53"><draw:text-box fo:min-height="7.306cm"><text:p text:style-name="Drawing"><draw:frame text:anchor-type="paragraph" draw:z-index="54" draw:name="Shape39" draw:style-name="gr26" draw:text-style-name="P235" svg:width="11.45cm" svg:height="7.305cm" svg:x="0cm" svg:y="0cm"><draw:text-box><text:p>package guru.springframework.sfgdi.services;</text:p><text:p/><text:p><text:span text:style-name="T111">import org.springframework.context.annotation.Profile;</text:span></text:p><text:p><text:span text:style-name="T111">import org.springframework.stereotype.Service;</text:span></text:p><text:p/><text:p>/**</text:p><text:p><text:s/>* Created by jt on 12/27/19.</text:p><text:p><text:s/>*/</text:p><text:p><text:span text:style-name="T111">@Profile({"ES", "default"})</text:span></text:p><text:p><text:span text:style-name="T111">@Service("i18nService")</text:span></text:p><text:p/><text:p>//@Service("i18nService")</text:p><text:p>public class I18NSpanishService implements GreetingService {</text:p><text:p><text:s text:c="4"/>@Override</text:p><text:p><text:s text:c="4"/>public String sayGreeting() {</text:p></draw:text-box></draw:frame>Drawing <text:sequence text:ref-name="refDrawing7" text:name="Drawing" text:formula="ooow:Drawing+1" style:num-format="1">8</text:sequence>: guru.springframework.sfgdi.services.I18NSpanishService.java</text:p></draw:text-box></draw:frame><text:s text:c="2"/></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93"/>
      <text:list xml:id="list1560990815" text:style-name="L11">
        <text:list-item>
          <text:p text:style-name="P193">Add profiles to java based configuration file</text:p>
          <text:list>
            <text:list-item>
              <text:p text:style-name="P193">line in blue text</text:p>
              <text:p text:style-name="P198"><text:span text:style-name="T52">note the name in the “EN” profile is </text:span><text:span text:style-name="T51"><text:s/></text:span><text:span text:style-name="T77">i18nService</text:span></text:p>
              <text:p text:style-name="P193">só its the default name when the spring contect look its up, but</text:p>
            </text:list-item>
            <text:list-item>
              <text:p text:style-name="P193">as java dos not allow to methods with same “method signatures the “ES” profile</text:p>
            </text:list-item>
            <text:list-item>
              <text:p text:style-name="P198"><text:span text:style-name="T52">method name is changed and @Bean given the name </text:span><text:span text:style-name="T51"><text:s/></text:span><text:span text:style-name="T77">@Bean("i18nService")</text:span></text:p>
            </text:list-item>
            <text:list-item>
              <text:p text:style-name="P193"/>
              <text:p text:style-name="P193"/>
            </text:list-item>
          </text:list>
        </text:list-item>
      </text:list>
      <text:p text:style-name="P23"/>
      <text:p text:style-name="P23"><draw:frame draw:style-name="fr1" draw:name="Frame13" text:anchor-type="paragraph" svg:x="0.445cm" svg:y="0.591cm" svg:width="12.76cm" draw:z-index="55"><draw:text-box fo:min-height="7.793cm"><text:p text:style-name="Drawing"><draw:frame text:anchor-type="paragraph" draw:z-index="56" draw:name="Shape40" draw:style-name="gr25" draw:text-style-name="P235" svg:width="12.759cm" svg:height="7.792cm" svg:x="0.102cm" svg:y="-0.072cm"><draw:text-box><text:p>@Configuration</text:p><text:p>public class GreetingServiceConfig {</text:p><text:p/><text:p>..</text:p><text:p><text:s/><text:span text:style-name="T58">@Profile({"ES", "default"})</text:span></text:p><text:p><text:span text:style-name="T58"><text:s text:c="4"/></text:span><text:span text:style-name="T58">@Bean("i18nService")</text:span></text:p><text:p><text:span text:style-name="T58"><text:s text:c="4"/></text:span><text:span text:style-name="T58">I18NSpanishService i18NSpanishService(){</text:span></text:p><text:p><text:span text:style-name="T58"><text:s text:c="8"/></text:span><text:span text:style-name="T58">return new I18NSpanishService();</text:span></text:p><text:p><text:span text:style-name="T58"><text:s text:c="4"/></text:span><text:span text:style-name="T58">}</text:span></text:p><text:p><text:span text:style-name="T58"/></text:p><text:p><text:span text:style-name="T58"><text:s text:c="4"/></text:span><text:span text:style-name="T58">@Profile("EN")</text:span></text:p><text:p><text:span text:style-name="T58"><text:s text:c="4"/></text:span><text:span text:style-name="T58">@Bean</text:span></text:p><text:p><text:span text:style-name="T58"><text:s text:c="4"/></text:span><text:span text:style-name="T58">I18nEnglishGreetingService i18nService(){</text:span></text:p><text:p><text:span text:style-name="T58"><text:s text:c="8"/></text:span><text:span text:style-name="T58">return new I18nEnglishGreetingService();</text:span></text:p><text:p><text:span text:style-name="T58"><text:s text:c="4"/></text:span><text:span text:style-name="T58">}</text:span></text:p><text:p>..</text:p></draw:text-box></draw:frame>Drawing <text:sequence text:ref-name="refDrawing8" text:name="Drawing" text:formula="ooow:Drawing+1" style:num-format="1">9</text:sequence>: guru.springframework.sfgdi.config.GreetingServiceConfig.java</text:p></draw:text-box></draw:frame><text:s text:c="2"/></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4"><draw:frame draw:style-name="fr1" draw:name="Frame14" text:anchor-type="paragraph" svg:x="0.739cm" svg:y="0.083cm" svg:width="9.791cm" draw:z-index="57"><draw:text-box fo:min-height="5.175cm"><text:p text:style-name="Drawing"><draw:frame text:anchor-type="paragraph" draw:z-index="58" draw:name="Shape41" draw:style-name="gr24" draw:text-style-name="P239" svg:width="9.79cm" svg:height="5.174cm" svg:x="0cm" svg:y="0cm"><draw:text-box><text:p text:style-name="P234"><text:span text:style-name="T107">I18nController i18nController = (I18nController) </text:span><text:span text:style-name="T107">ctx.getBean("i18nController");</text:span><text:span text:style-name="T107"><text:line-break/></text:span><text:span text:style-name="T107">System.</text:span><text:span text:style-name="T110">out</text:span><text:span text:style-name="T107">.println(i18nController.sayHello());</text:span><text:span text:style-name="T107"><text:line-break/></text:span><text:span text:style-name="T107"><text:line-break/></text:span><text:span text:style-name="T107">MyController myController = (MyController) </text:span><text:span text:style-name="T107">ctx.getBean("myController");</text:span><text:span text:style-name="T107"><text:line-break/></text:span><text:span text:style-name="T107"><text:line-break/></text:span><text:span text:style-name="T107">System.</text:span><text:span text:style-name="T110">out</text:span><text:span text:style-name="T107">.println("------- Primary Bean");</text:span><text:span text:style-name="T107"><text:line-break/></text:span><text:span text:style-name="T107">System.</text:span><text:span text:style-name="T110">out</text:span><text:span text:style-name="T107">.println(myController.sayHello());</text:span></text:p></draw:text-box></draw:frame>Drawing <text:sequence text:ref-name="refDrawing9" text:name="Drawing" text:formula="ooow:Drawing+1" style:num-format="1">10</text:sequence>: main method call</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
      <text:p text:style-name="P24"><text:s text:c="2"/></text:p>
      <text:p text:style-name="P24"/>
      <text:p text:style-name="P24"><draw:frame draw:style-name="fr1" draw:name="Frame15" text:anchor-type="paragraph" svg:x="0.356cm" svg:y="0.104cm" svg:width="9.102cm" draw:z-index="59"><draw:text-box fo:min-height="2.016cm"><text:p text:style-name="Drawing"><draw:frame text:anchor-type="paragraph" draw:z-index="60" draw:name="Shape42" draw:style-name="gr23" draw:text-style-name="P235" svg:width="9.101cm" svg:height="2.015cm" svg:x="0cm" svg:y="0cm"><draw:text-box><text:p text:style-name="P234"><text:span text:style-name="T97">spring.profiles.active</text:span><text:span text:style-name="T99">=</text:span><text:span text:style-name="T100">cat,ES</text:span></text:p></draw:text-box></draw:frame>Drawing <text:sequence text:ref-name="refDrawing10" text:name="Drawing" text:formula="ooow:Drawing+1" style:num-format="1">11</text:sequence>: application.properties</text:p></draw:text-box></draw:frame></text:p>
      <text:p text:style-name="P24"/>
      <text:p text:style-name="P24"/>
      <text:p text:style-name="P24"/>
      <text:p text:style-name="P24"/>
      <text:p text:style-name="P24"/>
      <text:p text:style-name="P24"/>
      <text:p text:style-name="P24"/>
      <text:p text:style-name="P24"/>
      <text:p text:style-name="P24"/>
      <text:p text:style-name="P92"/>
      <text:p text:style-name="P24"><text:s text:c="2"/></text:p>
      <text:p text:style-name="P24"/>
      <text:p text:style-name="P24"><draw:frame draw:style-name="fr1" draw:name="Frame16" text:anchor-type="paragraph" svg:x="-0.085cm" svg:y="0.347cm" svg:width="9.248cm" draw:z-index="61"><draw:text-box fo:min-height="2.515cm"><text:p text:style-name="Drawing"><draw:frame text:anchor-type="paragraph" draw:z-index="62" draw:name="Shape43" draw:style-name="gr22" draw:text-style-name="P235" svg:width="9.247cm" svg:height="2.514cm" svg:x="0cm" svg:y="0cm"><draw:text-box><text:p>Hola Mundo - ES</text:p><text:p>------- Primary Bean</text:p><text:p>Hello World - From the PRIMARY Bean</text:p></draw:text-box></draw:frame>Drawing <text:sequence text:ref-name="refDrawing11" text:name="Drawing" text:formula="ooow:Drawing+1" style:num-format="1">12</text:sequence>: output</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2" draw:name="Frame17" text:anchor-type="char" svg:width="17cm" draw:z-index="63"><draw:text-box fo:min-height="7.149cm"><text:p text:style-name="Figure"><draw:frame draw:style-name="fr6" draw:name="Image5" text:anchor-type="paragraph" svg:width="17cm" style:rel-width="100%" svg:height="7.149cm" style:rel-height="scale" draw:z-index="64"><draw:image xlink:href="Pictures/10000201000005360000023103DF935B259F6709.png" xlink:type="simple" xlink:show="embed" xlink:actuate="onLoad" loext:mime-type="image/png"/></draw:frame>Figure <text:sequence text:ref-name="refFigure3" text:name="Figure" text:formula="ooow:Figure+1" style:num-format="1">4</text:sequence>: class diagram</text:p></draw:text-box></draw:frame><text:s text:c="9"/></text:p>
      <text:p text:style-name="P24"/>
      <text:p text:style-name="P24"/>
      <text:p text:style-name="P24"/>
      <text:p text:style-name="P24"/>
      <text:p text:style-name="P97">Lesson 75 Dependency Injection in Java Configuration</text:p>
      <text:p text:style-name="P16"/>
      <text:p text:style-name="P89"><text:a xlink:type="simple" xlink:href="https://github.com/roloje777/sfg-di/tree/di-in-java-config" text:style-name="Internet_20_link" text:visited-style-name="Visited_20_Internet_20_Link"><text:span text:style-name="T59">branch di-in-java-config</text:span></text:a></text:p>
      <text:p text:style-name="P25"/>
      <text:p text:style-name="P25"/>
      <text:p text:style-name="P130">OK, what I want to demonstrate to you is how we can use Dependency Injection within our Java configuration,</text:p>
      <text:p text:style-name="P161">so very common thing to do.</text:p>
      <text:p text:style-name="P161">But to do that, to come up with an example, I want to do a little refactoring.</text:p>
      <text:p text:style-name="P161">So here we have our EnglishGreetingService.</text:p>
      <text:p text:style-name="P161">Let's say, rather than returning a string from this method, we actually wanted to return it from a</text:p>
      <text:p text:style-name="P161">database.</text:p>
      <text:p text:style-name="P161">So I'm using a hypothetical situation here, purely hypothetical.</text:p>
      <text:p text:style-name="P161">We're going to say that we want to store that into a database.</text:p>
      <text:p text:style-name="P161">Now, a common pattern that we use with the Spring Framework is to use repositories, and we've already</text:p>
      <text:p text:style-name="P161">demonstrated that previously in the course.</text:p>
      <text:p text:style-name="P161">So I'm going to make a mock repository for the EnglishGreetingService.</text:p>
      <text:p text:style-name="P25"/>
      <text:p text:style-name="P25"/>
      <text:p text:style-name="P67"><text:a xlink:type="simple" xlink:href="https://github.com/roloje777/sfg-di/commit/db342d02fd69ee0bf10f1e5e751c9f2326df7514" text:style-name="Internet_20_link" text:visited-style-name="Visited_20_Internet_20_Link"><text:span text:style-name="T58">See changes here</text:span></text:a></text:p>
      <text:p text:style-name="P28"/>
      <text:p text:style-name="P28"/>
      <text:p text:style-name="P28"/>
      <text:p text:style-name="P25"/>
      <text:p text:style-name="P25"/>
      <text:p text:style-name="P25"><draw:frame draw:style-name="fr2" draw:name="Frame18" text:anchor-type="char" svg:width="17cm" draw:z-index="65"><draw:text-box fo:min-height="6.556cm"><text:p text:style-name="Figure"><draw:frame draw:style-name="fr6" draw:name="Image6" text:anchor-type="paragraph" svg:width="17cm" style:rel-width="100%" svg:height="6.556cm" style:rel-height="scale" draw:z-index="66"><draw:image xlink:href="Pictures/100002010000056600000215FF638D2EC952CAEC.png" xlink:type="simple" xlink:show="embed" xlink:actuate="onLoad" loext:mime-type="image/png"/></draw:frame>Figure <text:sequence text:ref-name="refFigure4" text:name="Figure" text:formula="ooow:Figure+1" style:num-format="1">5</text:sequence>: java DI configuration</text:p></draw:text-box></draw:frame><text:s text:c="22"/></text:p>
      <text:p text:style-name="P25"/>
      <text:p text:style-name="P94"/>
      <text:p text:style-name="P25"><draw:frame draw:style-name="fr1" draw:name="Frame19" text:anchor-type="paragraph" svg:x="0.18cm" svg:y="0.305cm" svg:width="11.201cm" draw:z-index="67"><draw:text-box fo:min-height="4.868cm"><text:p text:style-name="Drawing"><draw:frame text:anchor-type="paragraph" draw:z-index="68" draw:name="Shape44" draw:style-name="gr21" draw:text-style-name="P238" svg:width="11.173cm" svg:height="4.867cm" svg:x="0.014cm" svg:y="0cm"><draw:text-box><text:p text:style-name="P234"><text:span text:style-name="T108">package guru.springframework.sfgdi.services;</text:span><text:span text:style-name="T108"><text:line-break/></text:span><text:span text:style-name="T108"><text:line-break/></text:span><text:span text:style-name="T109">/**</text:span><text:span text:style-name="T109"><text:line-break/></text:span><text:span text:style-name="T109"> * Created by jt on 12/26/19.</text:span><text:span text:style-name="T109"><text:line-break/></text:span><text:span text:style-name="T109"> */</text:span><text:span text:style-name="T109"><text:line-break/></text:span><text:span text:style-name="T108">public interface GreetingService {</text:span><text:span text:style-name="T108"><text:line-break/></text:span><text:span text:style-name="T108"><text:line-break/></text:span><text:span text:style-name="T108"> <text:s text:c="3"/>String sayGreeting();</text:span><text:span text:style-name="T108"><text:line-break/></text:span><text:span text:style-name="T108">}</text:span><text:span text:style-name="T108"><text:line-break/></text:span><text:span text:style-name="T108"/></text:p></draw:text-box></draw:frame>Drawing <text:sequence text:ref-name="refDrawing12" text:name="Drawing" text:formula="ooow:Drawing+1" style:num-format="1">13</text:sequence>: GreetingService.java</text:p></draw:text-box></draw:frame></text:p>
      <text:p text:style-name="P25"><text:s text:c="3"/></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Frame20" text:anchor-type="paragraph" svg:x="0.312cm" svg:y="0.231cm" svg:width="12.039cm" draw:z-index="69"><draw:text-box fo:min-height="12.744cm"><text:p text:style-name="Drawing"><draw:frame text:anchor-type="paragraph" draw:z-index="70" draw:name="Shape45" draw:style-name="gr20" draw:text-style-name="P238" svg:width="12.011cm" svg:height="12.743cm" svg:x="0.012cm" svg:y="0cm"><draw:text-box><text:p text:style-name="P234"><text:span text:style-name="T108">package guru.springframework.sfgdi.services;</text:span><text:span text:style-name="T108"><text:line-break/></text:span><text:span text:style-name="T108"><text:line-break/></text:span><text:span text:style-name="T108"><text:line-break/></text:span><text:span text:style-name="T108">import </text:span><text:span text:style-name="T108">guru.springframework.sfgdi.repositories.EnglishGreetingReposi</text:span><text:span text:style-name="T108">tory;</text:span><text:span text:style-name="T108"><text:line-break/></text:span><text:span text:style-name="T108"><text:line-break/></text:span><text:span text:style-name="T109">/**</text:span><text:span text:style-name="T109"><text:line-break/></text:span><text:span text:style-name="T109"> * Created by jt on 12/27/19.</text:span><text:span text:style-name="T109"><text:line-break/></text:span><text:span text:style-name="T109"> */</text:span><text:span text:style-name="T109"><text:line-break/></text:span><text:span text:style-name="T109"><text:line-break/></text:span><text:span text:style-name="T109"><text:line-break/></text:span><text:span text:style-name="T108">public class I18nEnglishGreetingService implements </text:span><text:span text:style-name="T108">GreetingService {</text:span><text:span text:style-name="T108"><text:line-break/></text:span><text:span text:style-name="T108"><text:line-break/></text:span><text:span text:style-name="T108"> <text:s text:c="3"/>private final EnglishGreetingRepository </text:span><text:span text:style-name="T108">englishGreetingRepository;</text:span><text:span text:style-name="T108"><text:line-break/></text:span><text:span text:style-name="T108"><text:line-break/></text:span><text:span text:style-name="T108"> <text:s text:c="3"/>public </text:span><text:span text:style-name="T108">I18nEnglishGreetingService(EnglishGreetingRepository </text:span><text:span text:style-name="T108">englishGreetingRepository) {</text:span><text:span text:style-name="T108"><text:line-break/></text:span><text:span text:style-name="T108"> <text:s text:c="7"/>this.englishGreetingRepository = </text:span><text:span text:style-name="T108">englishGreetingRepository;</text:span><text:span text:style-name="T108"><text:line-break/></text:span><text:span text:style-name="T108"> <text:s text:c="3"/>}</text:span><text:span text:style-name="T108"><text:line-break/></text:span><text:span text:style-name="T108"><text:line-break/></text:span><text:span text:style-name="T108"> <text:s text:c="3"/>@Override</text:span><text:span text:style-name="T108"><text:line-break/></text:span><text:span text:style-name="T108"> <text:s text:c="3"/>public String sayGreeting() {</text:span><text:span text:style-name="T108"><text:line-break/></text:span><text:span text:style-name="T108"><text:line-break/></text:span><text:span text:style-name="T108"> <text:s text:c="7"/>// I changed this as John did not use the actual repo here</text:span><text:span text:style-name="T108"><text:line-break/></text:span><text:span text:style-name="T108"> <text:s text:c="7"/>//return "Hello World - EN";</text:span><text:span text:style-name="T108"><text:line-break/></text:span><text:span text:style-name="T108"> <text:s text:c="7"/>return englishGreetingRepository.getGreeting();</text:span><text:span text:style-name="T108"><text:line-break/></text:span><text:span text:style-name="T108"> <text:s text:c="3"/>}</text:span><text:span text:style-name="T108"><text:line-break/></text:span><text:span text:style-name="T108">}</text:span><text:span text:style-name="T108"><text:line-break/></text:span><text:span text:style-name="T108"/></text:p></draw:text-box></draw:frame>Drawing <text:sequence text:ref-name="refDrawing13" text:name="Drawing" text:formula="ooow:Drawing+1" style:num-format="1">14</text:sequence>: I18nEnglishGreetingService.java</text:p></draw:text-box></draw:frame></text:p>
      <text:p text:style-name="P25"/>
      <text:p text:style-name="P25"><text:s text:c="3"/></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94"><draw:frame draw:style-name="fr1" draw:name="Frame21" text:anchor-type="paragraph" svg:x="-0.085cm" svg:y="0.309cm" svg:width="13.908cm" draw:z-index="71"><draw:text-box fo:min-height="5.941cm"><text:p text:style-name="Drawing"><draw:frame text:anchor-type="paragraph" draw:z-index="72" draw:name="Shape46" draw:style-name="gr19" draw:text-style-name="P238" svg:width="13.907cm" svg:height="5.94cm" svg:x="0cm" svg:y="0cm"><draw:text-box><text:p text:style-name="P234"><text:span text:style-name="T108">package guru.springframework.sfgdi.repositories;</text:span><text:span text:style-name="T108"><text:line-break/></text:span><text:span text:style-name="T108"><text:line-break/></text:span><text:span text:style-name="T108">public interface EnglishGreetingRepository {</text:span><text:span text:style-name="T108"><text:line-break/></text:span><text:span text:style-name="T108"><text:line-break/></text:span><text:span text:style-name="T108"> <text:s text:c="3"/>String getGreeting();</text:span><text:span text:style-name="T108"><text:line-break/></text:span><text:span text:style-name="T108">}</text:span><text:span text:style-name="T108"><text:line-break/></text:span><text:span text:style-name="T108"/></text:p></draw:text-box></draw:frame>Drawing <text:sequence text:ref-name="refDrawing14" text:name="Drawing" text:formula="ooow:Drawing+1" style:num-format="1">15</text:sequence>: EnglishGreetingRepository.java</text:p></draw:text-box></draw:frame><text:s text:c="4"/></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 text:c="7"/></text:p>
      <text:p text:style-name="P25"><text:s text:c="3"/></text:p>
      <text:p text:style-name="P25"><text:s text:c="184"/></text:p>
      <text:p text:style-name="P25"><draw:frame draw:style-name="fr1" draw:name="Frame22" text:anchor-type="paragraph" svg:x="0.034cm" svg:y="0.201cm" svg:width="13.598cm" draw:z-index="73"><draw:text-box fo:min-height="6.085cm"><text:p text:style-name="Drawing"><draw:frame text:anchor-type="paragraph" draw:z-index="74" draw:name="Shape47" draw:style-name="gr18" draw:text-style-name="P238" svg:width="13.597cm" svg:height="6.084cm" svg:x="0cm" svg:y="0cm"><draw:text-box><text:p text:style-name="P234"><text:span text:style-name="T108">package guru.springframework.sfgdi.repositories;</text:span><text:span text:style-name="T108"><text:line-break/></text:span><text:span text:style-name="T108"><text:line-break/></text:span><text:span text:style-name="T108">public class EnglishGreetingRepositoryImpl implements </text:span><text:span text:style-name="T108">EnglishGreetingRepository{</text:span><text:span text:style-name="T108"><text:line-break/></text:span><text:span text:style-name="T108"> <text:s text:c="3"/>@Override</text:span><text:span text:style-name="T108"><text:line-break/></text:span><text:span text:style-name="T108"> <text:s text:c="3"/>public String getGreeting() {</text:span><text:span text:style-name="T108"><text:line-break/></text:span><text:span text:style-name="T108"> <text:s text:c="7"/>return "Hello World! - EN";</text:span><text:span text:style-name="T108"><text:line-break/></text:span><text:span text:style-name="T108"> <text:s text:c="3"/>}</text:span><text:span text:style-name="T108"><text:line-break/></text:span><text:span text:style-name="T108">}</text:span><text:span text:style-name="T108"><text:line-break/></text:span><text:span text:style-name="T108"/></text:p></draw:text-box></draw:frame>Drawing <text:sequence text:ref-name="refDrawing15" text:name="Drawing" text:formula="ooow:Drawing+1" style:num-format="1">16</text:sequence>: EnglishGreetingRepositoryImpl.java</text:p></draw:text-box></draw:frame><text:s text:c="61"/></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text:anchor-type="paragraph" draw:z-index="75" draw:name="Shape48" draw:style-name="gr17" draw:text-style-name="P235" svg:width="16.537cm" svg:height="10.967cm" svg:x="0.078cm" svg:y="-9.603cm"><draw:text-box><text:p/></draw:text-box></draw:frame></text:p>
      <text:p text:style-name="P25"/>
      <text:p text:style-name="P25"/>
      <text:p text:style-name="P25"/>
      <text:p text:style-name="P25"/>
      <text:p text:style-name="P25"/>
      <text:p text:style-name="P25"/>
      <text:p text:style-name="P94"><text:s/></text:p>
      <text:p text:style-name="P25"/>
      <text:p text:style-name="P25"><draw:frame draw:style-name="fr1" draw:name="Frame23" text:anchor-type="paragraph" svg:x="0.298cm" svg:y="0.109cm" svg:width="16.759cm" draw:z-index="76"><draw:text-box fo:min-height="23.089cm"><text:p text:style-name="Drawing"><draw:frame text:anchor-type="paragraph" draw:z-index="77" draw:name="Shape49" draw:style-name="gr16" draw:text-style-name="P237" svg:width="16.758cm" svg:height="23.088cm" svg:x="0cm" svg:y="0cm"><draw:text-box><text:p text:style-name="P234"><text:span text:style-name="T107">package guru.springframework.sfgdi.config;</text:span><text:span text:style-name="T107"><text:line-break/></text:span><text:span text:style-name="T107"><text:line-break/></text:span><text:span text:style-name="T107">import </text:span><text:span text:style-name="T107">guru.springframework.sfgdi.repositories.EnglishGreetingReposi</text:span><text:span text:style-name="T107">tory;</text:span><text:span text:style-name="T107"><text:line-break/></text:span><text:span text:style-name="T107">import </text:span><text:span text:style-name="T107">guru.springframework.sfgdi.repositories.EnglishGreetingReposi</text:span><text:span text:style-name="T107">toryImpl;</text:span><text:span text:style-name="T107"><text:line-break/></text:span><text:span text:style-name="T107">import guru.springframework.sfgdi.services.*;</text:span><text:span text:style-name="T107"><text:line-break/></text:span><text:span text:style-name="T107"><text:line-break/></text:span><text:span text:style-name="T107">import org.springframework.context.annotation.Bean;</text:span><text:span text:style-name="T107"><text:line-break/></text:span><text:span text:style-name="T107">import org.springframework.context.annotation.Configuration;</text:span><text:span text:style-name="T107"><text:line-break/></text:span><text:span text:style-name="T107">import org.springframework.context.annotation.Primary;</text:span><text:span text:style-name="T107"><text:line-break/></text:span><text:span text:style-name="T107">import org.springframework.context.annotation.Profile;</text:span><text:span text:style-name="T107"><text:line-break/></text:span><text:span text:style-name="T107"><text:line-break/></text:span><text:span text:style-name="T107">@Configuration</text:span><text:span text:style-name="T107"><text:line-break/></text:span><text:span text:style-name="T107">public class GreeingServiceConfig {</text:span><text:span text:style-name="T107"><text:line-break/></text:span><text:span text:style-name="T107"><text:line-break/></text:span><text:span text:style-name="T107"> <text:s text:c="3"/>@Bean</text:span><text:span text:style-name="T107"><text:line-break/></text:span><text:span text:style-name="T107"> <text:s text:c="3"/>ConstructorGreetingService constructorGreetingService(){</text:span><text:span text:style-name="T107"><text:line-break/></text:span><text:span text:style-name="T107"> <text:s text:c="7"/>return new ConstructorGreetingService();</text:span><text:span text:style-name="T107"><text:line-break/></text:span><text:span text:style-name="T107"> <text:s text:c="3"/>}</text:span><text:span text:style-name="T107"><text:line-break/></text:span><text:span text:style-name="T107"><text:line-break/></text:span><text:span text:style-name="T107"> <text:s text:c="3"/>@Bean</text:span><text:span text:style-name="T107"><text:line-break/></text:span><text:span text:style-name="T107"> <text:s text:c="3"/>PropertyInjectedGreetingService </text:span><text:span text:style-name="T107">propertyInjectedGreetingService(){</text:span><text:span text:style-name="T107"><text:line-break/></text:span><text:span text:style-name="T107"> <text:s text:c="7"/>return new PropertyInjectedGreetingService();</text:span><text:span text:style-name="T107"><text:line-break/></text:span><text:span text:style-name="T107"> <text:s text:c="3"/>}</text:span><text:span text:style-name="T107"><text:line-break/></text:span><text:span text:style-name="T107"><text:line-break/></text:span><text:span text:style-name="T107"> <text:s text:c="3"/>@Bean</text:span><text:span text:style-name="T107"><text:line-break/></text:span><text:span text:style-name="T107"> <text:s text:c="3"/>SetterInjectedGreetingService </text:span><text:span text:style-name="T107">setterInjectedGreetingService(){</text:span><text:span text:style-name="T107"><text:line-break/></text:span><text:span text:style-name="T107"> <text:s text:c="7"/>return new SetterInjectedGreetingService();</text:span><text:span text:style-name="T107"><text:line-break/></text:span><text:span text:style-name="T107"> <text:s text:c="3"/>}</text:span><text:span text:style-name="T107"><text:line-break/></text:span><text:span text:style-name="T107"> <text:s text:c="3"/>@Primary</text:span><text:span text:style-name="T107"><text:line-break/></text:span><text:span text:style-name="T107"> <text:s text:c="3"/>@Bean</text:span><text:span text:style-name="T107"><text:line-break/></text:span><text:span text:style-name="T107"> <text:s text:c="3"/>PrimaryGreetingService primaryGreetingService(){</text:span><text:span text:style-name="T107"><text:line-break/></text:span><text:span text:style-name="T107"> <text:s text:c="7"/>return new PrimaryGreetingService();</text:span><text:span text:style-name="T107"><text:line-break/></text:span><text:span text:style-name="T107"> <text:s text:c="3"/>}</text:span><text:span text:style-name="T107"><text:line-break/></text:span><text:span text:style-name="T107"><text:line-break/></text:span><text:span text:style-name="T107"> <text:s text:c="3"/>@Bean</text:span><text:span text:style-name="T107"><text:line-break/></text:span><text:span text:style-name="T107"> <text:s text:c="3"/>EnglishGreetingRepository englishGreetingRepository(){</text:span><text:span text:style-name="T107"><text:line-break/></text:span><text:span text:style-name="T107"> <text:s text:c="7"/>return new EnglishGreetingRepositoryImpl();</text:span><text:span text:style-name="T107"><text:line-break/></text:span><text:span text:style-name="T107"> <text:s text:c="3"/>}</text:span><text:span text:style-name="T107"><text:line-break/></text:span><text:span text:style-name="T107"> <text:s text:c="3"/>@Profile("EN")</text:span><text:span text:style-name="T107"><text:line-break/></text:span><text:span text:style-name="T107"> <text:s text:c="3"/>@Bean()</text:span><text:span text:style-name="T107"><text:line-break/></text:span><text:span text:style-name="T107"> <text:s text:c="3"/>I18nEnglishGreetingService </text:span><text:span text:style-name="T107">i18nService(EnglishGreetingRepository </text:span><text:span text:style-name="T107">englishGreetingRepository){</text:span><text:span text:style-name="T107"><text:line-break/></text:span><text:span text:style-name="T107"> <text:s text:c="7"/>return new </text:span><text:span text:style-name="T107">I18nEnglishGreetingService(englishGreetingRepository);</text:span><text:span text:style-name="T107"><text:line-break/></text:span><text:span text:style-name="T107"> <text:s text:c="3"/>}</text:span><text:span text:style-name="T107"><text:line-break/></text:span><text:span text:style-name="T107"><text:line-break/></text:span><text:span text:style-name="T107"> <text:s text:c="3"/>@Profile({"ES", "default"})</text:span><text:span text:style-name="T107"><text:line-break/></text:span><text:span text:style-name="T107"> <text:s text:c="3"/>@Bean("i18nService")</text:span><text:span text:style-name="T107"><text:line-break/></text:span><text:span text:style-name="T107"> <text:s text:c="3"/>I18NSpanishService i18NSpanishService(){</text:span><text:span text:style-name="T107"><text:line-break/></text:span><text:span text:style-name="T107"> <text:s text:c="7"/>return new I18NSpanishService();</text:span><text:span text:style-name="T107"><text:line-break/></text:span><text:span text:style-name="T107"> <text:s text:c="3"/>}</text:span><text:span text:style-name="T107"><text:line-break/></text:span><text:span text:style-name="T107">}</text:span><text:span text:style-name="T107"><text:line-break/></text:span><text:span text:style-name="T107"/></text:p></draw:text-box></draw:frame>Drawing <text:sequence text:ref-name="refDrawing16" text:name="Drawing" text:formula="ooow:Drawing+1" style:num-format="1">17</text:sequence>: GreeingServiceConfig.java</text:p></draw:text-box></draw:frame></text:p>
      <text:p text:style-name="P25"/>
      <text:p text:style-name="P25"/>
      <text:p text:style-name="P26"><text: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text:s text:c="2"/><text:span text:style-name="T78">Lesson 75 Using Factory Bean</text:span></text:p>
      <text:p text:style-name="P17"/>
      <text:p text:style-name="P29">In this lesson we use the factory pattern to configure the Pet services in the Java Configuration.</text:p>
      <text:p text:style-name="P29"/>
      <text:p text:style-name="P30"><text:a xlink:type="simple" xlink:href="https://github.com/roloje777/sfg-di/tree/factory-beans" text:style-name="Internet_20_link" text:visited-style-name="Visited_20_Internet_20_Link">Branch factory-beans</text:a></text:p>
      <text:p text:style-name="P29"/>
      <text:list xml:id="list950843007" text:style-name="L12">
        <text:list-item>
          <text:p text:style-name="P205"><text:span text:style-name="T70">I create the Factory pattern class </text:span><text:span text:style-name="T85">PetServiceFactory.</text:span><text:span text:style-name="T86">java</text:span></text:p>
        </text:list-item>
        <text:list-item>
          <text:p text:style-name="P194">Delete the “component scan” annotations <text:s/>from the Service classes as I’ll be using the Java based configuration to create Spring context beans</text:p>
          <text:list>
            <text:list-item>
              <text:p text:style-name="P194"><text:span text:style-name="T81">//@Profile("cat")</text:span><text:line-break/><text:span text:style-name="T81">//@Service()</text:span></text:p>
            </text:list-item>
            <text:list-item>
              <text:p text:style-name="P194"><text:span text:style-name="T81">//@Profile({"dog", "default"})</text:span><text:line-break/><text:span text:style-name="T81">//@Service</text:span></text:p>
            </text:list-item>
            <text:list-item>
              <text:p text:style-name="P194"/>
            </text:list-item>
          </text:list>
        </text:list-item>
        <text:list-item>
          <text:p text:style-name="P205"><text:span text:style-name="T70">create the methods required in the Java Configuration file </text:span><text:span text:style-name="T85">GreeingServiceConfig.</text:span><text:span text:style-name="T86">java</text:span></text:p>
          <text:list>
            <text:list-item>
              <text:p text:style-name="P205"><text:span text:style-name="T88">@Bean</text:span><text:line-break/><text:span text:style-name="T85">PetServiceFactory </text:span><text:span text:style-name="T90">petServiceFactory</text:span><text:span text:style-name="T85">(){</text:span><text:line-break/><text:span text:style-name="T85"> <text:s text:c="3"/></text:span><text:span text:style-name="T79">return new </text:span><text:span text:style-name="T85">PetServiceFactory()</text:span><text:span text:style-name="T79">;</text:span><text:line-break/><text:span text:style-name="T85">}</text:span><text:line-break/><text:span text:style-name="T87">@Profile</text:span><text:span text:style-name="T85">({</text:span><text:span text:style-name="T82">"default"</text:span><text:span text:style-name="T79">,</text:span><text:span text:style-name="T82">"dog"</text:span><text:span text:style-name="T85">})</text:span><text:line-break/><text:span text:style-name="T87">@Bean</text:span><text:line-break/><text:span text:style-name="T85">PetService </text:span><text:span text:style-name="T90">dogPetService</text:span><text:span text:style-name="T85">(PetServiceFactory petServiceFactory){</text:span><text:line-break/><text:span text:style-name="T85"> <text:s text:c="3"/></text:span><text:span text:style-name="T79">return </text:span><text:span text:style-name="T85">petServiceFactory.getPetService(</text:span><text:span text:style-name="T82">"dog"</text:span><text:span text:style-name="T85">)</text:span><text:span text:style-name="T79">;</text:span><text:line-break/><text:span text:style-name="T85">}</text:span><text:line-break/><text:line-break/><text:span text:style-name="T87">@Profile</text:span><text:span text:style-name="T85">({</text:span><text:span text:style-name="T82">"cat"</text:span><text:span text:style-name="T85">})</text:span><text:line-break/><text:span text:style-name="T87">@Bean</text:span><text:line-break/><text:span text:style-name="T85">PetService </text:span><text:span text:style-name="T90">catPetService</text:span><text:span text:style-name="T85">(PetServiceFactory petServiceFactory){</text:span><text:line-break/><text:span text:style-name="T85"> <text:s text:c="3"/></text:span><text:span text:style-name="T79">return </text:span><text:span text:style-name="T85">petServiceFactory.getPetService(</text:span><text:span text:style-name="T82">"cat"</text:span><text:span text:style-name="T85">)</text:span><text:span text:style-name="T79">;</text:span><text:line-break/><text:span text:style-name="T85">}</text:span></text:p>
            </text:list-item>
            <text:list-item>
              <text:p text:style-name="P206"/>
            </text:list-item>
            <text:list-item>
              <text:p text:style-name="P206"/>
            </text:list-item>
          </text:list>
        </text:list-item>
        <text:list-item>
          <text:p text:style-name="P194">Remove the Context Scan in the main method class as it will now use Java Configuration</text:p>
          <text:list>
            <text:list-item>
              <text:p text:style-name="P194"><text:span text:style-name="T81">//@ComponentScan(basePackages = {"guru.springframework.sfgdi", "com.springframework.pets"})</text:span><text:line-break/><text:span text:style-name="T89">@SpringBootApplication</text:span><text:line-break/><text:span text:style-name="T80">public class </text:span><text:span text:style-name="T84">SfgDiApplication {</text:span></text:p>
            </text:list-item>
          </text:list>
        </text:list-item>
        <text:list-item>
          <text:p text:style-name="P194">Clean up classes by removing the unused imports etc</text:p>
        </text:list-item>
      </text:list>
      <text:p text:style-name="P30"/>
      <text:p text:style-name="P30"/>
      <text:p text:style-name="P30"><text:a xlink:type="simple" xlink:href="https://github.com/roloje777/sfg-di/commit/d33aa08280f693afe8b19f3d6e57c1a4df79b7a9" text:style-name="Internet_20_link" text:visited-style-name="Visited_20_Internet_20_Link">See differences here</text:a></text:p>
      <text:p text:style-name="P30"/>
      <text:p text:style-name="P30"/>
      <text:p text:style-name="P30"/>
      <text:p text:style-name="P30"/>
      <text:p text:style-name="P30"><draw:frame draw:style-name="fr2" draw:name="Frame24" text:anchor-type="char" svg:width="17cm" draw:z-index="78"><draw:text-box fo:min-height="8.453cm"><text:p text:style-name="Figure"><draw:frame draw:style-name="fr6" draw:name="Image7" text:anchor-type="paragraph" svg:width="17cm" style:rel-width="100%" svg:height="8.453cm" style:rel-height="scale" draw:z-index="79"><draw:image xlink:href="Pictures/1000020100000391000001C669CF2732DF6A33C1.png" xlink:type="simple" xlink:show="embed" xlink:actuate="onLoad" loext:mime-type="image/png"/></draw:frame>Figure <text:sequence text:ref-name="refFigure5" text:name="Figure" text:formula="ooow:Figure+1" style:num-format="1">6</text:sequence>: Fcatory Pattern Class Diagram</text:p></draw:text-box></draw:frame><text:soft-page-break/><text:s text:c="3"/></text:p>
      <text:p text:style-name="P30"/>
      <text:p text:style-name="P30"/>
      <text:p text:style-name="P30"/>
      <text:p text:style-name="P98">Lesson 77 Spring XML configuration example</text:p>
      <text:p text:style-name="P18"/>
      <text:p text:style-name="P19"><text:a xlink:type="simple" xlink:href="https://github.com/roloje777/sfg-di/tree/xml-config-example" text:style-name="Internet_20_link" text:visited-style-name="Visited_20_Internet_20_Link">branch xml-config-example</text:a></text:p>
      <text:p text:style-name="P18"/>
      <text:p text:style-name="P132">XML configuration with the Spring Framework. It's a widely used, been around for a long time.</text:p>
      <text:p text:style-name="P164">Since the early days of Spring Framework,</text:p>
      <text:p text:style-name="P164">we had XML configuration.</text:p>
      <text:p text:style-name="P164">It was very popular in its day. Really not used that much anymore.</text:p>
      <text:p text:style-name="P164">Primarily, Java is the preference, but still in use out there.</text:p>
      <text:p text:style-name="P31"/>
      <text:p text:style-name="P31"/>
      <text:list xml:id="list988091173" text:style-name="L13">
        <text:list-item>
          <text:p text:style-name="P195">Create an xml configuaration file under resources. </text:p>
          <text:list>
            <text:list-item>
              <text:p text:style-name="P195">Note the namespace </text:p>
            </text:list-item>
            <text:list-item>
              <text:p text:style-name="P218">XML namespace is setting up a schema of how that XML can be structured.</text:p>
            </text:list-item>
          </text:list>
        </text:list-item>
      </text:list>
      <text:p text:style-name="P165"><text:tab/>So this gives us the constraints of how this XML config file can be written.</text:p>
      <text:p text:style-name="P165"><text:tab/>Very important to understand that, but we're going to be leveraging that to define some Spring beans</text:p>
      <text:p text:style-name="P165"><text:tab/>within the XML configuration.</text:p>
      <text:list xml:id="list3780286387" text:style-name="L14">
        <text:list-item>
          <text:p text:style-name="P228">Name = “” is the name of the method.</text:p>
        </text:list-item>
      </text:list>
      <text:list xml:id="list101846067731865" text:continue-list="list988091173" text:style-name="L13">
        <text:list-item>
          <text:list>
            <text:list-header>
              <text:p text:style-name="P195"><text:s/></text:p>
              <text:p text:style-name="P195"><text:s text:c="162"/></text:p>
            </text:list-header>
          </text:list>
        </text:list-item>
      </text:list>
      <text:p text:style-name="P31"><text:s text:c="12"/></text:p>
      <text:p text:style-name="P31"><draw:frame draw:style-name="fr1" draw:name="Frame25" text:anchor-type="paragraph" svg:x="-0.113cm" svg:y="0.014cm" svg:width="17.316cm" draw:z-index="80"><draw:text-box fo:min-height="4.06cm"><text:p text:style-name="Drawing"><draw:frame text:anchor-type="paragraph" draw:z-index="81" draw:name="Shape50" draw:style-name="gr15" draw:text-style-name="P236" svg:width="17.315cm" svg:height="4.059cm" svg:x="0cm" svg:y="0.06cm"><draw:text-box><text:p text:style-name="P234"><text:span text:style-name="T104">&lt;?</text:span><text:span text:style-name="T105">xml version</text:span><text:span text:style-name="T100">="1.0" </text:span><text:span text:style-name="T105">encoding</text:span><text:span text:style-name="T100">="UTF-8"</text:span><text:span text:style-name="T104">?&gt;</text:span><text:span text:style-name="T104"><text:line-break/></text:span><text:span text:style-name="T104">&lt;beans </text:span><text:span text:style-name="T105">xmlns</text:span><text:span text:style-name="T100">="http://www.springframework.org/schema/beans"</text:span><text:span text:style-name="T100"><text:line-break/></text:span><text:span text:style-name="T100"> <text:s text:c="6"/></text:span><text:span text:style-name="T105">xmlns:</text:span><text:span text:style-name="T106">xsi</text:span><text:span text:style-name="T100">="http://www.w3.org/2001/XMLSchema-instance"</text:span><text:span text:style-name="T100"><text:line-break/></text:span><text:span text:style-name="T100"> <text:s text:c="6"/></text:span><text:span text:style-name="T106">xsi</text:span><text:span text:style-name="T105">:schemaLocation</text:span><text:span text:style-name="T100">="http://www.springframework.org/schema</text:span><text:span text:style-name="T100">/beans http://www.springframework.org/schema/beans/spring-</text:span><text:span text:style-name="T100">beans.xsd"</text:span><text:span text:style-name="T104">&gt;</text:span><text:span text:style-name="T104"><text:line-break/></text:span><text:span text:style-name="T104"><text:line-break/></text:span><text:span text:style-name="T104"> <text:s text:c="3"/>&lt;bean </text:span><text:span text:style-name="T105">name</text:span><text:span text:style-name="T100">="constructorGreetingService" </text:span><text:span text:style-name="T105">class</text:span><text:span text:style-name="T100">="guru.springframework.sfgdi.services.ConstructorGreeti</text:span><text:span text:style-name="T100">ngService"</text:span><text:span text:style-name="T104">/&gt;</text:span><text:span text:style-name="T104"><text:line-break/></text:span><text:span text:style-name="T104">&lt;/beans&gt;</text:span></text:p></draw:text-box></draw:frame>Drawing <text:sequence text:ref-name="refDrawing17" text:name="Drawing" text:formula="ooow:Drawing+1" style:num-format="1">18</text:sequence>: xml configuration file</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1929972874" text:style-name="L15">
        <text:list-item>
          <text:p text:style-name="P196">Import the Resources – import the xlm information</text:p>
          <text:list>
            <text:list-item>
              <text:p text:style-name="P196"><text:span text:style-name="T89">@ImportResource</text:span><text:span text:style-name="T84">(</text:span><text:span text:style-name="T83">"classpath:sfgdi-config.xml"</text:span><text:span text:style-name="T84">)</text:span></text:p>
              <text:list>
                <text:list-item>
                  <text:p text:style-name="P199"><text:span text:style-name="T53">We can add this to either the main class or as in this case the </text:span><text:span text:style-name="T91"><text:s/></text:span><text:span text:style-name="T43">GreeingServiceConfig </text:span><text:span text:style-name="T46">as its also a @Configuration file</text:span><text:span text:style-name="T43"> </text:span></text:p>
                </text:list-item>
              </text:list>
            </text:list-item>
          </text:list>
        </text:list-item>
      </text:list>
      <text:p text:style-name="P32"/>
      <text:p text:style-name="P32"><draw:frame draw:style-name="fr1" draw:name="Frame26" text:anchor-type="paragraph" svg:x="0.769cm" svg:y="0.298cm" svg:width="13.127cm" draw:z-index="82"><draw:text-box fo:min-height="1.854cm"><text:p text:style-name="Drawing"><draw:frame text:anchor-type="paragraph" draw:z-index="83" draw:name="Shape51" draw:style-name="gr14" draw:text-style-name="P236" svg:width="13.126cm" svg:height="1.853cm" svg:x="0cm" svg:y="0cm"><draw:text-box><text:p text:style-name="P234"><text:span text:style-name="T101">@ImportResource</text:span><text:span text:style-name="T98">(</text:span><text:span text:style-name="T100">"classpath:sfgdi-config.xml"</text:span><text:span text:style-name="T98">)</text:span><text:span text:style-name="T98"><text:line-break/></text:span><text:span text:style-name="T101">@Configuration</text:span><text:span text:style-name="T101"><text:line-break/></text:span><text:span text:style-name="T97">public class </text:span><text:span text:style-name="T98">GreeingServiceConfig {</text:span></text:p></draw:text-box></draw:frame>Drawing <text:sequence text:ref-name="refDrawing18" text:name="Drawing" text:formula="ooow:Drawing+1" style:num-format="1">19</text:sequence>: guru.springframework.sfgdi.config.GreeingServiceConfig .java</text:p></draw:text-box></draw:frame><text:s text:c="3"/></text:p>
      <text:p text:style-name="P32"/>
      <text:p text:style-name="P32"/>
      <text:p text:style-name="P32"/>
      <text:p text:style-name="P32"/>
      <text:p text:style-name="P32"/>
      <text:p text:style-name="P32"/>
      <text:p text:style-name="P32"/>
      <text:p text:style-name="P32"/>
      <text:p text:style-name="P32"/>
      <text:p text:style-name="P95"/>
      <text:p text:style-name="P32"/>
      <text:list xml:id="list4149871862" text:style-name="L16">
        <text:list-item>
          <text:p text:style-name="P197">we delete the lines of code that used the Java Configuration</text:p>
        </text:list-item>
      </text:list>
      <text:p text:style-name="P32"/>
      <text:p text:style-name="P32"><draw:frame draw:style-name="fr1" draw:name="Frame27" text:anchor-type="paragraph" svg:x="0.577cm" svg:y="0.333cm" svg:width="13.07cm" draw:z-index="84"><draw:text-box fo:min-height="3.632cm"><text:p text:style-name="Drawing"><draw:frame text:anchor-type="paragraph" draw:z-index="85" draw:name="Shape52" draw:style-name="gr13" draw:text-style-name="P235" svg:width="13.069cm" svg:height="3.631cm" svg:x="0cm" svg:y="0cm"><draw:text-box><text:p text:style-name="P234"><text:span text:style-name="T99">// <text:s text:c="3"/>@Bean</text:span><text:span text:style-name="T99"><text:line-break/></text:span><text:span text:style-name="T99">// <text:s text:c="3"/>ConstructorGreetingService constructorGreetingService(){</text:span><text:span text:style-name="T99"><text:line-break/></text:span><text:span text:style-name="T99">// <text:s text:c="7"/>return new ConstructorGreetingService();</text:span><text:span text:style-name="T99"><text:line-break/></text:span><text:span text:style-name="T99">// <text:s text:c="3"/>}</text:span></text:p></draw:text-box></draw:frame>Drawing <text:sequence text:ref-name="refDrawing19" text:name="Drawing" text:formula="ooow:Drawing+1" style:num-format="1">20</text:sequence>: guru.springframework.sfgdi.config.GreeingServiceConfig .java</text:p></draw:text-box></draw:frame><text:s text:c="2"/></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text:a xlink:type="simple" xlink:href="https://github.com/roloje777/sfg-di/commit/1596b5c5f47f0fa6a2e2c880f600097a753f21f3" text:style-name="Internet_20_link" text:visited-style-name="Visited_20_Internet_20_Link">see differences here</text:a></text:p>
      <text:p text:style-name="P33"/>
      <text:p text:style-name="P33"/>
      <text:p text:style-name="P99">Lesson 79 Spring Bean Scope</text:p>
      <text:p text:style-name="P20"/>
      <text:p text:style-name="P20"><text:a xlink:type="simple" xlink:href="https://github.com/roloje777/sfg-di/tree/scope-demo" text:style-name="Internet_20_link" text:visited-style-name="Visited_20_Internet_20_Link">branch <text:s/>scope-demo</text:a></text:p>
      <text:p text:style-name="P20"/>
      <text:p text:style-name="P20"><text:a xlink:type="simple" xlink:href="../../../../Section5_SpringFrameworkConfiguratoion/BeanScopeV2.pdf" text:style-name="Internet_20_link" text:visited-style-name="Visited_20_Internet_20_Link">see notes</text:a></text:p>
      <text:p text:style-name="P20"/>
      <text:p text:style-name="P13">• Singleton - (default) Only one instance of the bean is created in the IoC container.</text:p>
      <text:p text:style-name="P13">• Prototype - A new instance is created each time the bean is requested.</text:p>
      <text:p text:style-name="P13">• No declaration needed for singleton scope.</text:p>
      <text:p text:style-name="P13">• In Java configuration use @Scope annotation</text:p>
      <text:p text:style-name="P13">• In XML configuration scope is an XML attribute of the ‘bean’ tag</text:p>
      <text:p text:style-name="P13">• 99% of the time singleton scope is fine!</text:p>
      <text:p text:style-name="P13"/>
      <text:p text:style-name="P13"><draw:frame draw:style-name="fr1" draw:name="Frame28" text:anchor-type="paragraph" svg:x="0.019cm" svg:y="0.222cm" svg:width="11.82cm" draw:z-index="86"><draw:text-box fo:min-height="6.99cm"><text:p text:style-name="Drawing"><draw:frame text:anchor-type="paragraph" draw:z-index="87" draw:name="Shape53" draw:style-name="gr12" draw:text-style-name="P235" svg:width="11.819cm" svg:height="6.989cm" svg:x="0cm" svg:y="0cm"><draw:text-box><text:p text:style-name="P234"><text:span text:style-name="T97">package </text:span><text:span text:style-name="T98">guru.springframework.sfgdi.services</text:span><text:span text:style-name="T97">;</text:span><text:span text:style-name="T97"><text:line-break/></text:span><text:span text:style-name="T97"><text:line-break/></text:span><text:span text:style-name="T97">import </text:span><text:span text:style-name="T98">org.springframework.stereotype.</text:span><text:span text:style-name="T101">Component</text:span><text:span text:style-name="T97">;</text:span><text:span text:style-name="T97"><text:line-break/></text:span><text:span text:style-name="T97"><text:line-break/></text:span><text:span text:style-name="T101">@Component</text:span><text:span text:style-name="T101"><text:line-break/></text:span><text:span text:style-name="T97">public class </text:span><text:span text:style-name="T98">SingletonBean {</text:span><text:span text:style-name="T98"><text:line-break/></text:span><text:span text:style-name="T98"><text:line-break/></text:span><text:span text:style-name="T98"> <text:s text:c="3"/></text:span><text:span text:style-name="T97">public </text:span><text:span text:style-name="T102">SingletonBean</text:span><text:span text:style-name="T98">() {</text:span><text:span text:style-name="T98"><text:line-break/></text:span><text:span text:style-name="T98"> <text:s text:c="7"/>System.</text:span><text:span text:style-name="T103">out</text:span><text:span text:style-name="T98">.println(</text:span><text:span text:style-name="T100">"Creating a Singleton Bean!"</text:span><text:span text:style-name="T98">)</text:span><text:span text:style-name="T97">;</text:span><text:span text:style-name="T97"><text:line-break/></text:span><text:span text:style-name="T97"> <text:s text:c="3"/></text:span><text:span text:style-name="T98">}</text:span><text:span text:style-name="T98"><text:line-break/></text:span><text:span text:style-name="T98"><text:line-break/></text:span><text:span text:style-name="T98"> <text:s text:c="3"/></text:span><text:span text:style-name="T97">public </text:span><text:span text:style-name="T98">String </text:span><text:span text:style-name="T102">getMyScope</text:span><text:span text:style-name="T98">(){</text:span><text:span text:style-name="T98"><text:line-break/></text:span><text:span text:style-name="T98"> <text:s text:c="7"/></text:span><text:span text:style-name="T97">return </text:span><text:span text:style-name="T100">"I'm Singleton"</text:span><text:span text:style-name="T97">;</text:span><text:span text:style-name="T97"><text:line-break/></text:span><text:span text:style-name="T97"><text:line-break/></text:span><text:span text:style-name="T97"> <text:s text:c="3"/></text:span><text:span text:style-name="T98">}</text:span><text:span text:style-name="T98"><text:line-break/></text:span><text:span text:style-name="T98">}</text:span><text:span text:style-name="T98"><text:line-break/></text:span><text:span text:style-name="T98"/></text:p></draw:text-box></draw:frame>Drawing <text:sequence text:ref-name="refDrawing20" text:name="Drawing" text:formula="ooow:Drawing+1" style:num-format="1">21</text:sequence>: guru.springframework.sfgdi.services.SingletonBean.java</text:p></draw:text-box></draw:frame><text:s text:c="3"/></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 text:c="12"/></text:p>
      <text:p text:style-name="P13"><draw:frame draw:style-name="fr1" draw:name="Frame29" text:anchor-type="paragraph" svg:x="0.196cm" svg:y="0.314cm" svg:width="11.217cm" draw:z-index="88"><draw:text-box fo:min-height="8.223cm"><text:p text:style-name="Drawing"><draw:frame text:anchor-type="paragraph" draw:z-index="89" draw:name="Shape54" draw:style-name="gr11" draw:text-style-name="P235" svg:width="11.216cm" svg:height="8.222cm" svg:x="0cm" svg:y="0cm"><draw:text-box><text:p text:style-name="P234"><text:span text:style-name="T97">package </text:span><text:span text:style-name="T98">guru.springframework.sfgdi.services</text:span><text:span text:style-name="T97">;</text:span><text:span text:style-name="T97"><text:line-break/></text:span><text:span text:style-name="T97"><text:line-break/></text:span><text:span text:style-name="T97">import </text:span><text:span text:style-name="T98">org.springframework.beans.factory.config.ConfigurableBeanFac</text:span><text:span text:style-name="T98">tory</text:span><text:span text:style-name="T97">;</text:span><text:span text:style-name="T97"><text:line-break/></text:span><text:span text:style-name="T97">import </text:span><text:span text:style-name="T98">org.springframework.context.annotation.</text:span><text:span text:style-name="T101">Scope</text:span><text:span text:style-name="T97">;</text:span><text:span text:style-name="T97"><text:line-break/></text:span><text:span text:style-name="T97">import </text:span><text:span text:style-name="T98">org.springframework.stereotype.</text:span><text:span text:style-name="T101">Component</text:span><text:span text:style-name="T97">;</text:span><text:span text:style-name="T97"><text:line-break/></text:span><text:span text:style-name="T101">@Scope</text:span><text:span text:style-name="T98">(ConfigurableBeanFactory.</text:span><text:span text:style-name="T103">SCOPE_PROTOTYPE</text:span><text:span text:style-name="T98">)</text:span><text:span text:style-name="T98"><text:line-break/></text:span><text:span text:style-name="T101">@Component</text:span><text:span text:style-name="T101"><text:line-break/></text:span><text:span text:style-name="T97">public class </text:span><text:span text:style-name="T98">PrototypeBean {</text:span><text:span text:style-name="T98"><text:line-break/></text:span><text:span text:style-name="T98"><text:line-break/></text:span><text:span text:style-name="T98"> <text:s text:c="3"/></text:span><text:span text:style-name="T97">public </text:span><text:span text:style-name="T102">PrototypeBean</text:span><text:span text:style-name="T98">() {</text:span><text:span text:style-name="T98"><text:line-break/></text:span><text:span text:style-name="T98"> <text:s text:c="7"/>System.</text:span><text:span text:style-name="T103">out</text:span><text:span text:style-name="T98">.println(</text:span><text:span text:style-name="T100">"Creating a Prototype Bean!!!"</text:span><text:span text:style-name="T98">)</text:span><text:span text:style-name="T97">;</text:span><text:span text:style-name="T97"><text:line-break/></text:span><text:span text:style-name="T97"> <text:s text:c="3"/></text:span><text:span text:style-name="T98">}</text:span><text:span text:style-name="T98"><text:line-break/></text:span><text:span text:style-name="T98"><text:line-break/></text:span><text:span text:style-name="T98"> <text:s text:c="3"/></text:span><text:span text:style-name="T97">public </text:span><text:span text:style-name="T98">String </text:span><text:span text:style-name="T102">getMyScope</text:span><text:span text:style-name="T98">(){</text:span><text:span text:style-name="T98"><text:line-break/></text:span><text:span text:style-name="T98"> <text:s text:c="7"/></text:span><text:span text:style-name="T97">return </text:span><text:span text:style-name="T100">"I'm a Prototype"</text:span><text:span text:style-name="T97">;</text:span><text:span text:style-name="T97"><text:line-break/></text:span><text:span text:style-name="T97"> <text:s text:c="3"/></text:span><text:span text:style-name="T98">}</text:span><text:span text:style-name="T98"><text:line-break/></text:span><text:span text:style-name="T98">}</text:span><text:span text:style-name="T98"><text:line-break/></text:span><text:span text:style-name="T98"> <text:s text:c="4"/></text:span></text:p></draw:text-box></draw:frame>Drawing <text:sequence text:ref-name="refDrawing21" text:name="Drawing" text:formula="ooow:Drawing+1" style:num-format="1">22</text:sequence>: guru.springframework.sfgdi.services.PrototypeBean.java</text:p></draw:text-box></draw:frame><text:s text:c="186"/></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00"><draw:frame draw:style-name="fr1" draw:name="Frame30" text:anchor-type="paragraph" svg:x="0.064cm" svg:y="0.397cm" svg:width="17.611cm" draw:z-index="90"><draw:text-box fo:min-height="9.846cm"><text:p text:style-name="Drawing"><draw:frame text:anchor-type="paragraph" draw:z-index="91" draw:name="Shape55" draw:style-name="gr10" draw:text-style-name="P236" svg:width="17.61cm" svg:height="9.845cm" svg:x="0cm" svg:y="0cm"><draw:text-box><text:p text:style-name="P234"><text:span text:style-name="T101">@SpringBootApplication</text:span><text:span text:style-name="T101"><text:line-break/></text:span><text:span text:style-name="T97">public class </text:span><text:span text:style-name="T98">SfgDiApplication {</text:span><text:span text:style-name="T98"><text:line-break/></text:span><text:span text:style-name="T98"><text:line-break/></text:span><text:span text:style-name="T98"><text:tab/></text:span><text:span text:style-name="T98"><text:tab/></text:span><text:span text:style-name="T97">public static void </text:span><text:span text:style-name="T102">main</text:span><text:span text:style-name="T98">(String[] args){</text:span></text:p><text:p text:style-name="P234"><text:span text:style-name="T98"><text:tab/></text:span><text:span text:style-name="T98"><text:tab/></text:span><text:span text:style-name="T98">..</text:span><text:span text:style-name="T98"><text:tab/></text:span></text:p><text:p text:style-name="P234"><text:span text:style-name="T98"><text:tab/></text:span><text:span text:style-name="T98"><text:tab/></text:span><text:span text:style-name="T98">..</text:span></text:p><text:p text:style-name="P234"><text:span text:style-name="T98"><text:tab/></text:span><text:span text:style-name="T98"><text:tab/></text:span><text:span text:style-name="T98"><text:tab/></text:span><text:span text:style-name="T98">System.</text:span><text:span text:style-name="T103">out</text:span><text:span text:style-name="T98">.println(</text:span><text:span text:style-name="T100">"---- Bean Scopes </text:span><text:span text:style-name="T100">---------"</text:span><text:span text:style-name="T98">)</text:span><text:span text:style-name="T97">;</text:span><text:span text:style-name="T97"><text:line-break/></text:span><text:span text:style-name="T97"><text:tab/></text:span><text:span text:style-name="T97"><text:tab/></text:span><text:span text:style-name="T97"><text:tab/></text:span><text:span text:style-name="T98">SingletonBean singletonBean1 = </text:span><text:span text:style-name="T98">ctx.getBean(SingletonBean.</text:span><text:span text:style-name="T97">class</text:span><text:span text:style-name="T98">)</text:span><text:span text:style-name="T97">;</text:span><text:span text:style-name="T97"><text:line-break/></text:span><text:span text:style-name="T97"><text:tab/></text:span><text:span text:style-name="T97"><text:tab/></text:span><text:span text:style-name="T97"><text:tab/></text:span><text:span text:style-name="T98">System.</text:span><text:span text:style-name="T103">out</text:span><text:span text:style-name="T98">.println(singletonBean1.getMyScope())</text:span><text:span text:style-name="T97">;</text:span><text:span text:style-name="T97"><text:line-break/></text:span><text:span text:style-name="T97"><text:tab/></text:span><text:span text:style-name="T97"><text:tab/></text:span><text:span text:style-name="T97"><text:tab/></text:span><text:span text:style-name="T98">SingletonBean singletonBean2 = </text:span><text:span text:style-name="T98">ctx.getBean(SingletonBean.</text:span><text:span text:style-name="T97">class</text:span><text:span text:style-name="T98">)</text:span><text:span text:style-name="T97">;</text:span><text:span text:style-name="T97"><text:line-break/></text:span><text:span text:style-name="T97"><text:tab/></text:span><text:span text:style-name="T97"><text:tab/></text:span><text:span text:style-name="T97"><text:tab/></text:span><text:span text:style-name="T98">System.</text:span><text:span text:style-name="T103">out</text:span><text:span text:style-name="T98">.println(singletonBean2.getMyScope())</text:span><text:span text:style-name="T97">;</text:span><text:span text:style-name="T97"><text:line-break/></text:span><text:span text:style-name="T97"><text:line-break/></text:span><text:span text:style-name="T97"><text:tab/></text:span><text:span text:style-name="T97"><text:tab/></text:span><text:span text:style-name="T97"><text:tab/></text:span><text:span text:style-name="T98">PrototypeBean prototypeBean1 = </text:span><text:span text:style-name="T98">ctx.getBean(PrototypeBean.</text:span><text:span text:style-name="T97">class</text:span><text:span text:style-name="T98">)</text:span><text:span text:style-name="T97">;</text:span><text:span text:style-name="T97"><text:line-break/></text:span><text:span text:style-name="T97"><text:tab/></text:span><text:span text:style-name="T97"><text:tab/></text:span><text:span text:style-name="T97"><text:tab/></text:span><text:span text:style-name="T98">System.</text:span><text:span text:style-name="T103">out</text:span><text:span text:style-name="T98">.println(prototypeBean1.getMyScope())</text:span><text:span text:style-name="T97">;</text:span><text:span text:style-name="T97"><text:line-break/></text:span><text:span text:style-name="T97"><text:tab/></text:span><text:span text:style-name="T97"><text:tab/></text:span><text:span text:style-name="T97"><text:tab/></text:span><text:span text:style-name="T98">PrototypeBean prototypeBean2 = </text:span><text:span text:style-name="T98">ctx.getBean(PrototypeBean.</text:span><text:span text:style-name="T97">class</text:span><text:span text:style-name="T98">)</text:span><text:span text:style-name="T97">;</text:span><text:span text:style-name="T97"><text:line-break/></text:span><text:span text:style-name="T97"><text:tab/></text:span><text:span text:style-name="T97"><text:tab/></text:span><text:span text:style-name="T97"><text:tab/></text:span><text:span text:style-name="T98">System.</text:span><text:span text:style-name="T103">out</text:span><text:span text:style-name="T98">.println(prototypeBean2.getMyScope())</text:span><text:span text:style-name="T97">;</text:span><text:span text:style-name="T97"><text:line-break/></text:span><text:span text:style-name="T97"><text:tab/></text:span><text:span text:style-name="T98">}</text:span><text:span text:style-name="T98"><text:line-break/></text:span><text:span text:style-name="T98"><text:line-break/></text:span><text:span text:style-name="T98">}</text:span></text:p></draw:text-box></draw:frame>Drawing <text:sequence text:ref-name="refDrawing22" text:name="Drawing" text:formula="ooow:Drawing+1" style:num-format="1">23</text:sequence>: guru.springframework.sfgdi.SfgDiApplication .java</text:p></draw:text-box></draw:frame><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a xlink:type="simple" xlink:href="https://github.com/roloje777/sfg-di/commit/fd3ab12435d93f65e27b4f911d1ed3667926b412" text:style-name="Internet_20_link" text:visited-style-name="Visited_20_Internet_20_Link">See differences</text:a></text:p>
      <text:p text:style-name="P14"/>
      <text:p text:style-name="P14"/>
      <text:h text:style-name="P173" text:outline-level="1"><text:bookmark-start text:name="Section 6"/>Section 6 External Properties with Spring Framework<text:bookmark-end text:name="Section 6"/></text:h>
      <text:p text:style-name="P137"/>
      <text:p text:style-name="P139"><text:a xlink:type="simple" xlink:href="../../../../Section6_SpringFRameworkConfiguration/ExternalPropertiesOverview.pdf" text:style-name="Internet_20_link" text:visited-style-name="Visited_20_Internet_20_Link"><text:span text:style-name="T92">Overview</text:span></text:a></text:p>
      <text:p text:style-name="P139"/>
      <text:p text:style-name="P139"><text:a xlink:type="simple" xlink:href="https://docs.spring.io/spring-boot/docs/2.4.3/reference/html/spring-boot-features.html#boot-features-external-config" text:style-name="Internet_20_link" text:visited-style-name="Visited_20_Internet_20_Link"><text:span text:style-name="T92">Spring Boot Documentation</text:span></text:a></text:p>
      <text:p text:style-name="P139"/>
      <text:p text:style-name="P134">Spring Boot lets you externalize your configuration so that you can work with the same application code in different environments. You can use a variety of external configuration sources, include Java properties files, YAML files, environment variables, and command-line arguments.</text:p>
      <text:p text:style-name="P138">* From Lowest to highest</text:p>
      <text:p text:style-name="P139"/>
      <text:list xml:id="list1021246211" text:style-name="L17">
        <text:list-item>
          <text:p text:style-name="P219">• Properties can be overridden depending on how they are defined</text:p>
        </text:list-item>
        <text:list-item>
          <text:p text:style-name="P219">• Gives you a lot of flexibility for deployments</text:p>
        </text:list-item>
        <text:list-item>
          <text:p text:style-name="P219">• Lowest are properties defined in JAR or war properties or YAML files</text:p>
        </text:list-item>
        <text:list-item>
          <text:p text:style-name="P219">• Next are external property files to JAR via file system</text:p>
        </text:list-item>
        <text:list-item>
          <text:p text:style-name="P219">• Higher are profile specific properties files (in jar, then external)</text:p>
        </text:list-item>
        <text:list-item>
          <text:p text:style-name="P219">• OS Environment variables</text:p>
        </text:list-item>
      </text:list>
      <text:p text:style-name="P139"/>
      <text:p text:style-name="P139"/>
      <text:p text:style-name="P138">* From Lowest to highest</text:p>
      <text:list xml:id="list1782724204" text:style-name="L18">
        <text:list-item>
          <text:p text:style-name="P220">• Java system properties</text:p>
        </text:list-item>
        <text:list-item>
          <text:p text:style-name="P220">• JNDI</text:p>
        </text:list-item>
        <text:list-item>
          <text:p text:style-name="P220">• SPRING_APPLICATION_JSON</text:p>
        </text:list-item>
        <text:list-item>
          <text:p text:style-name="P220">• Command Line Arguments</text:p>
        </text:list-item>
        <text:list-item>
          <text:p text:style-name="P220">• Test Properties (for testing)</text:p>
        </text:list-item>
      </text:list>
      <text:p text:style-name="P139"/>
      <text:p text:style-name="P112"/>
      <text:p text:style-name="P133">Config data files are considered in the following order:</text:p>
      <text:list xml:id="list98879814" text:style-name="L19">
        <text:list-item>
          <text:p text:style-name="P229"><text:a xlink:type="simple" xlink:href="https://docs.spring.io/spring-boot/docs/2.4.3/reference/html/spring-boot-features.html#boot-features-external-config-files" text:style-name="Internet_20_link" text:visited-style-name="Visited_20_Internet_20_Link"><text:span text:style-name="T12">Application properties</text:span></text:a><text:span text:style-name="T13"> packaged inside your jar (</text:span><text:span text:style-name="Source_20_Text"><text:span text:style-name="T18">application.properties</text:span></text:span><text:span text:style-name="T13"> and YAML variants).</text:span></text:p>
        </text:list-item>
        <text:list-item>
          <text:p text:style-name="P229"><text:a xlink:type="simple" xlink:href="https://docs.spring.io/spring-boot/docs/2.4.3/reference/html/spring-boot-features.html#boot-features-external-config-files-profile-specific" text:style-name="Internet_20_link" text:visited-style-name="Visited_20_Internet_20_Link"><text:span text:style-name="T12">Profile-specific application properties</text:span></text:a><text:span text:style-name="T13"> packaged inside your jar (</text:span><text:span text:style-name="Source_20_Text"><text:span text:style-name="T18">application-{profile}.properties</text:span></text:span><text:span text:style-name="T13"> and YAML variants).</text:span></text:p>
        </text:list-item>
        <text:list-item>
          <text:p text:style-name="P229"><text:a xlink:type="simple" xlink:href="https://docs.spring.io/spring-boot/docs/2.4.3/reference/html/spring-boot-features.html#boot-features-external-config-files" text:style-name="Internet_20_link" text:visited-style-name="Visited_20_Internet_20_Link"><text:span text:style-name="T12">Application properties</text:span></text:a><text:span text:style-name="T13"> outside of your packaged jar (</text:span><text:span text:style-name="Source_20_Text"><text:span text:style-name="T18">application.properties</text:span></text:span><text:span text:style-name="T13"> and YAML variants).</text:span></text:p>
        </text:list-item>
        <text:list-item>
          <text:p text:style-name="P229"><text:a xlink:type="simple" xlink:href="https://docs.spring.io/spring-boot/docs/2.4.3/reference/html/spring-boot-features.html#boot-features-external-config-files-profile-specific" text:style-name="Internet_20_link" text:visited-style-name="Visited_20_Internet_20_Link"><text:span text:style-name="T12">Profile-specific application properties</text:span></text:a><text:span text:style-name="T13"> outside of your packaged jar (</text:span><text:span text:style-name="Source_20_Text"><text:span text:style-name="T18">application-{profile}.properties</text:span></text:span><text:span text:style-name="T13"> and YAML variants).</text:span></text:p>
        </text:list-item>
      </text:list>
      <text:p text:style-name="P169"><text:span text:style-name="T13">To provide a concrete example, suppose you develop a </text:span><text:span text:style-name="Source_20_Text"><text:span text:style-name="T18">@Component</text:span></text:span><text:span text:style-name="T13"> that uses a </text:span><text:span text:style-name="Source_20_Text"><text:span text:style-name="T18">name</text:span></text:span><text:span text:style-name="T13"> property, as shown in the following example:</text:span></text:p>
      <text:p text:style-name="P170"><text:span text:style-name="Source_20_Text"><text:span text:style-name="T21">import</text:span></text:span><text:span text:style-name="Source_20_Text"><text:span text:style-name="T22"> org.springframework.stereotype.*;</text:span></text:span></text:p>
      <text:p text:style-name="P171"><text:span text:style-name="Source_20_Text"><text:span text:style-name="T21">import</text:span></text:span><text:span text:style-name="Source_20_Text"><text:span text:style-name="T22"> org.springframework.beans.factory.annotation.*;</text:span></text:span></text:p>
      <text:p text:style-name="P171"/>
      <text:p text:style-name="P171"><text:span text:style-name="Source_20_Text"><text:span text:style-name="T24">@Component</text:span></text:span></text:p>
      <text:p text:style-name="P171"><text:span text:style-name="Source_20_Text"><text:span text:style-name="T21">public</text:span></text:span><text:span text:style-name="Source_20_Text"><text:span text:style-name="T22"> </text:span></text:span><text:span text:style-name="Source_20_Text"><text:span text:style-name="T21">class</text:span></text:span><text:span text:style-name="Source_20_Text"><text:span text:style-name="T22"> </text:span></text:span><text:span text:style-name="Source_20_Text"><text:span text:style-name="T25">MyBean</text:span></text:span><text:span text:style-name="Source_20_Text"><text:span text:style-name="T22"> {</text:span></text:span></text:p>
      <text:p text:style-name="P171"/>
      <text:p text:style-name="P171"><text:span text:style-name="Source_20_Text"><text:span text:style-name="T23"><text:s text:c="4"/></text:span></text:span><text:span text:style-name="Source_20_Text"><text:span text:style-name="T24">@Value("${name}")</text:span></text:span></text:p>
      <text:p text:style-name="P171"><text:span text:style-name="Source_20_Text"><text:span text:style-name="T23"><text:s text:c="4"/></text:span></text:span><text:span text:style-name="Source_20_Text"><text:span text:style-name="T21">private</text:span></text:span><text:span text:style-name="Source_20_Text"><text:span text:style-name="T22"> String name;</text:span></text:span></text:p>
      <text:p text:style-name="P171"/>
      <text:p text:style-name="P171"><text:span text:style-name="Source_20_Text"><text:span text:style-name="T23"><text:s text:c="4"/></text:span></text:span><text:span text:style-name="Source_20_Text"><text:span text:style-name="T26">// ...</text:span></text:span></text:p>
      <text:p text:style-name="P171"/>
      <text:p text:style-name="P171"><text:span text:style-name="Source_20_Text"><text:span text:style-name="T22">}</text:span></text:span></text:p>
      <text:p text:style-name="P169"><text:span text:style-name="T13">On your application classpath (for example, inside your jar) you can have an </text:span><text:span text:style-name="Source_20_Text"><text:span text:style-name="T18">application.properties</text:span></text:span><text:span text:style-name="T13"> file that provides a sensible default property value for </text:span><text:span text:style-name="Source_20_Text"><text:span text:style-name="T18">name</text:span></text:span><text:span text:style-name="T13">. When running in a new environment, an </text:span><text:span text:style-name="Source_20_Text"><text:span text:style-name="T18">application.properties</text:span></text:span><text:span text:style-name="T13"> file can be provided outside of your jar that overrides the </text:span><text:span text:style-name="Source_20_Text"><text:span text:style-name="T18">name</text:span></text:span><text:span text:style-name="T13">. For one-off testing, you can launch with a specific command line switch (for example, </text:span><text:span text:style-name="Source_20_Text"><text:span text:style-name="T18">java -jar app.jar –name="Spring"</text:span></text:span><text:span text:style-name="T13">).</text:span></text:p>
      <text:p text:style-name="P167"/>
      <text:p text:style-name="P169"><text:span text:style-name="T13">*</text:span><text:span text:style-name="T14">note from</text:span><text:span text:style-name="T15"> </text:span><text:a xlink:type="simple" xlink:href="https://docs.spring.io/spring-boot/docs/2.4.3/reference/html/spring-boot-features.html#boot-features-external-config" text:style-name="Internet_20_link" text:visited-style-name="Visited_20_Internet_20_Link"><text:span text:style-name="T27">Spring Boot Documentation</text:span></text:a></text:p>
      <text:p text:style-name="P139"/>
      <text:p text:style-name="P111">Lesson 88 Using Properties Source</text:p>
      <text:p text:style-name="P139"/>
      <text:p text:style-name="P139"><text:a xlink:type="simple" xlink:href="https://github.com/roloje777/sfg-di/tree/property-source" text:style-name="Internet_20_link" text:visited-style-name="Visited_20_Internet_20_Link"><text:span text:style-name="T93">branch - property-source</text:span></text:a></text:p>
      <text:p text:style-name="P136">And again, just to reiterate, you're going to be needing to set external properties as your application</text:p>
      <text:p text:style-name="P166">evolves through different environments.</text:p>
      <text:p text:style-name="P166">So, for example, you'll have a database and we'll use this example here.</text:p>
      <text:p text:style-name="P166">You might have a database.</text:p>
      <text:p text:style-name="P166">So you need username, password, connect URL to get to the database for establishing a JDBC connection.</text:p>
      <text:p text:style-name="P166">And that database is going to be different in a test environment, UAT environment, or a production</text:p>
      <text:p text:style-name="P166">environment.</text:p>
      <text:p text:style-name="P166">So these are all going to be different things that we need to account for.</text:p>
      <text:p text:style-name="P166">And what we want to do is take those properties, externalize them and have the Spring Framework</text:p>
      <text:p text:style-name="P166">inject them at runtime.</text:p>
      <text:p text:style-name="P166"/>
      <text:p text:style-name="P139"><text:a xlink:type="simple" xlink:href="https://github.com/roloje777/sfg-di/commit/f6084e29b74c61e2f639daa5a1e35bd8b1255ad0" text:style-name="Internet_20_link" text:visited-style-name="Visited_20_Internet_20_Link"><text:span text:style-name="T61">See changes here</text:span></text:a></text:p>
      <text:p text:style-name="P140"/>
      <text:p text:style-name="P124">Lesson 89 Environment Variables and Commmand Line Arguments</text:p>
      <text:p text:style-name="P124"/>
      <text:p text:style-name="P135">Spring Boot lets you externalize your configuration so that you can work with the same application code in different environments. You can use a variety of external configuration sources, include Java properties files, YAML files, environment variables, and command-line arguments.</text:p>
      <text:p text:style-name="P142"/>
      <text:p text:style-name="P141"><text:span text:style-name="T16">By default, </text:span><text:span text:style-name="Source_20_Text"><text:span text:style-name="T19">SpringApplication</text:span></text:span><text:span text:style-name="T16"> converts any command line option arguments (that is, arguments starting with </text:span><text:span text:style-name="Source_20_Text"><text:span text:style-name="T19">--</text:span></text:span><text:span text:style-name="T16">, such as </text:span><text:span text:style-name="Source_20_Text"><text:span text:style-name="T19">--server.port=9000</text:span></text:span><text:span text:style-name="T16">) to a </text:span><text:span text:style-name="Source_20_Text"><text:span text:style-name="T19">property</text:span></text:span><text:span text:style-name="T16"> and adds them to the Spring </text:span><text:span text:style-name="Source_20_Text"><text:span text:style-name="T19">Environment</text:span></text:span><text:span text:style-name="T16">. As mentioned previously, command line properties always take precedence over file based property sources.</text:span></text:p>
      <text:p text:style-name="P168"><text:span text:style-name="T17">If you do not want command line properties to be added to the </text:span><text:span text:style-name="Source_20_Text"><text:span text:style-name="T20">Environment</text:span></text:span><text:span text:style-name="T17">, you can disable them by using </text:span><text:span text:style-name="Source_20_Text"><text:span text:style-name="T20">SpringApplication.setAddCommandLineProperties(false)</text:span></text:span><text:span text:style-name="T17">.</text:span></text:p>
      <text:p text:style-name="P141"/>
      <text:p text:style-name="P141"><draw:frame draw:style-name="fr1" draw:name="Frame31" text:anchor-type="paragraph" svg:x="0.166cm" svg:y="0.161cm" svg:width="8.19cm" draw:z-index="92"><draw:text-box fo:min-height="3.198cm"><text:p text:style-name="Drawing"><draw:frame text:anchor-type="paragraph" draw:z-index="93" draw:name="Shape56" draw:style-name="gr9" draw:text-style-name="P235" svg:width="8.189cm" svg:height="3.94cm" svg:x="0cm" svg:y="0cm"><draw:text-box><text:p text:style-name="P234"><text:span text:style-name="T97">guru.username</text:span><text:span text:style-name="T99">=</text:span><text:span text:style-name="T100">superuser</text:span><text:span text:style-name="T100"><text:line-break/></text:span><text:span text:style-name="T97">guru.password</text:span><text:span text:style-name="T99">=</text:span><text:span text:style-name="T100">dbPassword</text:span><text:span text:style-name="T100"><text:line-break/></text:span><text:span text:style-name="T97">guru.jdbcurl</text:span><text:span text:style-name="T99">=</text:span><text:span text:style-name="T100">someUrlforDB</text:span></text:p></draw:text-box></draw:frame>Drawing <text:sequence text:ref-name="refDrawing23" text:name="Drawing" text:formula="ooow:Drawing+1" style:num-format="1">24</text:sequence>: ./resources/datasource.properties</text:p></draw:text-box></draw:frame><text:s text:c="2"/></text:p>
      <text:p text:style-name="P141"/>
      <text:p text:style-name="P141"/>
      <text:p text:style-name="P141"/>
      <text:p text:style-name="P141"/>
      <text:p text:style-name="P141"/>
      <text:p text:style-name="P141"/>
      <text:p text:style-name="P141"/>
      <text:p text:style-name="P141">setting in IntelliJ → frun → edit configuration</text:p>
      <text:list xml:id="list2691071779" text:style-name="L20">
        <text:list-item>
          <text:p text:style-name="P221">Environment variables <text:span text:style-name="T94">to GURU_USERNAME=UserFromEnv</text:span></text:p>
          <text:p text:style-name="P221"/>
        </text:list-item>
      </text:list>
      <text:p text:style-name="P143"/>
      <text:p text:style-name="P143"/>
      <text:p text:style-name="P143"/>
      <text:p text:style-name="P143"/>
      <text:p text:style-name="P143"><text:soft-page-break/></text:p>
      <text:p text:style-name="P143"/>
      <text:p text:style-name="P143"><draw:frame draw:style-name="fr5" draw:name="Image8" text:anchor-type="char" svg:width="17cm" svg:height="12.995cm" draw:z-index="94"><draw:image xlink:href="Pictures/10000201000002C900000221A4A8ACFD6288605C.png" xlink:type="simple" xlink:show="embed" xlink:actuate="onLoad" loext:mime-type="image/png"/></draw:frame><text:s text:c="13"/></text:p>
      <text:p text:style-name="P144">output</text:p>
      <text:p text:style-name="P144">&gt;…</text:p>
      <text:p text:style-name="P144">I'm a Prototype</text:p>
      <text:p text:style-name="P144">UserFromEnv</text:p>
      <text:p text:style-name="P144">dbPassword</text:p>
      <text:p text:style-name="P144">someUrlforDB</text:p>
      <text:p text:style-name="P144">..</text:p>
      <text:p text:style-name="P144"/>
      <text:p text:style-name="P144"/>
      <text:list xml:id="list1356568712" text:style-name="L21">
        <text:list-item>
          <text:p text:style-name="P230">Setting CommandLine args to </text:p>
          <text:list>
            <text:list-header>
              <text:p text:style-name="P222">--guru.password=passwordFromCmdLine --guru.username="userNameFromCmdLine</text:p>
            </text:list-header>
          </text:list>
        </text:list-item>
      </text:list>
      <text:p text:style-name="P144"/>
      <text:p text:style-name="P144"><text:tab/>run→ edit configuration</text:p>
      <text:p text:style-name="P144"><draw:frame draw:style-name="fr4" draw:name="Image9" text:anchor-type="char" svg:width="17cm" svg:height="13.238cm" draw:z-index="95"><draw:image xlink:href="Pictures/10000201000002DC0000023AC8547BF71CABED4F.png" xlink:type="simple" xlink:show="embed" xlink:actuate="onLoad" loext:mime-type="image/png"/></draw:frame></text:p>
      <text:p text:style-name="P144"/>
      <text:p text:style-name="P144">output is</text:p>
      <text:p text:style-name="P144">&gt;…</text:p>
      <text:p text:style-name="P144">I'm a Prototype</text:p>
      <text:p text:style-name="P144">userNameFromCmdLine</text:p>
      <text:p text:style-name="P144">passwordFromCmdLine</text:p>
      <text:p text:style-name="P144">someUrlforDB</text:p>
      <text:p text:style-name="P144">..</text:p>
      <text:p text:style-name="P144"/>
      <text:p text:style-name="P113">Lesson 90 Spring Boot Application Properties</text:p>
      <text:p text:style-name="P151"/>
      <text:p text:style-name="P152"><text:a xlink:type="simple" xlink:href="https://github.com/roloje777/sfg-di/tree/application-properties" text:style-name="Internet_20_link" text:visited-style-name="Visited_20_Internet_20_Link">branch application-properties</text:a></text:p>
      <text:p text:style-name="P145">The previous two lessons we used Spring Framework to set the applications properties etc.</text:p>
      <text:p text:style-name="P145">Now we are going to use Spring Boot to manage the applications properties.</text:p>
      <text:p text:style-name="P150">We cab see Spring Boot as a Wrapper that wraps Spring and makes thisg easier to use.</text:p>
      <text:p text:style-name="P150"/>
      <text:p text:style-name="P153">I edit the application.properties file</text:p>
      <text:p text:style-name="P153">delete the datasource.properties file</text:p>
      <text:p text:style-name="P157"><text:span text:style-name="T54">and remove the anotation </text:span><text:span text:style-name="T10">@PropertySource("classpath:datasource.properties") </text:span></text:p>
      <text:p text:style-name="P157"><text:span text:style-name="T11">from </text:span><text:span text:style-name="T10"><text:line-break/>src/main/java/guru/springframework/sfgdi/config/GreetingServiceConfig.java</text:span></text:p>
      <text:p text:style-name="P155">I also made sure that the environment variables and Coomand lione args , set in the previous lesson was removed.</text:p>
      <text:p text:style-name="P145">Outputs</text:p>
      <text:p text:style-name="P145">&gt;…</text:p>
      <text:p text:style-name="P145">I'm a Prototype</text:p>
      <text:p text:style-name="P145">userNameFromCmdLine</text:p>
      <text:p text:style-name="P145">passwordFromCmdLine</text:p>
      <text:p text:style-name="P145">someUrlforDB\</text:p>
      <text:p text:style-name="P145">…</text:p>
      <text:p text:style-name="P146"><text:a xlink:type="simple" xlink:href="https://github.com/roloje777/sfg-di/commit/38ccd962b545b1f206a4c5974d5c3873c1529b2d" text:style-name="Internet_20_link" text:visited-style-name="Visited_20_Internet_20_Link">See changes here</text:a></text:p>
      <text:p text:style-name="P145"/>
      <text:p text:style-name="P155"/>
      <text:p text:style-name="P114">Lesson 91 Spring Boot Profile Application Properties</text:p>
      <text:p text:style-name="P128"/>
      <text:p text:style-name="P158"><text:a xlink:type="simple" xlink:href="https://github.com/roloje777/sfg-di" office:name="application-profile-properties" text:style-name="Internet_20_link" text:visited-style-name="Visited_20_Internet_20_Link"><text:s/></text:a><text:a xlink:type="simple" xlink:href="https://github.com/roloje777/sfg-di/tree/application-profile-properties" office:name="application-profile-properties" text:style-name="Internet_20_link" text:visited-style-name="Visited_20_Internet_20_Link">Branch - application-profile-properties</text:a></text:p>
      <text:p text:style-name="P128"/>
      <text:p text:style-name="P125">Say you in a Sftware development company and there are diffenet development profiles.</text:p>
      <text:p text:style-name="P125">Let’s say a DEV profile and a QA profile. <text:a xlink:type="simple" xlink:href="https://blog.logrocket.com/product-management/what-is-quality-assurance-qa-software-development/" text:style-name="Internet_20_link" text:visited-style-name="Visited_20_Internet_20_Link">See more on QA here</text:a></text:p>
      <text:p text:style-name="P125">We what to set up out project to allow different profiles.</text:p>
      <text:p text:style-name="P125">At the moment we have one profile, namely the application.properties when the application level.</text:p>
      <text:p text:style-name="P125"><draw:frame draw:style-name="fr1" draw:name="Frame32" text:anchor-type="paragraph" svg:x="0.048cm" svg:y="0.254cm" svg:width="11.762cm" draw:z-index="96"><draw:text-box fo:min-height="2.369cm"><text:p text:style-name="Drawing"><draw:frame text:anchor-type="paragraph" draw:z-index="97" draw:name="Shape57" draw:style-name="gr8" draw:text-style-name="P235" svg:width="11.761cm" svg:height="2.368cm" svg:x="0cm" svg:y="0cm"><draw:text-box><text:p text:style-name="P234"><text:span text:style-name="T97">spring.profiles.active</text:span><text:span text:style-name="T99">=</text:span><text:span text:style-name="T100">dog,EN</text:span><text:span text:style-name="T100"><text:line-break/></text:span><text:span text:style-name="T97">guru.username</text:span><text:span text:style-name="T99">=</text:span><text:span text:style-name="T100">superuser</text:span><text:span text:style-name="T100"><text:line-break/></text:span><text:span text:style-name="T97">guru.password</text:span><text:span text:style-name="T99">=</text:span><text:span text:style-name="T100">dbPassword</text:span><text:span text:style-name="T100"><text:line-break/></text:span><text:span text:style-name="T97">guru.jdbcurl</text:span><text:span text:style-name="T99">=</text:span><text:span text:style-name="T100">someUrlforDB</text:span></text:p></draw:text-box></draw:frame>Drawing <text:sequence text:ref-name="refDrawing24" text:name="Drawing" text:formula="ooow:Drawing+1" style:num-format="1">25</text:sequence>: application.properties</text:p></draw:text-box></draw:frame></text:p>
      <text:p text:style-name="P125"/>
      <text:p text:style-name="P125"/>
      <text:p text:style-name="P125"/>
      <text:p text:style-name="P127"/>
      <text:p text:style-name="P127"/>
      <text:p text:style-name="P127">Note that these can be overritten by setting the properties at the environment level of commond line level.</text:p>
      <text:p text:style-name="P127"/>
      <text:list xml:id="list2167321409" text:style-name="L22">
        <text:list-item>
          <text:p text:style-name="P224">We CREATE A PROPERTIES FILE FO EACH</text:p>
          <text:list>
            <text:list-item>
              <text:p text:style-name="P224">note the naming convension</text:p>
              <text:p text:style-name="P225"><text:span text:style-name="T71">application</text:span><text:span text:style-name="T96">-profile</text:span><text:span text:style-name="T95">.properties</text:span></text:p>
              <text:p text:style-name="P223">application-dev.properties</text:p>
            </text:list-item>
            <text:list-item>
              <text:p text:style-name="P223">application.qa.propeties</text:p>
            </text:list-item>
          </text:list>
        </text:list-item>
      </text:list>
      <text:p text:style-name="P149"/>
      <text:p text:style-name="P149"/>
      <text:p text:style-name="P149"><draw:frame draw:style-name="fr1" draw:name="Frame33" text:anchor-type="paragraph" svg:x="0.254cm" svg:y="-0.233cm" svg:width="9.439cm" draw:z-index="98"><draw:text-box fo:min-height="1.711cm"><text:p text:style-name="Drawing"><draw:frame text:anchor-type="paragraph" draw:z-index="99" draw:name="Shape58" draw:style-name="gr7" draw:text-style-name="P236" svg:width="9.438cm" svg:height="1.71cm" svg:x="0cm" svg:y="0cm"><draw:text-box><text:p text:style-name="P234"><text:span text:style-name="T97">guru.username</text:span><text:span text:style-name="T99">=</text:span><text:span text:style-name="T100">DevDBUser</text:span><text:span text:style-name="T100"><text:line-break/></text:span><text:span text:style-name="T97">guru.password</text:span><text:span text:style-name="T99">=</text:span><text:span text:style-name="T100">DevPassword</text:span><text:span text:style-name="T100"><text:line-break/></text:span><text:span text:style-name="T97">guru.jdbcurl</text:span><text:span text:style-name="T99">=</text:span><text:span text:style-name="T100">DevURL</text:span></text:p></draw:text-box></draw:frame>Drawing <text:sequence text:ref-name="refDrawing25" text:name="Drawing" text:formula="ooow:Drawing+1" style:num-format="1">26</text:sequence>: application-dev.properties</text:p></draw:text-box></draw:frame></text:p>
      <text:p text:style-name="P149"/>
      <text:p text:style-name="P145"/>
      <text:p text:style-name="P145"/>
      <text:p text:style-name="P145"><draw:frame draw:style-name="fr1" draw:name="Frame34" text:anchor-type="paragraph" svg:x="0.048cm" svg:y="0.496cm" svg:width="10.086cm" draw:z-index="100"><draw:text-box fo:min-height="3.325cm"><text:p text:style-name="Drawing"><draw:frame text:anchor-type="paragraph" draw:z-index="101" draw:name="Shape59" draw:style-name="gr6" draw:text-style-name="P235" svg:width="10.085cm" svg:height="3.324cm" svg:x="0cm" svg:y="0cm"><draw:text-box><text:p text:style-name="P234"><text:span text:style-name="T97">guru.username</text:span><text:span text:style-name="T99">=</text:span><text:span text:style-name="T100">QADBUser</text:span><text:span text:style-name="T100"><text:line-break/></text:span><text:span text:style-name="T97">guru.password</text:span><text:span text:style-name="T99">=</text:span><text:span text:style-name="T100">QAPassword</text:span><text:span text:style-name="T100"><text:line-break/></text:span><text:span text:style-name="T97">guru.jdbcurl</text:span><text:span text:style-name="T99">=</text:span><text:span text:style-name="T100">URLforQADB</text:span></text:p></draw:text-box></draw:frame>Drawing <text:sequence text:ref-name="refDrawing26" text:name="Drawing" text:formula="ooow:Drawing+1" style:num-format="1">27</text:sequence>: application-qa.properties</text:p></draw:text-box></draw:frame></text:p>
      <text:p text:style-name="P145"/>
      <text:p text:style-name="P145"><text:s text:c="2"/></text:p>
      <text:p text:style-name="P145"/>
      <text:p text:style-name="P145"/>
      <text:p text:style-name="P145"/>
      <text:p text:style-name="P145"/>
      <text:p text:style-name="P145"/>
      <text:p text:style-name="P145"/>
      <text:list xml:id="list3370408368" text:style-name="L23">
        <text:list-item>
          <text:p text:style-name="P231">Next we we set up the applications propeties to use the different properties, namely DEV or QA and run the app.</text:p>
          <text:list>
            <text:list-item>
              <text:p text:style-name="P226">Note one should not use both properties at the same time as there is no garantee which would be used.</text:p>
            </text:list-item>
            <text:list-item>
              <text:p text:style-name="P226">Make sure that the env and command line is not set.</text:p>
            </text:list-item>
          </text:list>
        </text:list-item>
      </text:list>
      <text:p text:style-name="P156"/>
      <text:p text:style-name="P156"/>
      <text:p text:style-name="P156"><text:s text:c="16"/></text:p>
      <text:p text:style-name="P156"><draw:frame draw:style-name="fr4" draw:name="Image10" text:anchor-type="char" svg:width="17cm" svg:height="10.379cm" draw:z-index="102"><draw:image xlink:href="Pictures/10000201000004100000027BCE193EC30AA35FBC.png" xlink:type="simple" xlink:show="embed" xlink:actuate="onLoad" loext:mime-type="image/png"/></draw:frame><text:s text:c="11"/></text:p>
      <text:p text:style-name="P156"/>
      <text:p text:style-name="P126">First run</text:p>
      <text:p text:style-name="P126"><draw:frame draw:style-name="fr1" draw:name="Frame35" text:anchor-type="paragraph" svg:x="0.24cm" svg:y="0.554cm" svg:width="10.012cm" draw:z-index="103"><draw:text-box fo:min-height="3.119cm"><text:p text:style-name="Drawing"><draw:frame text:anchor-type="paragraph" draw:z-index="104" draw:name="Shape60" draw:style-name="gr5" draw:text-style-name="P235" svg:width="10.011cm" svg:height="3.118cm" svg:x="0cm" svg:y="0cm"><draw:text-box><text:p text:style-name="P234"><text:span text:style-name="T97">spring.profiles.active</text:span><text:span text:style-name="T99">=</text:span><text:span text:style-name="T100">dog,EN</text:span><text:span text:style-name="T100"><text:line-break/></text:span><text:span text:style-name="T97">guru.username</text:span><text:span text:style-name="T99">=</text:span><text:span text:style-name="T100">superuser</text:span><text:span text:style-name="T100"><text:line-break/></text:span><text:span text:style-name="T97">guru.password</text:span><text:span text:style-name="T99">=</text:span><text:span text:style-name="T100">dbPassword</text:span><text:span text:style-name="T100"><text:line-break/></text:span><text:span text:style-name="T97">guru.jdbcurl</text:span><text:span text:style-name="T99">=</text:span><text:span text:style-name="T100">someUrlforDB</text:span></text:p></draw:text-box></draw:frame>Drawing <text:sequence text:ref-name="refDrawing27" text:name="Drawing" text:formula="ooow:Drawing+1" style:num-format="1">28</text:sequence>: application.properties</text:p></draw:text-box></draw:frame></text:p>
      <text:p text:style-name="P126"/>
      <text:p text:style-name="P156"/>
      <text:p text:style-name="P156"><text:s text:c="2"/></text:p>
      <text:p text:style-name="P156"/>
      <text:p text:style-name="P156"/>
      <text:p text:style-name="P156"/>
      <text:p text:style-name="P147">&gt;I'm a Prototype</text:p>
      <text:p text:style-name="P147">superuser</text:p>
      <text:p text:style-name="P147">dbPassword</text:p>
      <text:p text:style-name="P147">someUrlforDB</text:p>
      <text:p text:style-name="P156"/>
      <text:p text:style-name="P147"><text:soft-page-break/>Second Run – Using DEV </text:p>
      <text:p text:style-name="P156"><draw:frame draw:style-name="fr1" draw:name="Frame36" text:anchor-type="paragraph" svg:x="0.064cm" svg:y="0.538cm" svg:width="10.481cm" draw:z-index="105"><draw:text-box fo:min-height="3.882cm"><text:p text:style-name="Drawing"><draw:frame text:anchor-type="paragraph" draw:z-index="106" draw:name="Shape61" draw:style-name="gr4" draw:text-style-name="P235" svg:width="10.48cm" svg:height="3.881cm" svg:x="0cm" svg:y="0cm"><draw:text-box><text:p text:style-name="P234"><text:span text:style-name="T99">#spring.profiles.active=dog,EN</text:span><text:span text:style-name="T99"><text:line-break/></text:span><text:span text:style-name="T97">spring.profiles.active</text:span><text:span text:style-name="T99">=</text:span><text:span text:style-name="T100">dog,EN,dev</text:span><text:span text:style-name="T100"><text:line-break/></text:span><text:span text:style-name="T97">guru.username</text:span><text:span text:style-name="T99">=</text:span><text:span text:style-name="T100">superuser</text:span><text:span text:style-name="T100"><text:line-break/></text:span><text:span text:style-name="T97">guru.password</text:span><text:span text:style-name="T99">=</text:span><text:span text:style-name="T100">dbPassword</text:span><text:span text:style-name="T100"><text:line-break/></text:span><text:span text:style-name="T97">guru.jdbcurl</text:span><text:span text:style-name="T99">=</text:span><text:span text:style-name="T100">someUrlforDB</text:span></text:p></draw:text-box></draw:frame>Drawing <text:sequence text:ref-name="refDrawing28" text:name="Drawing" text:formula="ooow:Drawing+1" style:num-format="1">29</text:sequence>: application.properties</text:p></draw:text-box></draw:frame><text:s text:c="2"/></text:p>
      <text:p text:style-name="P156"/>
      <text:p text:style-name="P156"/>
      <text:p text:style-name="P156"/>
      <text:p text:style-name="P156"/>
      <text:p text:style-name="P156"/>
      <text:p text:style-name="P156"/>
      <text:p text:style-name="P156"/>
      <text:p text:style-name="P156"/>
      <text:p text:style-name="P148">&gt;DevDBUser</text:p>
      <text:p text:style-name="P148">DevPassword</text:p>
      <text:p text:style-name="P148">DevURL</text:p>
      <text:p text:style-name="P148"/>
      <text:p text:style-name="P148"/>
      <text:p text:style-name="P148">Third run – using QA profile</text:p>
      <text:p text:style-name="P148"><draw:frame draw:style-name="fr1" draw:name="Frame37" text:anchor-type="paragraph" svg:x="0.136cm" svg:y="0.582cm" svg:width="9.513cm" draw:z-index="107"><draw:text-box fo:min-height="4.147cm"><text:p text:style-name="Drawing"><draw:frame text:anchor-type="paragraph" draw:z-index="108" draw:name="Shape62" draw:style-name="gr3" draw:text-style-name="P235" svg:width="9.512cm" svg:height="4.146cm" svg:x="0cm" svg:y="0cm"><draw:text-box><text:p text:style-name="P234"><text:span text:style-name="T99">#spring.profiles.active=dog,EN</text:span><text:span text:style-name="T99"><text:line-break/></text:span><text:span text:style-name="T99">#spring.profiles.active=dog,EN,dev</text:span><text:span text:style-name="T99"><text:line-break/></text:span><text:span text:style-name="T97">spring.profiles.active</text:span><text:span text:style-name="T99">=</text:span><text:span text:style-name="T100">dog,EN,qa</text:span><text:span text:style-name="T100"><text:line-break/></text:span><text:span text:style-name="T97">guru.username</text:span><text:span text:style-name="T99">=</text:span><text:span text:style-name="T100">superuser</text:span><text:span text:style-name="T100"><text:line-break/></text:span><text:span text:style-name="T97">guru.password</text:span><text:span text:style-name="T99">=</text:span><text:span text:style-name="T100">dbPassword</text:span><text:span text:style-name="T100"><text:line-break/></text:span><text:span text:style-name="T97">guru.jdbcurl</text:span><text:span text:style-name="T99">=</text:span><text:span text:style-name="T100">someUrlforDB</text:span></text:p></draw:text-box></draw:frame>Drawing <text:sequence text:ref-name="refDrawing29" text:name="Drawing" text:formula="ooow:Drawing+1" style:num-format="1">30</text:sequence>: application.properties</text:p></draw:text-box></draw:frame><text:s text:c="10"/></text:p>
      <text:p text:style-name="P148"/>
      <text:p text:style-name="P148"/>
      <text:p text:style-name="P148"/>
      <text:p text:style-name="P148"/>
      <text:p text:style-name="P148"/>
      <text:p text:style-name="P148"/>
      <text:p text:style-name="P148"/>
      <text:p text:style-name="P148"/>
      <text:p text:style-name="P148">&gt;QADBUser</text:p>
      <text:p text:style-name="P148">QAPassword</text:p>
      <text:p text:style-name="P148">URLforQADB</text:p>
      <text:p text:style-name="P148"/>
      <text:p text:style-name="P154">Don’t do this</text:p>
      <text:p text:style-name="P207">spring.profiles.active=dog,EN,qa,dev</text:p>
      <text:p text:style-name="P90"/>
      <text:p text:style-name="P148"/>
      <text:p text:style-name="P227"><text:a xlink:type="simple" xlink:href="https://github.com/roloje777/sfg-di/commit/56df671f4126c0188b334211d06fdf3a7baca11f" text:style-name="Internet_20_link" text:visited-style-name="Visited_20_Internet_20_Link"><text:span text:style-name="T60">see changes here</text:span></text:a></text:p>
      <text:p text:style-name="P227"><text:span text:style-name="T60"/></text:p>
      <text:p text:style-name="P227"><text:span text:style-name="T60"/></text:p>
      <text:p text:style-name="P216">Lesson 92 – Spring Boot Application.yml</text:p>
      <text:p text:style-name="P201"/>
      <text:p text:style-name="P213"><text:a xlink:type="simple" xlink:href="https://github.com/roloje777/sfg-di/tree/application-yml" text:style-name="Internet_20_link" text:visited-style-name="Visited_20_Internet_20_Link"><text:span text:style-name="T63">Branch - application-yml</text:span></text:a></text:p>
      <text:p text:style-name="P201"/>
      <text:p text:style-name="P213"><text:a xlink:type="simple" xlink:href="https://www.cloudbees.com/blog/yaml-tutorial-everything-you-need-get-started" text:style-name="Internet_20_link" text:visited-style-name="Visited_20_Internet_20_Link"><text:span text:style-name="T62">YAML -Tutorial</text:span></text:a></text:p>
      <text:p text:style-name="P213"><text:span text:style-name="T62"/></text:p>
      <text:p text:style-name="P213"><text:span text:style-name="T64">“</text:span><text:span text:style-name="T35">YAML Ain't Markup Language (</text:span><text:a xlink:type="simple" xlink:href="http://yaml.org/" office:target-frame-name="_blank" xlink:show="new" text:style-name="Internet_20_link" text:visited-style-name="Visited_20_Internet_20_Link"><text:span text:style-name="T36">YAML</text:span></text:a><text:span text:style-name="T35">) is a serialization language that has steadily increased in popularity over the last few years. It's often used as a format for configuration files, but its object serialization abilities make it a viable replacement for languages like JSON. This YAML tutorial will demonstrate the language syntax with a guide and some simple coding examples in</text:span><text:span text:style-name="T30"> </text:span><text:span text:style-name="T31">Python</text:span></text:p>
      <text:p text:style-name="P213"><text:span text:style-name="T31">YAML has broad language support and maps easily into native data structures. It's also easy to for humans to read, which is why it's a good choice for configuration. The YAML acronym was shorthand for Yet Another Markup Language. But the maintainers renamed it to YAML Ain't Markup Language to place more emphasis on its data-oriented features.”</text:span></text:p>
      <text:p text:style-name="P213"><text:span text:style-name="T31"/></text:p>
      <text:p text:style-name="P211"><text:span text:style-name="T38">H</text:span><text:span text:style-name="T37">ere We create a yaml properties file to replace our application.properties file.</text:span></text:p>
      <text:p text:style-name="P211"><text:span text:style-name="T37">We delete the application.properties file and run the Spring Boot application loading the application.yml at startup.</text:span></text:p>
      <text:p text:style-name="P211"><text:span text:style-name="T37"/></text:p>
      <text:p text:style-name="P211"><draw:frame draw:style-name="fr1" draw:name="Frame38" text:anchor-type="paragraph" svg:x="0.386cm" svg:y="0.339cm" svg:width="10.659cm" draw:z-index="109"><draw:text-box fo:min-height="3.207cm"><text:p text:style-name="Drawing"><draw:frame text:anchor-type="paragraph" draw:z-index="110" draw:name="Shape63" draw:style-name="gr2" draw:text-style-name="P233" svg:width="10.658cm" svg:height="3.206cm" svg:x="0cm" svg:y="0cm"><draw:text-box><text:p text:style-name="P232"><text:span text:style-name="T97">spring.profiles.active</text:span><text:span text:style-name="T99">=</text:span><text:span text:style-name="T100">dog,EN</text:span><text:span text:style-name="T100"><text:line-break/></text:span><text:span text:style-name="T97">guru.username</text:span><text:span text:style-name="T99">=</text:span><text:span text:style-name="T100">superuser</text:span><text:span text:style-name="T100"><text:line-break/></text:span><text:span text:style-name="T97">guru.password</text:span><text:span text:style-name="T99">=</text:span><text:span text:style-name="T100">dbPassword</text:span><text:span text:style-name="T100"><text:line-break/></text:span><text:span text:style-name="T97">guru.jdbcurl</text:span><text:span text:style-name="T99">=</text:span><text:span text:style-name="T100">someUrlforDB</text:span></text:p></draw:text-box></draw:frame>Drawing <text:sequence text:ref-name="refDrawing30" text:name="Drawing" text:formula="ooow:Drawing+1" style:num-format="1">31</text:sequence>: application.properties (deleted)</text:p></draw:text-box></draw:frame><text:span text:style-name="T37"/></text:p>
      <text:p text:style-name="P213"><text:span text:style-name="T31"/></text:p>
      <text:p text:style-name="P213"><text:span text:style-name="T31"><text:s/></text:span></text:p>
      <text:p text:style-name="P213"><text:span text:style-name="T31"/></text:p>
      <text:p text:style-name="P213"><text:span text:style-name="T31"/></text:p>
      <text:p text:style-name="P213"><text:span text:style-name="T31"/></text:p>
      <text:p text:style-name="P213"><text:span text:style-name="T31"/></text:p>
      <text:p text:style-name="P213"><text:span text:style-name="T31"/></text:p>
      <text:p text:style-name="P213"><text:span text:style-name="T31"/></text:p>
      <text:p text:style-name="P213"><text:span text:style-name="T31"/></text:p>
      <text:p text:style-name="P213"><text:span text:style-name="T31"/></text:p>
      <text:p text:style-name="P213"><text:span text:style-name="T31"/></text:p>
      <text:p text:style-name="P213"><text:span text:style-name="T31"/></text:p>
      <text:p text:style-name="P213"><draw:frame draw:style-name="fr1" draw:name="Frame39" text:anchor-type="paragraph" svg:x="0.356cm" svg:y="0.109cm" svg:width="10.924cm" draw:z-index="111"><draw:text-box fo:min-height="4.307cm"><text:p text:style-name="Drawing"><draw:frame text:anchor-type="paragraph" draw:z-index="112" draw:name="Shape64" draw:style-name="gr1" draw:text-style-name="P233" svg:width="10.923cm" svg:height="4.306cm" svg:x="0cm" svg:y="0cm"><draw:text-box><text:p text:style-name="P232"><text:span text:style-name="T97">spring</text:span><text:span text:style-name="T98">:</text:span><text:span text:style-name="T98"><text:line-break/></text:span><text:span text:style-name="T98"> <text:s/></text:span><text:span text:style-name="T97">profiles</text:span><text:span text:style-name="T98">:</text:span><text:span text:style-name="T98"><text:line-break/></text:span><text:span text:style-name="T98"> <text:s text:c="3"/></text:span><text:span text:style-name="T97">active</text:span><text:span text:style-name="T98">: dog,EN</text:span><text:span text:style-name="T98"><text:line-break/></text:span><text:span text:style-name="T97">guru</text:span><text:span text:style-name="T98">:</text:span><text:span text:style-name="T98"><text:line-break/></text:span><text:span text:style-name="T98"> <text:s/></text:span><text:span text:style-name="T97">username</text:span><text:span text:style-name="T98">: YmlUserName</text:span><text:span text:style-name="T98"><text:line-break/></text:span><text:span text:style-name="T98"> <text:s/></text:span><text:span text:style-name="T97">password</text:span><text:span text:style-name="T98">: YmlPassword</text:span><text:span text:style-name="T98"><text:line-break/></text:span><text:span text:style-name="T98"> <text:s/></text:span><text:span text:style-name="T97">jdbcurl</text:span><text:span text:style-name="T98">: YmlUrl</text:span></text:p></draw:text-box></draw:frame>Drawing <text:sequence text:ref-name="refDrawing31" text:name="Drawing" text:formula="ooow:Drawing+1" style:num-format="1">32</text:sequence>: application.yml</text:p></draw:text-box></draw:frame><text:span text:style-name="T31"><text:s text:c="2"/></text:span></text:p>
      <text:p text:style-name="P213"><text:span text:style-name="T31"/></text:p>
      <text:p text:style-name="P213"><text:span text:style-name="T31"/></text:p>
      <text:p text:style-name="P213"><text:span text:style-name="T31"/></text:p>
      <text:p text:style-name="P213"><text:span text:style-name="T31"/></text:p>
      <text:p text:style-name="P213"><text:span text:style-name="T31"/></text:p>
      <text:p text:style-name="P213"><text:span text:style-name="T31"/></text:p>
      <text:p text:style-name="P213"><text:span text:style-name="T31"/></text:p>
      <text:p text:style-name="P213"><text:span text:style-name="T31"/></text:p>
      <text:p text:style-name="P213"><text:span text:style-name="T31"/></text:p>
      <text:p text:style-name="P213"><text:span text:style-name="T31"/></text:p>
      <text:p text:style-name="P213"><text:span text:style-name="T31"/></text:p>
      <text:p text:style-name="P213"><text:span text:style-name="T31"/></text:p>
      <text:p text:style-name="P213"><text:span text:style-name="T31"/></text:p>
      <text:p text:style-name="P213"><text:span text:style-name="T33"/></text:p>
      <text:p text:style-name="P211"><text:span text:style-name="T40">R</text:span><text:span text:style-name="T39">un the application</text:span></text:p>
      <text:p text:style-name="P211"><text:span text:style-name="T39"/></text:p>
      <text:p text:style-name="P212"><text:span text:style-name="T39">&gt;YmlUserName</text:span></text:p>
      <text:p text:style-name="P212"><text:span text:style-name="T39">YmlPassword</text:span></text:p>
      <text:p text:style-name="P212"><text:span text:style-name="T39">YmlUrl</text:span></text:p>
      <text:p text:style-name="P210"><text:span text:style-name="T32"/></text:p>
      <text:p text:style-name="P210"><text:span text:style-name="T32"/></text:p>
      <text:p text:style-name="P213"><text:a xlink:type="simple" xlink:href="https://github.com/roloje777/sfg-di/commit/fc36f9f6e9076d3eb233116f7210c7b66c69c003" text:style-name="Internet_20_link" text:visited-style-name="Visited_20_Internet_20_Link"><text:span text:style-name="T28">see changes here</text:span></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Monaco" svg:font-family="Monaco, Menlo, Consolas, 'courier new', monospace"/>
    <style:font-face style:name="apple-system" svg:font-family="apple-system, BlinkMacSystemFont, 'Segoe UI', Ubuntu, sans-serif, 'Apple Color Emoji', 'Segoe UI Emoji', 'Segoe UI Symbol', 'Noto Color Emoji'"/>
    <style:font-face style:name="inherit" svg:font-family="inherit"/>
    <style:font-face style:name="open sans" svg:font-family="'open sans', sans-serif"/>
    <style:font-face style:name="udemy sans" svg:font-family="'udemy sans', 'sf pro text', apple-system, BlinkMacSystemFont, Roboto, 'segoe ui', Helvetica, Arial, sans-serif, 'apple color emoji', 'segoe ui emoji', 'segoe ui symbol'"/>
    <style:font-face style:name="ui-monospace" svg:font-family="ui-monospace, SFMono-Regular, 'SF Mono', Menlo, Consolas, 'Liberation Mono', monospace"/>
    <style:font-face style:name="JetBrains Mono1" svg:font-family="'JetBrains Mono'" style:font-family-generic="modern"/>
    <style:font-face style:name="F" svg:font-family=""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2" svg:font-family="'JetBrains Mono'" style:font-family-generic="modern" style:font-pitch="variable"/>
    <style:font-face style:name="Liberation Serif1" svg:font-family="'Liberation Serif'" style:font-family-generic="modern" style:font-pitch="variable"/>
    <style:font-face style:name="Lohit Devanagari1" svg:font-family="'Lohit Devanagari'" style:font-family-generic="modern" style:font-pitch="variable"/>
    <style:font-face style:name="Noto Serif CJK SC" svg:font-family="'Noto Serif CJK SC'" style:font-family-generic="modern" style:font-pitch="variable"/>
    <style:font-face style:name="0" svg:font-family="0"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erif CJK SC1"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PT" style:letter-kerning="true" style:font-name-asian="Noto Serif CJK SC1"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Drawing"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16T07:09:04.084643255</meta:creation-date>
    <dc:date>2023-01-23T10:18:44.813296580</dc:date>
    <meta:editing-duration>PT5H43M47S</meta:editing-duration>
    <meta:editing-cycles>55</meta:editing-cycles>
    <meta:generator>LibreOffice/6.4.7.2$Linux_X86_64 LibreOffice_project/40$Build-2</meta:generator>
    <meta:document-statistic meta:table-count="0" meta:image-count="10" meta:object-count="0" meta:page-count="50" meta:paragraph-count="509" meta:word-count="3521" meta:character-count="25425" meta:non-whitespace-character-count="21173"/>
  </office:meta>
</office:document-meta>
</file>